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56a167" officeooo:paragraph-rsid="0056a167" style:font-weight-asian="normal" style:font-weight-complex="normal"/>
    </style:style>
    <style:style style:name="P22" style:family="paragraph" style:parent-style-name="Text_20_body">
      <style:text-properties fo:font-weight="normal" officeooo:rsid="009dd96f" officeooo:paragraph-rsid="00a31ccd"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officeooo:paragraph-rsid="021d930a"/>
    </style:style>
    <style:style style:name="P92" style:family="paragraph" style:parent-style-name="Text_20_body">
      <style:text-properties officeooo:paragraph-rsid="022d3028"/>
    </style:style>
    <style:style style:name="P93" style:family="paragraph" style:parent-style-name="Text_20_body">
      <style:text-properties officeooo:paragraph-rsid="022b816a"/>
    </style:style>
    <style:style style:name="P94" style:family="paragraph" style:parent-style-name="Text_20_body">
      <style:text-properties officeooo:paragraph-rsid="023020bb"/>
    </style:style>
    <style:style style:name="P95" style:family="paragraph" style:parent-style-name="Text_20_body">
      <style:text-properties officeooo:paragraph-rsid="02422e8f"/>
    </style:style>
    <style:style style:name="P96" style:family="paragraph" style:parent-style-name="Text_20_body">
      <style:text-properties officeooo:paragraph-rsid="02449625"/>
    </style:style>
    <style:style style:name="P97" style:family="paragraph" style:parent-style-name="Text_20_body">
      <style:text-properties officeooo:paragraph-rsid="02478fd5"/>
    </style:style>
    <style:style style:name="P98" style:family="paragraph" style:parent-style-name="Text_20_body">
      <style:text-properties officeooo:paragraph-rsid="0248e9a2"/>
    </style:style>
    <style:style style:name="P99" style:family="paragraph" style:parent-style-name="Text_20_body">
      <style:text-properties officeooo:rsid="024c73c8" officeooo:paragraph-rsid="024c73c8"/>
    </style:style>
    <style:style style:name="P100" style:family="paragraph" style:parent-style-name="Text_20_body">
      <style:text-properties officeooo:rsid="024c73c8" officeooo:paragraph-rsid="025bfa0d"/>
    </style:style>
    <style:style style:name="P101" style:family="paragraph" style:parent-style-name="Text_20_body">
      <style:text-properties officeooo:paragraph-rsid="024d5306"/>
    </style:style>
    <style:style style:name="P102" style:family="paragraph" style:parent-style-name="Text_20_body">
      <style:text-properties officeooo:rsid="022b816a" officeooo:paragraph-rsid="02449625"/>
    </style:style>
    <style:style style:name="P103" style:family="paragraph" style:parent-style-name="Text_20_body">
      <style:text-properties officeooo:rsid="02509c7b" officeooo:paragraph-rsid="02509c7b"/>
    </style:style>
    <style:style style:name="P104" style:family="paragraph" style:parent-style-name="Text_20_body">
      <style:text-properties officeooo:paragraph-rsid="02582bb3"/>
    </style:style>
    <style:style style:name="P105" style:family="paragraph" style:parent-style-name="Text_20_body">
      <style:text-properties officeooo:paragraph-rsid="0258fdc6"/>
    </style:style>
    <style:style style:name="P106" style:family="paragraph" style:parent-style-name="Text_20_body">
      <style:text-properties officeooo:paragraph-rsid="0259fc71"/>
    </style:style>
    <style:style style:name="P107" style:family="paragraph" style:parent-style-name="Text_20_body">
      <style:text-properties officeooo:paragraph-rsid="025bfa0d"/>
    </style:style>
    <style:style style:name="P108" style:family="paragraph" style:parent-style-name="Text_20_body">
      <style:text-properties officeooo:paragraph-rsid="025e6357"/>
    </style:style>
    <style:style style:name="P109" style:family="paragraph" style:parent-style-name="Text_20_body">
      <style:text-properties officeooo:rsid="0267ffe7" officeooo:paragraph-rsid="0267ffe7"/>
    </style:style>
    <style:style style:name="P110" style:family="paragraph" style:parent-style-name="Text_20_body">
      <style:text-properties officeooo:paragraph-rsid="0277aeeb"/>
    </style:style>
    <style:style style:name="P111" style:family="paragraph" style:parent-style-name="Text_20_body">
      <style:text-properties officeooo:paragraph-rsid="027a5357"/>
    </style:style>
    <style:style style:name="P112" style:family="paragraph" style:parent-style-name="Text_20_body">
      <style:text-properties officeooo:paragraph-rsid="027e8c3c"/>
    </style:style>
    <style:style style:name="P113" style:family="paragraph" style:parent-style-name="Text_20_body">
      <style:text-properties officeooo:paragraph-rsid="02806040"/>
    </style:style>
    <style:style style:name="P114" style:family="paragraph" style:parent-style-name="Text_20_body">
      <style:text-properties officeooo:paragraph-rsid="02847a92"/>
    </style:style>
    <style:style style:name="P115" style:family="paragraph" style:parent-style-name="Text_20_body">
      <style:text-properties officeooo:paragraph-rsid="02859eda"/>
    </style:style>
    <style:style style:name="P116" style:family="paragraph" style:parent-style-name="Title">
      <style:text-properties fo:language="en" fo:country="GB" officeooo:rsid="001ad641" officeooo:paragraph-rsid="001ad641"/>
    </style:style>
    <style:style style:name="P117" style:family="paragraph" style:parent-style-name="Text_20_body">
      <style:paragraph-properties fo:margin-left="1.251cm" fo:margin-right="0cm" fo:text-indent="0cm" style:auto-text-indent="false"/>
      <style:text-properties officeooo:paragraph-rsid="00fe6dda"/>
    </style:style>
    <style:style style:name="P118" style:family="paragraph" style:parent-style-name="Text_20_body">
      <style:paragraph-properties fo:margin-left="1.251cm" fo:margin-right="0cm" fo:text-indent="0cm" style:auto-text-indent="false"/>
      <style:text-properties officeooo:paragraph-rsid="01371297"/>
    </style:style>
    <style:style style:name="P119" style:family="paragraph" style:parent-style-name="Text_20_body">
      <style:paragraph-properties fo:margin-left="1.251cm" fo:margin-right="0cm" fo:text-indent="0cm" style:auto-text-indent="false"/>
      <style:text-properties officeooo:paragraph-rsid="02739c9f"/>
    </style:style>
    <style:style style:name="P12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2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2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2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2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25"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26"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27"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2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2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30"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3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32"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33"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34" style:family="paragraph" style:parent-style-name="Text_20_body">
      <style:paragraph-properties fo:margin-top="0cm" fo:margin-bottom="0cm" loext:contextual-spacing="false" style:writing-mode="page"/>
      <style:text-properties officeooo:paragraph-rsid="018660bb"/>
    </style:style>
    <style:style style:name="P135" style:family="paragraph" style:parent-style-name="Text_20_body">
      <style:paragraph-properties fo:margin-top="0cm" fo:margin-bottom="0cm" loext:contextual-spacing="false" style:writing-mode="page"/>
      <style:text-properties officeooo:paragraph-rsid="019ba5e3"/>
    </style:style>
    <style:style style:name="P136" style:family="paragraph" style:parent-style-name="Text_20_body">
      <style:paragraph-properties fo:margin-top="0cm" fo:margin-bottom="0cm" loext:contextual-spacing="false" style:writing-mode="page"/>
      <style:text-properties officeooo:paragraph-rsid="01a20aa5"/>
    </style:style>
    <style:style style:name="P137" style:family="paragraph" style:parent-style-name="Text_20_body">
      <style:paragraph-properties fo:margin-top="0cm" fo:margin-bottom="0cm" loext:contextual-spacing="false" style:writing-mode="page"/>
      <style:text-properties officeooo:paragraph-rsid="01b02106"/>
    </style:style>
    <style:style style:name="P138" style:family="paragraph" style:parent-style-name="Text_20_body">
      <style:paragraph-properties fo:margin-top="0cm" fo:margin-bottom="0cm" loext:contextual-spacing="false" style:writing-mode="page"/>
      <style:text-properties officeooo:paragraph-rsid="01b344a7"/>
    </style:style>
    <style:style style:name="P139" style:family="paragraph" style:parent-style-name="Text_20_body">
      <style:paragraph-properties fo:margin-top="0cm" fo:margin-bottom="0cm" loext:contextual-spacing="false" style:writing-mode="page"/>
      <style:text-properties officeooo:paragraph-rsid="01bfb9b6"/>
    </style:style>
    <style:style style:name="P140" style:family="paragraph" style:parent-style-name="Text_20_body">
      <style:paragraph-properties fo:margin-top="0cm" fo:margin-bottom="0cm" loext:contextual-spacing="false" style:writing-mode="page"/>
      <style:text-properties officeooo:paragraph-rsid="01c2dda8"/>
    </style:style>
    <style:style style:name="P141" style:family="paragraph" style:parent-style-name="Text_20_body">
      <style:paragraph-properties fo:margin-top="0cm" fo:margin-bottom="0cm" loext:contextual-spacing="false" style:writing-mode="page"/>
      <style:text-properties officeooo:paragraph-rsid="01c88b7e"/>
    </style:style>
    <style:style style:name="P142" style:family="paragraph" style:parent-style-name="Text_20_body">
      <style:paragraph-properties fo:margin-top="0cm" fo:margin-bottom="0cm" loext:contextual-spacing="false" style:writing-mode="page"/>
      <style:text-properties officeooo:paragraph-rsid="01c5d077"/>
    </style:style>
    <style:style style:name="P143" style:family="paragraph" style:parent-style-name="Text_20_body">
      <style:paragraph-properties fo:margin-top="0cm" fo:margin-bottom="0cm" loext:contextual-spacing="false" style:writing-mode="page"/>
      <style:text-properties officeooo:paragraph-rsid="01e759dd"/>
    </style:style>
    <style:style style:name="P144" style:family="paragraph" style:parent-style-name="Text_20_body">
      <style:paragraph-properties fo:margin-top="0cm" fo:margin-bottom="0cm" loext:contextual-spacing="false" style:writing-mode="page"/>
      <style:text-properties officeooo:paragraph-rsid="02036d95"/>
    </style:style>
    <style:style style:name="P145" style:family="paragraph" style:parent-style-name="Text_20_body">
      <style:paragraph-properties fo:margin-top="0cm" fo:margin-bottom="0cm" loext:contextual-spacing="false" style:writing-mode="page"/>
      <style:text-properties officeooo:paragraph-rsid="023257da"/>
    </style:style>
    <style:style style:name="P146" style:family="paragraph" style:parent-style-name="Text_20_body">
      <style:paragraph-properties fo:margin-top="0cm" fo:margin-bottom="0cm" loext:contextual-spacing="false" style:writing-mode="page"/>
      <style:text-properties officeooo:paragraph-rsid="024070bb"/>
    </style:style>
    <style:style style:name="P147" style:family="paragraph" style:parent-style-name="Text_20_body">
      <style:paragraph-properties fo:margin-top="0cm" fo:margin-bottom="0cm" loext:contextual-spacing="false" style:writing-mode="page"/>
      <style:text-properties officeooo:paragraph-rsid="0248e9a2"/>
    </style:style>
    <style:style style:name="P148" style:family="paragraph" style:parent-style-name="Text_20_body">
      <style:paragraph-properties fo:margin-top="0cm" fo:margin-bottom="0cm" loext:contextual-spacing="false" style:writing-mode="page"/>
      <style:text-properties officeooo:paragraph-rsid="024d5306"/>
    </style:style>
    <style:style style:name="P149" style:family="paragraph" style:parent-style-name="Text_20_body">
      <style:paragraph-properties fo:margin-top="0cm" fo:margin-bottom="0cm" loext:contextual-spacing="false" style:writing-mode="page"/>
      <style:text-properties officeooo:rsid="024c73c8" officeooo:paragraph-rsid="024d5306"/>
    </style:style>
    <style:style style:name="P150" style:family="paragraph" style:parent-style-name="Standard">
      <style:paragraph-properties fo:margin-top="0cm" fo:margin-bottom="0cm" loext:contextual-spacing="false" style:writing-mode="page"/>
      <style:text-properties officeooo:paragraph-rsid="01a20aa5"/>
    </style:style>
    <style:style style:name="P151" style:family="paragraph" style:parent-style-name="Text_20_body">
      <style:paragraph-properties fo:margin-left="0cm" fo:margin-right="0cm" fo:text-indent="0cm" style:auto-text-indent="false"/>
      <style:text-properties officeooo:paragraph-rsid="01371297"/>
    </style:style>
    <style:style style:name="P152" style:family="paragraph" style:parent-style-name="Text_20_body">
      <style:paragraph-properties fo:margin-left="0cm" fo:margin-right="0cm" fo:text-indent="0cm" style:auto-text-indent="false"/>
      <style:text-properties officeooo:paragraph-rsid="015f689a"/>
    </style:style>
    <style:style style:name="P153" style:family="paragraph" style:parent-style-name="Text_20_body">
      <style:paragraph-properties fo:margin-left="0cm" fo:margin-right="0cm" fo:text-indent="0cm" style:auto-text-indent="false"/>
      <style:text-properties officeooo:rsid="024c73c8" officeooo:paragraph-rsid="025bfa0d"/>
    </style:style>
    <style:style style:name="P154" style:family="paragraph" style:parent-style-name="Text_20_body">
      <style:paragraph-properties fo:margin-left="0cm" fo:margin-right="0cm" fo:text-indent="0cm" style:auto-text-indent="false"/>
      <style:text-properties officeooo:rsid="024c73c8" officeooo:paragraph-rsid="026b1ed3"/>
    </style:style>
    <style:style style:name="P155" style:family="paragraph" style:parent-style-name="Text_20_body">
      <style:paragraph-properties fo:margin-left="0cm" fo:margin-right="0cm" fo:text-indent="0cm" style:auto-text-indent="false"/>
      <style:text-properties officeooo:paragraph-rsid="027b63eb"/>
    </style:style>
    <style:style style:name="P156" style:family="paragraph" style:parent-style-name="Text_20_body">
      <style:paragraph-properties fo:margin-left="0cm" fo:margin-right="0cm" fo:text-indent="0cm" style:auto-text-indent="false"/>
      <style:text-properties officeooo:paragraph-rsid="027e4878"/>
    </style:style>
    <style:style style:name="P157" style:family="paragraph" style:parent-style-name="Text_20_body">
      <style:paragraph-properties fo:margin-left="0cm" fo:margin-right="0cm" fo:text-indent="0cm" style:auto-text-indent="false"/>
      <style:text-properties officeooo:paragraph-rsid="027e8c3c"/>
    </style:style>
    <style:style style:name="P158" style:family="paragraph" style:parent-style-name="Text_20_body">
      <style:paragraph-properties fo:margin-left="0cm" fo:margin-right="0cm" fo:text-indent="0cm" style:auto-text-indent="false"/>
      <style:text-properties officeooo:paragraph-rsid="0280e03c"/>
    </style:style>
    <style:style style:name="P159" style:family="paragraph" style:parent-style-name="Text_20_body">
      <style:paragraph-properties fo:margin-left="0cm" fo:margin-right="0cm" fo:text-indent="0cm" style:auto-text-indent="false"/>
      <style:text-properties officeooo:paragraph-rsid="02859eda"/>
    </style:style>
    <style:style style:name="P16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16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6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163"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164"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165"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166" style:family="paragraph" style:parent-style-name="Text_20_body">
      <style:paragraph-properties fo:margin-top="0cm" fo:margin-bottom="0.25cm" loext:contextual-spacing="false" style:writing-mode="page"/>
      <style:text-properties officeooo:paragraph-rsid="019ac6cc"/>
    </style:style>
    <style:style style:name="P167" style:family="paragraph" style:parent-style-name="Text_20_body">
      <style:paragraph-properties fo:margin-top="0cm" fo:margin-bottom="0.25cm" loext:contextual-spacing="false" style:writing-mode="page"/>
      <style:text-properties officeooo:paragraph-rsid="019d2326"/>
    </style:style>
    <style:style style:name="P168" style:family="paragraph" style:parent-style-name="Text_20_body">
      <style:paragraph-properties fo:margin-top="0cm" fo:margin-bottom="0.25cm" loext:contextual-spacing="false" style:writing-mode="page"/>
      <style:text-properties officeooo:rsid="01a0f668" officeooo:paragraph-rsid="01a0f668"/>
    </style:style>
    <style:style style:name="P169" style:family="paragraph" style:parent-style-name="Contents_20_Heading">
      <style:paragraph-properties fo:break-before="page"/>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Standard" style:list-style-name="L9">
      <style:paragraph-properties fo:margin-top="0cm" fo:margin-bottom="0cm" loext:contextual-spacing="false" style:writing-mode="page"/>
      <style:text-properties officeooo:paragraph-rsid="01a20aa5"/>
    </style:style>
    <style:style style:name="P174" style:family="paragraph" style:parent-style-name="Heading_20_1">
      <style:paragraph-properties fo:break-before="page"/>
      <style:text-properties fo:language="en" fo:country="GB" officeooo:rsid="001ad641" officeooo:paragraph-rsid="001ad641"/>
    </style:style>
    <style:style style:name="P175" style:family="paragraph" style:parent-style-name="Heading_20_1" style:list-style-name="">
      <style:paragraph-properties fo:break-before="page"/>
      <style:text-properties officeooo:rsid="009d430e" officeooo:paragraph-rsid="009d430e"/>
    </style:style>
    <style:style style:name="P176" style:family="paragraph" style:parent-style-name="Heading_20_1" style:list-style-name="">
      <style:paragraph-properties fo:break-before="page"/>
      <style:text-properties officeooo:rsid="01846a8a" officeooo:paragraph-rsid="01846a8a"/>
    </style:style>
    <style:style style:name="P177" style:family="paragraph" style:parent-style-name="Heading_20_1">
      <style:paragraph-properties fo:break-before="page"/>
      <style:text-properties officeooo:rsid="009b5d84" officeooo:paragraph-rsid="009b5d84"/>
    </style:style>
    <style:style style:name="P178" style:family="paragraph" style:parent-style-name="Heading_20_1" style:list-style-name="">
      <style:paragraph-properties fo:break-before="page"/>
      <style:text-properties officeooo:paragraph-rsid="016b1537"/>
    </style:style>
    <style:style style:name="P179" style:family="paragraph" style:parent-style-name="Heading_20_1">
      <style:paragraph-properties fo:break-before="page"/>
      <style:text-properties officeooo:paragraph-rsid="015721ee"/>
    </style:style>
    <style:style style:name="P180" style:family="paragraph" style:parent-style-name="Heading_20_4">
      <style:text-properties officeooo:paragraph-rsid="0279cef5"/>
    </style:style>
    <style:style style:name="P181" style:family="paragraph" style:parent-style-name="Heading_20_4">
      <style:text-properties officeooo:paragraph-rsid="027c70fb"/>
    </style:style>
    <style:style style:name="P182" style:family="paragraph" style:parent-style-name="Heading_20_4">
      <style:text-properties officeooo:paragraph-rsid="0280e03c"/>
    </style:style>
    <style:style style:name="P183" style:family="paragraph" style:parent-style-name="Heading_20_4">
      <style:text-properties officeooo:paragraph-rsid="0282a353"/>
    </style:style>
    <style:style style:name="P184" style:family="paragraph" style:parent-style-name="Heading_20_4">
      <style:text-properties officeooo:paragraph-rsid="0289169c"/>
    </style:style>
    <style:style style:name="P185" style:family="paragraph" style:parent-style-name="Heading_20_4">
      <style:text-properties officeooo:paragraph-rsid="028c6d77"/>
    </style:style>
    <style:style style:name="P186" style:family="paragraph" style:parent-style-name="Heading_20_4">
      <style:text-properties officeooo:paragraph-rsid="029569f2"/>
    </style:style>
    <style:style style:name="P187" style:family="paragraph" style:parent-style-name="Heading_20_2">
      <style:text-properties officeooo:rsid="00208405" officeooo:paragraph-rsid="00208405"/>
    </style:style>
    <style:style style:name="P188" style:family="paragraph" style:parent-style-name="Heading_20_2">
      <style:text-properties officeooo:rsid="002904d5" officeooo:paragraph-rsid="002904d5"/>
    </style:style>
    <style:style style:name="P189" style:family="paragraph" style:parent-style-name="Heading_20_2">
      <style:text-properties officeooo:rsid="008d6d3b" officeooo:paragraph-rsid="008d6d3b"/>
    </style:style>
    <style:style style:name="P190" style:family="paragraph" style:parent-style-name="Heading_20_2">
      <style:text-properties officeooo:rsid="0077b501" officeooo:paragraph-rsid="0077b501"/>
    </style:style>
    <style:style style:name="P191" style:family="paragraph" style:parent-style-name="Heading_20_2">
      <style:text-properties officeooo:rsid="018660bb" officeooo:paragraph-rsid="018660bb"/>
    </style:style>
    <style:style style:name="P192" style:family="paragraph" style:parent-style-name="Heading_20_2">
      <style:text-properties officeooo:rsid="018f7f9a" officeooo:paragraph-rsid="018f7f9a"/>
    </style:style>
    <style:style style:name="P193" style:family="paragraph" style:parent-style-name="Heading_20_2">
      <style:text-properties officeooo:paragraph-rsid="01b70cf9"/>
    </style:style>
    <style:style style:name="P194" style:family="paragraph" style:parent-style-name="Heading_20_2">
      <style:text-properties officeooo:paragraph-rsid="01ebc1fc"/>
    </style:style>
    <style:style style:name="P195" style:family="paragraph" style:parent-style-name="Heading_20_2">
      <style:text-properties officeooo:paragraph-rsid="0208e380"/>
    </style:style>
    <style:style style:name="P196" style:family="paragraph" style:parent-style-name="Heading_20_2">
      <style:text-properties officeooo:rsid="0127fb24" officeooo:paragraph-rsid="0127fb24"/>
    </style:style>
    <style:style style:name="P197" style:family="paragraph" style:parent-style-name="Heading_20_2" style:list-style-name="L36">
      <style:text-properties officeooo:paragraph-rsid="0201499e"/>
    </style:style>
    <style:style style:name="P198" style:family="paragraph" style:parent-style-name="Heading_20_2">
      <style:text-properties officeooo:paragraph-rsid="0157afbe"/>
    </style:style>
    <style:style style:name="P199" style:family="paragraph" style:parent-style-name="Heading_20_2" style:list-style-name="">
      <style:text-properties officeooo:paragraph-rsid="0157afbe"/>
    </style:style>
    <style:style style:name="P200" style:family="paragraph" style:parent-style-name="Heading_20_2">
      <style:paragraph-properties fo:break-before="page"/>
      <style:text-properties officeooo:rsid="00c29bc8" officeooo:paragraph-rsid="00c3aa9f"/>
    </style:style>
    <style:style style:name="P201" style:family="paragraph" style:parent-style-name="Heading_20_2">
      <style:paragraph-properties fo:break-before="page"/>
      <style:text-properties officeooo:paragraph-rsid="0157afbe"/>
    </style:style>
    <style:style style:name="P202"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03" style:family="paragraph" style:parent-style-name="Heading_20_3">
      <style:text-properties officeooo:rsid="00321465" officeooo:paragraph-rsid="006410fc"/>
    </style:style>
    <style:style style:name="P204" style:family="paragraph" style:parent-style-name="Heading_20_3">
      <style:text-properties officeooo:rsid="00321465" officeooo:paragraph-rsid="00468423"/>
    </style:style>
    <style:style style:name="P205" style:family="paragraph" style:parent-style-name="Heading_20_3">
      <style:text-properties officeooo:rsid="00321465" officeooo:paragraph-rsid="0056a167"/>
    </style:style>
    <style:style style:name="P206" style:family="paragraph" style:parent-style-name="Heading_20_3">
      <style:text-properties officeooo:rsid="00b70cb2" officeooo:paragraph-rsid="00b70cb2"/>
    </style:style>
    <style:style style:name="P207" style:family="paragraph" style:parent-style-name="Heading_20_3">
      <style:text-properties officeooo:paragraph-rsid="01371297"/>
    </style:style>
    <style:style style:name="P208" style:family="paragraph" style:parent-style-name="Heading_20_3">
      <style:text-properties officeooo:rsid="00f8bc86" officeooo:paragraph-rsid="00f8bc86"/>
    </style:style>
    <style:style style:name="P209" style:family="paragraph" style:parent-style-name="Heading_20_3">
      <style:text-properties officeooo:rsid="00c2febe" officeooo:paragraph-rsid="00c3aa9f"/>
    </style:style>
    <style:style style:name="P210" style:family="paragraph" style:parent-style-name="Heading_20_3">
      <style:text-properties officeooo:rsid="00c3aa9f" officeooo:paragraph-rsid="00c3aa9f"/>
    </style:style>
    <style:style style:name="P211" style:family="paragraph" style:parent-style-name="Heading_20_3">
      <style:text-properties officeooo:rsid="00c71b8d" officeooo:paragraph-rsid="00c71b8d"/>
    </style:style>
    <style:style style:name="P212" style:family="paragraph" style:parent-style-name="Heading_20_3">
      <style:text-properties officeooo:rsid="00cc7090" officeooo:paragraph-rsid="00cc7090"/>
    </style:style>
    <style:style style:name="P213" style:family="paragraph" style:parent-style-name="Heading_20_3">
      <style:text-properties officeooo:rsid="00d3c518" officeooo:paragraph-rsid="00d3c518"/>
    </style:style>
    <style:style style:name="P214" style:family="paragraph" style:parent-style-name="Heading_20_3">
      <style:text-properties officeooo:rsid="007ad5ff" officeooo:paragraph-rsid="007ad5ff"/>
    </style:style>
    <style:style style:name="P215" style:family="paragraph" style:parent-style-name="Heading_20_3">
      <style:text-properties officeooo:rsid="0077b501" officeooo:paragraph-rsid="0077b501"/>
    </style:style>
    <style:style style:name="P216" style:family="paragraph" style:parent-style-name="Heading_20_3">
      <style:text-properties fo:font-style="normal" fo:font-weight="bold" style:font-style-asian="normal" style:font-weight-asian="bold" style:font-style-complex="normal" style:font-weight-complex="bold"/>
    </style:style>
    <style:style style:name="P217" style:family="paragraph" style:parent-style-name="Heading_20_3">
      <style:text-properties officeooo:rsid="0096e8fa" officeooo:paragraph-rsid="0096e8fa"/>
    </style:style>
    <style:style style:name="P218" style:family="paragraph" style:parent-style-name="Heading_20_3">
      <style:text-properties officeooo:rsid="00ce965d" officeooo:paragraph-rsid="00ce965d"/>
    </style:style>
    <style:style style:name="P219" style:family="paragraph" style:parent-style-name="Heading_20_3">
      <style:text-properties officeooo:rsid="01104839" officeooo:paragraph-rsid="01104839"/>
    </style:style>
    <style:style style:name="P220" style:family="paragraph" style:parent-style-name="Heading_20_3">
      <style:text-properties officeooo:paragraph-rsid="00b46ffc"/>
    </style:style>
    <style:style style:name="P221" style:family="paragraph" style:parent-style-name="Heading_20_3">
      <style:text-properties officeooo:rsid="01915db3" officeooo:paragraph-rsid="01915db3"/>
    </style:style>
    <style:style style:name="P222" style:family="paragraph" style:parent-style-name="Heading_20_3">
      <style:text-properties officeooo:paragraph-rsid="0191996d"/>
    </style:style>
    <style:style style:name="P223" style:family="paragraph" style:parent-style-name="Heading_20_3">
      <style:text-properties officeooo:rsid="01b3277a" officeooo:paragraph-rsid="01b3277a"/>
    </style:style>
    <style:style style:name="P224" style:family="paragraph" style:parent-style-name="Heading_20_3">
      <style:text-properties officeooo:paragraph-rsid="01b344a7"/>
    </style:style>
    <style:style style:name="P225" style:family="paragraph" style:parent-style-name="Heading_20_3">
      <style:text-properties officeooo:paragraph-rsid="01bfc74e"/>
    </style:style>
    <style:style style:name="P226" style:family="paragraph" style:parent-style-name="Heading_20_3">
      <style:text-properties officeooo:paragraph-rsid="01e125ed"/>
    </style:style>
    <style:style style:name="P227" style:family="paragraph" style:parent-style-name="Heading_20_3">
      <style:text-properties officeooo:rsid="01d99ce8" officeooo:paragraph-rsid="01d99ce8"/>
    </style:style>
    <style:style style:name="P228" style:family="paragraph" style:parent-style-name="Heading_20_3">
      <style:text-properties officeooo:rsid="0226cc4f" officeooo:paragraph-rsid="022ea9f8"/>
    </style:style>
    <style:style style:name="P229" style:family="paragraph" style:parent-style-name="Heading_20_3">
      <style:text-properties officeooo:rsid="0226cc4f" officeooo:paragraph-rsid="0243c9f0"/>
    </style:style>
    <style:style style:name="P230" style:family="paragraph" style:parent-style-name="Heading_20_3">
      <style:text-properties officeooo:rsid="0226cc4f" officeooo:paragraph-rsid="02449625"/>
    </style:style>
    <style:style style:name="P231" style:family="paragraph" style:parent-style-name="Heading_20_3">
      <style:text-properties officeooo:rsid="0226cc4f" officeooo:paragraph-rsid="0226cc4f"/>
    </style:style>
    <style:style style:name="P232" style:family="paragraph" style:parent-style-name="Heading_20_3">
      <style:text-properties officeooo:rsid="00f6b412" officeooo:paragraph-rsid="00f6b412"/>
    </style:style>
    <style:style style:name="P233" style:family="paragraph" style:parent-style-name="Heading_20_3">
      <style:paragraph-properties fo:margin-top="0cm" fo:margin-bottom="0.25cm" loext:contextual-spacing="false" style:writing-mode="page"/>
      <style:text-properties officeooo:paragraph-rsid="019f1131"/>
    </style:style>
    <style:style style:name="P23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23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23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237" style:family="paragraph" style:parent-style-name="Subtitle">
      <style:text-properties officeooo:rsid="0058bb13" officeooo:paragraph-rsid="0058bb13"/>
    </style:style>
    <style:style style:name="P238" style:family="paragraph" style:parent-style-name="Text_20_body" style:list-style-name="L1">
      <style:text-properties officeooo:rsid="00426a23" officeooo:paragraph-rsid="00426a23"/>
    </style:style>
    <style:style style:name="P239" style:family="paragraph" style:parent-style-name="Text_20_body" style:list-style-name="L1">
      <style:text-properties officeooo:rsid="00864443" officeooo:paragraph-rsid="0130af73"/>
    </style:style>
    <style:style style:name="P240" style:family="paragraph" style:parent-style-name="Text_20_body" style:list-style-name="L1">
      <style:text-properties officeooo:rsid="012d7818" officeooo:paragraph-rsid="012d7818"/>
    </style:style>
    <style:style style:name="P241" style:family="paragraph" style:parent-style-name="Text_20_body" style:list-style-name="L1">
      <style:text-properties officeooo:rsid="00623afb" officeooo:paragraph-rsid="00623afb"/>
    </style:style>
    <style:style style:name="P242" style:family="paragraph" style:parent-style-name="Text_20_body" style:list-style-name="L1">
      <style:text-properties officeooo:rsid="0068348f" officeooo:paragraph-rsid="0068348f"/>
    </style:style>
    <style:style style:name="P243" style:family="paragraph" style:parent-style-name="Text_20_body" style:list-style-name="L1">
      <style:text-properties officeooo:rsid="0069e9d8" officeooo:paragraph-rsid="0069e9d8"/>
    </style:style>
    <style:style style:name="P244" style:family="paragraph" style:parent-style-name="Text_20_body" style:list-style-name="L1">
      <style:text-properties officeooo:rsid="0077b501" officeooo:paragraph-rsid="0077b501"/>
    </style:style>
    <style:style style:name="P245" style:family="paragraph" style:parent-style-name="Text_20_body" style:list-style-name="L1">
      <style:text-properties officeooo:rsid="00880eb5" officeooo:paragraph-rsid="00880eb5"/>
    </style:style>
    <style:style style:name="P246" style:family="paragraph" style:parent-style-name="Text_20_body" style:list-style-name="L1">
      <style:text-properties officeooo:rsid="012dc4d6" officeooo:paragraph-rsid="012dc4d6"/>
    </style:style>
    <style:style style:name="P247" style:family="paragraph" style:parent-style-name="Text_20_body" style:list-style-name="L1">
      <style:text-properties officeooo:rsid="01327046" officeooo:paragraph-rsid="01327046"/>
    </style:style>
    <style:style style:name="P248" style:family="paragraph" style:parent-style-name="Text_20_body" style:list-style-name="L1">
      <style:text-properties fo:font-weight="normal" officeooo:rsid="016a16f7" officeooo:paragraph-rsid="016a16f7" style:font-weight-asian="normal" style:font-weight-complex="normal"/>
    </style:style>
    <style:style style:name="P249" style:family="paragraph" style:parent-style-name="Text_20_body" style:list-style-name="L2">
      <style:text-properties officeooo:paragraph-rsid="01371297"/>
    </style:style>
    <style:style style:name="P250" style:family="paragraph" style:parent-style-name="Text_20_body" style:list-style-name="L2">
      <style:text-properties officeooo:rsid="00832a4d" officeooo:paragraph-rsid="01371297"/>
    </style:style>
    <style:style style:name="P251" style:family="paragraph" style:parent-style-name="Text_20_body" style:list-style-name="L2">
      <style:text-properties officeooo:rsid="0090cba2" officeooo:paragraph-rsid="01371297"/>
    </style:style>
    <style:style style:name="P252" style:family="paragraph" style:parent-style-name="Text_20_body" style:list-style-name="L4"/>
    <style:style style:name="P253" style:family="paragraph" style:parent-style-name="Text_20_body" style:list-style-name="L10">
      <style:text-properties officeooo:paragraph-rsid="015f689a"/>
    </style:style>
    <style:style style:name="P254" style:family="paragraph" style:parent-style-name="Text_20_body" style:list-style-name="L15">
      <style:text-properties officeooo:paragraph-rsid="01e125ed"/>
    </style:style>
    <style:style style:name="P255" style:family="paragraph" style:parent-style-name="Text_20_body" style:list-style-name="L15">
      <style:text-properties officeooo:paragraph-rsid="01eaf057"/>
    </style:style>
    <style:style style:name="P256" style:family="paragraph" style:parent-style-name="Text_20_body" style:list-style-name="L16"/>
    <style:style style:name="P257" style:family="paragraph" style:parent-style-name="Text_20_body" style:list-style-name="L16">
      <style:text-properties officeooo:paragraph-rsid="01f07fbd"/>
    </style:style>
    <style:style style:name="P258" style:family="paragraph" style:parent-style-name="Text_20_body" style:list-style-name="L17">
      <style:text-properties officeooo:rsid="01f5b6c1" officeooo:paragraph-rsid="01f5b6c1"/>
    </style:style>
    <style:style style:name="P259" style:family="paragraph" style:parent-style-name="Text_20_body" style:list-style-name="L18"/>
    <style:style style:name="P260" style:family="paragraph" style:parent-style-name="Text_20_body" style:list-style-name="L19">
      <style:text-properties officeooo:paragraph-rsid="01fe15e1"/>
    </style:style>
    <style:style style:name="P261" style:family="paragraph" style:parent-style-name="Text_20_body" style:list-style-name="L19">
      <style:text-properties officeooo:paragraph-rsid="01ff822c"/>
    </style:style>
    <style:style style:name="P262" style:family="paragraph" style:parent-style-name="Text_20_body" style:list-style-name="L19">
      <style:text-properties officeooo:paragraph-rsid="022d3028"/>
    </style:style>
    <style:style style:name="P263" style:family="paragraph" style:parent-style-name="Text_20_body" style:list-style-name="L20"/>
    <style:style style:name="P264" style:family="paragraph" style:parent-style-name="Text_20_body" style:list-style-name="L20">
      <style:text-properties officeooo:paragraph-rsid="020c750f"/>
    </style:style>
    <style:style style:name="P265"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266"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267" style:family="paragraph" style:parent-style-name="Text_20_body" style:list-style-name="L21">
      <style:text-properties officeooo:paragraph-rsid="023020bb"/>
    </style:style>
    <style:style style:name="P268" style:family="paragraph" style:parent-style-name="Text_20_body" style:list-style-name="L22">
      <style:text-properties officeooo:paragraph-rsid="02478fd5"/>
    </style:style>
    <style:style style:name="P269" style:family="paragraph" style:parent-style-name="Text_20_body" style:list-style-name="L24"/>
    <style:style style:name="P270" style:family="paragraph" style:parent-style-name="Text_20_body" style:list-style-name="L24">
      <style:text-properties officeooo:paragraph-rsid="026b1ed3"/>
    </style:style>
    <style:style style:name="P271" style:family="paragraph" style:parent-style-name="Text_20_body" style:list-style-name="L24">
      <style:text-properties officeooo:paragraph-rsid="02705e5f"/>
    </style:style>
    <style:style style:name="P272" style:family="paragraph" style:parent-style-name="Text_20_body" style:list-style-name="L24">
      <style:text-properties officeooo:paragraph-rsid="02783c8c"/>
    </style:style>
    <style:style style:name="P273" style:family="paragraph" style:parent-style-name="Text_20_body" style:list-style-name="L24">
      <style:text-properties officeooo:paragraph-rsid="02721602"/>
    </style:style>
    <style:style style:name="P274" style:family="paragraph" style:parent-style-name="Text_20_body" style:list-style-name="L24">
      <style:text-properties officeooo:paragraph-rsid="02752ea7"/>
    </style:style>
    <style:style style:name="P275" style:family="paragraph" style:parent-style-name="Text_20_body" style:list-style-name="L24">
      <style:text-properties officeooo:paragraph-rsid="0276de76"/>
    </style:style>
    <style:style style:name="P276" style:family="paragraph" style:parent-style-name="Text_20_body" style:list-style-name="L24">
      <style:text-properties officeooo:paragraph-rsid="0277aeeb"/>
    </style:style>
    <style:style style:name="P277" style:family="paragraph" style:parent-style-name="Text_20_body" style:list-style-name="L25">
      <style:text-properties officeooo:paragraph-rsid="027b63eb"/>
    </style:style>
    <style:style style:name="P278" style:family="paragraph" style:parent-style-name="Text_20_body" style:list-style-name="L25">
      <style:text-properties officeooo:paragraph-rsid="027e8c3c"/>
    </style:style>
    <style:style style:name="P279" style:family="paragraph" style:parent-style-name="Text_20_body" style:list-style-name="L25">
      <style:text-properties officeooo:paragraph-rsid="02810034"/>
    </style:style>
    <style:style style:name="P280" style:family="paragraph" style:parent-style-name="Text_20_body" style:list-style-name="L26">
      <style:text-properties officeooo:paragraph-rsid="027b63eb"/>
    </style:style>
    <style:style style:name="P281" style:family="paragraph" style:parent-style-name="Text_20_body" style:list-style-name="L27">
      <style:text-properties officeooo:paragraph-rsid="02847a92"/>
    </style:style>
    <style:style style:name="P282" style:family="paragraph" style:parent-style-name="Text_20_body" style:list-style-name="L27">
      <style:text-properties officeooo:paragraph-rsid="0293fe90"/>
    </style:style>
    <style:style style:name="P283" style:family="paragraph" style:parent-style-name="Text_20_body" style:list-style-name="L28">
      <style:text-properties officeooo:paragraph-rsid="027e8c3c"/>
    </style:style>
    <style:style style:name="P284" style:family="paragraph" style:parent-style-name="Text_20_body" style:list-style-name="L29">
      <style:text-properties officeooo:paragraph-rsid="02859eda"/>
    </style:style>
    <style:style style:name="P285" style:family="paragraph" style:parent-style-name="Text_20_body" style:list-style-name="L29">
      <style:text-properties officeooo:paragraph-rsid="028abdfc"/>
    </style:style>
    <style:style style:name="P286" style:family="paragraph" style:parent-style-name="Text_20_body" style:list-style-name="L30">
      <style:text-properties officeooo:paragraph-rsid="00f894bd"/>
    </style:style>
    <style:style style:name="P287" style:family="paragraph" style:parent-style-name="Text_20_body" style:list-style-name="L30">
      <style:text-properties officeooo:paragraph-rsid="01240b22"/>
    </style:style>
    <style:style style:name="P288" style:family="paragraph" style:parent-style-name="Text_20_body" style:list-style-name="L30">
      <style:text-properties officeooo:paragraph-rsid="01247e20"/>
    </style:style>
    <style:style style:name="P289" style:family="paragraph" style:parent-style-name="Text_20_body" style:list-style-name="L30">
      <style:text-properties officeooo:rsid="010d400b" officeooo:paragraph-rsid="01247e20"/>
    </style:style>
    <style:style style:name="P290" style:family="paragraph" style:parent-style-name="Text_20_body">
      <style:text-properties officeooo:paragraph-rsid="028abdfc"/>
    </style:style>
    <style:style style:name="P291" style:family="paragraph" style:parent-style-name="Text_20_body">
      <style:text-properties officeooo:paragraph-rsid="028b9170"/>
    </style:style>
    <style:style style:name="P292" style:family="paragraph" style:parent-style-name="Text_20_body">
      <style:text-properties officeooo:paragraph-rsid="028e5ff5"/>
    </style:style>
    <style:style style:name="P293" style:family="paragraph" style:parent-style-name="Text_20_body" style:list-style-name="L37">
      <style:text-properties officeooo:paragraph-rsid="028e5ff5"/>
    </style:style>
    <style:style style:name="P294" style:family="paragraph" style:parent-style-name="Text_20_body">
      <style:text-properties officeooo:rsid="02251493" officeooo:paragraph-rsid="02251493"/>
    </style:style>
    <style:style style:name="P295" style:family="paragraph" style:parent-style-name="Text_20_body">
      <style:text-properties officeooo:paragraph-rsid="02922fff"/>
    </style:style>
    <style:style style:name="P296" style:family="paragraph" style:parent-style-name="Text_20_body" style:list-style-name="L38">
      <style:text-properties officeooo:paragraph-rsid="02922fff"/>
    </style:style>
    <style:style style:name="P297" style:family="paragraph" style:parent-style-name="Text_20_body">
      <style:text-properties officeooo:paragraph-rsid="0293fe90"/>
    </style:style>
    <style:style style:name="P298" style:family="paragraph" style:parent-style-name="Text_20_body">
      <style:text-properties officeooo:paragraph-rsid="029569f2"/>
    </style:style>
    <style:style style:name="P299" style:family="paragraph" style:parent-style-name="Text_20_body" style:list-style-name="L39">
      <style:text-properties officeooo:paragraph-rsid="029569f2"/>
    </style:style>
    <style:style style:name="P300"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01"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02"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03"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04"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05"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306" style:family="paragraph" style:parent-style-name="Text_20_body" style:list-style-name="L31">
      <style:paragraph-properties fo:margin-top="0cm" fo:margin-bottom="0cm" loext:contextual-spacing="false" style:writing-mode="page"/>
      <style:text-properties officeooo:rsid="013be36b" officeooo:paragraph-rsid="01614cc4"/>
    </style:style>
    <style:style style:name="P307" style:family="paragraph" style:parent-style-name="Text_20_body" style:list-style-name="L34">
      <style:paragraph-properties fo:margin-top="0cm" fo:margin-bottom="0cm" loext:contextual-spacing="false" style:writing-mode="page"/>
      <style:text-properties officeooo:rsid="013be36b" officeooo:paragraph-rsid="017d0c09"/>
    </style:style>
    <style:style style:name="P308" style:family="paragraph" style:parent-style-name="Text_20_body" style:list-style-name="L34">
      <style:paragraph-properties fo:margin-top="0cm" fo:margin-bottom="0cm" loext:contextual-spacing="false" style:writing-mode="page"/>
      <style:text-properties officeooo:rsid="013be36b" officeooo:paragraph-rsid="01cd5823"/>
    </style:style>
    <style:style style:name="P309" style:family="paragraph" style:parent-style-name="Text_20_body" style:list-style-name="L34">
      <style:paragraph-properties fo:margin-top="0cm" fo:margin-bottom="0cm" loext:contextual-spacing="false" style:writing-mode="page"/>
      <style:text-properties officeooo:rsid="013be36b" officeooo:paragraph-rsid="01815499"/>
    </style:style>
    <style:style style:name="P310" style:family="paragraph" style:parent-style-name="Text_20_body" style:list-style-name="L5">
      <style:paragraph-properties fo:margin-top="0cm" fo:margin-bottom="0cm" loext:contextual-spacing="false" style:writing-mode="page"/>
      <style:text-properties officeooo:paragraph-rsid="018660bb"/>
    </style:style>
    <style:style style:name="P311" style:family="paragraph" style:parent-style-name="Text_20_body" style:list-style-name="L6">
      <style:paragraph-properties fo:margin-top="0cm" fo:margin-bottom="0cm" loext:contextual-spacing="false" style:writing-mode="page"/>
      <style:text-properties officeooo:paragraph-rsid="0194ecb8"/>
    </style:style>
    <style:style style:name="P312" style:family="paragraph" style:parent-style-name="Text_20_body" style:list-style-name="L7">
      <style:paragraph-properties fo:margin-top="0cm" fo:margin-bottom="0cm" loext:contextual-spacing="false" style:writing-mode="page"/>
      <style:text-properties officeooo:paragraph-rsid="01989467"/>
    </style:style>
    <style:style style:name="P313" style:family="paragraph" style:parent-style-name="Text_20_body" style:list-style-name="L10">
      <style:paragraph-properties fo:margin-top="0cm" fo:margin-bottom="0cm" loext:contextual-spacing="false" style:writing-mode="page"/>
      <style:text-properties officeooo:paragraph-rsid="01b02106"/>
    </style:style>
    <style:style style:name="P314" style:family="paragraph" style:parent-style-name="Text_20_body" style:list-style-name="L10">
      <style:paragraph-properties fo:margin-top="0cm" fo:margin-bottom="0cm" loext:contextual-spacing="false" style:writing-mode="page"/>
      <style:text-properties officeooo:paragraph-rsid="0166baec"/>
    </style:style>
    <style:style style:name="P315" style:family="paragraph" style:parent-style-name="Text_20_body" style:list-style-name="L10">
      <style:paragraph-properties fo:margin-top="0cm" fo:margin-bottom="0cm" loext:contextual-spacing="false" style:writing-mode="page"/>
      <style:text-properties officeooo:paragraph-rsid="0176ae1a"/>
    </style:style>
    <style:style style:name="P316" style:family="paragraph" style:parent-style-name="Text_20_body" style:list-style-name="L10">
      <style:paragraph-properties fo:margin-top="0cm" fo:margin-bottom="0cm" loext:contextual-spacing="false" style:writing-mode="page"/>
      <style:text-properties officeooo:paragraph-rsid="01780baa"/>
    </style:style>
    <style:style style:name="P317" style:family="paragraph" style:parent-style-name="Text_20_body" style:list-style-name="L10">
      <style:paragraph-properties fo:margin-top="0cm" fo:margin-bottom="0cm" loext:contextual-spacing="false" style:writing-mode="page"/>
      <style:text-properties officeooo:paragraph-rsid="017a7d58"/>
    </style:style>
    <style:style style:name="P318" style:family="paragraph" style:parent-style-name="Text_20_body" style:list-style-name="L11">
      <style:paragraph-properties fo:margin-top="0cm" fo:margin-bottom="0cm" loext:contextual-spacing="false" style:writing-mode="page"/>
      <style:text-properties officeooo:paragraph-rsid="01b344a7"/>
    </style:style>
    <style:style style:name="P319" style:family="paragraph" style:parent-style-name="Text_20_body" style:list-style-name="L12">
      <style:paragraph-properties fo:margin-top="0cm" fo:margin-bottom="0cm" loext:contextual-spacing="false" style:writing-mode="page"/>
      <style:text-properties officeooo:paragraph-rsid="01bfb9b6"/>
    </style:style>
    <style:style style:name="P320" style:family="paragraph" style:parent-style-name="Text_20_body" style:list-style-name="L12">
      <style:paragraph-properties fo:margin-top="0cm" fo:margin-bottom="0cm" loext:contextual-spacing="false" style:writing-mode="page"/>
      <style:text-properties officeooo:paragraph-rsid="01c2dda8"/>
    </style:style>
    <style:style style:name="P321" style:family="paragraph" style:parent-style-name="Text_20_body" style:list-style-name="L12">
      <style:paragraph-properties fo:margin-top="0cm" fo:margin-bottom="0cm" loext:contextual-spacing="false" style:writing-mode="page"/>
      <style:text-properties officeooo:paragraph-rsid="023092fd"/>
    </style:style>
    <style:style style:name="P322" style:family="paragraph" style:parent-style-name="Text_20_body" style:list-style-name="L12">
      <style:paragraph-properties fo:margin-top="0cm" fo:margin-bottom="0cm" loext:contextual-spacing="false" style:writing-mode="page"/>
      <style:text-properties officeooo:paragraph-rsid="0233c3e3"/>
    </style:style>
    <style:style style:name="P323" style:family="paragraph" style:parent-style-name="Text_20_body" style:list-style-name="L12">
      <style:paragraph-properties fo:margin-top="0cm" fo:margin-bottom="0cm" loext:contextual-spacing="false" style:writing-mode="page"/>
      <style:text-properties officeooo:paragraph-rsid="02396946"/>
    </style:style>
    <style:style style:name="P324" style:family="paragraph" style:parent-style-name="Text_20_body" style:list-style-name="L12">
      <style:paragraph-properties fo:margin-top="0cm" fo:margin-bottom="0cm" loext:contextual-spacing="false" style:writing-mode="page"/>
      <style:text-properties officeooo:paragraph-rsid="023a9448"/>
    </style:style>
    <style:style style:name="P325" style:family="paragraph" style:parent-style-name="Text_20_body" style:list-style-name="L13">
      <style:paragraph-properties fo:margin-top="0cm" fo:margin-bottom="0cm" loext:contextual-spacing="false" style:writing-mode="page"/>
      <style:text-properties officeooo:paragraph-rsid="01e759dd"/>
    </style:style>
    <style:style style:name="P326" style:family="paragraph" style:parent-style-name="Text_20_body" style:list-style-name="L14">
      <style:paragraph-properties fo:margin-top="0cm" fo:margin-bottom="0cm" loext:contextual-spacing="false" style:writing-mode="page"/>
      <style:text-properties officeooo:paragraph-rsid="01c88b7e"/>
    </style:style>
    <style:style style:name="P327" style:family="paragraph" style:parent-style-name="Text_20_body" style:list-style-name="L14">
      <style:paragraph-properties fo:margin-top="0cm" fo:margin-bottom="0cm" loext:contextual-spacing="false" style:writing-mode="page"/>
      <style:text-properties officeooo:paragraph-rsid="01c75073"/>
    </style:style>
    <style:style style:name="P328" style:family="paragraph" style:parent-style-name="Text_20_body" style:list-style-name="L21">
      <style:paragraph-properties fo:margin-top="0cm" fo:margin-bottom="0cm" loext:contextual-spacing="false" style:writing-mode="page"/>
      <style:text-properties officeooo:paragraph-rsid="0258fdc6"/>
    </style:style>
    <style:style style:name="P329" style:family="paragraph" style:parent-style-name="Text_20_body" style:list-style-name="L21">
      <style:paragraph-properties fo:margin-top="0cm" fo:margin-bottom="0cm" loext:contextual-spacing="false" style:writing-mode="page"/>
      <style:text-properties officeooo:paragraph-rsid="0259fc71"/>
    </style:style>
    <style:style style:name="P330" style:family="paragraph" style:parent-style-name="Text_20_body" style:list-style-name="L21">
      <style:paragraph-properties fo:margin-top="0cm" fo:margin-bottom="0cm" loext:contextual-spacing="false" style:writing-mode="page"/>
      <style:text-properties officeooo:paragraph-rsid="024070bb"/>
    </style:style>
    <style:style style:name="P331" style:family="paragraph" style:parent-style-name="Text_20_body" style:list-style-name="L21">
      <style:paragraph-properties fo:margin-top="0cm" fo:margin-bottom="0cm" loext:contextual-spacing="false" style:writing-mode="page"/>
      <style:text-properties officeooo:paragraph-rsid="024d5306"/>
    </style:style>
    <style:style style:name="P332" style:family="paragraph" style:parent-style-name="Text_20_body" style:list-style-name="L21">
      <style:paragraph-properties fo:margin-top="0cm" fo:margin-bottom="0cm" loext:contextual-spacing="false" style:writing-mode="page"/>
      <style:text-properties officeooo:paragraph-rsid="0248e9a2"/>
    </style:style>
    <style:style style:name="P333" style:family="paragraph" style:parent-style-name="Text_20_body" style:list-style-name="L19">
      <style:paragraph-properties fo:margin-top="0cm" fo:margin-bottom="0cm" loext:contextual-spacing="false" style:writing-mode="page"/>
      <style:text-properties officeooo:paragraph-rsid="02449625"/>
    </style:style>
    <style:style style:name="P334"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335"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336"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337"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338"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339"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340"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341"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342" style:family="paragraph" style:parent-style-name="Text_20_body" style:list-style-name="L32">
      <style:paragraph-properties fo:margin-top="0cm" fo:margin-bottom="0cm" loext:contextual-spacing="false" style:writing-mode="page"/>
      <style:text-properties officeooo:rsid="01726878" officeooo:paragraph-rsid="01726878"/>
    </style:style>
    <style:style style:name="P343" style:family="paragraph" style:parent-style-name="Text_20_body" style:list-style-name="L32">
      <style:paragraph-properties fo:margin-top="0cm" fo:margin-bottom="0cm" loext:contextual-spacing="false" style:writing-mode="page"/>
      <style:text-properties officeooo:paragraph-rsid="01726878"/>
    </style:style>
    <style:style style:name="P344" style:family="paragraph" style:parent-style-name="Text_20_body" style:list-style-name="L33">
      <style:paragraph-properties fo:margin-top="0cm" fo:margin-bottom="0cm" loext:contextual-spacing="false" style:writing-mode="page"/>
      <style:text-properties officeooo:paragraph-rsid="01726878"/>
    </style:style>
    <style:style style:name="P345"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346" style:family="paragraph" style:parent-style-name="Text_20_body" style:list-style-name="L35">
      <style:paragraph-properties fo:margin-top="0cm" fo:margin-bottom="0cm" loext:contextual-spacing="false" style:writing-mode="page"/>
      <style:text-properties officeooo:paragraph-rsid="017f3201"/>
    </style:style>
    <style:style style:name="P347" style:family="paragraph" style:parent-style-name="Text_20_body" style:list-style-name="L35">
      <style:paragraph-properties fo:margin-top="0cm" fo:margin-bottom="0cm" loext:contextual-spacing="false" style:writing-mode="page"/>
      <style:text-properties officeooo:paragraph-rsid="0180031f"/>
    </style:style>
    <style:style style:name="P348" style:family="paragraph" style:parent-style-name="Text_20_body" style:list-style-name="L35">
      <style:paragraph-properties fo:margin-top="0cm" fo:margin-bottom="0cm" loext:contextual-spacing="false" style:writing-mode="page"/>
      <style:text-properties officeooo:paragraph-rsid="0182076b"/>
    </style:style>
    <style:style style:name="P349" style:family="paragraph" style:parent-style-name="Text_20_body" style:list-style-name="L35">
      <style:paragraph-properties fo:margin-top="0cm" fo:margin-bottom="0cm" loext:contextual-spacing="false" style:writing-mode="page"/>
      <style:text-properties officeooo:paragraph-rsid="01d41c8d"/>
    </style:style>
    <style:style style:name="P350" style:family="paragraph" style:parent-style-name="Text_20_body" style:list-style-name="L35">
      <style:paragraph-properties fo:margin-top="0cm" fo:margin-bottom="0cm" loext:contextual-spacing="false" style:writing-mode="page"/>
      <style:text-properties officeooo:paragraph-rsid="01d655ca"/>
    </style:style>
    <style:style style:name="P351" style:family="paragraph" style:parent-style-name="Text_20_body" style:list-style-name="L35">
      <style:paragraph-properties fo:margin-top="0cm" fo:margin-bottom="0cm" loext:contextual-spacing="false" style:writing-mode="page"/>
      <style:text-properties officeooo:paragraph-rsid="01d854b3"/>
    </style:style>
    <style:style style:name="P352" style:family="paragraph" style:parent-style-name="Text_20_body" style:list-style-name="L4">
      <style:paragraph-properties fo:margin-top="0cm" fo:margin-bottom="0cm" loext:contextual-spacing="false"/>
    </style:style>
    <style:style style:name="P353" style:family="paragraph" style:parent-style-name="Text_20_body" style:list-style-name="L8">
      <style:paragraph-properties fo:margin-top="0cm" fo:margin-bottom="0.25cm" loext:contextual-spacing="false" style:writing-mode="page"/>
      <style:text-properties officeooo:paragraph-rsid="019d2326"/>
    </style:style>
    <style:style style:name="P354" style:family="paragraph" style:parent-style-name="Text_20_body">
      <style:paragraph-properties fo:margin-left="0cm" fo:margin-right="0cm" fo:text-indent="0cm" style:auto-text-indent="false"/>
      <style:text-properties officeooo:paragraph-rsid="028abdfc"/>
    </style:style>
    <style:style style:name="P355" style:family="paragraph" style:parent-style-name="Text_20_body">
      <style:paragraph-properties fo:margin-left="0cm" fo:margin-right="0cm" fo:text-indent="0cm" style:auto-text-indent="false"/>
      <style:text-properties officeooo:paragraph-rsid="02859eda"/>
    </style:style>
    <style:style style:name="P356" style:family="paragraph" style:parent-style-name="Text_20_body">
      <style:paragraph-properties fo:margin-left="0cm" fo:margin-right="0cm" fo:text-indent="0cm" style:auto-text-indent="false"/>
      <style:text-properties officeooo:paragraph-rsid="028b6355"/>
    </style:style>
    <style:style style:name="P357" style:family="paragraph" style:parent-style-name="Text_20_body">
      <style:paragraph-properties fo:margin-left="0cm" fo:margin-right="0cm" fo:text-indent="0cm" style:auto-text-indent="false"/>
      <style:text-properties officeooo:paragraph-rsid="02922fff"/>
    </style:style>
    <style:style style:name="P358" style:family="paragraph" style:parent-style-name="Text_20_body">
      <style:paragraph-properties fo:margin-left="0cm" fo:margin-right="0cm" fo:text-indent="0cm" style:auto-text-indent="false"/>
      <style:text-properties officeooo:paragraph-rsid="029569f2"/>
    </style:style>
    <style:style style:name="P359" style:family="paragraph" style:parent-style-name="Text_20_body">
      <style:paragraph-properties fo:margin-left="0cm" fo:margin-right="0cm" fo:text-indent="0cm" style:auto-text-indent="false"/>
      <style:text-properties officeooo:paragraph-rsid="029745a5"/>
    </style:style>
    <style:style style:name="P360" style:family="paragraph" style:parent-style-name="Text_20_body">
      <style:paragraph-properties fo:margin-left="1.251cm" fo:margin-right="0cm" fo:text-indent="0cm" style:auto-text-indent="false"/>
      <style:text-properties officeooo:paragraph-rsid="028b9170"/>
    </style:style>
    <style:style style:name="P361"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362" style:family="paragraph" style:parent-style-name="Text_20_body">
      <style:paragraph-properties fo:margin-left="0cm" fo:margin-right="0cm" fo:text-indent="0cm" style:auto-text-indent="false"/>
      <style:text-properties officeooo:paragraph-rsid="028b9170"/>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dd681" style:font-weight-asian="normal" style:font-weight-complex="normal"/>
    </style:style>
    <style:style style:name="T36" style:family="text">
      <style:text-properties fo:font-weight="normal" officeooo:rsid="00478f7f" style:font-weight-asian="normal" style:font-weight-complex="normal"/>
    </style:style>
    <style:style style:name="T37" style:family="text">
      <style:text-properties fo:font-weight="normal" officeooo:rsid="0047ae22" style:font-weight-asian="normal" style:font-weight-complex="normal"/>
    </style:style>
    <style:style style:name="T38" style:family="text">
      <style:text-properties fo:font-weight="normal" officeooo:rsid="004b203c" style:font-weight-asian="normal" style:font-weight-complex="normal"/>
    </style:style>
    <style:style style:name="T39" style:family="text">
      <style:text-properties fo:font-weight="normal" officeooo:rsid="004d01a1" style:font-weight-asian="normal" style:font-weight-complex="normal"/>
    </style:style>
    <style:style style:name="T40" style:family="text">
      <style:text-properties fo:font-weight="normal" officeooo:rsid="0052d5c7" style:font-weight-asian="normal" style:font-weight-complex="normal"/>
    </style:style>
    <style:style style:name="T41" style:family="text">
      <style:text-properties fo:font-weight="normal" officeooo:rsid="0053ab48" style:font-weight-asian="normal" style:font-weight-complex="normal"/>
    </style:style>
    <style:style style:name="T42" style:family="text">
      <style:text-properties fo:font-weight="normal" officeooo:rsid="00557657" style:font-weight-asian="normal" style:font-weight-complex="normal"/>
    </style:style>
    <style:style style:name="T43" style:family="text">
      <style:text-properties fo:font-weight="normal" officeooo:rsid="00587bbc" style:font-weight-asian="normal" style:font-weight-complex="normal"/>
    </style:style>
    <style:style style:name="T44" style:family="text">
      <style:text-properties fo:font-weight="normal" officeooo:rsid="006410fc" style:font-weight-asian="normal" style:font-weight-complex="normal"/>
    </style:style>
    <style:style style:name="T45" style:family="text">
      <style:text-properties fo:font-weight="normal" officeooo:rsid="006525dc" style:font-weight-asian="normal" style:font-weight-complex="normal"/>
    </style:style>
    <style:style style:name="T46" style:family="text">
      <style:text-properties fo:font-weight="normal" officeooo:rsid="00793116" style:font-weight-asian="normal" style:font-weight-complex="normal"/>
    </style:style>
    <style:style style:name="T47" style:family="text">
      <style:text-properties fo:font-weight="normal" officeooo:rsid="007bcdd6" style:font-weight-asian="normal" style:font-weight-complex="normal"/>
    </style:style>
    <style:style style:name="T48" style:family="text">
      <style:text-properties fo:font-weight="normal" officeooo:rsid="007daa58" style:font-weight-asian="normal" style:font-weight-complex="normal"/>
    </style:style>
    <style:style style:name="T49" style:family="text">
      <style:text-properties fo:font-weight="normal" officeooo:rsid="00832a4d" style:font-weight-asian="normal" style:font-weight-complex="normal"/>
    </style:style>
    <style:style style:name="T50" style:family="text">
      <style:text-properties fo:font-weight="normal" officeooo:rsid="009dd96f" style:font-weight-asian="normal" style:font-weight-complex="normal"/>
    </style:style>
    <style:style style:name="T51" style:family="text">
      <style:text-properties fo:font-weight="normal" officeooo:rsid="00ac51b4" style:font-weight-asian="normal" style:font-weight-complex="normal"/>
    </style:style>
    <style:style style:name="T52" style:family="text">
      <style:text-properties fo:font-weight="normal" officeooo:rsid="00b115a4" style:font-weight-asian="normal" style:font-weight-complex="normal"/>
    </style:style>
    <style:style style:name="T53" style:family="text">
      <style:text-properties fo:font-weight="normal" officeooo:rsid="00db1c6d" style:font-weight-asian="normal" style:font-weight-complex="normal"/>
    </style:style>
    <style:style style:name="T54" style:family="text">
      <style:text-properties fo:font-weight="normal" officeooo:rsid="00df08a9" style:font-weight-asian="normal" style:font-weight-complex="normal"/>
    </style:style>
    <style:style style:name="T55" style:family="text">
      <style:text-properties fo:font-weight="normal" officeooo:rsid="00ec9319" style:font-weight-asian="normal" style:font-weight-complex="normal"/>
    </style:style>
    <style:style style:name="T56" style:family="text">
      <style:text-properties fo:font-weight="normal" officeooo:rsid="011f68bb" style:font-weight-asian="normal" style:font-weight-complex="normal"/>
    </style:style>
    <style:style style:name="T57" style:family="text">
      <style:text-properties fo:font-weight="normal" officeooo:rsid="00b48bcd" style:font-weight-asian="normal" style:font-weight-complex="normal"/>
    </style:style>
    <style:style style:name="T58" style:family="text">
      <style:text-properties fo:font-weight="normal" officeooo:rsid="013be36b" style:font-weight-asian="normal" style:font-weight-complex="normal"/>
    </style:style>
    <style:style style:name="T59" style:family="text">
      <style:text-properties fo:font-weight="normal" officeooo:rsid="0176ae1a" style:font-weight-asian="normal" style:font-weight-complex="normal"/>
    </style:style>
    <style:style style:name="T60" style:family="text">
      <style:text-properties fo:font-weight="normal" officeooo:rsid="018ad0b1" style:font-weight-asian="normal" style:font-weight-complex="normal"/>
    </style:style>
    <style:style style:name="T61" style:family="text">
      <style:text-properties fo:font-weight="normal" officeooo:rsid="01780baa" style:font-weight-asian="normal" style:font-weight-complex="normal"/>
    </style:style>
    <style:style style:name="T62" style:family="text">
      <style:text-properties fo:font-weight="normal" officeooo:rsid="01e088dc" style:font-weight-asian="normal" style:font-weight-complex="normal"/>
    </style:style>
    <style:style style:name="T63" style:family="text">
      <style:text-properties fo:font-weight="normal" officeooo:rsid="01e125ed" style:font-weight-asian="normal" style:font-weight-complex="normal"/>
    </style:style>
    <style:style style:name="T64" style:family="text">
      <style:text-properties fo:font-weight="normal" officeooo:rsid="01e99b5a" style:font-weight-asian="normal" style:font-weight-complex="normal"/>
    </style:style>
    <style:style style:name="T65" style:family="text">
      <style:text-properties fo:font-weight="normal" officeooo:rsid="02535270" style:font-weight-asian="normal" style:font-weight-complex="normal"/>
    </style:style>
    <style:style style:name="T66" style:family="text">
      <style:text-properties fo:font-weight="normal" officeooo:rsid="02541392" style:font-weight-asian="normal" style:font-weight-complex="normal"/>
    </style:style>
    <style:style style:name="T67" style:family="text">
      <style:text-properties fo:font-weight="normal" officeooo:rsid="0255aa8c" style:font-weight-asian="normal" style:font-weight-complex="normal"/>
    </style:style>
    <style:style style:name="T68" style:family="text">
      <style:text-properties fo:font-weight="normal" officeooo:rsid="02582bb3" style:font-weight-asian="normal" style:font-weight-complex="normal"/>
    </style:style>
    <style:style style:name="T69" style:family="text">
      <style:text-properties officeooo:rsid="00426a23"/>
    </style:style>
    <style:style style:name="T70" style:family="text">
      <style:text-properties officeooo:rsid="00580f2d"/>
    </style:style>
    <style:style style:name="T71" style:family="text">
      <style:text-properties officeooo:rsid="005c30d0"/>
    </style:style>
    <style:style style:name="T72" style:family="text">
      <style:text-properties officeooo:rsid="006661de"/>
    </style:style>
    <style:style style:name="T73" style:family="text">
      <style:text-properties officeooo:rsid="0069e9d8"/>
    </style:style>
    <style:style style:name="T74" style:family="text">
      <style:text-properties officeooo:rsid="006b795b"/>
    </style:style>
    <style:style style:name="T75" style:family="text">
      <style:text-properties officeooo:rsid="006d71fd"/>
    </style:style>
    <style:style style:name="T76" style:family="text">
      <style:text-properties officeooo:rsid="0072f203"/>
    </style:style>
    <style:style style:name="T77" style:family="text">
      <style:text-properties officeooo:rsid="00749ee7"/>
    </style:style>
    <style:style style:name="T78" style:family="text">
      <style:text-properties officeooo:rsid="0075ce6d"/>
    </style:style>
    <style:style style:name="T79" style:family="text">
      <style:text-properties fo:font-size="10pt" style:font-size-asian="10pt" style:font-size-complex="10pt"/>
    </style:style>
    <style:style style:name="T80" style:family="text">
      <style:text-properties fo:font-size="10pt" officeooo:rsid="007731ec" style:font-size-asian="10pt" style:font-size-complex="10pt"/>
    </style:style>
    <style:style style:name="T81" style:family="text">
      <style:text-properties fo:font-size="10pt" officeooo:rsid="00776c7e" style:font-size-asian="10pt" style:font-size-complex="10pt"/>
    </style:style>
    <style:style style:name="T82" style:family="text">
      <style:text-properties fo:font-size="10pt" officeooo:rsid="00d9c253" style:font-size-asian="10pt" style:font-size-complex="10pt"/>
    </style:style>
    <style:style style:name="T83" style:family="text">
      <style:text-properties fo:font-size="10pt" officeooo:rsid="00eb7ac9" style:font-size-asian="10pt" style:font-size-complex="10pt"/>
    </style:style>
    <style:style style:name="T84" style:family="text">
      <style:text-properties fo:font-size="10pt" officeooo:rsid="00f07973" style:font-size-asian="10pt" style:font-size-complex="10pt"/>
    </style:style>
    <style:style style:name="T85" style:family="text">
      <style:text-properties fo:font-size="10pt" officeooo:rsid="01240b22" style:font-size-asian="10pt" style:font-size-complex="10pt"/>
    </style:style>
    <style:style style:name="T86" style:family="text">
      <style:text-properties fo:font-size="10pt" officeooo:rsid="01374d7e" style:font-size-asian="10pt" style:font-size-complex="10pt"/>
    </style:style>
    <style:style style:name="T87" style:family="text">
      <style:text-properties fo:font-size="10pt" officeooo:rsid="015f689a" style:font-size-asian="10pt" style:font-size-complex="10pt"/>
    </style:style>
    <style:style style:name="T88" style:family="text">
      <style:text-properties fo:font-size="10pt" officeooo:rsid="01612fbd" style:font-size-asian="10pt" style:font-size-complex="10pt"/>
    </style:style>
    <style:style style:name="T89" style:family="text">
      <style:text-properties fo:font-size="10pt" fo:font-weight="normal" officeooo:rsid="01726878" style:font-size-asian="10pt" style:font-weight-asian="normal" style:font-size-complex="10pt" style:font-weight-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dca22e" style:font-style-asian="italic" style:font-weight-asian="bold" style:font-style-complex="italic" style:font-weight-complex="bold"/>
    </style:style>
    <style:style style:name="T92" style:family="text">
      <style:text-properties fo:font-style="italic" fo:font-weight="bold" officeooo:rsid="00ecac60" style:font-style-asian="italic" style:font-weight-asian="bold" style:font-style-complex="italic" style:font-weight-complex="bold"/>
    </style:style>
    <style:style style:name="T93" style:family="text">
      <style:text-properties fo:font-style="italic" fo:font-weight="bold" officeooo:rsid="01936e29" style:font-style-asian="italic" style:font-weight-asian="bold" style:font-style-complex="italic" style:font-weight-complex="bold"/>
    </style:style>
    <style:style style:name="T94" style:family="text">
      <style:text-properties fo:font-style="italic" officeooo:rsid="00f6b412" style:font-style-asian="italic" style:font-style-complex="italic"/>
    </style:style>
    <style:style style:name="T95" style:family="text">
      <style:text-properties fo:font-style="italic" officeooo:rsid="01240b22" style:font-style-asian="italic" style:font-style-complex="italic"/>
    </style:style>
    <style:style style:name="T96" style:family="text">
      <style:text-properties fo:font-style="italic" fo:font-weight="normal" officeooo:rsid="00f6b412" style:font-style-asian="italic" style:font-weight-asian="normal" style:font-style-complex="italic" style:font-weight-complex="normal"/>
    </style:style>
    <style:style style:name="T97" style:family="text">
      <style:text-properties fo:font-style="italic" fo:font-weight="normal" officeooo:rsid="01247e20" style:font-style-asian="italic" style:font-weight-asian="normal" style:font-style-complex="italic" style:font-weight-complex="normal"/>
    </style:style>
    <style:style style:name="T98" style:family="text">
      <style:text-properties officeooo:rsid="00793116"/>
    </style:style>
    <style:style style:name="T99" style:family="text">
      <style:text-properties officeooo:rsid="00816f73"/>
    </style:style>
    <style:style style:name="T100" style:family="text">
      <style:text-properties officeooo:rsid="00819a25"/>
    </style:style>
    <style:style style:name="T101" style:family="text">
      <style:text-properties officeooo:rsid="0084af67"/>
    </style:style>
    <style:style style:name="T102" style:family="text">
      <style:text-properties officeooo:rsid="00863b34"/>
    </style:style>
    <style:style style:name="T103" style:family="text">
      <style:text-properties officeooo:rsid="008c1eec"/>
    </style:style>
    <style:style style:name="T104" style:family="text">
      <style:text-properties officeooo:rsid="008d6d3b"/>
    </style:style>
    <style:style style:name="T105" style:family="text">
      <style:text-properties officeooo:rsid="00832a4d"/>
    </style:style>
    <style:style style:name="T106" style:family="text">
      <style:text-properties officeooo:rsid="009068bd"/>
    </style:style>
    <style:style style:name="T107" style:family="text">
      <style:text-properties style:font-name="Calibri1"/>
    </style:style>
    <style:style style:name="T108" style:family="text">
      <style:text-properties style:font-name="Calibri1" officeooo:rsid="0090cba2"/>
    </style:style>
    <style:style style:name="T109" style:family="text">
      <style:text-properties style:font-name="Calibri1" fo:font-style="normal" fo:font-weight="normal" style:font-style-asian="normal" style:font-weight-asian="normal" style:font-style-complex="normal" style:font-weight-complex="normal"/>
    </style:style>
    <style:style style:name="T110" style:family="text">
      <style:text-properties style:font-name="Calibri1" fo:font-style="normal" fo:font-weight="normal" officeooo:rsid="0115ae6b" style:font-style-asian="normal" style:font-weight-asian="normal" style:font-style-complex="normal" style:font-weight-complex="normal"/>
    </style:style>
    <style:style style:name="T111" style:family="text">
      <style:text-properties style:font-name="Calibri1" fo:font-style="normal" fo:font-weight="normal" officeooo:rsid="014e9896" style:font-style-asian="normal" style:font-weight-asian="normal" style:font-style-complex="normal" style:font-weight-complex="normal"/>
    </style:style>
    <style:style style:name="T112" style:family="text">
      <style:text-properties style:font-name="Calibri1" fo:font-style="normal" fo:font-weight="normal" officeooo:rsid="016bcdc0" style:font-style-asian="normal" style:font-weight-asian="normal" style:font-style-complex="normal" style:font-weight-complex="normal"/>
    </style:style>
    <style:style style:name="T113" style:family="text">
      <style:text-properties style:font-name="Calibri1" fo:font-style="normal" fo:font-weight="normal" officeooo:rsid="01990543" style:font-style-asian="normal" style:font-weight-asian="normal" style:font-style-complex="normal" style:font-weight-complex="normal"/>
    </style:style>
    <style:style style:name="T114" style:family="text">
      <style:text-properties style:font-name="Calibri1" fo:font-style="normal" fo:font-weight="normal" officeooo:rsid="0199ca4a" style:font-style-asian="normal" style:font-weight-asian="normal" style:font-style-complex="normal" style:font-weight-complex="normal"/>
    </style:style>
    <style:style style:name="T115" style:family="text">
      <style:text-properties style:font-name="Calibri1" fo:font-style="normal" fo:font-weight="normal" officeooo:rsid="019ba5e3" style:font-style-asian="normal" style:font-weight-asian="normal" style:font-style-complex="normal" style:font-weight-complex="normal"/>
    </style:style>
    <style:style style:name="T116" style:family="text">
      <style:text-properties style:font-name="Calibri1" fo:font-style="normal" fo:font-weight="normal" officeooo:rsid="0193e924" style:font-style-asian="normal" style:font-weight-asian="normal" style:font-style-complex="normal" style:font-weight-complex="normal"/>
    </style:style>
    <style:style style:name="T117" style:family="text">
      <style:text-properties style:font-name="Calibri1" fo:font-style="normal" fo:font-weight="normal" officeooo:rsid="018ad0b1" style:font-style-asian="normal" style:font-weight-asian="normal" style:font-style-complex="normal" style:font-weight-complex="normal"/>
    </style:style>
    <style:style style:name="T118" style:family="text">
      <style:text-properties style:font-name="Calibri1" fo:font-style="normal" fo:font-weight="normal" officeooo:rsid="01a20aa5" style:font-style-asian="normal" style:font-weight-asian="normal" style:font-style-complex="normal" style:font-weight-complex="normal"/>
    </style:style>
    <style:style style:name="T119" style:family="text">
      <style:text-properties style:font-name="Calibri1" fo:font-style="normal" fo:font-weight="normal" officeooo:rsid="01a3e03f" style:font-style-asian="normal" style:font-weight-asian="normal" style:font-style-complex="normal" style:font-weight-complex="normal"/>
    </style:style>
    <style:style style:name="T120" style:family="text">
      <style:text-properties style:font-name="Calibri1" fo:font-style="normal" fo:font-weight="normal" officeooo:rsid="01b344a7" style:font-style-asian="normal" style:font-weight-asian="normal" style:font-style-complex="normal" style:font-weight-complex="normal"/>
    </style:style>
    <style:style style:name="T121" style:family="text">
      <style:text-properties style:font-name="Calibri1" fo:font-style="normal" fo:font-weight="normal" officeooo:rsid="01b41d08" style:font-style-asian="normal" style:font-weight-asian="normal" style:font-style-complex="normal" style:font-weight-complex="normal"/>
    </style:style>
    <style:style style:name="T122" style:family="text">
      <style:text-properties style:font-name="Calibri1" fo:font-style="normal" fo:font-weight="normal" officeooo:rsid="01bfb9b6" style:font-style-asian="normal" style:font-weight-asian="normal" style:font-style-complex="normal" style:font-weight-complex="normal"/>
    </style:style>
    <style:style style:name="T123" style:family="text">
      <style:text-properties style:font-name="Calibri1" fo:font-style="normal" fo:font-weight="normal" officeooo:rsid="01c2dda8" style:font-style-asian="normal" style:font-weight-asian="normal" style:font-style-complex="normal" style:font-weight-complex="normal"/>
    </style:style>
    <style:style style:name="T124" style:family="text">
      <style:text-properties style:font-name="Calibri1" fo:font-style="normal" fo:font-weight="normal" officeooo:rsid="01c5d077" style:font-style-asian="normal" style:font-weight-asian="normal" style:font-style-complex="normal" style:font-weight-complex="normal"/>
    </style:style>
    <style:style style:name="T125" style:family="text">
      <style:text-properties style:font-name="Calibri1" fo:font-style="normal" fo:font-weight="normal" officeooo:rsid="01c75073" style:font-style-asian="normal" style:font-weight-asian="normal" style:font-style-complex="normal" style:font-weight-complex="normal"/>
    </style:style>
    <style:style style:name="T126" style:family="text">
      <style:text-properties style:font-name="Calibri1" fo:font-style="normal" fo:font-weight="normal" officeooo:rsid="01c83750" style:font-style-asian="normal" style:font-weight-asian="normal" style:font-style-complex="normal" style:font-weight-complex="normal"/>
    </style:style>
    <style:style style:name="T127" style:family="text">
      <style:text-properties style:font-name="Calibri1" fo:font-style="normal" fo:font-weight="normal" officeooo:rsid="01c88b7e" style:font-style-asian="normal" style:font-weight-asian="normal" style:font-style-complex="normal" style:font-weight-complex="normal"/>
    </style:style>
    <style:style style:name="T128" style:family="text">
      <style:text-properties style:font-name="Calibri1" fo:font-style="normal" fo:font-weight="normal" officeooo:rsid="01ca56c6" style:font-style-asian="normal" style:font-weight-asian="normal" style:font-style-complex="normal" style:font-weight-complex="normal"/>
    </style:style>
    <style:style style:name="T129" style:family="text">
      <style:text-properties style:font-name="Calibri1" fo:font-style="normal" fo:font-weight="normal" officeooo:rsid="01cabfba" style:font-style-asian="normal" style:font-weight-asian="normal" style:font-style-complex="normal" style:font-weight-complex="normal"/>
    </style:style>
    <style:style style:name="T130" style:family="text">
      <style:text-properties style:font-name="Calibri1" fo:font-style="normal" fo:font-weight="normal" officeooo:rsid="01e125ed" style:font-style-asian="normal" style:font-weight-asian="normal" style:font-style-complex="normal" style:font-weight-complex="normal"/>
    </style:style>
    <style:style style:name="T131" style:family="text">
      <style:text-properties style:font-name="Calibri1" fo:font-style="normal" fo:font-weight="normal" officeooo:rsid="01e99b5a" style:font-style-asian="normal" style:font-weight-asian="normal" style:font-style-complex="normal" style:font-weight-complex="normal"/>
    </style:style>
    <style:style style:name="T132" style:family="text">
      <style:text-properties style:font-name="Calibri1" fo:font-style="normal" fo:font-weight="normal" officeooo:rsid="01eaf057" style:font-style-asian="normal" style:font-weight-asian="normal" style:font-style-complex="normal" style:font-weight-complex="normal"/>
    </style:style>
    <style:style style:name="T133" style:family="text">
      <style:text-properties style:font-name="Calibri1" fo:font-style="normal" fo:font-weight="normal" officeooo:rsid="01f07fbd" style:font-style-asian="normal" style:font-weight-asian="normal" style:font-style-complex="normal" style:font-weight-complex="normal"/>
    </style:style>
    <style:style style:name="T134" style:family="text">
      <style:text-properties style:font-name="Calibri1" fo:font-style="normal" fo:font-weight="normal" officeooo:rsid="023020bb" style:font-style-asian="normal" style:font-weight-asian="normal" style:font-style-complex="normal" style:font-weight-complex="normal"/>
    </style:style>
    <style:style style:name="T135" style:family="text">
      <style:text-properties style:font-name="Calibri1" fo:font-style="normal" fo:font-weight="normal" officeooo:rsid="023092fd" style:font-style-asian="normal" style:font-weight-asian="normal" style:font-style-complex="normal" style:font-weight-complex="normal"/>
    </style:style>
    <style:style style:name="T136" style:family="text">
      <style:text-properties style:font-name="Calibri1" fo:font-style="normal" fo:font-weight="normal" officeooo:rsid="023257da" style:font-style-asian="normal" style:font-weight-asian="normal" style:font-style-complex="normal" style:font-weight-complex="normal"/>
    </style:style>
    <style:style style:name="T137"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38"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39"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0"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bold" style:font-style-asian="normal" style:font-weight-asian="bold" style:font-style-complex="normal" style:font-weight-complex="bold"/>
    </style:style>
    <style:style style:name="T159" style:family="text">
      <style:text-properties style:font-name="Calibri1" fo:font-style="normal" fo:font-weight="bold" officeooo:rsid="016bcdc0" style:font-style-asian="normal" style:font-weight-asian="bold" style:font-style-complex="normal" style:font-weight-complex="bold"/>
    </style:style>
    <style:style style:name="T160" style:family="text">
      <style:text-properties style:font-name="Calibri1" fo:font-style="normal" fo:font-weight="bold" officeooo:rsid="0199ca4a" style:font-style-asian="normal" style:font-weight-asian="bold" style:font-style-complex="normal" style:font-weight-complex="bold"/>
    </style:style>
    <style:style style:name="T161" style:family="text">
      <style:text-properties style:font-name="Calibri1" fo:font-style="normal" fo:font-weight="bold" officeooo:rsid="019a9416" style:font-style-asian="normal" style:font-weight-asian="bold" style:font-style-complex="normal" style:font-weight-complex="bold"/>
    </style:style>
    <style:style style:name="T162" style:family="text">
      <style:text-properties style:font-name="Calibri1" fo:font-style="normal" fo:font-weight="bold" officeooo:rsid="019ba5e3" style:font-style-asian="normal" style:font-weight-asian="bold" style:font-style-complex="normal" style:font-weight-complex="bold"/>
    </style:style>
    <style:style style:name="T163" style:family="text">
      <style:text-properties style:font-name="Calibri1" fo:font-style="normal" fo:font-weight="bold" officeooo:rsid="019d2326" style:font-style-asian="normal" style:font-weight-asian="bold" style:font-style-complex="normal" style:font-weight-complex="bold"/>
    </style:style>
    <style:style style:name="T164" style:family="text">
      <style:text-properties style:font-name="Calibri1" fo:font-style="normal" fo:font-weight="bold" officeooo:rsid="019fc3aa" style:font-style-asian="normal" style:font-weight-asian="bold" style:font-style-complex="normal" style:font-weight-complex="bold"/>
    </style:style>
    <style:style style:name="T165" style:family="text">
      <style:text-properties style:font-name="Calibri1" fo:font-style="normal" fo:font-weight="bold" officeooo:rsid="0193e924" style:font-style-asian="normal" style:font-weight-asian="bold" style:font-style-complex="normal" style:font-weight-complex="bold"/>
    </style:style>
    <style:style style:name="T166" style:family="text">
      <style:text-properties style:font-name="Calibri1" fo:font-style="normal" fo:font-weight="bold" officeooo:rsid="019ac6cc" style:font-style-asian="normal" style:font-weight-asian="bold" style:font-style-complex="normal" style:font-weight-complex="bold"/>
    </style:style>
    <style:style style:name="T167" style:family="text">
      <style:text-properties style:font-name="Calibri1" fo:font-style="normal" fo:font-weight="bold" officeooo:rsid="018ad0b1" style:font-style-asian="normal" style:font-weight-asian="bold" style:font-style-complex="normal" style:font-weight-complex="bold"/>
    </style:style>
    <style:style style:name="T168" style:family="text">
      <style:text-properties style:font-name="Calibri1" fo:font-style="normal" fo:font-weight="bold" officeooo:rsid="01a20aa5" style:font-style-asian="normal" style:font-weight-asian="bold" style:font-style-complex="normal" style:font-weight-complex="bold"/>
    </style:style>
    <style:style style:name="T169" style:family="text">
      <style:text-properties style:font-name="Calibri1" fo:font-style="normal" fo:font-weight="bold" officeooo:rsid="01b344a7" style:font-style-asian="normal" style:font-weight-asian="bold" style:font-style-complex="normal" style:font-weight-complex="bold"/>
    </style:style>
    <style:style style:name="T170" style:family="text">
      <style:text-properties style:font-name="Calibri1" fo:font-style="normal" fo:font-weight="bold" officeooo:rsid="01c2dda8" style:font-style-asian="normal" style:font-weight-asian="bold" style:font-style-complex="normal" style:font-weight-complex="bold"/>
    </style:style>
    <style:style style:name="T171" style:family="text">
      <style:text-properties style:font-name="Calibri1" fo:font-style="normal" fo:font-weight="bold" officeooo:rsid="01c5d077" style:font-style-asian="normal" style:font-weight-asian="bold" style:font-style-complex="normal" style:font-weight-complex="bold"/>
    </style:style>
    <style:style style:name="T172" style:family="text">
      <style:text-properties style:font-name="Calibri1" fo:font-style="normal" fo:font-weight="bold" officeooo:rsid="01e125ed" style:font-style-asian="normal" style:font-weight-asian="bold" style:font-style-complex="normal" style:font-weight-complex="bold"/>
    </style:style>
    <style:style style:name="T173" style:family="text">
      <style:text-properties style:font-name="Calibri1" fo:font-style="normal" fo:font-weight="bold" officeooo:rsid="01eaf057" style:font-style-asian="normal" style:font-weight-asian="bold" style:font-style-complex="normal" style:font-weight-complex="bold"/>
    </style:style>
    <style:style style:name="T174" style:family="text">
      <style:text-properties style:font-name="Calibri1" fo:font-style="normal" fo:font-weight="bold" officeooo:rsid="01f07fbd" style:font-style-asian="normal" style:font-weight-asian="bold" style:font-style-complex="normal" style:font-weight-complex="bold"/>
    </style:style>
    <style:style style:name="T175" style:family="text">
      <style:text-properties style:font-name="Calibri1" fo:font-style="normal" fo:font-weight="bold" officeooo:rsid="023020bb" style:font-style-asian="normal" style:font-weight-asian="bold" style:font-style-complex="normal" style:font-weight-complex="bold"/>
    </style:style>
    <style:style style:name="T176" style:family="text">
      <style:text-properties style:font-name="Calibri1" fo:font-style="normal" fo:font-weight="bold" officeooo:rsid="023092fd" style:font-style-asian="normal" style:font-weight-asian="bold" style:font-style-complex="normal" style:font-weight-complex="bold"/>
    </style:style>
    <style:style style:name="T177" style:family="text">
      <style:text-properties style:font-name="Calibri1" fo:font-style="normal" fo:font-weight="bold" officeooo:rsid="023257da" style:font-style-asian="normal" style:font-weight-asian="bold" style:font-style-complex="normal" style:font-weight-complex="bold"/>
    </style:style>
    <style:style style:name="T178"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79"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0"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1"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89" style:family="text">
      <style:text-properties style:font-name="Calibri1" officeooo:rsid="0148dff1"/>
    </style:style>
    <style:style style:name="T190" style:family="text">
      <style:text-properties style:font-name="Calibri1" officeooo:rsid="014e9896"/>
    </style:style>
    <style:style style:name="T191" style:family="text">
      <style:text-properties style:font-name="Calibri1" fo:font-style="italic" fo:font-weight="bold" officeooo:rsid="014e9896" style:font-style-asian="italic" style:font-weight-asian="bold" style:font-style-complex="italic" style:font-weight-complex="bold"/>
    </style:style>
    <style:style style:name="T192" style:family="text">
      <style:text-properties style:font-name="Calibri1" officeooo:rsid="014f812a"/>
    </style:style>
    <style:style style:name="T193" style:family="text">
      <style:text-properties style:font-name="Calibri1" officeooo:rsid="0150485e"/>
    </style:style>
    <style:style style:name="T194" style:family="text">
      <style:text-properties style:font-name="Calibri1" officeooo:rsid="01507c0c"/>
    </style:style>
    <style:style style:name="T195" style:family="text">
      <style:text-properties style:font-name="Calibri1" officeooo:rsid="015f689a"/>
    </style:style>
    <style:style style:name="T196" style:family="text">
      <style:text-properties style:font-name="Calibri1" officeooo:rsid="01614cc4"/>
    </style:style>
    <style:style style:name="T197" style:family="text">
      <style:text-properties style:font-name="Calibri1" fo:font-weight="bold" style:font-weight-asian="bold" style:font-weight-complex="bold"/>
    </style:style>
    <style:style style:name="T198" style:family="text">
      <style:text-properties style:font-name="Calibri1" fo:font-weight="bold" officeooo:rsid="01614cc4" style:font-weight-asian="bold" style:font-weight-complex="bold"/>
    </style:style>
    <style:style style:name="T199" style:family="text">
      <style:text-properties style:font-name="Calibri1" fo:font-weight="bold" officeooo:rsid="0161f1b3" style:font-weight-asian="bold" style:font-weight-complex="bold"/>
    </style:style>
    <style:style style:name="T200" style:family="text">
      <style:text-properties style:font-name="Calibri1" fo:font-weight="bold" officeooo:rsid="0166246c" style:font-weight-asian="bold" style:font-weight-complex="bold"/>
    </style:style>
    <style:style style:name="T201" style:family="text">
      <style:text-properties style:font-name="Calibri1" fo:font-weight="bold" officeooo:rsid="0166baec" style:font-weight-asian="bold" style:font-weight-complex="bold"/>
    </style:style>
    <style:style style:name="T202" style:family="text">
      <style:text-properties style:font-name="Calibri1" fo:font-weight="bold" officeooo:rsid="016bcdc0" style:font-weight-asian="bold" style:font-weight-complex="bold"/>
    </style:style>
    <style:style style:name="T203" style:family="text">
      <style:text-properties style:font-name="Calibri1" fo:font-weight="bold" officeooo:rsid="016c78c2" style:font-weight-asian="bold" style:font-weight-complex="bold"/>
    </style:style>
    <style:style style:name="T204" style:family="text">
      <style:text-properties style:font-name="Calibri1" fo:font-weight="bold" officeooo:rsid="015f689a" style:font-weight-asian="bold" style:font-weight-complex="bold"/>
    </style:style>
    <style:style style:name="T205" style:family="text">
      <style:text-properties style:font-name="Calibri1" fo:font-weight="bold" officeooo:rsid="016fb1fc" style:font-weight-asian="bold" style:font-weight-complex="bold"/>
    </style:style>
    <style:style style:name="T206" style:family="text">
      <style:text-properties style:font-name="Calibri1" fo:font-weight="bold" officeooo:rsid="0175d1b3" style:font-weight-asian="bold" style:font-weight-complex="bold"/>
    </style:style>
    <style:style style:name="T207" style:family="text">
      <style:text-properties style:font-name="Calibri1" fo:font-weight="bold" officeooo:rsid="01780baa" style:font-weight-asian="bold" style:font-weight-complex="bold"/>
    </style:style>
    <style:style style:name="T208" style:family="text">
      <style:text-properties style:font-name="Calibri1" fo:font-weight="bold" officeooo:rsid="0176ae1a" style:font-weight-asian="bold" style:font-weight-complex="bold"/>
    </style:style>
    <style:style style:name="T209" style:family="text">
      <style:text-properties style:font-name="Calibri1" fo:font-weight="bold" officeooo:rsid="01928171" style:font-weight-asian="bold" style:font-weight-complex="bold"/>
    </style:style>
    <style:style style:name="T210" style:family="text">
      <style:text-properties style:font-name="Calibri1" fo:font-weight="bold" officeooo:rsid="018ad0b1" style:font-weight-asian="bold" style:font-weight-complex="bold"/>
    </style:style>
    <style:style style:name="T211" style:family="text">
      <style:text-properties style:font-name="Calibri1" fo:font-weight="bold" officeooo:rsid="0193e924" style:font-weight-asian="bold" style:font-weight-complex="bold"/>
    </style:style>
    <style:style style:name="T212" style:family="text">
      <style:text-properties style:font-name="Calibri1" fo:font-weight="bold" officeooo:rsid="01b344a7" style:font-weight-asian="bold" style:font-weight-complex="bold"/>
    </style:style>
    <style:style style:name="T213" style:family="text">
      <style:text-properties style:font-name="Calibri1" fo:font-weight="bold" officeooo:rsid="01b02106" style:font-weight-asian="bold" style:font-weight-complex="bold"/>
    </style:style>
    <style:style style:name="T214" style:family="text">
      <style:text-properties style:font-name="Calibri1" fo:font-weight="normal" officeooo:rsid="01614cc4" style:font-weight-asian="normal" style:font-weight-complex="normal"/>
    </style:style>
    <style:style style:name="T215" style:family="text">
      <style:text-properties style:font-name="Calibri1" fo:font-weight="normal" officeooo:rsid="0166246c" style:font-weight-asian="normal" style:font-weight-complex="normal"/>
    </style:style>
    <style:style style:name="T216" style:family="text">
      <style:text-properties style:font-name="Calibri1" fo:font-weight="normal" officeooo:rsid="0166baec" style:font-weight-asian="normal" style:font-weight-complex="normal"/>
    </style:style>
    <style:style style:name="T217" style:family="text">
      <style:text-properties style:font-name="Calibri1" fo:font-weight="normal" officeooo:rsid="0168a2be" style:font-weight-asian="normal" style:font-weight-complex="normal"/>
    </style:style>
    <style:style style:name="T218" style:family="text">
      <style:text-properties style:font-name="Calibri1" fo:font-weight="normal" officeooo:rsid="016bcdc0" style:font-weight-asian="normal" style:font-weight-complex="normal"/>
    </style:style>
    <style:style style:name="T219" style:family="text">
      <style:text-properties style:font-name="Calibri1" fo:font-weight="normal" officeooo:rsid="016c78c2" style:font-weight-asian="normal" style:font-weight-complex="normal"/>
    </style:style>
    <style:style style:name="T220" style:family="text">
      <style:text-properties style:font-name="Calibri1" fo:font-weight="normal" officeooo:rsid="016ce04d" style:font-weight-asian="normal" style:font-weight-complex="normal"/>
    </style:style>
    <style:style style:name="T221" style:family="text">
      <style:text-properties style:font-name="Calibri1" fo:font-weight="normal" officeooo:rsid="016d1c44" style:font-weight-asian="normal" style:font-weight-complex="normal"/>
    </style:style>
    <style:style style:name="T222" style:family="text">
      <style:text-properties style:font-name="Calibri1" fo:font-weight="normal" officeooo:rsid="016dc37f" style:font-weight-asian="normal" style:font-weight-complex="normal"/>
    </style:style>
    <style:style style:name="T223" style:family="text">
      <style:text-properties style:font-name="Calibri1" fo:font-weight="normal" officeooo:rsid="0172fd7f" style:font-weight-asian="normal" style:font-weight-complex="normal"/>
    </style:style>
    <style:style style:name="T224" style:family="text">
      <style:text-properties style:font-name="Calibri1" fo:font-weight="normal" officeooo:rsid="0175d1b3" style:font-weight-asian="normal" style:font-weight-complex="normal"/>
    </style:style>
    <style:style style:name="T225" style:family="text">
      <style:text-properties style:font-name="Calibri1" fo:font-weight="normal" officeooo:rsid="0176ae1a" style:font-weight-asian="normal" style:font-weight-complex="normal"/>
    </style:style>
    <style:style style:name="T226" style:family="text">
      <style:text-properties style:font-name="Calibri1" fo:font-weight="normal" officeooo:rsid="01780baa" style:font-weight-asian="normal" style:font-weight-complex="normal"/>
    </style:style>
    <style:style style:name="T227" style:family="text">
      <style:text-properties style:font-name="Calibri1" fo:font-weight="normal" officeooo:rsid="01795a01" style:font-weight-asian="normal" style:font-weight-complex="normal"/>
    </style:style>
    <style:style style:name="T228" style:family="text">
      <style:text-properties style:font-name="Calibri1" fo:font-weight="normal" officeooo:rsid="0188b8a5" style:font-weight-asian="normal" style:font-weight-complex="normal"/>
    </style:style>
    <style:style style:name="T229" style:family="text">
      <style:text-properties style:font-name="Calibri1" fo:font-weight="normal" officeooo:rsid="0189d339" style:font-weight-asian="normal" style:font-weight-complex="normal"/>
    </style:style>
    <style:style style:name="T230" style:family="text">
      <style:text-properties style:font-name="Calibri1" fo:font-weight="normal" officeooo:rsid="01b6fe17" style:font-weight-asian="normal" style:font-weight-complex="normal"/>
    </style:style>
    <style:style style:name="T231" style:family="text">
      <style:text-properties style:font-name="Calibri1" fo:font-weight="normal" officeooo:rsid="018ad0b1" style:font-weight-asian="normal" style:font-weight-complex="normal"/>
    </style:style>
    <style:style style:name="T232" style:family="text">
      <style:text-properties style:font-name="Calibri1" officeooo:rsid="0161f1b3"/>
    </style:style>
    <style:style style:name="T233" style:family="text">
      <style:text-properties style:font-name="Calibri1" officeooo:rsid="01621e8d"/>
    </style:style>
    <style:style style:name="T234" style:family="text">
      <style:text-properties style:font-name="Calibri1" officeooo:rsid="01631c63"/>
    </style:style>
    <style:style style:name="T235" style:family="text">
      <style:text-properties style:font-name="Calibri1" officeooo:rsid="0164a4b6"/>
    </style:style>
    <style:style style:name="T236" style:family="text">
      <style:text-properties style:font-name="Calibri1" officeooo:rsid="0164bc5e"/>
    </style:style>
    <style:style style:name="T237" style:family="text">
      <style:text-properties style:font-name="Calibri1" officeooo:rsid="0166246c"/>
    </style:style>
    <style:style style:name="T238" style:family="text">
      <style:text-properties style:font-name="Calibri1" officeooo:rsid="0166baec"/>
    </style:style>
    <style:style style:name="T239" style:family="text">
      <style:text-properties style:font-name="Calibri1" fo:font-size="12pt" fo:font-weight="normal" officeooo:rsid="01756299" style:font-size-asian="12pt" style:font-weight-asian="normal" style:font-size-complex="12pt" style:font-weight-complex="normal"/>
    </style:style>
    <style:style style:name="T240" style:family="text">
      <style:text-properties style:font-name="Calibri1" fo:font-size="12pt" fo:font-weight="normal" officeooo:rsid="017430fe" style:font-size-asian="12pt" style:font-weight-asian="normal" style:font-size-complex="12pt" style:font-weight-complex="normal"/>
    </style:style>
    <style:style style:name="T241" style:family="text">
      <style:text-properties style:font-name="Calibri1" fo:font-size="12pt" fo:font-weight="normal" officeooo:rsid="017d0c09" style:font-size-asian="12pt" style:font-weight-asian="normal" style:font-size-complex="12pt" style:font-weight-complex="normal"/>
    </style:style>
    <style:style style:name="T242" style:family="text">
      <style:text-properties style:font-name="Calibri1" fo:font-size="12pt" fo:font-weight="normal" officeooo:rsid="017de4c4" style:font-size-asian="12pt" style:font-weight-asian="normal" style:font-size-complex="12pt" style:font-weight-complex="normal"/>
    </style:style>
    <style:style style:name="T243" style:family="text">
      <style:text-properties style:font-name="Calibri1" fo:font-size="12pt" fo:font-weight="normal" officeooo:rsid="017f3201" style:font-size-asian="12pt" style:font-weight-asian="normal" style:font-size-complex="12pt" style:font-weight-complex="normal"/>
    </style:style>
    <style:style style:name="T244" style:family="text">
      <style:text-properties style:font-name="Calibri1" fo:font-size="12pt" fo:font-weight="normal" officeooo:rsid="017f3c2f" style:font-size-asian="12pt" style:font-weight-asian="normal" style:font-size-complex="12pt" style:font-weight-complex="normal"/>
    </style:style>
    <style:style style:name="T245" style:family="text">
      <style:text-properties style:font-name="Calibri1" fo:font-size="12pt" fo:font-weight="normal" officeooo:rsid="0180031f" style:font-size-asian="12pt" style:font-weight-asian="normal" style:font-size-complex="12pt" style:font-weight-complex="normal"/>
    </style:style>
    <style:style style:name="T246" style:family="text">
      <style:text-properties style:font-name="Calibri1" fo:font-size="12pt" fo:font-weight="normal" officeooo:rsid="0180f630" style:font-size-asian="12pt" style:font-weight-asian="normal" style:font-size-complex="12pt" style:font-weight-complex="normal"/>
    </style:style>
    <style:style style:name="T247" style:family="text">
      <style:text-properties style:font-name="Calibri1" fo:font-size="12pt" fo:font-weight="normal" officeooo:rsid="0182076b" style:font-size-asian="12pt" style:font-weight-asian="normal" style:font-size-complex="12pt" style:font-weight-complex="normal"/>
    </style:style>
    <style:style style:name="T248" style:family="text">
      <style:text-properties style:font-name="Calibri1" fo:font-size="12pt" fo:font-weight="normal" officeooo:rsid="01cec7cc" style:font-size-asian="12pt" style:font-weight-asian="normal" style:font-size-complex="12pt" style:font-weight-complex="normal"/>
    </style:style>
    <style:style style:name="T249" style:family="text">
      <style:text-properties style:font-name="Calibri1" fo:font-size="12pt" fo:font-weight="normal" officeooo:rsid="01d0b2f0" style:font-size-asian="12pt" style:font-weight-asian="normal" style:font-size-complex="12pt" style:font-weight-complex="normal"/>
    </style:style>
    <style:style style:name="T250" style:family="text">
      <style:text-properties style:font-name="Calibri1" fo:font-size="12pt" fo:font-weight="normal" officeooo:rsid="01d360df" style:font-size-asian="12pt" style:font-weight-asian="normal" style:font-size-complex="12pt" style:font-weight-complex="normal"/>
    </style:style>
    <style:style style:name="T251" style:family="text">
      <style:text-properties style:font-name="Calibri1" fo:font-size="12pt" fo:font-weight="normal" officeooo:rsid="01d41253" style:font-size-asian="12pt" style:font-weight-asian="normal" style:font-size-complex="12pt" style:font-weight-complex="normal"/>
    </style:style>
    <style:style style:name="T252" style:family="text">
      <style:text-properties style:font-name="Calibri1" fo:font-size="12pt" fo:font-weight="normal" officeooo:rsid="01d41c8d" style:font-size-asian="12pt" style:font-weight-asian="normal" style:font-size-complex="12pt" style:font-weight-complex="normal"/>
    </style:style>
    <style:style style:name="T253" style:family="text">
      <style:text-properties style:font-name="Calibri1" fo:font-size="12pt" fo:font-weight="normal" officeooo:rsid="01d5bac3" style:font-size-asian="12pt" style:font-weight-asian="normal" style:font-size-complex="12pt" style:font-weight-complex="normal"/>
    </style:style>
    <style:style style:name="T254" style:family="text">
      <style:text-properties style:font-name="Calibri1" fo:font-size="12pt" fo:font-weight="normal" officeooo:rsid="01d655ca" style:font-size-asian="12pt" style:font-weight-asian="normal" style:font-size-complex="12pt" style:font-weight-complex="normal"/>
    </style:style>
    <style:style style:name="T255" style:family="text">
      <style:text-properties style:font-name="Calibri1" fo:font-size="12pt" fo:font-weight="normal" officeooo:rsid="01d854b3" style:font-size-asian="12pt" style:font-weight-asian="normal" style:font-size-complex="12pt" style:font-weight-complex="normal"/>
    </style:style>
    <style:style style:name="T256" style:family="text">
      <style:text-properties style:font-name="Calibri1" fo:font-size="12pt" fo:font-weight="bold" style:font-size-asian="12pt" style:font-weight-asian="bold" style:font-size-complex="12pt" style:font-weight-complex="bold"/>
    </style:style>
    <style:style style:name="T257" style:family="text">
      <style:text-properties style:font-name="Calibri1" fo:font-size="12pt" fo:font-weight="bold" officeooo:rsid="01756299" style:font-size-asian="12pt" style:font-weight-asian="bold" style:font-size-complex="12pt" style:font-weight-complex="bold"/>
    </style:style>
    <style:style style:name="T258" style:family="text">
      <style:text-properties style:font-name="Calibri1" fo:font-size="12pt" fo:font-weight="bold" officeooo:rsid="0175b8d7" style:font-size-asian="12pt" style:font-weight-asian="bold" style:font-size-complex="12pt" style:font-weight-complex="bold"/>
    </style:style>
    <style:style style:name="T259" style:family="text">
      <style:text-properties style:font-name="Calibri1" fo:font-size="12pt" fo:font-weight="bold" officeooo:rsid="017430fe" style:font-size-asian="12pt" style:font-weight-asian="bold" style:font-size-complex="12pt" style:font-weight-complex="bold"/>
    </style:style>
    <style:style style:name="T260" style:family="text">
      <style:text-properties style:font-name="Calibri1" fo:font-size="12pt" fo:font-weight="bold" officeooo:rsid="017f3201" style:font-size-asian="12pt" style:font-weight-asian="bold" style:font-size-complex="12pt" style:font-weight-complex="bold"/>
    </style:style>
    <style:style style:name="T261" style:family="text">
      <style:text-properties style:font-name="Calibri1" fo:font-size="12pt" fo:font-weight="bold" officeooo:rsid="01d0b2f0" style:font-size-asian="12pt" style:font-weight-asian="bold" style:font-size-complex="12pt" style:font-weight-complex="bold"/>
    </style:style>
    <style:style style:name="T262" style:family="text">
      <style:text-properties style:font-name="Calibri1" fo:font-size="12pt" fo:font-weight="bold" officeooo:rsid="01cec7cc" style:font-size-asian="12pt" style:font-weight-asian="bold" style:font-size-complex="12pt" style:font-weight-complex="bold"/>
    </style:style>
    <style:style style:name="T263" style:family="text">
      <style:text-properties style:font-name="Calibri1" fo:font-size="12pt" fo:font-weight="bold" officeooo:rsid="01d360df" style:font-size-asian="12pt" style:font-weight-asian="bold" style:font-size-complex="12pt" style:font-weight-complex="bold"/>
    </style:style>
    <style:style style:name="T264" style:family="text">
      <style:text-properties style:font-name="Calibri1" fo:font-size="12pt" fo:font-weight="bold" officeooo:rsid="01d41c8d" style:font-size-asian="12pt" style:font-weight-asian="bold" style:font-size-complex="12pt" style:font-weight-complex="bold"/>
    </style:style>
    <style:style style:name="T265" style:family="text">
      <style:text-properties style:font-name="Calibri1" fo:font-size="12pt" fo:font-weight="bold" officeooo:rsid="01d5bac3" style:font-size-asian="12pt" style:font-weight-asian="bold" style:font-size-complex="12pt" style:font-weight-complex="bold"/>
    </style:style>
    <style:style style:name="T266" style:family="text">
      <style:text-properties style:font-name="Calibri1" fo:font-size="12pt" fo:font-weight="bold" officeooo:rsid="01d655ca" style:font-size-asian="12pt" style:font-weight-asian="bold" style:font-size-complex="12pt" style:font-weight-complex="bold"/>
    </style:style>
    <style:style style:name="T267" style:family="text">
      <style:text-properties style:font-name="Calibri1" fo:font-size="12pt" fo:font-weight="bold" officeooo:rsid="01d854b3" style:font-size-asian="12pt" style:font-weight-asian="bold" style:font-size-complex="12pt" style:font-weight-complex="bold"/>
    </style:style>
    <style:style style:name="T268"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69"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70"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71"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72"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73"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74"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75"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76"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77"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78"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79"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89"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290"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291"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292"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293"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294"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295"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296"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297"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298"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299"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27"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28"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29"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30"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31"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32"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33" style:family="text">
      <style:text-properties style:font-name="Calibri1" officeooo:rsid="01928171"/>
    </style:style>
    <style:style style:name="T334" style:family="text">
      <style:text-properties style:font-name="Calibri1" officeooo:rsid="018ad0b1"/>
    </style:style>
    <style:style style:name="T335" style:family="text">
      <style:text-properties style:font-name="Calibri1" officeooo:rsid="019fc3aa"/>
    </style:style>
    <style:style style:name="T336" style:family="text">
      <style:text-properties style:font-name="Calibri1" officeooo:rsid="01b344a7"/>
    </style:style>
    <style:style style:name="T337" style:family="text">
      <style:text-properties style:font-name="Calibri1" officeooo:rsid="02739c9f"/>
    </style:style>
    <style:style style:name="T338" style:family="text">
      <style:text-properties officeooo:rsid="0091f2ab"/>
    </style:style>
    <style:style style:name="T339" style:family="text">
      <style:text-properties officeooo:rsid="009465a6"/>
    </style:style>
    <style:style style:name="T340" style:family="text">
      <style:text-properties officeooo:rsid="0097c495"/>
    </style:style>
    <style:style style:name="T341" style:family="text">
      <style:text-properties officeooo:rsid="0099e886"/>
    </style:style>
    <style:style style:name="T342" style:family="text">
      <style:text-properties officeooo:rsid="009d430e"/>
    </style:style>
    <style:style style:name="T343" style:family="text">
      <style:text-properties fo:font-style="normal" style:font-style-asian="normal" style:font-style-complex="normal"/>
    </style:style>
    <style:style style:name="T344" style:family="text">
      <style:text-properties fo:font-style="normal" officeooo:rsid="00ae2c4e" style:font-style-asian="normal" style:font-style-complex="normal"/>
    </style:style>
    <style:style style:name="T345" style:family="text">
      <style:text-properties fo:font-style="normal" officeooo:rsid="00b92289" style:font-style-asian="normal" style:font-style-complex="normal"/>
    </style:style>
    <style:style style:name="T346" style:family="text">
      <style:text-properties fo:font-style="normal" officeooo:rsid="00babff4" style:font-style-asian="normal" style:font-style-complex="normal"/>
    </style:style>
    <style:style style:name="T347" style:family="text">
      <style:text-properties fo:font-style="normal" officeooo:rsid="00f894bd" style:font-style-asian="normal" style:font-style-complex="normal"/>
    </style:style>
    <style:style style:name="T348" style:family="text">
      <style:text-properties fo:font-style="normal" officeooo:rsid="00f6b412" style:font-style-asian="normal" style:font-style-complex="normal"/>
    </style:style>
    <style:style style:name="T349" style:family="text">
      <style:text-properties fo:font-style="normal" officeooo:rsid="00f8bc86" style:font-style-asian="normal" style:font-style-complex="normal"/>
    </style:style>
    <style:style style:name="T350" style:family="text">
      <style:text-properties fo:font-style="normal" fo:font-weight="bold" style:font-style-asian="normal" style:font-weight-asian="bold" style:font-style-complex="normal" style:font-weight-complex="bold"/>
    </style:style>
    <style:style style:name="T351" style:family="text">
      <style:text-properties fo:font-style="normal" fo:font-weight="bold" officeooo:rsid="00f894bd" style:font-style-asian="normal" style:font-weight-asian="bold" style:font-style-complex="normal" style:font-weight-complex="bold"/>
    </style:style>
    <style:style style:name="T352" style:family="text">
      <style:text-properties fo:font-style="normal" fo:font-weight="bold" officeooo:rsid="00f8bc86" style:font-style-asian="normal" style:font-weight-asian="bold" style:font-style-complex="normal" style:font-weight-complex="bold"/>
    </style:style>
    <style:style style:name="T353" style:family="text">
      <style:text-properties fo:font-style="normal" fo:font-weight="bold" officeooo:rsid="011130fb" style:font-style-asian="normal" style:font-weight-asian="bold" style:font-style-complex="normal" style:font-weight-complex="bold"/>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fo:font-style="normal" fo:font-weight="normal" officeooo:rsid="00f8bc86" style:font-style-asian="normal" style:font-weight-asian="normal" style:font-style-complex="normal" style:font-weight-complex="normal"/>
    </style:style>
    <style:style style:name="T356" style:family="text">
      <style:text-properties fo:font-style="normal" fo:font-weight="normal" officeooo:rsid="0108a9eb" style:font-style-asian="normal" style:font-weight-asian="normal" style:font-style-complex="normal" style:font-weight-complex="normal"/>
    </style:style>
    <style:style style:name="T357" style:family="text">
      <style:text-properties fo:font-style="normal" fo:font-weight="normal" officeooo:rsid="010a1ca0" style:font-style-asian="normal" style:font-weight-asian="normal" style:font-style-complex="normal" style:font-weight-complex="normal"/>
    </style:style>
    <style:style style:name="T358" style:family="text">
      <style:text-properties fo:font-style="normal" fo:font-weight="normal" officeooo:rsid="01104839" style:font-style-asian="normal" style:font-weight-asian="normal" style:font-style-complex="normal" style:font-weight-complex="normal"/>
    </style:style>
    <style:style style:name="T359" style:family="text">
      <style:text-properties fo:font-style="normal" fo:font-weight="normal" officeooo:rsid="011130fb" style:font-style-asian="normal" style:font-weight-asian="normal" style:font-style-complex="normal" style:font-weight-complex="normal"/>
    </style:style>
    <style:style style:name="T360" style:family="text">
      <style:text-properties fo:font-style="normal" fo:font-weight="normal" officeooo:rsid="0113dbde" style:font-style-asian="normal" style:font-weight-asian="normal" style:font-style-complex="normal" style:font-weight-complex="normal"/>
    </style:style>
    <style:style style:name="T361" style:family="text">
      <style:text-properties fo:font-style="normal" fo:font-weight="normal" officeooo:rsid="0115ae6b" style:font-style-asian="normal" style:font-weight-asian="normal" style:font-style-complex="normal" style:font-weight-complex="normal"/>
    </style:style>
    <style:style style:name="T362" style:family="text">
      <style:text-properties fo:font-style="normal" fo:font-weight="normal" officeooo:rsid="0148dff1" style:font-style-asian="normal" style:font-weight-asian="normal" style:font-style-complex="normal" style:font-weight-complex="normal"/>
    </style:style>
    <style:style style:name="T363" style:family="text">
      <style:text-properties fo:font-style="normal" fo:font-weight="normal" officeooo:rsid="01936e29" style:font-style-asian="normal" style:font-weight-asian="normal" style:font-style-complex="normal" style:font-weight-complex="normal"/>
    </style:style>
    <style:style style:name="T364" style:family="text">
      <style:text-properties fo:font-style="normal" fo:font-weight="normal" officeooo:rsid="0193e924" style:font-style-asian="normal" style:font-weight-asian="normal" style:font-style-complex="normal" style:font-weight-complex="normal"/>
    </style:style>
    <style:style style:name="T365" style:family="text">
      <style:text-properties fo:font-style="normal" fo:font-weight="normal" officeooo:rsid="01eaf057" style:font-style-asian="normal" style:font-weight-asian="normal" style:font-style-complex="normal" style:font-weight-complex="normal"/>
    </style:style>
    <style:style style:name="T366" style:family="text">
      <style:text-properties officeooo:rsid="007bcdd6"/>
    </style:style>
    <style:style style:name="T367" style:family="text">
      <style:text-properties officeooo:rsid="009fd796"/>
    </style:style>
    <style:style style:name="T368" style:family="text">
      <style:text-properties officeooo:rsid="00a1aa6f"/>
    </style:style>
    <style:style style:name="T369" style:family="text">
      <style:text-properties fo:color="#ff0000"/>
    </style:style>
    <style:style style:name="T370" style:family="text">
      <style:text-properties fo:color="#ff0000" officeooo:rsid="00a1aa6f"/>
    </style:style>
    <style:style style:name="T371" style:family="text">
      <style:text-properties fo:color="#ff0000" officeooo:rsid="011313e5"/>
    </style:style>
    <style:style style:name="T372" style:family="text">
      <style:text-properties fo:color="#ff0000" officeooo:rsid="015dd84e"/>
    </style:style>
    <style:style style:name="T373" style:family="text">
      <style:text-properties fo:color="#ff0000" officeooo:rsid="021f109c"/>
    </style:style>
    <style:style style:name="T374" style:family="text">
      <style:text-properties fo:color="#ff0000" style:font-name="Cambria1" officeooo:rsid="021f109c"/>
    </style:style>
    <style:style style:name="T375" style:family="text">
      <style:text-properties fo:color="#ff0000" style:font-name="Cambria1" fo:font-weight="normal" officeooo:rsid="022ea9f8" style:font-name-asian="Microsoft YaHei" style:font-weight-asian="normal" style:font-name-complex="Mangal" style:font-weight-complex="normal"/>
    </style:style>
    <style:style style:name="T376" style:family="text">
      <style:text-properties fo:color="#ff0000" style:font-name="Cambria1" fo:font-weight="normal" officeooo:rsid="02449625" style:font-name-asian="Microsoft YaHei" style:font-weight-asian="normal" style:font-name-complex="Mangal" style:font-weight-complex="normal"/>
    </style:style>
    <style:style style:name="T377"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78"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79" style:family="text">
      <style:text-properties fo:color="#ff0000" style:font-name="Cambria1" fo:font-weight="bold" officeooo:rsid="022b9212" style:font-name-asian="Microsoft YaHei" style:font-weight-asian="bold" style:font-name-complex="Mangal" style:font-weight-complex="bold"/>
    </style:style>
    <style:style style:name="T380" style:family="text">
      <style:text-properties fo:color="#ff0000" style:font-name="Cambria1" fo:font-weight="bold" officeooo:rsid="02449625" style:font-name-asian="Microsoft YaHei" style:font-weight-asian="bold" style:font-name-complex="Mangal" style:font-weight-complex="bold"/>
    </style:style>
    <style:style style:name="T381"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82"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officeooo:rsid="00a44aa3"/>
    </style:style>
    <style:style style:name="T384" style:family="text">
      <style:text-properties officeooo:rsid="00a626f1"/>
    </style:style>
    <style:style style:name="T385" style:family="text">
      <style:text-properties officeooo:rsid="00aa6a8e"/>
    </style:style>
    <style:style style:name="T386" style:family="text">
      <style:text-properties officeooo:rsid="00ae2c4e"/>
    </style:style>
    <style:style style:name="T387" style:family="text">
      <style:text-properties officeooo:rsid="00b55022"/>
    </style:style>
    <style:style style:name="T388" style:family="text">
      <style:text-properties officeooo:rsid="00b7e2e1"/>
    </style:style>
    <style:style style:name="T389" style:family="text">
      <style:text-properties officeooo:rsid="00bb0bfb"/>
    </style:style>
    <style:style style:name="T390" style:family="text">
      <style:text-properties officeooo:rsid="00bc7380"/>
    </style:style>
    <style:style style:name="T391" style:family="text">
      <style:text-properties officeooo:rsid="00bee94b"/>
    </style:style>
    <style:style style:name="T392" style:family="text">
      <style:text-properties officeooo:rsid="00c1685d"/>
    </style:style>
    <style:style style:name="T393" style:family="text">
      <style:text-properties officeooo:rsid="00c29bc8"/>
    </style:style>
    <style:style style:name="T394" style:family="text">
      <style:text-properties officeooo:rsid="00c2febe"/>
    </style:style>
    <style:style style:name="T395" style:family="text">
      <style:text-properties officeooo:rsid="00c3aa9f"/>
    </style:style>
    <style:style style:name="T396" style:family="text">
      <style:text-properties fo:color="#000000"/>
    </style:style>
    <style:style style:name="T397" style:family="text">
      <style:text-properties fo:color="#000000" officeooo:rsid="00c45283"/>
    </style:style>
    <style:style style:name="T398" style:family="text">
      <style:text-properties fo:color="#000000" officeooo:rsid="00c5972a"/>
    </style:style>
    <style:style style:name="T399" style:family="text">
      <style:text-properties fo:color="#000000" officeooo:rsid="00ca8a76"/>
    </style:style>
    <style:style style:name="T400" style:family="text">
      <style:text-properties fo:color="#000000" style:font-name="Calibri1" fo:font-weight="bold" officeooo:rsid="013be36b" style:font-weight-asian="bold" style:font-weight-complex="bold"/>
    </style:style>
    <style:style style:name="T401" style:family="text">
      <style:text-properties fo:color="#000000" style:font-name="Calibri1" fo:font-weight="normal" officeooo:rsid="0168a2be" style:font-weight-asian="normal" style:font-weight-complex="normal"/>
    </style:style>
    <style:style style:name="T402" style:family="text">
      <style:text-properties fo:color="#000000" style:font-name="Calibri1" fo:font-weight="normal" officeooo:rsid="013be36b" style:font-weight-asian="normal" style:font-weight-complex="normal"/>
    </style:style>
    <style:style style:name="T403" style:family="text">
      <style:text-properties fo:color="#000000" style:font-name="Calibri1" fo:font-weight="normal" officeooo:rsid="01780baa" style:font-weight-asian="normal" style:font-weight-complex="normal"/>
    </style:style>
    <style:style style:name="T404" style:family="text">
      <style:text-properties fo:color="#000000" style:font-name="Calibri1" fo:font-weight="normal" officeooo:rsid="01795a01" style:font-weight-asian="normal" style:font-weight-complex="normal"/>
    </style:style>
    <style:style style:name="T405" style:family="text">
      <style:text-properties fo:color="#000000" style:font-name="Calibri1" fo:font-weight="normal" officeooo:rsid="017a7d58" style:font-weight-asian="normal" style:font-weight-complex="normal"/>
    </style:style>
    <style:style style:name="T406" style:family="text">
      <style:text-properties fo:color="#000000" style:font-name="Calibri1" fo:font-size="12pt" fo:font-weight="bold" officeooo:rsid="01726878" style:font-size-asian="12pt" style:font-weight-asian="bold" style:font-size-complex="12pt" style:font-weight-complex="bold"/>
    </style:style>
    <style:style style:name="T407" style:family="text">
      <style:text-properties fo:color="#000000" style:font-name="Calibri1" fo:font-size="12pt" fo:font-weight="bold" officeooo:rsid="013be36b" style:font-size-asian="12pt" style:font-weight-asian="bold" style:font-size-complex="12pt" style:font-weight-complex="bold"/>
    </style:style>
    <style:style style:name="T408" style:family="text">
      <style:text-properties fo:color="#000000" style:font-name="Calibri1" fo:font-size="12pt" fo:font-weight="normal" style:font-size-asian="12pt" style:font-weight-asian="normal" style:font-size-complex="12pt" style:font-weight-complex="normal"/>
    </style:style>
    <style:style style:name="T409" style:family="text">
      <style:text-properties fo:color="#000000" style:font-name="Calibri1" fo:font-size="12pt" fo:font-weight="normal" officeooo:rsid="01726878" style:font-size-asian="12pt" style:font-weight-asian="normal" style:font-size-complex="12pt" style:font-weight-complex="normal"/>
    </style:style>
    <style:style style:name="T410" style:family="text">
      <style:text-properties fo:color="#000000" style:font-name="Calibri1" fo:font-size="12pt" fo:font-weight="normal" officeooo:rsid="013be36b" style:font-size-asian="12pt" style:font-weight-asian="normal" style:font-size-complex="12pt" style:font-weight-complex="normal"/>
    </style:style>
    <style:style style:name="T411" style:family="text">
      <style:text-properties fo:color="#000000" style:font-name="Calibri1" fo:font-size="12pt" fo:font-weight="normal" officeooo:rsid="017d0c09" style:font-size-asian="12pt" style:font-weight-asian="normal" style:font-size-complex="12pt" style:font-weight-complex="normal"/>
    </style:style>
    <style:style style:name="T412" style:family="text">
      <style:text-properties fo:color="#000000" style:font-name="Calibri1" fo:font-size="12pt" fo:font-weight="normal" officeooo:rsid="0180031f" style:font-size-asian="12pt" style:font-weight-asian="normal" style:font-size-complex="12pt" style:font-weight-complex="normal"/>
    </style:style>
    <style:style style:name="T413" style:family="text">
      <style:text-properties fo:color="#000000" fo:language="zxx" fo:country="none" fo:font-weight="normal" style:font-name-asian="Microsoft YaHei" style:font-weight-asian="normal" style:font-name-complex="Mangal" style:font-weight-complex="normal"/>
    </style:style>
    <style:style style:name="T414" style:family="text">
      <style:text-properties fo:color="#000000" fo:language="zxx" fo:country="none" fo:font-weight="normal" officeooo:rsid="01f6c0fd" style:font-name-asian="Microsoft YaHei" style:font-weight-asian="normal" style:font-name-complex="Mangal" style:font-weight-complex="normal"/>
    </style:style>
    <style:style style:name="T415" style:family="text">
      <style:text-properties fo:color="#000000" fo:language="zxx" fo:country="none" fo:font-weight="bold" officeooo:rsid="01f6c0fd" style:font-name-asian="Microsoft YaHei" style:font-weight-asian="bold" style:font-name-complex="Mangal" style:font-weight-complex="bold"/>
    </style:style>
    <style:style style:name="T416"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17"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18"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19"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20"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21"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22"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23"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24"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25" style:family="text">
      <style:text-properties officeooo:rsid="00c90937"/>
    </style:style>
    <style:style style:name="T426" style:family="text">
      <style:text-properties officeooo:rsid="00ca8a76"/>
    </style:style>
    <style:style style:name="T427" style:family="text">
      <style:text-properties officeooo:rsid="00cdbc61"/>
    </style:style>
    <style:style style:name="T428" style:family="text">
      <style:text-properties officeooo:rsid="00d0249f"/>
    </style:style>
    <style:style style:name="T429" style:family="text">
      <style:text-properties officeooo:rsid="00d1a823"/>
    </style:style>
    <style:style style:name="T430" style:family="text">
      <style:text-properties officeooo:rsid="00d5491c"/>
    </style:style>
    <style:style style:name="T431" style:family="text">
      <style:text-properties officeooo:rsid="00d6e91e"/>
    </style:style>
    <style:style style:name="T432" style:family="text">
      <style:text-properties officeooo:rsid="00d81769"/>
    </style:style>
    <style:style style:name="T433" style:family="text">
      <style:text-properties officeooo:rsid="00da2772"/>
    </style:style>
    <style:style style:name="T434" style:family="text">
      <style:text-properties officeooo:rsid="00db1c6d"/>
    </style:style>
    <style:style style:name="T435" style:family="text">
      <style:text-properties officeooo:rsid="00db565d"/>
    </style:style>
    <style:style style:name="T436" style:family="text">
      <style:text-properties officeooo:rsid="00dbb89f"/>
    </style:style>
    <style:style style:name="T437" style:family="text">
      <style:text-properties officeooo:rsid="00e3d1d8"/>
    </style:style>
    <style:style style:name="T438" style:family="text">
      <style:text-properties officeooo:rsid="00e9f8ed"/>
    </style:style>
    <style:style style:name="T439" style:family="text">
      <style:text-properties officeooo:rsid="00ec3ff8"/>
    </style:style>
    <style:style style:name="T440" style:family="text">
      <style:text-properties officeooo:rsid="00f07973"/>
    </style:style>
    <style:style style:name="T441" style:family="text">
      <style:text-properties officeooo:rsid="00f1272b"/>
    </style:style>
    <style:style style:name="T442" style:family="text">
      <style:text-properties officeooo:rsid="00f6b412"/>
    </style:style>
    <style:style style:name="T443" style:family="text">
      <style:text-properties officeooo:rsid="00f894bd"/>
    </style:style>
    <style:style style:name="T444" style:family="text">
      <style:text-properties officeooo:rsid="00f9732e"/>
    </style:style>
    <style:style style:name="T445" style:family="text">
      <style:text-properties officeooo:rsid="00fe6dda"/>
    </style:style>
    <style:style style:name="T446" style:family="text">
      <style:text-properties officeooo:rsid="0101d1b2"/>
    </style:style>
    <style:style style:name="T447" style:family="text">
      <style:text-properties officeooo:rsid="01112df2"/>
    </style:style>
    <style:style style:name="T448" style:family="text">
      <style:text-properties officeooo:rsid="01193823"/>
    </style:style>
    <style:style style:name="T449" style:family="text">
      <style:text-properties officeooo:rsid="011aba92"/>
    </style:style>
    <style:style style:name="T450" style:family="text">
      <style:text-properties officeooo:rsid="011f68bb"/>
    </style:style>
    <style:style style:name="T451" style:family="text">
      <style:text-properties officeooo:rsid="01222f48"/>
    </style:style>
    <style:style style:name="T452" style:family="text">
      <style:text-properties officeooo:rsid="012affcc"/>
    </style:style>
    <style:style style:name="T453" style:family="text">
      <style:text-properties officeooo:rsid="012b27dc"/>
    </style:style>
    <style:style style:name="T454" style:family="text">
      <style:text-properties officeooo:rsid="012d164a"/>
    </style:style>
    <style:style style:name="T455" style:family="text">
      <style:text-properties officeooo:rsid="012f289b"/>
    </style:style>
    <style:style style:name="T456" style:family="text">
      <style:text-properties officeooo:rsid="0130af73"/>
    </style:style>
    <style:style style:name="T457" style:family="text">
      <style:text-properties officeooo:rsid="00b48bcd"/>
    </style:style>
    <style:style style:name="T458" style:family="text">
      <style:text-properties officeooo:rsid="01371297"/>
    </style:style>
    <style:style style:name="T459" style:family="text">
      <style:text-properties officeooo:rsid="00b70cb2"/>
    </style:style>
    <style:style style:name="T460"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461"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462"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463" style:family="text">
      <style:text-properties fo:font-size="13pt" fo:font-weight="bold" style:font-size-asian="13pt" style:font-weight-asian="bold" style:font-size-complex="13pt" style:font-weight-complex="bold"/>
    </style:style>
    <style:style style:name="T464" style:family="text">
      <style:text-properties officeooo:rsid="013dd1fa"/>
    </style:style>
    <style:style style:name="T465" style:family="text">
      <style:text-properties officeooo:rsid="013f707b"/>
    </style:style>
    <style:style style:name="T466" style:family="text">
      <style:text-properties officeooo:rsid="0140b810"/>
    </style:style>
    <style:style style:name="T467" style:family="text">
      <style:text-properties officeooo:rsid="01427d63"/>
    </style:style>
    <style:style style:name="T468" style:family="text">
      <style:text-properties officeooo:rsid="0146bbf7"/>
    </style:style>
    <style:style style:name="T469" style:family="text">
      <style:text-properties officeooo:rsid="0148dff1"/>
    </style:style>
    <style:style style:name="T470" style:family="text">
      <style:text-properties officeooo:rsid="014cce7b"/>
    </style:style>
    <style:style style:name="T471" style:family="text">
      <style:text-properties style:font-name="Cambria1"/>
    </style:style>
    <style:style style:name="T472" style:family="text">
      <style:text-properties style:font-name="Cambria1" officeooo:rsid="014f812a"/>
    </style:style>
    <style:style style:name="T473" style:family="text">
      <style:text-properties style:font-name="Cambria1" officeooo:rsid="01555ad6"/>
    </style:style>
    <style:style style:name="T474" style:family="text">
      <style:text-properties style:font-name="Cambria1" officeooo:rsid="015721ee"/>
    </style:style>
    <style:style style:name="T475" style:family="text">
      <style:text-properties style:font-name="Cambria1" officeooo:rsid="01572edc"/>
    </style:style>
    <style:style style:name="T476" style:family="text">
      <style:text-properties style:font-name="Cambria1" officeooo:rsid="0157afbe"/>
    </style:style>
    <style:style style:name="T477" style:family="text">
      <style:text-properties style:font-name="Cambria1" officeooo:rsid="016b1537"/>
    </style:style>
    <style:style style:name="T478" style:family="text">
      <style:text-properties style:font-name="Cambria1" officeooo:rsid="01846a8a"/>
    </style:style>
    <style:style style:name="T479" style:family="text">
      <style:text-properties style:font-name="Cambria1" officeooo:rsid="0191996d"/>
    </style:style>
    <style:style style:name="T480" style:family="text">
      <style:text-properties style:font-name="Cambria1" officeooo:rsid="01928171"/>
    </style:style>
    <style:style style:name="T481" style:family="text">
      <style:text-properties style:font-name="Cambria1" fo:font-style="normal" fo:font-weight="bold" style:font-style-asian="normal" style:font-weight-asian="bold" style:font-style-complex="normal" style:font-weight-complex="bold"/>
    </style:style>
    <style:style style:name="T482" style:family="text">
      <style:text-properties style:font-name="Cambria1" fo:font-style="normal" fo:font-weight="bold" officeooo:rsid="0191996d" style:font-style-asian="normal" style:font-weight-asian="bold" style:font-style-complex="normal" style:font-weight-complex="bold"/>
    </style:style>
    <style:style style:name="T483" style:family="text">
      <style:text-properties style:font-name="Cambria1" fo:font-style="normal" fo:font-weight="bold" officeooo:rsid="01928171" style:font-style-asian="normal" style:font-weight-asian="bold" style:font-style-complex="normal" style:font-weight-complex="bold"/>
    </style:style>
    <style:style style:name="T484" style:family="text">
      <style:text-properties style:font-name="Cambria1" fo:font-style="normal" fo:font-weight="bold" officeooo:rsid="019f1131" style:font-style-asian="normal" style:font-weight-asian="bold" style:font-style-complex="normal" style:font-weight-complex="bold"/>
    </style:style>
    <style:style style:name="T485" style:family="text">
      <style:text-properties style:font-name="Cambria1" fo:font-style="normal" fo:font-weight="bold" officeooo:rsid="01bdff22" style:font-style-asian="normal" style:font-weight-asian="bold" style:font-style-complex="normal" style:font-weight-complex="bold"/>
    </style:style>
    <style:style style:name="T486" style:family="text">
      <style:text-properties style:font-name="Cambria1" fo:font-style="normal" fo:font-weight="bold" officeooo:rsid="01c2dda8" style:font-style-asian="normal" style:font-weight-asian="bold" style:font-style-complex="normal" style:font-weight-complex="bold"/>
    </style:style>
    <style:style style:name="T487" style:family="text">
      <style:text-properties style:font-name="Cambria1" fo:font-style="normal" fo:font-weight="bold" officeooo:rsid="01c49ff8" style:font-style-asian="normal" style:font-weight-asian="bold" style:font-style-complex="normal" style:font-weight-complex="bold"/>
    </style:style>
    <style:style style:name="T488" style:family="text">
      <style:text-properties style:font-name="Cambria1" fo:font-style="normal" fo:font-weight="bold" officeooo:rsid="01db80ae" style:font-style-asian="normal" style:font-weight-asian="bold" style:font-style-complex="normal" style:font-weight-complex="bold"/>
    </style:style>
    <style:style style:name="T489" style:family="text">
      <style:text-properties style:font-name="Cambria1" fo:font-style="normal" fo:font-weight="bold" officeooo:rsid="01b02106" style:font-style-asian="normal" style:font-weight-asian="bold" style:font-style-complex="normal" style:font-weight-complex="bold"/>
    </style:style>
    <style:style style:name="T490" style:family="text">
      <style:text-properties style:font-name="Cambria1" fo:font-style="normal" fo:font-weight="bold" officeooo:rsid="01ba5f28" style:font-style-asian="normal" style:font-weight-asian="bold" style:font-style-complex="normal" style:font-weight-complex="bold"/>
    </style:style>
    <style:style style:name="T491" style:family="text">
      <style:text-properties style:font-name="Cambria1" fo:font-style="normal" fo:font-weight="bold" officeooo:rsid="01e759dd" style:font-style-asian="normal" style:font-weight-asian="bold" style:font-style-complex="normal" style:font-weight-complex="bold"/>
    </style:style>
    <style:style style:name="T492" style:family="text">
      <style:text-properties style:font-name="Cambria1" fo:font-style="normal" fo:font-weight="bold" officeooo:rsid="01ece228" style:font-style-asian="normal" style:font-weight-asian="bold" style:font-style-complex="normal" style:font-weight-complex="bold"/>
    </style:style>
    <style:style style:name="T493" style:family="text">
      <style:text-properties style:font-name="Cambria1" fo:font-style="normal" fo:font-weight="bold" officeooo:rsid="01f6c0fd" style:font-style-asian="normal" style:font-weight-asian="bold" style:font-style-complex="normal" style:font-weight-complex="bold"/>
    </style:style>
    <style:style style:name="T494" style:family="text">
      <style:text-properties style:font-name="Cambria1" fo:font-style="normal" fo:font-weight="bold" officeooo:rsid="020178ed" style:font-style-asian="normal" style:font-weight-asian="bold" style:font-style-complex="normal" style:font-weight-complex="bold"/>
    </style:style>
    <style:style style:name="T495" style:family="text">
      <style:text-properties style:font-name="Cambria1" fo:font-style="normal" fo:font-weight="bold" officeooo:rsid="023020bb" style:font-style-asian="normal" style:font-weight-asian="bold" style:font-style-complex="normal" style:font-weight-complex="bold"/>
    </style:style>
    <style:style style:name="T496" style:family="text">
      <style:text-properties style:font-name="Cambria1" fo:font-style="normal" fo:font-weight="bold" officeooo:rsid="02422e8f" style:font-style-asian="normal" style:font-weight-asian="bold" style:font-style-complex="normal" style:font-weight-complex="bold"/>
    </style:style>
    <style:style style:name="T497" style:family="text">
      <style:text-properties style:font-name="Cambria1" fo:font-style="normal" fo:font-weight="bold" officeooo:rsid="024d5306" style:font-style-asian="normal" style:font-weight-asian="bold" style:font-style-complex="normal" style:font-weight-complex="bold"/>
    </style:style>
    <style:style style:name="T498"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499"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500"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01"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502"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503"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504"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505"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506"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507"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508"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509" style:family="text">
      <style:text-properties style:font-name="Cambria1" fo:font-style="normal" fo:font-weight="normal" officeooo:rsid="018ad0b1" style:font-style-asian="normal" style:font-weight-asian="normal" style:font-style-complex="normal" style:font-weight-complex="normal"/>
    </style:style>
    <style:style style:name="T510" style:family="text">
      <style:text-properties style:font-name="Cambria1" fo:font-style="normal" fo:font-weight="normal" officeooo:rsid="01e759dd" style:font-style-asian="normal" style:font-weight-asian="normal" style:font-style-complex="normal" style:font-weight-complex="normal"/>
    </style:style>
    <style:style style:name="T511"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512"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513" style:family="text">
      <style:text-properties style:font-name="Cambria1" officeooo:rsid="01b344a7"/>
    </style:style>
    <style:style style:name="T514" style:family="text">
      <style:text-properties style:font-name="Cambria1" officeooo:rsid="01b5d064"/>
    </style:style>
    <style:style style:name="T515" style:family="text">
      <style:text-properties style:font-name="Cambria1" fo:font-weight="normal" officeooo:rsid="01b83b37" style:font-weight-asian="normal" style:font-weight-complex="normal"/>
    </style:style>
    <style:style style:name="T516" style:family="text">
      <style:text-properties style:font-name="Cambria1" fo:font-weight="normal" officeooo:rsid="01ba5f28" style:font-weight-asian="normal" style:font-weight-complex="normal"/>
    </style:style>
    <style:style style:name="T517" style:family="text">
      <style:text-properties style:font-name="Cambria1" fo:font-weight="normal" officeooo:rsid="018ad0b1" style:font-weight-asian="normal" style:font-weight-complex="normal"/>
    </style:style>
    <style:style style:name="T518" style:family="text">
      <style:text-properties style:font-name="Cambria1" fo:font-weight="normal" officeooo:rsid="01eaf057" style:font-weight-asian="normal" style:font-weight-complex="normal"/>
    </style:style>
    <style:style style:name="T519" style:family="text">
      <style:text-properties style:font-name="Cambria1" fo:font-weight="normal" officeooo:rsid="018ad0b1" style:font-name-asian="Microsoft YaHei" style:font-weight-asian="normal" style:font-name-complex="Mangal" style:font-weight-complex="normal"/>
    </style:style>
    <style:style style:name="T520" style:family="text">
      <style:text-properties style:font-name="Cambria1" fo:font-weight="normal" officeooo:rsid="022ea9f8" style:font-name-asian="Microsoft YaHei" style:font-weight-asian="normal" style:font-name-complex="Mangal" style:font-weight-complex="normal"/>
    </style:style>
    <style:style style:name="T521" style:family="text">
      <style:text-properties style:font-name="Cambria1" officeooo:rsid="01b70cf9"/>
    </style:style>
    <style:style style:name="T522" style:family="text">
      <style:text-properties style:font-name="Cambria1" officeooo:rsid="01b83b37"/>
    </style:style>
    <style:style style:name="T523" style:family="text">
      <style:text-properties style:font-name="Cambria1" fo:font-weight="bold" style:font-weight-asian="bold" style:font-weight-complex="bold"/>
    </style:style>
    <style:style style:name="T524" style:family="text">
      <style:text-properties style:font-name="Cambria1" fo:font-weight="bold" officeooo:rsid="01b83b37" style:font-weight-asian="bold" style:font-weight-complex="bold"/>
    </style:style>
    <style:style style:name="T525" style:family="text">
      <style:text-properties style:font-name="Cambria1" fo:font-weight="bold" officeooo:rsid="01ba5f28" style:font-weight-asian="bold" style:font-weight-complex="bold"/>
    </style:style>
    <style:style style:name="T526" style:family="text">
      <style:text-properties style:font-name="Cambria1" fo:font-weight="bold" officeooo:rsid="01b02106" style:font-weight-asian="bold" style:font-weight-complex="bold"/>
    </style:style>
    <style:style style:name="T527" style:family="text">
      <style:text-properties style:font-name="Cambria1" fo:font-weight="bold" officeooo:rsid="01bdff22" style:font-weight-asian="bold" style:font-weight-complex="bold"/>
    </style:style>
    <style:style style:name="T528" style:family="text">
      <style:text-properties style:font-name="Cambria1" fo:font-weight="bold" officeooo:rsid="01c2dda8" style:font-weight-asian="bold" style:font-weight-complex="bold"/>
    </style:style>
    <style:style style:name="T529" style:family="text">
      <style:text-properties style:font-name="Cambria1" fo:font-weight="bold" officeooo:rsid="01c49ff8" style:font-weight-asian="bold" style:font-weight-complex="bold"/>
    </style:style>
    <style:style style:name="T530" style:family="text">
      <style:text-properties style:font-name="Cambria1" fo:font-weight="bold" officeooo:rsid="01db80ae" style:font-weight-asian="bold" style:font-weight-complex="bold"/>
    </style:style>
    <style:style style:name="T531" style:family="text">
      <style:text-properties style:font-name="Cambria1" fo:font-weight="bold" officeooo:rsid="01e99b5a" style:font-weight-asian="bold" style:font-weight-complex="bold"/>
    </style:style>
    <style:style style:name="T532" style:family="text">
      <style:text-properties style:font-name="Cambria1" fo:font-weight="bold" officeooo:rsid="01eaf057" style:font-weight-asian="bold" style:font-weight-complex="bold"/>
    </style:style>
    <style:style style:name="T533" style:family="text">
      <style:text-properties style:font-name="Cambria1" fo:font-weight="bold" officeooo:rsid="01ece228" style:font-weight-asian="bold" style:font-weight-complex="bold"/>
    </style:style>
    <style:style style:name="T534" style:family="text">
      <style:text-properties style:font-name="Cambria1" fo:font-weight="bold" officeooo:rsid="01ed6aa1" style:font-weight-asian="bold" style:font-weight-complex="bold"/>
    </style:style>
    <style:style style:name="T535" style:family="text">
      <style:text-properties style:font-name="Cambria1" fo:font-weight="bold" officeooo:rsid="01eec6d0" style:font-weight-asian="bold" style:font-weight-complex="bold"/>
    </style:style>
    <style:style style:name="T536" style:family="text">
      <style:text-properties style:font-name="Cambria1" fo:font-weight="bold" officeooo:rsid="01fdf9cb" style:font-weight-asian="bold" style:font-weight-complex="bold"/>
    </style:style>
    <style:style style:name="T537" style:family="text">
      <style:text-properties style:font-name="Cambria1" fo:font-weight="bold" officeooo:rsid="0208e380" style:font-weight-asian="bold" style:font-weight-complex="bold"/>
    </style:style>
    <style:style style:name="T538" style:family="text">
      <style:text-properties style:font-name="Cambria1" fo:font-weight="bold" officeooo:rsid="023020bb" style:font-weight-asian="bold" style:font-weight-complex="bold"/>
    </style:style>
    <style:style style:name="T539" style:family="text">
      <style:text-properties style:font-name="Cambria1" fo:font-weight="bold" officeooo:rsid="018ad0b1" style:font-weight-asian="bold" style:font-weight-complex="bold"/>
    </style:style>
    <style:style style:name="T540" style:family="text">
      <style:text-properties style:font-name="Cambria1" fo:font-weight="bold" officeooo:rsid="02422e8f" style:font-weight-asian="bold" style:font-weight-complex="bold"/>
    </style:style>
    <style:style style:name="T541" style:family="text">
      <style:text-properties style:font-name="Cambria1" fo:font-weight="bold" officeooo:rsid="027a5357" style:font-weight-asian="bold" style:font-weight-complex="bold"/>
    </style:style>
    <style:style style:name="T542" style:family="text">
      <style:text-properties style:font-name="Cambria1" fo:font-weight="bold" officeooo:rsid="02806040" style:font-weight-asian="bold" style:font-weight-complex="bold"/>
    </style:style>
    <style:style style:name="T543" style:family="text">
      <style:text-properties style:font-name="Cambria1" fo:font-weight="bold" officeooo:rsid="01f6c0fd" style:font-name-asian="Microsoft YaHei" style:font-weight-asian="bold" style:font-name-complex="Mangal" style:font-weight-complex="bold"/>
    </style:style>
    <style:style style:name="T544" style:family="text">
      <style:text-properties style:font-name="Cambria1" fo:font-weight="bold" officeooo:rsid="01b02106" style:font-name-asian="Microsoft YaHei" style:font-weight-asian="bold" style:font-name-complex="Mangal" style:font-weight-complex="bold"/>
    </style:style>
    <style:style style:name="T545" style:family="text">
      <style:text-properties style:font-name="Cambria1" fo:font-weight="bold" officeooo:rsid="01ba5f28" style:font-name-asian="Microsoft YaHei" style:font-weight-asian="bold" style:font-name-complex="Mangal" style:font-weight-complex="bold"/>
    </style:style>
    <style:style style:name="T546" style:family="text">
      <style:text-properties style:font-name="Cambria1" fo:font-weight="bold" officeooo:rsid="01ed6aa1" style:font-name-asian="Microsoft YaHei" style:font-weight-asian="bold" style:font-name-complex="Mangal" style:font-weight-complex="bold"/>
    </style:style>
    <style:style style:name="T547" style:family="text">
      <style:text-properties style:font-name="Cambria1" fo:font-weight="bold" officeooo:rsid="01eec6d0" style:font-name-asian="Microsoft YaHei" style:font-weight-asian="bold" style:font-name-complex="Mangal" style:font-weight-complex="bold"/>
    </style:style>
    <style:style style:name="T548" style:family="text">
      <style:text-properties style:font-name="Cambria1" fo:font-weight="bold" officeooo:rsid="01fe15e1" style:font-name-asian="Microsoft YaHei" style:font-weight-asian="bold" style:font-name-complex="Mangal" style:font-weight-complex="bold"/>
    </style:style>
    <style:style style:name="T549" style:family="text">
      <style:text-properties style:font-name="Cambria1" fo:font-weight="bold" officeooo:rsid="022b9212" style:font-name-asian="Microsoft YaHei" style:font-weight-asian="bold" style:font-name-complex="Mangal" style:font-weight-complex="bold"/>
    </style:style>
    <style:style style:name="T550" style:family="text">
      <style:text-properties style:font-name="Cambria1" fo:font-weight="bold" officeooo:rsid="022ea9f8" style:font-name-asian="Microsoft YaHei" style:font-weight-asian="bold" style:font-name-complex="Mangal" style:font-weight-complex="bold"/>
    </style:style>
    <style:style style:name="T551" style:family="text">
      <style:text-properties style:font-name="Cambria1" fo:font-weight="bold" officeooo:rsid="02449625" style:font-name-asian="Microsoft YaHei" style:font-weight-asian="bold" style:font-name-complex="Mangal" style:font-weight-complex="bold"/>
    </style:style>
    <style:style style:name="T552" style:family="text">
      <style:text-properties style:font-name="Cambria1" officeooo:rsid="01bfc74e"/>
    </style:style>
    <style:style style:name="T553" style:family="text">
      <style:text-properties style:font-name="Cambria1" officeooo:rsid="01c15903"/>
    </style:style>
    <style:style style:name="T554" style:family="text">
      <style:text-properties style:font-name="Cambria1" officeooo:rsid="01c20903"/>
    </style:style>
    <style:style style:name="T555" style:family="text">
      <style:text-properties style:font-name="Cambria1" officeooo:rsid="01c2ee73"/>
    </style:style>
    <style:style style:name="T556" style:family="text">
      <style:text-properties style:font-name="Cambria1" officeooo:rsid="01c49ff8"/>
    </style:style>
    <style:style style:name="T557" style:family="text">
      <style:text-properties style:font-name="Cambria1" fo:font-style="italic" officeooo:rsid="01c49ff8" style:font-style-asian="italic" style:font-style-complex="italic"/>
    </style:style>
    <style:style style:name="T558" style:family="text">
      <style:text-properties style:font-name="Cambria1" fo:font-style="italic" officeooo:rsid="01c925bd" style:font-style-asian="italic" style:font-style-complex="italic"/>
    </style:style>
    <style:style style:name="T559" style:family="text">
      <style:text-properties style:font-name="Cambria1" officeooo:rsid="01e125ed"/>
    </style:style>
    <style:style style:name="T560" style:family="text">
      <style:text-properties style:font-name="Cambria1" officeooo:rsid="01e2f140"/>
    </style:style>
    <style:style style:name="T561" style:family="text">
      <style:text-properties style:font-name="Cambria1" officeooo:rsid="01e473a7"/>
    </style:style>
    <style:style style:name="T562" style:family="text">
      <style:text-properties style:font-name="Cambria1" officeooo:rsid="01e4d76d"/>
    </style:style>
    <style:style style:name="T563" style:family="text">
      <style:text-properties style:font-name="Cambria1" officeooo:rsid="01e759dd"/>
    </style:style>
    <style:style style:name="T564" style:family="text">
      <style:text-properties style:font-name="Cambria1" officeooo:rsid="01ebc1fc"/>
    </style:style>
    <style:style style:name="T565" style:family="text">
      <style:text-properties style:font-name="Cambria1" officeooo:rsid="01ece228"/>
    </style:style>
    <style:style style:name="T566" style:family="text">
      <style:text-properties style:font-name="Cambria1" officeooo:rsid="01fd4260"/>
    </style:style>
    <style:style style:name="T567" style:family="text">
      <style:text-properties style:font-name="Cambria1" officeooo:rsid="01fdf9cb"/>
    </style:style>
    <style:style style:name="T568" style:family="text">
      <style:text-properties style:font-name="Cambria1" officeooo:rsid="01fe15e1"/>
    </style:style>
    <style:style style:name="T569" style:family="text">
      <style:text-properties style:font-name="Cambria1" officeooo:rsid="01fe99c7"/>
    </style:style>
    <style:style style:name="T570" style:family="text">
      <style:text-properties style:font-name="Cambria1" officeooo:rsid="01ff822c"/>
    </style:style>
    <style:style style:name="T571" style:family="text">
      <style:text-properties style:font-name="Cambria1" fo:font-size="14pt" fo:font-weight="normal" style:font-size-asian="14pt" style:font-weight-asian="normal" style:font-size-complex="14pt" style:font-weight-complex="normal"/>
    </style:style>
    <style:style style:name="T572" style:family="text">
      <style:text-properties style:font-name="Cambria1" fo:font-size="14pt" fo:font-weight="normal" officeooo:rsid="016b1537" style:font-size-asian="14pt" style:font-weight-asian="normal" style:font-size-complex="14pt" style:font-weight-complex="normal"/>
    </style:style>
    <style:style style:name="T573" style:family="text">
      <style:text-properties style:font-name="Cambria1" fo:font-size="14pt" fo:font-weight="normal" officeooo:rsid="0201499e" style:font-size-asian="14pt" style:font-weight-asian="normal" style:font-size-complex="14pt" style:font-weight-complex="normal"/>
    </style:style>
    <style:style style:name="T574" style:family="text">
      <style:text-properties style:font-name="Cambria1" fo:font-size="14pt" fo:font-weight="normal" officeooo:rsid="0201499e" style:font-size-asian="12.25pt" style:font-weight-asian="normal" style:font-size-complex="14pt" style:font-weight-complex="normal"/>
    </style:style>
    <style:style style:name="T575" style:family="text">
      <style:text-properties style:font-name="Cambria1" fo:font-size="14pt" fo:font-weight="bold" officeooo:rsid="01cc547e" style:font-size-asian="14pt" style:font-weight-asian="bold" style:font-size-complex="14pt" style:font-weight-complex="bold"/>
    </style:style>
    <style:style style:name="T576" style:family="text">
      <style:text-properties style:font-name="Cambria1" fo:font-size="14pt" fo:font-weight="bold" officeooo:rsid="016b1537" style:font-size-asian="14pt" style:font-weight-asian="bold" style:font-size-complex="14pt" style:font-weight-complex="bold"/>
    </style:style>
    <style:style style:name="T577" style:family="text">
      <style:text-properties style:font-name="Cambria1" fo:font-size="14pt" fo:font-weight="bold" officeooo:rsid="0201499e" style:font-size-asian="12.25pt" style:font-weight-asian="bold" style:font-size-complex="14pt" style:font-weight-complex="bold"/>
    </style:style>
    <style:style style:name="T578" style:family="text">
      <style:text-properties style:font-name="Cambria1" fo:font-size="14pt" officeooo:rsid="01b5f472" style:font-size-asian="14pt" style:font-size-complex="14pt"/>
    </style:style>
    <style:style style:name="T579" style:family="text">
      <style:text-properties style:font-name="Cambria1" officeooo:rsid="0206d1d6"/>
    </style:style>
    <style:style style:name="T580"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581"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582" style:family="text">
      <style:text-properties style:font-name="Cambria1" officeooo:rsid="0208e380"/>
    </style:style>
    <style:style style:name="T583" style:family="text">
      <style:text-properties style:font-name="Cambria1" officeooo:rsid="0209d643"/>
    </style:style>
    <style:style style:name="T584" style:family="text">
      <style:text-properties style:font-name="Cambria1" officeooo:rsid="0209ed1f"/>
    </style:style>
    <style:style style:name="T585" style:family="text">
      <style:text-properties style:font-name="Cambria1" officeooo:rsid="020ac6cd"/>
    </style:style>
    <style:style style:name="T586" style:family="text">
      <style:text-properties style:font-name="Cambria1" officeooo:rsid="020ad90e"/>
    </style:style>
    <style:style style:name="T587" style:family="text">
      <style:text-properties style:font-name="Cambria1" officeooo:rsid="021d930a"/>
    </style:style>
    <style:style style:name="T588" style:family="text">
      <style:text-properties style:font-name="Cambria1" officeooo:rsid="021f109c"/>
    </style:style>
    <style:style style:name="T589"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590"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591"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592"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593"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594"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595"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596"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597"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598"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599"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600"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601"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602"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603"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604"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605"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606"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607"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608"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609"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610"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611"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612"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613"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614"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615"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616"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617"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618" style:family="text">
      <style:text-properties style:font-name="Cambria1" officeooo:rsid="0267ffe7"/>
    </style:style>
    <style:style style:name="T619" style:family="text">
      <style:text-properties style:font-name="Cambria1" officeooo:rsid="0279cef5"/>
    </style:style>
    <style:style style:name="T620" style:family="text">
      <style:text-properties style:font-name="Cambria1" officeooo:rsid="027a5357"/>
    </style:style>
    <style:style style:name="T621" style:family="text">
      <style:text-properties style:font-name="Cambria1" officeooo:rsid="027c70fb"/>
    </style:style>
    <style:style style:name="T622" style:family="text">
      <style:text-properties style:font-name="Cambria1" officeooo:rsid="027d8cbd"/>
    </style:style>
    <style:style style:name="T623" style:family="text">
      <style:text-properties style:font-name="Cambria1" officeooo:rsid="02806040"/>
    </style:style>
    <style:style style:name="T624" style:family="text">
      <style:text-properties style:font-name="Cambria1" officeooo:rsid="0280e03c"/>
    </style:style>
    <style:style style:name="T625" style:family="text">
      <style:text-properties style:font-name="Cambria1" officeooo:rsid="0282a353"/>
    </style:style>
    <style:style style:name="T626" style:family="text">
      <style:text-properties style:font-name="Cambria1" officeooo:rsid="02859eda"/>
    </style:style>
    <style:style style:name="T627" style:family="text">
      <style:text-properties style:font-name="Cambria1" officeooo:rsid="0289169c"/>
    </style:style>
    <style:style style:name="T628" style:family="text">
      <style:text-properties style:font-name="Cambria1" officeooo:rsid="028abdfc"/>
    </style:style>
    <style:style style:name="T629" style:family="text">
      <style:text-properties style:font-name="Cambria1" officeooo:rsid="028c6d77"/>
    </style:style>
    <style:style style:name="T630" style:family="text">
      <style:text-properties style:font-name="Cambria1" officeooo:rsid="02922fff"/>
    </style:style>
    <style:style style:name="T631" style:family="text">
      <style:text-properties style:font-name="Cambria1" officeooo:rsid="029569f2"/>
    </style:style>
    <style:style style:name="T632" style:family="text">
      <style:text-properties officeooo:rsid="0073284d"/>
    </style:style>
    <style:style style:name="T633" style:family="text">
      <style:text-properties officeooo:rsid="013be36b"/>
    </style:style>
    <style:style style:name="T634" style:family="text">
      <style:text-properties officeooo:rsid="01631c63"/>
    </style:style>
    <style:style style:name="T635" style:family="text">
      <style:text-properties officeooo:rsid="016af79d"/>
    </style:style>
    <style:style style:name="T636" style:family="text">
      <style:text-properties fo:font-size="11pt" style:font-size-asian="11pt" style:font-size-complex="11pt"/>
    </style:style>
    <style:style style:name="T637" style:family="text">
      <style:text-properties fo:font-size="10.5pt" style:font-size-asian="10.5pt" style:font-size-complex="10.5pt"/>
    </style:style>
    <style:style style:name="T638" style:family="text">
      <style:text-properties fo:font-size="12pt" fo:font-weight="normal" style:font-size-asian="12pt" style:font-weight-asian="normal" style:font-size-complex="12pt" style:font-weight-complex="normal"/>
    </style:style>
    <style:style style:name="T639" style:family="text">
      <style:text-properties fo:font-size="12pt" fo:font-weight="normal" officeooo:rsid="020cfcf0" style:font-size-asian="12pt" style:font-weight-asian="normal" style:font-size-complex="12pt" style:font-weight-complex="normal"/>
    </style:style>
    <style:style style:name="T640" style:family="text">
      <style:text-properties fo:font-size="12pt" fo:font-weight="normal" officeooo:rsid="020ebfb7" style:font-size-asian="12pt" style:font-weight-asian="normal" style:font-size-complex="12pt" style:font-weight-complex="normal"/>
    </style:style>
    <style:style style:name="T641" style:family="text">
      <style:text-properties fo:font-size="12pt" fo:font-weight="normal" officeooo:rsid="0209ed1f" style:font-size-asian="12pt" style:font-weight-asian="normal" style:font-size-complex="12pt" style:font-weight-complex="normal"/>
    </style:style>
    <style:style style:name="T642" style:family="text">
      <style:text-properties fo:font-size="12pt" fo:font-weight="normal" officeooo:rsid="0212afc8" style:font-size-asian="12pt" style:font-weight-asian="normal" style:font-size-complex="12pt" style:font-weight-complex="normal"/>
    </style:style>
    <style:style style:name="T643" style:family="text">
      <style:text-properties fo:font-size="12pt" fo:font-weight="normal" officeooo:rsid="0212c8a2" style:font-size-asian="12pt" style:font-weight-asian="normal" style:font-size-complex="12pt" style:font-weight-complex="normal"/>
    </style:style>
    <style:style style:name="T644" style:family="text">
      <style:text-properties fo:font-size="12pt" fo:font-weight="normal" officeooo:rsid="0213be16" style:font-size-asian="12pt" style:font-weight-asian="normal" style:font-size-complex="12pt" style:font-weight-complex="normal"/>
    </style:style>
    <style:style style:name="T645" style:family="text">
      <style:text-properties fo:font-size="12pt" fo:font-weight="normal" officeooo:rsid="02156d28" style:font-size-asian="12pt" style:font-weight-asian="normal" style:font-size-complex="12pt" style:font-weight-complex="normal"/>
    </style:style>
    <style:style style:name="T646" style:family="text">
      <style:text-properties fo:font-size="12pt" fo:font-weight="normal" officeooo:rsid="0217438f" style:font-size-asian="12pt" style:font-weight-asian="normal" style:font-size-complex="12pt" style:font-weight-complex="normal"/>
    </style:style>
    <style:style style:name="T647" style:family="text">
      <style:text-properties fo:font-size="12pt" fo:font-weight="normal" officeooo:rsid="0217e083" style:font-size-asian="12pt" style:font-weight-asian="normal" style:font-size-complex="12pt" style:font-weight-complex="normal"/>
    </style:style>
    <style:style style:name="T648" style:family="text">
      <style:text-properties fo:font-size="12pt" fo:font-weight="normal" officeooo:rsid="02190206" style:font-size-asian="12pt" style:font-weight-asian="normal" style:font-size-complex="12pt" style:font-weight-complex="normal"/>
    </style:style>
    <style:style style:name="T649" style:family="text">
      <style:text-properties fo:font-size="12pt" fo:font-weight="normal" officeooo:rsid="021a4cb4" style:font-size-asian="12pt" style:font-weight-asian="normal" style:font-size-complex="12pt" style:font-weight-complex="normal"/>
    </style:style>
    <style:style style:name="T650" style:family="text">
      <style:text-properties fo:font-size="12pt" fo:font-weight="normal" officeooo:rsid="022510e4" style:font-size-asian="12pt" style:font-weight-asian="normal" style:font-size-complex="12pt" style:font-weight-complex="normal"/>
    </style:style>
    <style:style style:name="T651" style:family="text">
      <style:text-properties fo:font-size="12pt" fo:font-weight="normal" officeooo:rsid="02624f2b" style:font-size-asian="12pt" style:font-weight-asian="normal" style:font-size-complex="12pt" style:font-weight-complex="normal"/>
    </style:style>
    <style:style style:name="T652" style:family="text">
      <style:text-properties fo:font-size="12pt" officeooo:rsid="020ebfb7" style:font-size-asian="12pt" style:font-size-complex="12pt"/>
    </style:style>
    <style:style style:name="T653" style:family="text">
      <style:text-properties fo:font-size="12pt" officeooo:rsid="0212c8a2" style:font-size-asian="12pt" style:font-size-complex="12pt"/>
    </style:style>
    <style:style style:name="T654" style:family="text">
      <style:text-properties fo:font-size="12pt" officeooo:rsid="02156d28" style:font-size-asian="12pt" style:font-size-complex="12pt"/>
    </style:style>
    <style:style style:name="T655" style:family="text">
      <style:text-properties fo:font-size="12pt" officeooo:rsid="0217438f" style:font-size-asian="12pt" style:font-size-complex="12pt"/>
    </style:style>
    <style:style style:name="T656" style:family="text">
      <style:text-properties fo:font-size="12pt" officeooo:rsid="021a4cb4" style:font-size-asian="12pt" style:font-size-complex="12pt"/>
    </style:style>
    <style:style style:name="T657" style:family="text">
      <style:text-properties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658" style:family="text">
      <style:text-properties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659" style:family="text">
      <style:text-properties officeooo:rsid="01815499"/>
    </style:style>
    <style:style style:name="T660" style:family="text">
      <style:text-properties officeooo:rsid="0182ce44"/>
    </style:style>
    <style:style style:name="T661" style:family="text">
      <style:text-properties officeooo:rsid="01846a8a"/>
    </style:style>
    <style:style style:name="T662" style:family="text">
      <style:text-properties officeooo:rsid="018ad0b1"/>
    </style:style>
    <style:style style:name="T663" style:family="text">
      <style:text-properties officeooo:rsid="01b2cecf"/>
    </style:style>
    <style:style style:name="T664" style:family="text">
      <style:text-properties officeooo:rsid="01b819f2"/>
    </style:style>
    <style:style style:name="T665" style:family="text">
      <style:text-properties officeooo:rsid="01c3db13"/>
    </style:style>
    <style:style style:name="T666" style:family="text">
      <style:text-properties officeooo:rsid="01cd5823"/>
    </style:style>
    <style:style style:name="T667" style:family="text">
      <style:text-properties officeooo:rsid="01d135a0"/>
    </style:style>
    <style:style style:name="T668" style:family="text">
      <style:text-properties officeooo:rsid="01d1838b"/>
    </style:style>
    <style:style style:name="T669" style:family="text">
      <style:text-properties officeooo:rsid="01df4eb8"/>
    </style:style>
    <style:style style:name="T670" style:family="text">
      <style:text-properties officeooo:rsid="01e125ed"/>
    </style:style>
    <style:style style:name="T671" style:family="text">
      <style:text-properties officeooo:rsid="01e8b6c2"/>
    </style:style>
    <style:style style:name="T672" style:family="text">
      <style:text-properties officeooo:rsid="0209ed1f"/>
    </style:style>
    <style:style style:name="T673" style:family="text">
      <style:text-properties officeooo:rsid="020c750f"/>
    </style:style>
    <style:style style:name="T674" style:family="text">
      <style:text-properties officeooo:rsid="020ebfb7"/>
    </style:style>
    <style:style style:name="T675" style:family="text">
      <style:text-properties officeooo:rsid="021c9d97"/>
    </style:style>
    <style:style style:name="T676" style:family="text">
      <style:text-properties officeooo:rsid="021f109c"/>
    </style:style>
    <style:style style:name="T677" style:family="text">
      <style:text-properties officeooo:rsid="022b816a"/>
    </style:style>
    <style:style style:name="T678" style:family="text">
      <style:text-properties officeooo:rsid="022ea9f8"/>
    </style:style>
    <style:style style:name="T679" style:family="text">
      <style:text-properties officeooo:rsid="023020bb"/>
    </style:style>
    <style:style style:name="T680" style:family="text">
      <style:text-properties officeooo:rsid="023e7aa2"/>
    </style:style>
    <style:style style:name="T681" style:family="text">
      <style:text-properties officeooo:rsid="024070bb"/>
    </style:style>
    <style:style style:name="T682" style:family="text">
      <style:text-properties officeooo:rsid="02422e8f"/>
    </style:style>
    <style:style style:name="T683" style:family="text">
      <style:text-properties officeooo:rsid="02449625"/>
    </style:style>
    <style:style style:name="T684" style:family="text">
      <style:text-properties officeooo:rsid="02478fd5"/>
    </style:style>
    <style:style style:name="T685" style:family="text">
      <style:text-properties officeooo:rsid="024a1858"/>
    </style:style>
    <style:style style:name="T686" style:family="text">
      <style:text-properties officeooo:rsid="024e6a64"/>
    </style:style>
    <style:style style:name="T687" style:family="text">
      <style:text-properties officeooo:rsid="02509c7b"/>
    </style:style>
    <style:style style:name="T688" style:family="text">
      <style:text-properties officeooo:rsid="0250ea20"/>
    </style:style>
    <style:style style:name="T689" style:family="text">
      <style:text-properties officeooo:rsid="02535270"/>
    </style:style>
    <style:style style:name="T690" style:family="text">
      <style:text-properties officeooo:rsid="02651287"/>
    </style:style>
    <style:style style:name="T691" style:family="text">
      <style:text-properties officeooo:rsid="0266911b"/>
    </style:style>
    <style:style style:name="T692" style:family="text">
      <style:text-properties officeooo:rsid="0267a7df"/>
    </style:style>
    <style:style style:name="T693" style:family="text">
      <style:text-properties officeooo:rsid="0267ffe7"/>
    </style:style>
    <style:style style:name="T694" style:family="text">
      <style:text-properties officeooo:rsid="0269cfa8"/>
    </style:style>
    <style:style style:name="T695"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696" style:family="text">
      <style:text-properties officeooo:rsid="028b9170"/>
    </style:style>
    <style:style style:name="T697" style:family="text">
      <style:text-properties style:text-underline-style="solid" style:text-underline-type="double" style:text-underline-width="auto" style:text-underline-color="font-color" officeooo:rsid="029569f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Qscintilla documentation</text:p>
      <text:p text:style-name="P237">(<text:span text:style-name="T341">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430">5</text:span> application framework. To change the examples to Python 2 or the PyQt<text:span text:style-name="T430">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Table of Contents</text:p>
          </text:index-title>
          <text:p text:style-name="P170"><text:a xlink:type="simple" xlink:href="#__RefHeading___Toc107_1441186946" text:style-name="Index_20_Link" text:visited-style-name="Index_20_Link">1. Introduction<text:tab/>4</text:a></text:p>
          <text:p text:style-name="P171"><text:a xlink:type="simple" xlink:href="#__RefHeading___Toc109_1441186946" text:style-name="Index_20_Link" text:visited-style-name="Index_20_Link">1.1. What is QScintilla?<text:tab/>4</text:a></text:p>
          <text:p text:style-name="P171"><text:a xlink:type="simple" xlink:href="#__RefHeading___Toc592_400742055" text:style-name="Index_20_Link" text:visited-style-name="Index_20_Link">1.2. Some QScintilla features<text:tab/>4</text:a></text:p>
          <text:p text:style-name="P171"><text:a xlink:type="simple" xlink:href="#__RefHeading___Toc113_1441186946" text:style-name="Index_20_Link" text:visited-style-name="Index_20_Link">1.3. QScintilla object overview<text:tab/>5</text:a></text:p>
          <text:p text:style-name="P172"><text:a xlink:type="simple" xlink:href="#__RefHeading___Toc90_1989102905" text:style-name="Index_20_Link" text:visited-style-name="Index_20_Link">1.3.1. PyQt5.Qsci.QsciScintillaBase<text:tab/>5</text:a></text:p>
          <text:p text:style-name="P172"><text:a xlink:type="simple" xlink:href="#__RefHeading___Toc252_279009425" text:style-name="Index_20_Link" text:visited-style-name="Index_20_Link">1.3.2. PyQt5.Qsci.QsciScintilla<text:tab/>5</text:a></text:p>
          <text:p text:style-name="P172"><text:a xlink:type="simple" xlink:href="#__RefHeading___Toc254_279009425" text:style-name="Index_20_Link" text:visited-style-name="Index_20_Link">1.3.3. PyQt5.Qsci.QsciLexer<text:tab/>5</text:a></text:p>
          <text:p text:style-name="P172"><text:a xlink:type="simple" xlink:href="#__RefHeading___Toc235_1846445259" text:style-name="Index_20_Link" text:visited-style-name="Index_20_Link">1.3.4. PyQt5.Qsci.QsciAPIs<text:tab/>6</text:a></text:p>
          <text:p text:style-name="P171"><text:a xlink:type="simple" xlink:href="#__RefHeading___Toc594_400742055" text:style-name="Index_20_Link" text:visited-style-name="Index_20_Link">1.4. PyQt objects used by QScintilla<text:tab/>6</text:a></text:p>
          <text:p text:style-name="P172"><text:a xlink:type="simple" xlink:href="#__RefHeading___Toc1034_1077626958" text:style-name="Index_20_Link" text:visited-style-name="Index_20_Link">1.4.1. PyQt5.QtWidgets.QApplication<text:tab/>6</text:a></text:p>
          <text:p text:style-name="P172"><text:a xlink:type="simple" xlink:href="#__RefHeading___Toc2668_1144493446" text:style-name="Index_20_Link" text:visited-style-name="Index_20_Link">1.4.2. PyQt5.QtWidgets.QMainWindow<text:tab/>6</text:a></text:p>
          <text:p text:style-name="P172"><text:a xlink:type="simple" xlink:href="#__RefHeading___Toc1452_1843862561" text:style-name="Index_20_Link" text:visited-style-name="Index_20_Link">1.4.3. PyQt5.QtWidgets.QWidget<text:tab/>6</text:a></text:p>
          <text:p text:style-name="P172"><text:a xlink:type="simple" xlink:href="#__RefHeading___Toc2670_1144493446" text:style-name="Index_20_Link" text:visited-style-name="Index_20_Link">1.4.4 PyQt5.QtGui.QFont<text:tab/>6</text:a></text:p>
          <text:p text:style-name="P171"><text:a xlink:type="simple" xlink:href="#__RefHeading___Toc1041_1077626958" text:style-name="Index_20_Link" text:visited-style-name="Index_20_Link">1.5. QScintilla visual description<text:tab/>8</text:a></text:p>
          <text:p text:style-name="P172"><text:a xlink:type="simple" xlink:href="#__RefHeading___Toc1043_1077626958" text:style-name="Index_20_Link" text:visited-style-name="Index_20_Link">1.5.1. Editing area<text:tab/>8</text:a></text:p>
          <text:p text:style-name="P172"><text:a xlink:type="simple" xlink:href="#__RefHeading___Toc1045_1077626958" text:style-name="Index_20_Link" text:visited-style-name="Index_20_Link">1.5.2. Margin area<text:tab/>8</text:a></text:p>
          <text:p text:style-name="P172"><text:a xlink:type="simple" xlink:href="#__RefHeading___Toc1047_1077626958" text:style-name="Index_20_Link" text:visited-style-name="Index_20_Link">1.5.3. Scroll bar area<text:tab/>9</text:a></text:p>
          <text:p text:style-name="P172"><text:a xlink:type="simple" xlink:href="#__RefHeading___Toc1049_1077626958" text:style-name="Index_20_Link" text:visited-style-name="Index_20_Link">1.5.4. Autocompletion windows<text:tab/>9</text:a></text:p>
          <text:p text:style-name="P172"><text:a xlink:type="simple" xlink:href="#__RefHeading___Toc1051_1077626958" text:style-name="Index_20_Link" text:visited-style-name="Index_20_Link">1.5.5. Context menu<text:tab/>10</text:a></text:p>
          <text:p text:style-name="P171"><text:a xlink:type="simple" xlink:href="#__RefHeading___Toc503_279009425" text:style-name="Index_20_Link" text:visited-style-name="Index_20_Link">1.6. QScintilla's default settings<text:tab/>10</text:a></text:p>
          <text:p text:style-name="P172"><text:a xlink:type="simple" xlink:href="#__RefHeading___Toc505_279009425" text:style-name="Index_20_Link" text:visited-style-name="Index_20_Link">1.6.1. Default lexer<text:tab/>10</text:a></text:p>
          <text:p text:style-name="P172"><text:a xlink:type="simple" xlink:href="#__RefHeading___Toc507_279009425" text:style-name="Index_20_Link" text:visited-style-name="Index_20_Link">1.6.2. Default font<text:tab/>10</text:a></text:p>
          <text:p text:style-name="P172"><text:a xlink:type="simple" xlink:href="#__RefHeading___Toc688_2020789143" text:style-name="Index_20_Link" text:visited-style-name="Index_20_Link">1.6.3. Default paper<text:tab/>11</text:a></text:p>
          <text:p text:style-name="P172"><text:a xlink:type="simple" xlink:href="#__RefHeading___Toc599_400742055" text:style-name="Index_20_Link" text:visited-style-name="Index_20_Link">1.6.4. Default keyboard shortcuts<text:tab/>11</text:a></text:p>
          <text:p text:style-name="P172"><text:a xlink:type="simple" xlink:href="#__RefHeading___Toc1053_1077626958" text:style-name="Index_20_Link" text:visited-style-name="Index_20_Link">1.6.5. Default scroll bar behaviour<text:tab/>12</text:a></text:p>
          <text:p text:style-name="P172"><text:a xlink:type="simple" xlink:href="#__RefHeading___Toc1055_1077626958" text:style-name="Index_20_Link" text:visited-style-name="Index_20_Link">1.6.6. Default margin<text:tab/>12</text:a></text:p>
          <text:p text:style-name="P172"><text:a xlink:type="simple" xlink:href="#__RefHeading___Toc1057_1077626958" text:style-name="Index_20_Link" text:visited-style-name="Index_20_Link">1.6.7. Default autocompletion behaviour<text:tab/>12</text:a></text:p>
          <text:p text:style-name="P172"><text:a xlink:type="simple" xlink:href="#__RefHeading___Toc1059_1077626958" text:style-name="Index_20_Link" text:visited-style-name="Index_20_Link">1.6.8. Default mouse behaviour<text:tab/>12</text:a></text:p>
          <text:p text:style-name="P172"><text:a xlink:type="simple" xlink:href="#__RefHeading___Toc1454_1843862561" text:style-name="Index_20_Link" text:visited-style-name="Index_20_Link">1.6.9. Default encoding<text:tab/>13</text:a></text:p>
          <text:p text:style-name="P170"><text:a xlink:type="simple" xlink:href="#__RefHeading___Toc684_2020789143" text:style-name="Index_20_Link" text:visited-style-name="Index_20_Link">2. Installation guide<text:tab/>14</text:a></text:p>
          <text:p text:style-name="P172"><text:a xlink:type="simple" xlink:href="#__RefHeading___Toc696_2020789143" text:style-name="Index_20_Link" text:visited-style-name="Index_20_Link">2.1. Windows<text:tab/>14</text:a></text:p>
          <text:p text:style-name="P172"><text:a xlink:type="simple" xlink:href="#__RefHeading___Toc706_2020789143" text:style-name="Index_20_Link" text:visited-style-name="Index_20_Link">2.2. GNU/Linux<text:tab/>14</text:a></text:p>
          <text:p text:style-name="P172"><text:a xlink:type="simple" xlink:href="#__RefHeading___Toc702_2020789143" text:style-name="Index_20_Link" text:visited-style-name="Index_20_Link">2.3. Mac OS<text:tab/>14</text:a></text:p>
          <text:p text:style-name="P170"><text:a xlink:type="simple" xlink:href="#__RefHeading___Toc5086_828957953" text:style-name="Index_20_Link" text:visited-style-name="Index_20_Link">3. QScintilla options<text:tab/>16</text:a></text:p>
          <text:p text:style-name="P171"><text:a xlink:type="simple" xlink:href="#__RefHeading___Toc4460_1036245467" text:style-name="Index_20_Link" text:visited-style-name="Index_20_Link">3.1. Text wrapping<text:tab/>16</text:a></text:p>
          <text:p text:style-name="P172"><text:a xlink:type="simple" xlink:href="#__RefHeading___Toc4472_770503392" text:style-name="Index_20_Link" text:visited-style-name="Index_20_Link">3.1.1. Text wrapping mode<text:tab/>16</text:a></text:p>
          <text:p text:style-name="P172"><text:a xlink:type="simple" xlink:href="#__RefHeading___Toc5090_828957953" text:style-name="Index_20_Link" text:visited-style-name="Index_20_Link">3.1.2 Text wrapping visual flags<text:tab/>17</text:a></text:p>
          <text:p text:style-name="P172"><text:a xlink:type="simple" xlink:href="#__RefHeading___Toc5092_828957953" text:style-name="Index_20_Link" text:visited-style-name="Index_20_Link"><text:span text:style-name="T343">3.1.</text:span></text:a><text:a xlink:type="simple" xlink:href="#__RefHeading___Toc5092_828957953" text:style-name="Index_20_Link" text:visited-style-name="Index_20_Link"><text:span text:style-name="T343">3</text:span></text:a><text:a xlink:type="simple" xlink:href="#__RefHeading___Toc5092_828957953" text:style-name="Index_20_Link" text:visited-style-name="Index_20_Link"><text:span text:style-name="T343"> </text:span></text:a><text:a xlink:type="simple" xlink:href="#__RefHeading___Toc5092_828957953" text:style-name="Index_20_Link" text:visited-style-name="Index_20_Link"><text:span text:style-name="T343">Text wrapping </text:span></text:a><text:a xlink:type="simple" xlink:href="#__RefHeading___Toc5092_828957953" text:style-name="Index_20_Link" text:visited-style-name="Index_20_Link"><text:span text:style-name="T343">indent mode</text:span></text:a><text:a xlink:type="simple" xlink:href="#__RefHeading___Toc5092_828957953" text:style-name="Index_20_Link" text:visited-style-name="Index_20_Link"><text:tab/>18</text:a></text:p>
          <text:p text:style-name="P171"><text:a xlink:type="simple" xlink:href="#__RefHeading___Toc5094_828957953" text:style-name="Index_20_Link" text:visited-style-name="Index_20_Link">3.2. End-Of-Line (EOL) options<text:tab/>19</text:a></text:p>
          <text:p text:style-name="P172"><text:a xlink:type="simple" xlink:href="#__RefHeading___Toc5213_828957953" text:style-name="Index_20_Link" text:visited-style-name="Index_20_Link">3.2.1. End-Of-Line mode<text:tab/>19</text:a></text:p>
          <text:p text:style-name="P172"><text:a xlink:type="simple" xlink:href="#__RefHeading___Toc5215_828957953" text:style-name="Index_20_Link" text:visited-style-name="Index_20_Link">3.2.2. End-Of-Line character/s visibility<text:tab/>19</text:a></text:p>
          <text:p text:style-name="P171"><text:a xlink:type="simple" xlink:href="#__RefHeading___Toc6404_2018667005" text:style-name="Index_20_Link" text:visited-style-name="Index_20_Link">3.3. Indentation options<text:tab/>20</text:a></text:p>
          <text:p text:style-name="P172"><text:a xlink:type="simple" xlink:href="#__RefHeading___Toc6406_2018667005" text:style-name="Index_20_Link" text:visited-style-name="Index_20_Link">3.3.1. Indentation character (tabs or spaces)<text:tab/>20</text:a></text:p>
          <text:p text:style-name="P172"><text:a xlink:type="simple" xlink:href="#__RefHeading___Toc6057_1487816881" text:style-name="Index_20_Link" text:visited-style-name="Index_20_Link">3.3.2. Indentation size<text:tab/>20</text:a></text:p>
          <text:p text:style-name="P172"><text:a xlink:type="simple" xlink:href="#__RefHeading___Toc6408_2018667005" text:style-name="Index_20_Link" text:visited-style-name="Index_20_Link">3.3.3. Indentation guides<text:tab/>20</text:a></text:p>
          <text:p text:style-name="P172"><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172"><text:a xlink:type="simple" xlink:href="#__RefHeading___Toc6410_2018667005" text:style-name="Index_20_Link" text:visited-style-name="Index_20_Link">3.3.5. Automatic indentation<text:tab/>21</text:a></text:p>
          <text:p text:style-name="P171"><text:soft-page-break/><text:a xlink:type="simple" xlink:href="#__RefHeading___Toc6412_2018667005" text:style-name="Index_20_Link" text:visited-style-name="Index_20_Link">3.4. Caret options (cursor representation)<text:tab/>22</text:a></text:p>
          <text:p text:style-name="P172"><text:a xlink:type="simple" xlink:href="#__RefHeading___Toc6609_61508626" text:style-name="Index_20_Link" text:visited-style-name="Index_20_Link">3.4.1. Caret foreground color<text:tab/>22</text:a></text:p>
          <text:p text:style-name="P172"><text:a xlink:type="simple" xlink:href="#__RefHeading___Toc6611_61508626" text:style-name="Index_20_Link" text:visited-style-name="Index_20_Link">3.4.2. Caret line visibility<text:tab/>22</text:a></text:p>
          <text:p text:style-name="P172"><text:a xlink:type="simple" xlink:href="#__RefHeading___Toc6613_61508626" text:style-name="Index_20_Link" text:visited-style-name="Index_20_Link">3.4.3. Caret line background color<text:tab/>23</text:a></text:p>
          <text:p text:style-name="P172"><text:a xlink:type="simple" xlink:href="#__RefHeading___Toc6621_61508626" text:style-name="Index_20_Link" text:visited-style-name="Index_20_Link">3.4.3. Caret width<text:tab/>23</text:a></text:p>
          <text:p text:style-name="P170"><text:a xlink:type="simple" xlink:href="#__RefHeading___Toc501_279009425" text:style-name="Index_20_Link" text:visited-style-name="Index_20_Link">4. Basic examples<text:tab/>24</text:a></text:p>
          <text:p text:style-name="P171"><text:a xlink:type="simple" xlink:href="#__RefHeading___Toc686_2020789143" text:style-name="Index_20_Link" text:visited-style-name="Index_20_Link">4.1. Qscintilla's “Hello World” example<text:tab/>24</text:a></text:p>
          <text:p text:style-name="P172"><text:a xlink:type="simple" xlink:href="#__RefHeading___Toc1448_1843862561" text:style-name="Index_20_Link" text:visited-style-name="Index_20_Link">4.1.1. Code breakdown<text:tab/>24</text:a></text:p>
          <text:p text:style-name="P171"><text:a xlink:type="simple" xlink:href="#__RefHeading___Toc2672_1144493446" text:style-name="Index_20_Link" text:visited-style-name="Index_20_Link">4.2. Customization example<text:tab/>25</text:a></text:p>
          <text:p text:style-name="P172"><text:a xlink:type="simple" xlink:href="#__RefHeading___Toc2996_908872987" text:style-name="Index_20_Link" text:visited-style-name="Index_20_Link">4.2.1. Code breakdown<text:tab/>25</text:a></text:p>
          <text:p text:style-name="P170"><text:a xlink:type="simple" xlink:href="#__RefHeading___Toc5096_828957953" text:style-name="Index_20_Link" text:visited-style-name="Index_20_Link">FUTURE CHAPTERS:<text:tab/>29</text:a></text:p>
          <text:p text:style-name="P171"><text:a xlink:type="simple" xlink:href="#__RefHeading___Toc5098_828957953" text:style-name="Index_20_Link" text:visited-style-name="Index_20_Link">Creating a Nim programming language lexer<text:tab/>29</text:a></text:p>
          <text:p text:style-name="P170"><text:a xlink:type="simple" xlink:href="#__RefHeading___Toc3007_908872987" text:style-name="Index_20_Link" text:visited-style-name="Index_20_Link">X. Appendix: code examples<text:tab/>30</text:a></text:p>
          <text:p text:style-name="P171"><text:a xlink:type="simple" xlink:href="#__RefHeading___Toc2998_908872987" text:style-name="Index_20_Link" text:visited-style-name="Index_20_Link">X.1. Hello World<text:tab/>30</text:a></text:p>
          <text:p text:style-name="P171"><text:a xlink:type="simple" xlink:href="#__RefHeading___Toc3009_908872987" text:style-name="Index_20_Link" text:visited-style-name="Index_20_Link">X.2. Customization<text:tab/>30</text:a></text:p>
        </text:index-body>
      </text:table-of-content>
      <text:p text:style-name="P164"/>
      <text:h text:style-name="P174" text:outline-level="1"><text:bookmark-start text:name="__RefHeading___Toc107_1441186946"/>1. <text:span text:style-name="T76">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18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1">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99">component </text:span>is just <text:span text:style-name="T100">the</text:span> Scintilla text editing component <text:span text:style-name="T77">wrapped in a Qt QWidget object so it can be used in the Qt framework</text:span>, and PyQt's QScintilla component is just <text:span text:style-name="T101">the</text:span> QScintilla <text:span text:style-name="T101">component</text:span> wrapped in Python! </text:p>
      <text:p text:style-name="P45">Also later in the document I will use the terms QScintilla, Qscintilla document, editor, <text:span text:style-name="T446">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8697316069669352397" text:style-name="L1">
        <text:list-item>
          <text:p text:style-name="P238">Built-in syntax highlighting for <text:span text:style-name="T75">more than 30</text:span> programming languages</text:p>
        </text:list-item>
        <text:list-item>
          <text:p text:style-name="P238">Create syntax highlighting for custom purposes</text:p>
        </text:list-item>
        <text:list-item>
          <text:p text:style-name="P239">Text styling: underlining, highlighting, …</text:p>
        </text:list-item>
        <text:list-item>
          <text:p text:style-name="P239"><text:span text:style-name="T456">C</text:span>lickable text <text:span text:style-name="T456">(called </text:span><text:span text:style-name="T24">Hotspots </text:span><text:span text:style-name="T456">in QScintilla)</text:span></text:p>
        </text:list-item>
        <text:list-item>
          <text:p text:style-name="P240">Word wrapping</text:p>
        </text:list-item>
        <text:list-item>
          <text:p text:style-name="P238">Autocompletion functionality <text:span text:style-name="T74">and call tips</text:span></text:p>
        </text:list-item>
        <text:list-item>
          <text:p text:style-name="P238">Error indicating, bookmarks, … <text:span text:style-name="T73">using the margins of the document</text:span></text:p>
        </text:list-item>
        <text:list-item>
          <text:p text:style-name="P238">Code folding</text:p>
        </text:list-item>
        <text:list-item>
          <text:p text:style-name="P241">Selecting <text:span text:style-name="T72">various</text:span> font styles and colors</text:p>
        </text:list-item>
        <text:list-item>
          <text:p text:style-name="P241"><text:soft-page-break/>Mixing font styles in the same document</text:p>
        </text:list-item>
        <text:list-item>
          <text:p text:style-name="P242">Customizing keyboard commands</text:p>
        </text:list-item>
        <text:list-item>
          <text:p text:style-name="P243">Block selection of text</text:p>
        </text:list-item>
        <text:list-item>
          <text:p text:style-name="P244">Zooming text in / out</text:p>
        </text:list-item>
        <text:list-item>
          <text:p text:style-name="P245">UTF-8 support</text:p>
        </text:list-item>
        <text:list-item>
          <text:p text:style-name="P246">Command macros (call sequences of commands with one <text:span text:style-name="T455">command</text:span>)</text:p>
        </text:list-item>
        <text:list-item>
          <text:p text:style-name="P247">Customizing the <text:span text:style-name="T8">Caret</text:span><text:span text:style-name="T34"> (the blinking marker that shows where the cursor is located)</text:span></text:p>
        </text:list-item>
        <text:list-item>
          <text:p text:style-name="P248"><text:span text:style-name="T635">Built-in s</text:span>earch <text:span text:style-name="T635">and replace</text:span> functionality</text:p>
        </text:list-item>
        <text:list-item>
          <text:p text:style-name="P245">...</text:p>
        </text:list-item>
      </text:list>
      <text:p text:style-name="P11">Plus with Python and the entire PyQt framework at your disposal, you will be able to do much, much more.</text:p>
      <text:p text:style-name="P11"/>
      <text:h text:style-name="P188" text:outline-level="2"><text:bookmark-start text:name="__RefHeading___Toc113_1441186946"/>1.<text:span text:style-name="T69">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4">. This is a more direct low level wrapper to access all of the underlying Scintilla functionality. It is used when you cannot implement something in the higher level </text:span><text:span text:style-name="T9">PyQt5.Qsci.QsciScintilla</text:span><text:span text:style-name="T35"> object.</text:span></text:p>
      <text:h text:style-name="P203"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5">The high level object for text editing. </text:span><text:span text:style-name="T44">It </text:span><text:span text:style-name="T45">is a subclass of</text:span><text:span text:style-name="T44"> the low level </text:span><text:span text:style-name="T8">PyQt5.Qsci.QsciScintilla</text:span><text:span text:style-name="T14">Base</text:span><text:span text:style-name="T44"> </text:span><text:span text:style-name="T45">object, which just means it has access to all of the </text:span><text:span text:style-name="T8">PyQt5.Qsci.QsciScintilla</text:span><text:span text:style-name="T14">Base</text:span><text:span text:style-name="T45"> methods and attributes</text:span><text:span text:style-name="T44">. </text:span><text:span text:style-name="T35">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6">.</text:span></text:p>
      <text:h text:style-name="P204"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5">The</text:span><text:span text:style-name="T36"> abstract </text:span><text:span text:style-name="T35">object </text:span><text:span text:style-name="T36">used</text:span><text:span text:style-name="T35"> for </text:span><text:span text:style-name="T36">styling text (syntax hig</text:span><text:span text:style-name="T40">h</text:span><text:span text:style-name="T36">lighting) usually in the context of a programming language</text:span><text:span text:style-name="T35">. </text:span><text:span text:style-name="T36">This is an abstract object and has to be sub-classed to make a custom </text:span><text:span text:style-name="T37">lexer. There are many built-in lexers already available such as: QsciLexerPython, QsciLexerRuby, … </text:span><text:span text:style-name="T38">The lexer needs to be applied to a</text:span><text:span text:style-name="T39">n</text:span><text:span text:style-name="T38"> instance of a </text:span><text:span text:style-name="T9">PyQt5.Qsci.QsciScintilla</text:span><text:span text:style-name="T35"> </text:span><text:span text:style-name="T38">object </text:span><text:span text:style-name="T41">for it to start styling </text:span><text:span text:style-name="T42">the </text:span><text:span text:style-name="T41">text</text:span><text:span text:style-name="T38">.</text:span></text:p>
      <text:h text:style-name="P205"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0">custom </text:span>autocompletion and call tip information. In a nutshell, you assign it to an instance of the sub-classed <text:span text:style-name="T9">PyQt5.Qsci.Qsci</text:span><text:span text:style-name="T8">Lexer</text:span><text:span text:style-name="T34"> with autocompletions / call tips enabled, add keywords to it and you get </text:span><text:span text:style-name="T43">custom </text:span><text:span text:style-name="T34">autocompletions in the editor.</text:span></text:p>
      <text:p text:style-name="P21"/>
      <text:h text:style-name="P189" text:outline-level="2"><text:bookmark-start text:name="__RefHeading___Toc594_400742055"/>1.4. PyQt object<text:span text:style-name="T106">s</text:span> used by QScintilla<text:bookmark-end text:name="__RefHeading___Toc594_400742055"/></text:h>
      <text:p text:style-name="P20">There are various PyQt objects needed to customize the QScintilla component, <text:span text:style-name="T387">while some are needed to initialize the PyQt application</text:span>.</text:p>
      <text:h text:style-name="P206" text:outline-level="3"><text:bookmark-start text:name="__RefHeading___Toc1034_1077626958"/>1.4.<text:span text:style-name="T458">1</text:span>. PyQt<text:span text:style-name="T431">5</text:span>.<text:span text:style-name="T431">QtWidgets</text:span>.QApplication<text:bookmark-end text:name="__RefHeading___Toc1034_1077626958"/></text:h>
      <text:p text:style-name="P56"><text:span text:style-name="T388">The </text:span><text:a xlink:type="simple" xlink:href="https://doc.qt.io/qt-5/qapplication.html" text:style-name="Internet_20_link" text:visited-style-name="Visited_20_Internet_20_Link"><text:span text:style-name="T388">QApplication</text:span></text:a><text:span text:style-name="T388"> object </text:span>manages the GUI application's control flow and main setting<text:span text:style-name="T388">s. It's the object that needs to be initialized and executed to get QScintilla shown on the screen.</text:span></text:p>
      <text:h text:style-name="P207" text:outline-level="3"><text:bookmark-start text:name="__RefHeading___Toc2668_1144493446"/>1.4.<text:span text:style-name="T458">2</text:span>. <text:span text:style-name="T459">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208" text:outline-level="3"><text:bookmark-start text:name="__RefHeading___Toc1452_1843862561"/>1.4.3. PyQt5.QtWidgets.QWidget<text:bookmark-end text:name="__RefHeading___Toc1452_1843862561"/></text:h>
      <text:p text:style-name="P44"><text:span text:style-name="T445">The </text:span><text:a xlink:type="simple" xlink:href="https://doc.qt.io/qt-5/qwidget.html" text:style-name="Internet_20_link" text:visited-style-name="Visited_20_Internet_20_Link">QWidget</text:a> <text:span text:style-name="T445">object</text:span> is the base <text:span text:style-name="T444">object </text:span>of all user interface objects. <text:span text:style-name="T446">The QScintilla object and all other GUI object inherit from this object, that is why it is relevant.</text:span></text:p>
      <text:p text:style-name="P50">From the official Qt 5 documentation:</text:p>
      <text:p text:style-name="P117">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18">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207" text:outline-level="3"><text:bookmark-start text:name="__RefHeading___Toc2670_1144493446"/>1.4.<text:span text:style-name="T458">4</text:span> <text:span text:style-name="T339">PyQt5.QtGui.</text:span>QFont<text:bookmark-end text:name="__RefHeading___Toc2670_1144493446"/></text:h>
      <text:p text:style-name="P54"><text:span text:style-name="T104">QScintilla uses PyQt's QFont object for describing fonts. The QFont object resides in the </text:span><text:span text:style-name="T18">PyQt5.QtGui</text:span><text:span text:style-name="T105"> module. The relevant attributes of the QFont object with regards to QScintilla are: </text:span></text:p>
      <text:list xml:id="list1231509182873098376" text:style-name="L2">
        <text:list-item>
          <text:p text:style-name="P249"><text:span text:style-name="T105">family: style of the font. Some examples are: </text:span><text:span text:style-name="Teletype"><text:span text:style-name="T107">Courier, Times, </text:span></text:span><text:span text:style-name="Teletype"><text:span text:style-name="T108">Helvetica, </text:span></text:span><text:span text:style-name="Teletype"><text:span text:style-name="T107">...</text:span></text:span></text:p>
        </text:list-item>
        <text:list-item>
          <text:p text:style-name="P250">pointSize: size of the font in points. If it is set to lower than 1, it will default to the system default size</text:p>
        </text:list-item>
        <text:list-item>
          <text:p text:style-name="P250"><text:soft-page-break/>weight: font thickness from 0 (ultralight) to 99 (extremely black). The predefined values are QFont.Light, QFont.Normal, QFont.DemiBold, QFont.Bold and Qfont.Black.</text:p>
        </text:list-item>
        <text:list-item>
          <text:p text:style-name="P251"><text:span text:style-name="T367">i</text:span>talic: tilted <text:span text:style-name="T338">text, True or False.</text:span></text:p>
        </text:list-item>
      </text:list>
      <text:p text:style-name="P55">For more detailed information on this object, see the PyQt's web documentation.</text:p>
      <text:p text:style-name="P151"><text:span text:style-name="T457">You may be wondering how do you change the </text:span><text:span text:style-name="T25">color</text:span><text:span text:style-name="T57"> of the font, right? This is what styling does, which will be described in a later chapter.</text:span> </text:p>
      <text:h text:style-name="P200" text:outline-level="2"><text:bookmark-start text:name="__RefHeading___Toc1041_1077626958"/>1.<text:span text:style-name="T395">5</text:span>. QScinti<text:span text:style-name="T394">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209" text:outline-level="3"><text:bookmark-start text:name="__RefHeading___Toc1043_1077626958"/>1.<text:span text:style-name="T395">5</text:span>.<text:span text:style-name="T395">1</text:span>. Editing area<text:bookmark-end text:name="__RefHeading___Toc1043_1077626958"/></text:h>
      <text:p text:style-name="P79">This is where all of the editing <text:span text:style-name="T427">and styling (coloring, ...)</text:span> of text happens. Text is edited using the mouse and keyboard, but it may also be manipulated in Python code. <text:span text:style-name="T395">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210"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69">(I think?)</text:span><text:span text:style-name="T396">. </text:span><text:span text:style-name="T397">The margin area is shown in </text:span><text:span text:style-name="T398">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211" text:outline-level="3"><text:bookmark-start text:name="__RefHeading___Toc1047_1077626958"/><text:soft-page-break/>1.5.3. Scroll bar area<text:bookmark-end text:name="__RefHeading___Toc1047_1077626958"/></text:h>
      <text:p text:style-name="P32">This is <text:span text:style-name="T426">is the area where the scroll bars are shown. The horizontal vertical bar is always present, while the vertical scroll bars is shown depending on the number of lines in the document and the documents window size. </text:span><text:span text:style-name="T397">The </text:span><text:span text:style-name="T399">scroll bar</text:span><text:span text:style-name="T397"> area is shown in </text:span><text:span text:style-name="T398">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212"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671">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213"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190" text:outline-level="2"><text:bookmark-start text:name="__RefHeading___Toc503_279009425"/>1.<text:span text:style-name="T395">6</text:span>. QScintilla's default settings<text:bookmark-end text:name="__RefHeading___Toc503_279009425"/></text:h>
      <text:p text:style-name="P14"><text:span text:style-name="T102">Below are </text:span>QScintilla<text:span text:style-name="T102">'s</text:span> default settings. <text:span text:style-name="T392">These are the setting when you create an instance of the QScintilla component without setting any of it's options.</text:span></text:p>
      <text:h text:style-name="P214" text:outline-level="3"><text:bookmark-start text:name="__RefHeading___Toc505_279009425"/>1.<text:span text:style-name="T395">6</text:span>.<text:span text:style-name="T340">1.</text:span> <text:span text:style-name="T103">Default l</text:span>exer<text:bookmark-end text:name="__RefHeading___Toc505_279009425"/></text:h>
      <text:p text:style-name="P16">By default, there is <text:span text:style-name="T8">NO</text:span> lexer set for the QScintilla editing component <text:span text:style-name="T102">when it is first created</text:span>. <text:span text:style-name="T634">Sometimes I will also say that the lexer is disabled, but it means the same thing, that no lexer is set for the editor.</text:span></text:p>
      <text:h text:style-name="P215" text:outline-level="3"><text:bookmark-start text:name="__RefHeading___Toc507_279009425"/>1.<text:span text:style-name="T395">6</text:span>.<text:span text:style-name="T393">2</text:span>. <text:span text:style-name="T103">Default f</text:span>ont<text:bookmark-end text:name="__RefHeading___Toc507_279009425"/></text:h>
      <text:p text:style-name="P15">The default font used by <text:span text:style-name="T98">QScintilla when </text:span><text:span text:style-name="T15">NO</text:span><text:span text:style-name="T98"> lexer is set depends on the operating system you are using. On Windows it is </text:span><text:span text:style-name="T15">MS Shell Dlg 2</text:span><text:span text:style-name="T46">, </text:span><text:span text:style-name="T47">while on GNU/Linux Debian </text:span><text:span text:style-name="T51">Jesse</text:span><text:span text:style-name="T47"> it is </text:span><text:span text:style-name="T17">Roboto</text:span><text:span text:style-name="T47">. </text:span></text:p>
      <text:p text:style-name="P15"><text:span text:style-name="T50">The default </text:span><text:span text:style-name="T52">font color</text:span><text:span text:style-name="T49"> is black. </text:span><text:span text:style-name="T48">The size of the font depends on your system's settings.</text:span><text:span text:style-name="T47">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386">and is always overriding the changes you are trying to make</text:span>.</text:p>
      <text:h text:style-name="P216" text:outline-level="3"><text:bookmark-start text:name="__RefHeading___Toc688_2020789143"/><text:soft-page-break/><text:span text:style-name="T366">1.6</text:span>.<text:span text:style-name="T393">3</text:span>. Default paper<text:bookmark-end text:name="__RefHeading___Toc688_2020789143"/></text:h>
      <text:p text:style-name="P22"><text:span text:style-name="T343">In QScintilla the background of the document is called the </text:span><text:span text:style-name="T350">paper</text:span><text:span text:style-name="T343">. The paper is the background color of the document. By default the paper is white. </text:span></text:p>
      <text:p text:style-name="P27"><text:span text:style-name="T346">Here it's the same as with the font. If </text:span><text:span text:style-name="T343">you are trying to set </text:span><text:span text:style-name="T345">the paper color</text:span><text:span text:style-name="T343"> directly and nothing is happening, it means that a lexer is set on the document </text:span><text:span text:style-name="T344">and is always overriding the changes you are trying to make</text:span><text:span text:style-name="T343">.</text:span></text:p>
      <text:h text:style-name="P217" text:outline-level="3"><text:bookmark-start text:name="__RefHeading___Toc599_400742055"/>1.<text:span text:style-name="T395">6</text:span>.<text:span text:style-name="T393">4</text:span>. Default keyboard shortcuts<text:bookmark-end text:name="__RefHeading___Toc599_400742055"/></text:h>
      <text:p text:style-name="P23">Below is the <text:span text:style-name="T368">list of the default shortcuts used by QScintilla.<text:line-break/></text:span><text:span text:style-name="T370">(NOTE: FIX </text:span><text:span text:style-name="T371">ALL OF </text:span><text:span text:style-name="T370">THE DESCRIPTIONS BELOW)</text:span></text:p>
      <text:list xml:id="list2599218373907218920" text:style-name="L3">
        <text:list-item>
          <text:p text:style-name="P300">'Down': <text:span text:style-name="T389">Move one line down</text:span></text:p>
        </text:list-item>
        <text:list-item>
          <text:p text:style-name="P300">'Down+Shift': <text:span text:style-name="T389">Extend selected text one line down</text:span></text:p>
        </text:list-item>
        <text:list-item>
          <text:p text:style-name="P300">'Down+Ctrl': <text:span text:style-name="T389">Scroll the view one line down</text:span></text:p>
        </text:list-item>
        <text:list-item>
          <text:p text:style-name="P300">'Down+Alt+Shift': <text:span text:style-name="T390">Block extend selection one line down</text:span></text:p>
        </text:list-item>
        <text:list-item>
          <text:p text:style-name="P301">'Up': <text:span text:style-name="T389">Move one line up</text:span></text:p>
        </text:list-item>
        <text:list-item>
          <text:p text:style-name="P301">'Up+Shift': <text:s/><text:span text:style-name="T389">Extend selected text one line up</text:span></text:p>
        </text:list-item>
        <text:list-item>
          <text:p text:style-name="P301">'Up+Ctrl': <text:span text:style-name="T389">Scroll the view one line up</text:span></text:p>
        </text:list-item>
        <text:list-item>
          <text:p text:style-name="P301">'Up+Alt+Shift': <text:span text:style-name="T390">Block extend selection one line up</text:span></text:p>
        </text:list-item>
        <text:list-item>
          <text:p text:style-name="P300">'[+Ctrl': <text:span text:style-name="T391">Move paragraph up</text:span></text:p>
        </text:list-item>
        <text:list-item>
          <text:p text:style-name="P302">'[+Ctrl+Shift': <text:span text:style-name="T389">Extend selection one paragraph up</text:span></text:p>
        </text:list-item>
        <text:list-item>
          <text:p text:style-name="P302">']+Ctrl': <text:span text:style-name="T391">Move paragraph down</text:span></text:p>
        </text:list-item>
        <text:list-item>
          <text:p text:style-name="P300">']+Ctrl+Shift': <text:span text:style-name="T389">Extend selection one paragraph down</text:span></text:p>
        </text:list-item>
        <text:list-item>
          <text:p text:style-name="P300">'Left': SCI_CHARLEFT</text:p>
        </text:list-item>
        <text:list-item>
          <text:p text:style-name="P300">'Left+Shift': SCI_CHARLEFTEXTEND</text:p>
        </text:list-item>
        <text:list-item>
          <text:p text:style-name="P300">'Left+Ctrl': SCI_WORDLEFT</text:p>
        </text:list-item>
        <text:list-item>
          <text:p text:style-name="P300">'Left+Shift+Ctrl': SCI_WORDLEFTEXTEND</text:p>
        </text:list-item>
        <text:list-item>
          <text:p text:style-name="P300">'Left+Alt+Shift': SCI_CHARLEFTRECTEXTEND</text:p>
        </text:list-item>
        <text:list-item>
          <text:p text:style-name="P300">'Right': SCI_CHARRIGHT</text:p>
        </text:list-item>
        <text:list-item>
          <text:p text:style-name="P300">'Right+Shift': SCI_CHARRIGHTEXTEND</text:p>
        </text:list-item>
        <text:list-item>
          <text:p text:style-name="P300">'Right+Ctrl': SCI_WORDRIGHT</text:p>
        </text:list-item>
        <text:list-item>
          <text:p text:style-name="P300">'Right+Shift+Ctrl': SCI_WORDRIGHTEXTEND</text:p>
        </text:list-item>
        <text:list-item>
          <text:p text:style-name="P300">'Right+Alt+Shift': SCI_CHARRIGHTRECTEXTEND</text:p>
        </text:list-item>
        <text:list-item>
          <text:p text:style-name="P300">'/+Ctrl': SCI_WORDPARTLEFT</text:p>
        </text:list-item>
        <text:list-item>
          <text:p text:style-name="P300">'/+Ctrl+Shift': SCI_WORDPARTLEFTEXTEND</text:p>
        </text:list-item>
        <text:list-item>
          <text:p text:style-name="P300">'\\+Ctrl': SCI_WORDPARTRIGHT</text:p>
        </text:list-item>
        <text:list-item>
          <text:p text:style-name="P300">'\\+Ctrl+Shift': SCI_WORDPARTRIGHTEXTEND</text:p>
        </text:list-item>
        <text:list-item>
          <text:p text:style-name="P300">'Home': SCI_VCHOME</text:p>
        </text:list-item>
        <text:list-item>
          <text:p text:style-name="P300">'Home+Shift': SCI_VCHOMEEXTEND</text:p>
        </text:list-item>
        <text:list-item>
          <text:p text:style-name="P300">'Ctrl+Home': SCI_DOCUMENTSTART</text:p>
        </text:list-item>
        <text:list-item>
          <text:p text:style-name="P300">'Ctrl+End': SCI_DOCUMENTSTARTEXTEND</text:p>
        </text:list-item>
        <text:list-item>
          <text:p text:style-name="P300">'Home+Alt': SCI_HOMEDISPLAY</text:p>
        </text:list-item>
        <text:list-item>
          <text:p text:style-name="P300">'Home+Alt+Shift': SCI_VCHOMERECTEXTEND</text:p>
        </text:list-item>
        <text:list-item>
          <text:p text:style-name="P300">'End': SCI_LINEEND</text:p>
        </text:list-item>
        <text:list-item>
          <text:p text:style-name="P300">'End+Shift': SCI_LINEENDEXTEND</text:p>
        </text:list-item>
        <text:list-item>
          <text:p text:style-name="P300">'Ctrl+End': SCI_DOCUMENTEND</text:p>
        </text:list-item>
        <text:list-item>
          <text:p text:style-name="P300">'Ctrl+Shift+End': SCI_DOCUMENTENDEXTEND</text:p>
        </text:list-item>
        <text:list-item>
          <text:p text:style-name="P300">'End+Alt': SCI_LINEENDDISPLAY</text:p>
        </text:list-item>
        <text:list-item>
          <text:p text:style-name="P300">'End+Alt+Shift': SCI_LINEENDRECTEXTEND</text:p>
        </text:list-item>
        <text:list-item>
          <text:p text:style-name="P300">'PageUp': SCI_PAGEUP</text:p>
        </text:list-item>
        <text:list-item>
          <text:p text:style-name="P300">'Shift+PageUp': SCI_PAGEUPEXTEND</text:p>
        </text:list-item>
        <text:list-item>
          <text:p text:style-name="P300">'PageUp+Alt+Shift': SCI_PAGEUPRECTEXTEND</text:p>
        </text:list-item>
        <text:list-item>
          <text:p text:style-name="P300">'PageDown': SCI_PAGEDOWN</text:p>
        </text:list-item>
        <text:list-item>
          <text:p text:style-name="P300">'Shift+PageDown': SCI_PAGEDOWNEXTEND</text:p>
        </text:list-item>
        <text:list-item>
          <text:p text:style-name="P300">'PageDown+Alt+Shift': SCI_PAGEDOWNRECTEXTEND</text:p>
        </text:list-item>
        <text:list-item>
          <text:p text:style-name="P300">'Delete': SCI_CLEAR</text:p>
        </text:list-item>
        <text:list-item>
          <text:p text:style-name="P300">'Delete+Shift': SCI_CUT</text:p>
        </text:list-item>
        <text:list-item>
          <text:p text:style-name="P300">'Ctrl+Delete': SCI_DELWORDRIGHT</text:p>
        </text:list-item>
        <text:list-item>
          <text:p text:style-name="P300"><text:soft-page-break/>'Ctrl+Shift+BackSpace': SCI_DELLINERIGHT</text:p>
        </text:list-item>
        <text:list-item>
          <text:p text:style-name="P300">'Insert': SCI_EDITTOGGLEOVERTYPE</text:p>
        </text:list-item>
        <text:list-item>
          <text:p text:style-name="P300">'Insert+Shift': SCI_PASTE</text:p>
        </text:list-item>
        <text:list-item>
          <text:p text:style-name="P300">'Insert+Ctrl': SCI_COPY</text:p>
        </text:list-item>
        <text:list-item>
          <text:p text:style-name="P300">'Escape': SCI_CANCEL</text:p>
        </text:list-item>
        <text:list-item>
          <text:p text:style-name="P300">'Backspace': SCI_DELETEBACK</text:p>
        </text:list-item>
        <text:list-item>
          <text:p text:style-name="P300">'Backspace+Shift': SCI_DELETEBACK</text:p>
        </text:list-item>
        <text:list-item>
          <text:p text:style-name="P300">'Ctrl+BackSpace': SCI_DELWORDLEFT</text:p>
        </text:list-item>
        <text:list-item>
          <text:p text:style-name="P300">'Backspace+Alt': SCI_UNDO</text:p>
        </text:list-item>
        <text:list-item>
          <text:p text:style-name="P300">'Ctrl+Shift+BackSpace': SCI_DELLINELEFT</text:p>
        </text:list-item>
        <text:list-item>
          <text:p text:style-name="P300">'Ctrl+Z': SCI_UNDO</text:p>
        </text:list-item>
        <text:list-item>
          <text:p text:style-name="P300">'Ctrl+Y': SCI_REDO</text:p>
        </text:list-item>
        <text:list-item>
          <text:p text:style-name="P300">'Ctrl+X': SCI_CUT</text:p>
        </text:list-item>
        <text:list-item>
          <text:p text:style-name="P300">'Ctrl+C': SCI_COPY</text:p>
        </text:list-item>
        <text:list-item>
          <text:p text:style-name="P300">'Ctrl+V': SCI_PASTE</text:p>
        </text:list-item>
        <text:list-item>
          <text:p text:style-name="P300">'Ctrl+A': SCI_SELECTALL</text:p>
        </text:list-item>
        <text:list-item>
          <text:p text:style-name="P300">'Tab': SCI_TAB</text:p>
        </text:list-item>
        <text:list-item>
          <text:p text:style-name="P300">'Shift+Tab': SCI_BACKTAB</text:p>
        </text:list-item>
        <text:list-item>
          <text:p text:style-name="P300">'Return': SCI_NEWLINE</text:p>
        </text:list-item>
        <text:list-item>
          <text:p text:style-name="P300">'Return+Shift': SCI_NEWLINE</text:p>
        </text:list-item>
        <text:list-item>
          <text:p text:style-name="P300">'Add+Ctrl': SCI_ZOOMIN</text:p>
        </text:list-item>
        <text:list-item>
          <text:p text:style-name="P300">'Subtract+Ctrl': SCI_ZOOMOUT</text:p>
        </text:list-item>
        <text:list-item>
          <text:p text:style-name="P300">'Divide+Ctrl': SCI_SETZOOM</text:p>
        </text:list-item>
        <text:list-item>
          <text:p text:style-name="P300">'Ctrl+L': SCI_LINECUT</text:p>
        </text:list-item>
        <text:list-item>
          <text:p text:style-name="P300">'Ctrl+Shift+L': SCI_LINEDELETE</text:p>
        </text:list-item>
        <text:list-item>
          <text:p text:style-name="P300">'Ctrl+Shift+T': SCI_LINECOPY</text:p>
        </text:list-item>
        <text:list-item>
          <text:p text:style-name="P300">'Ctrl+T': SCI_LINETRANSPOSE</text:p>
        </text:list-item>
        <text:list-item>
          <text:p text:style-name="P300">'Ctrl+D': SCI_SELECTIONDUPLICATE</text:p>
        </text:list-item>
        <text:list-item>
          <text:p text:style-name="P300">'U+Ctrl': SCI_LOWERCASE</text:p>
        </text:list-item>
        <text:list-item>
          <text:p text:style-name="P300">'U+Ctrl+Shift': SCI_UPPERCASE</text:p>
        </text:list-item>
      </text:list>
      <text:p text:style-name="P133"/>
      <text:h text:style-name="P210" text:outline-level="3"><text:bookmark-start text:name="__RefHeading___Toc1053_1077626958"/>1.6.5. Default scroll bar <text:span text:style-name="T425">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210"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218" text:outline-level="3"><text:bookmark-start text:name="__RefHeading___Toc1057_1077626958"/>1.6.7. Default autocompletion behaviour<text:bookmark-end text:name="__RefHeading___Toc1057_1077626958"/></text:h>
      <text:p text:style-name="P34">By default, autocompletion are disabled.</text:p>
      <text:h text:style-name="P218"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437">R</text:span>ight clicking <text:span text:style-name="T429">anywhere in the document </text:span>shows the contex menu. <text:span text:style-name="T428">By default the context menu has the following options: Undo, Redo, Cut, Copy, Paste, Delete and Select All.</text:span></text:p>
      <text:p text:style-name="P46"><text:soft-page-break/>When there is text selected in the editor</text:p>
      <text:h text:style-name="P219" text:outline-level="3"><text:bookmark-start text:name="__RefHeading___Toc1454_1843862561"/>1.6.9. Default encoding<text:bookmark-end text:name="__RefHeading___Toc1454_1843862561"/></text:h>
      <text:p text:style-name="P47">The default encoding is ASCII. <text:span text:style-name="T447">Unknown characters will appear as the questionmark (</text:span><text:span text:style-name="T22">?</text:span><text:span text:style-name="T447">) symbol.</text:span></text:p>
      <text:h text:style-name="P175"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4"> comes from.</text:span></text:p>
      <text:p text:style-name="P41"><text:span text:style-name="T55">I</text:span><text:span text:style-name="T34">nstalling PyQt5 using </text:span><text:span text:style-name="T8">pip</text:span><text:span text:style-name="T34"> as described below can be done </text:span><text:span text:style-name="T8">ONLY</text:span><text:span text:style-name="T34">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433">PyQt5</text:span></text:a> library for your version of Python 3, <text:span text:style-name="T434">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3"> </text:span></text:a><text:a xlink:type="simple" xlink:href="https://pypi.python.org/pypi/pip" text:style-name="Internet_20_link" text:visited-style-name="Visited_20_Internet_20_Link"><text:span text:style-name="T56">package manager</text:span></text:a><text:span text:style-name="T56"> </text:span><text:span text:style-name="T54">(if you have it installed)</text:span><text:span text:style-name="T53"> with the following command in the windows console:</text:span></text:p>
      <text:p text:style-name="P37"><text:span text:style-name="_5f_BashIdent"><text:span text:style-name="T91">pip</text:span></text:span><text:span text:style-name="T91"> </text:span><text:span text:style-name="_5f_BashAltKeyword"><text:span text:style-name="T91">install</text:span></text:span><text:span text:style-name="T91"> </text:span><text:span text:style-name="_5f_BashIdent"><text:span text:style-name="T91">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433">5</text:span></text:a><text:a xlink:type="simple" xlink:href="https://wiki.qt.io/Get_the_Source#Qt_4.x" text:style-name="Internet_20_link" text:visited-style-name="Visited_20_Internet_20_Link"> C++ source code</text:a>.</text:p>
      <text:h text:style-name="P220" text:outline-level="3"><text:bookmark-start text:name="__RefHeading___Toc706_2020789143"/><text:span text:style-name="Strong_20_Emphasis"><text:span text:style-name="T383">2.2. </text:span></text:span><text:span text:style-name="Strong_20_Emphasis">GNU/Linux</text:span><text:bookmark-end text:name="__RefHeading___Toc706_2020789143"/></text:h>
      <text:p text:style-name="Text_20_body"><text:span text:style-name="T342">If you are on Lubuntu, Raspbian or probably most Debian derivatives, install the following libraries using </text:span><text:span text:style-name="Strong_20_Emphasis"><text:span text:style-name="T342">apt-get</text:span></text:span><text:span text:style-name="T342">:</text:span></text:p>
      <text:list xml:id="list897877714530267752" text:style-name="L4">
        <text:list-item>
          <text:p text:style-name="P352">python3.x (Probably already installed on the system) </text:p>
        </text:list-item>
        <text:list-item>
          <text:p text:style-name="P352">python3-pyqt<text:span text:style-name="T434">5</text:span> </text:p>
        </text:list-item>
        <text:list-item>
          <text:p text:style-name="P252">python3-pyqt<text:span text:style-name="T434">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1">pip</text:span></text:span><text:span text:style-name="_5f_BashIdent"><text:span text:style-name="T92">3</text:span></text:span><text:span text:style-name="T91"> </text:span><text:span text:style-name="_5f_BashAltKeyword"><text:span text:style-name="T91">install</text:span></text:span><text:span text:style-name="T91"> </text:span><text:span text:style-name="_5f_BashIdent"><text:span text:style-name="T91">PyQt5</text:span></text:span></text:p>
      <text:p text:style-name="P42">Notice it's <text:span text:style-name="T8">pip3</text:span><text:span text:style-name="T34"> on GNU/Linux as it usually has both Python2 and Python3 installed.</text:span></text:p>
      <text:p text:style-name="Text_20_body">Otherwise you can install PyQt<text:span text:style-name="T434">5</text:span> and QScintilla2 (you <text:span text:style-name="T384">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435">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450">he latest Python3 version and the pip package manager and use the following command in the terminal:</text:span></text:p>
      <text:p text:style-name="P39"><text:span text:style-name="_5f_BashIdent"><text:span text:style-name="T91">pip</text:span></text:span><text:span text:style-name="T91"> </text:span><text:span text:style-name="_5f_BashAltKeyword"><text:span text:style-name="T91">install</text:span></text:span><text:span text:style-name="T91"> </text:span><text:span text:style-name="_5f_BashIdent"><text:span text:style-name="T91">PyQt5</text:span></text:span></text:p>
      <text:p text:style-name="Text_20_body"><text:span text:style-name="T439">Another thing you can t</text:span>ry <text:span text:style-name="T439">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436">5</text:span> and QScintilla2 libraries or install the libraries from source, same as on GNU/Linux. </text:p>
      <text:h text:style-name="P176"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191"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221" text:outline-level="3"><text:bookmark-start text:name="__RefHeading___Toc4472_770503392"/>3.1.1. Text wrapping mode<text:bookmark-end text:name="__RefHeading___Toc4472_770503392"/></text:h>
      <text:p text:style-name="P65"><text:span text:style-name="T662">Set with method: </text:span><text:span text:style-name="T8">setWrapMode</text:span><text:span text:style-name="T27">(wrap_mode)</text:span><text:span text:style-name="T8"><text:line-break/></text:span><text:span text:style-name="T60">Q</text:span><text:span text:style-name="T662">ueried with </text:span><text:span text:style-name="T60">method: </text:span><text:span text:style-name="T26">wrapMode</text:span><text:span text:style-name="T27">()</text:span><text:span text:style-name="T26"><text:line-break/></text:span><text:span text:style-name="T93">wrap_mode</text:span><text:span text:style-name="T363"> </text:span><text:span text:style-name="T364">parameter options:</text:span></text:p>
      <text:list xml:id="list475944473984754054" text:style-name="L5">
        <text:list-item>
          <text:p text:style-name="P303"><text:span text:style-name="_5f_OOoComputerSpecial"><text:span text:style-name="T202">PyQt5.Qsci.QsciScintilla.WrapNone</text:span></text:span><text:span text:style-name="_5f_OOoComputerSpecial"><text:span text:style-name="T218"><text:line-break/>No wrapping. </text:span></text:span><text:span text:style-name="_5f_OOoComputerSpecial"><text:span text:style-name="T222">Lines that exceed the editor's screen width cannot be seen unless you scroll horizonstally using the mouse or with the cursor.</text:span></text:span></text:p>
        </text:list-item>
        <text:list-item>
          <text:p text:style-name="P310"><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02">PyQt5.Qsci.QsciScintilla</text:span></text:span><text:bookmark text:name="a7081c7ff25b5f6bd5b3a6cbd478a9f42aeb6fe909aad13c04aab01c9c216ac2ec"/><text:span text:style-name="_5f_OOoComputerSpecial"><text:span text:style-name="T202">.WrapWord<text:line-break/></text:span></text:span><text:span text:style-name="_5f_OOoComputerSpecial"><text:span text:style-name="T218">Lines are wrapped at words. </text:span></text:span><text:span text:style-name="_5f_OOoComputerSpecial"><text:span text:style-name="T219">Example:<text:line-break/>Note the line wrap character and that the wrapped line has no line number (if there is a line margin present in the QScintilla editor). </text:span></text:span><text:span text:style-name="_5f_OOoComputerSpecial"><text:span text:style-name="T220">The other wrap visualisation options will be shown later.</text:span></text:span></text:p>
        </text:list-item>
        <text:list-item>
          <text:p text:style-name="P310"><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03">PyQt5.Qsci.QsciScintilla.WrapCharacter<text:line-break/></text:span></text:span><text:span text:style-name="_5f_OOoComputerSpecial"><text:span text:style-name="T219">Lines are wrapped at the character boundaries. Example:</text:span></text:span></text:p>
        </text:list-item>
        <text:list-item>
          <text:p text:style-name="P310"><text:span text:style-name="_5f_OOoComputerSpecial"><text:span text:style-name="T203">PyQt5.Qsci.QsciScintilla.</text:span></text:span><text:bookmark text:name="a7081c7ff25b5f6bd5b3a6cbd478a9f42ae04a9e56dd933f834facd3cda30bb9ff"/><text:span text:style-name="_5f_OOoComputerSpecial"><text:span text:style-name="T203">WrapWhitespace<text:line-break/></text:span></text:span><text:span text:style-name="_5f_OOoComputerSpecial"><text:span text:style-name="T219">Lines are wrapped at the </text:span></text:span><text:span text:style-name="_5f_OOoComputerSpecial"><text:span text:style-name="T221">whitespace boundaries</text:span></text:span><text:span text:style-name="_5f_OOoComputerSpecial"><text:span text:style-name="T219">. Example:</text:span></text:span></text:p>
        </text:list-item>
      </text:list>
      <text:p text:style-name="P134"><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19"/></text:span></text:p>
      <text:h text:style-name="P222" text:outline-level="3"><text:bookmark-start text:name="__RefHeading___Toc5090_828957953"/><text:soft-page-break/><text:span text:style-name="_5f_OOoComputerSpecial"><text:span text:style-name="T479">3.1.2 </text:span></text:span><text:span text:style-name="_5f_OOoComputerSpecial"><text:span text:style-name="T480">Text wrapping visual flags</text:span></text:span><text:bookmark-end text:name="__RefHeading___Toc5090_828957953"/></text:h>
      <text:p text:style-name="P64"><text:span text:style-name="_5f_OOoComputerSpecial"><text:span text:style-name="T333">These method select</text:span></text:span><text:span text:style-name="_5f_OOoComputerSpecial"><text:span text:style-name="T335">s</text:span></text:span><text:span text:style-name="_5f_OOoComputerSpecial"><text:span text:style-name="T333"> how the text wrapping will be indicated in the QScintilla editor.</text:span></text:span></text:p>
      <text:p text:style-name="P65"><text:span text:style-name="_5f_OOoComputerSpecial"><text:span text:style-name="T334">Set with method: </text:span></text:span><text:span text:style-name="_5f_OOoComputerSpecial"><text:span text:style-name="T210">setWrapVisualFlags</text:span></text:span><text:span text:style-name="_5f_OOoComputerSpecial"><text:span text:style-name="T211">(</text:span></text:span><text:span text:style-name="_5f_OOoComputerSpecial"><text:span text:style-name="Emphasis"><text:span text:style-name="T165">endFlag, startflag, indent</text:span></text:span></text:span><text:span text:style-name="_5f_OOoComputerSpecial"><text:span text:style-name="T211">)</text:span></text:span><text:span text:style-name="_5f_OOoComputerSpecial"><text:span text:style-name="T209"><text:line-break/></text:span></text:span><text:span text:style-name="Emphasis"><text:span text:style-name="T165">endFlag</text:span></text:span><text:span text:style-name="Emphasis"><text:span text:style-name="T116"> </text:span></text:span><text:span text:style-name="_5f_OOoComputerSpecial"><text:span text:style-name="T116">parameter options:</text:span></text:span></text:p>
      <text:list xml:id="list414538207123102868" text:style-name="L6">
        <text:list-item>
          <text:p text:style-name="P311"><text:span text:style-name="_5f_OOoComputerSpecial"><text:span text:style-name="T159">PyQt5.Qsci.QsciScintilla</text:span></text:span><text:bookmark text:name="a7081c7ff25b5f6bd5b3a6cbd478a9f42aeb6fe909aad13c04aab01c9c216ac2ec1"/><text:span text:style-name="_5f_OOoComputerSpecial"><text:span text:style-name="T159">.</text:span></text:span><text:bookmark text:name="ac4d1c67938c75806b2c139d0779d0478a2a3d02013e9e15f31413c12668824472"/><text:span text:style-name="_5f_OOoComputerSpecial"><text:span text:style-name="T159">WrapFlagNone</text:span></text:span></text:p>
          <text:p text:style-name="P311"><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59"/></text:span></text:p>
        </text:list-item>
        <text:list-item>
          <text:p text:style-name="P311"><text:span text:style-name="_5f_OOoComputerSpecial"><text:span text:style-name="T159">PyQt5.Qsci.QsciScintilla</text:span></text:span><text:bookmark text:name="a7081c7ff25b5f6bd5b3a6cbd478a9f42aeb6fe909aad13c04aab01c9c216ac2ec11"/><text:span text:style-name="_5f_OOoComputerSpecial"><text:span text:style-name="T159">.</text:span></text:span><text:bookmark text:name="ac4d1c67938c75806b2c139d0779d0478ab86cea167b725bddc0ad9f677bcf3120"/><text:span text:style-name="_5f_OOoComputerSpecial"><text:span text:style-name="T159">WrapFlagByText</text:span></text:span></text:p>
          <text:p text:style-name="P311"><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59"/></text:span></text:p>
        </text:list-item>
        <text:list-item>
          <text:p text:style-name="P311"><text:span text:style-name="_5f_OOoComputerSpecial"><text:span text:style-name="T159">PyQt5.Qsci.QsciScintilla</text:span></text:span><text:bookmark text:name="a7081c7ff25b5f6bd5b3a6cbd478a9f42aeb6fe909aad13c04aab01c9c216ac2ec12"/><text:span text:style-name="_5f_OOoComputerSpecial"><text:span text:style-name="T159">.</text:span></text:span><text:bookmark text:name="ac4d1c67938c75806b2c139d0779d0478a690a08e6da3622e6f101fe67ca914816"/><text:span text:style-name="_5f_OOoComputerSpecial"><text:span text:style-name="T159">WrapFlagByBorder</text:span></text:span></text:p>
          <text:p text:style-name="P311"><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59"/></text:span></text:p>
        </text:list-item>
        <text:list-item>
          <text:p text:style-name="P311"><text:span text:style-name="_5f_OOoComputerSpecial"><text:span text:style-name="T159">PyQt5.Qsci.QsciScintilla</text:span></text:span><text:bookmark text:name="a7081c7ff25b5f6bd5b3a6cbd478a9f42aeb6fe909aad13c04aab01c9c216ac2ec13"/><text:span text:style-name="_5f_OOoComputerSpecial"><text:span text:style-name="T159">.</text:span></text:span><text:bookmark text:name="ac4d1c67938c75806b2c139d0779d0478a0b40cb40f72cd10104a75c84ae809211"/><text:span text:style-name="_5f_OOoComputerSpecial"><text:span text:style-name="T159">WrapFlagInMargin</text:span></text:span></text:p>
        </text:list-item>
      </text:list>
      <text:p text:style-name="P165"><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5"/></text:span></text:p>
      <text:p text:style-name="P165"><text:span text:style-name="Emphasis"><text:span text:style-name="T165">startflag</text:span></text:span><text:span text:style-name="Emphasis"><text:span text:style-name="T116"> </text:span></text:span><text:span text:style-name="_5f_OOoComputerSpecial"><text:span text:style-name="T116">parameter options:</text:span></text:span></text:p>
      <text:list xml:id="list6670960118268400359" text:style-name="L7">
        <text:list-item>
          <text:p text:style-name="P312"><text:span text:style-name="_5f_OOoComputerSpecial"><text:span text:style-name="T159">PyQt5.Qsci.QsciScintilla</text:span></text:span><text:bookmark text:name="a7081c7ff25b5f6bd5b3a6cbd478a9f42aeb6fe909aad13c04aab01c9c216ac2ec131"/><text:span text:style-name="_5f_OOoComputerSpecial"><text:span text:style-name="T159">.WrapFlagNone</text:span></text:span></text:p>
          <text:p text:style-name="P312"><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59"/></text:span></text:p>
        </text:list-item>
        <text:list-item>
          <text:p text:style-name="P312"><text:span text:style-name="_5f_OOoComputerSpecial"><text:span text:style-name="T159">PyQt5.Qsci.QsciScintilla</text:span></text:span><text:bookmark text:name="a7081c7ff25b5f6bd5b3a6cbd478a9f42aeb6fe909aad13c04aab01c9c216ac2ec111"/><text:span text:style-name="_5f_OOoComputerSpecial"><text:span text:style-name="T159">.</text:span></text:span><text:bookmark text:name="ac4d1c67938c75806b2c139d0779d0478ab86cea167b725bddc0ad9f677bcf31201"/><text:span text:style-name="_5f_OOoComputerSpecial"><text:span text:style-name="T159">WrapFlagByText</text:span></text:span><text:span text:style-name="_5f_OOoComputerSpecial"><text:span text:style-name="T112"> </text:span></text:span><text:span text:style-name="_5f_OOoComputerSpecial"><text:span text:style-name="T113">or </text:span></text:span><text:span text:style-name="_5f_OOoComputerSpecial"><text:span text:style-name="T159">PyQt5.Qsci.QsciScintilla</text:span></text:span><text:bookmark text:name="a7081c7ff25b5f6bd5b3a6cbd478a9f42aeb6fe909aad13c04aab01c9c216ac2ec121"/><text:span text:style-name="_5f_OOoComputerSpecial"><text:span text:style-name="T159">.</text:span></text:span><text:bookmark text:name="ac4d1c67938c75806b2c139d0779d0478a690a08e6da3622e6f101fe67ca9148161"/><text:span text:style-name="_5f_OOoComputerSpecial"><text:span text:style-name="T159">WrapFlagByBorder</text:span></text:span></text:p>
          <text:p text:style-name="P312"><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59"/></text:span></text:p>
        </text:list-item>
        <text:list-item>
          <text:p text:style-name="P312"><text:span text:style-name="_5f_OOoComputerSpecial"><text:span text:style-name="T159">PyQt5.Qsci.QsciScintilla</text:span></text:span><text:bookmark text:name="a7081c7ff25b5f6bd5b3a6cbd478a9f42aeb6fe909aad13c04aab01c9c216ac2ec132"/><text:span text:style-name="_5f_OOoComputerSpecial"><text:span text:style-name="T159">.</text:span></text:span><text:bookmark text:name="ac4d1c67938c75806b2c139d0779d0478a0b40cb40f72cd10104a75c84ae8092111"/><text:span text:style-name="_5f_OOoComputerSpecial"><text:span text:style-name="T159">WrapFlagInMargin</text:span></text:span><text:span text:style-name="_5f_OOoComputerSpecial"><text:span text:style-name="T112"> </text:span></text:span><text:span text:style-name="_5f_OOoComputerSpecial"><text:span text:style-name="T114">(</text:span></text:span><text:span text:style-name="_5f_OOoComputerSpecial"><text:span text:style-name="T160">same effect as the endflag </text:span></text:span><text:span text:style-name="_5f_OOoComputerSpecial"><text:span text:style-name="T161">parameter</text:span></text:span><text:span text:style-name="_5f_OOoComputerSpecial"><text:span text:style-name="T114">)</text:span></text:span></text:p>
          <text:p text:style-name="P312"><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59"/></text:span></text:p>
        </text:list-item>
      </text:list>
      <text:p text:style-name="P166"><text:span text:style-name="Emphasis"><text:span text:style-name="T165">inden</text:span></text:span><text:span text:style-name="Emphasis"><text:span text:style-name="T166">t</text:span></text:span><text:span text:style-name="Emphasis"><text:span text:style-name="T116"> </text:span></text:span><text:span text:style-name="_5f_OOoComputerSpecial"><text:span text:style-name="T116">parameter options:</text:span></text:span></text:p>
      <text:list xml:id="list1327549595226689318" text:style-name="L8">
        <text:list-item>
          <text:p text:style-name="P353"><text:span text:style-name="_5f_OOoComputerSpecial"><text:span text:style-name="T115">This parameter sets the number of spaces each wrapped line is indented by. It has to be an </text:span></text:span><text:span text:style-name="_5f_OOoComputerSpecial"><text:span text:style-name="T162">int</text:span></text:span><text:span text:style-name="_5f_OOoComputerSpecial"><text:span text:style-name="T115">. </text:span></text:span><text:span text:style-name="_5f_OOoComputerSpecial"><text:span text:style-name="T163">It effects can be seen ONLY </text:span></text:span><text:span text:style-name="_5f_OOoComputerSpecial"><text:span text:style-name="T164">i</text:span></text:span><text:span text:style-name="_5f_OOoComputerSpecial"><text:span text:style-name="T163">f setWrapIndentMode is set to </text:span></text:span><text:span text:style-name="_5f_OOoComputerSpecial"><text:span text:style-name="T159">PyQt5.Qsci.QsciScintilla</text:span></text:span><text:bookmark text:name="a7081c7ff25b5f6bd5b3a6cbd478a9f42aeb6fe909aad13c04aab01c9c216ac2ec1322"/><text:span text:style-name="_5f_OOoComputerSpecial"><text:span text:style-name="T159">.WrapIndentFixed!</text:span></text:span></text:p>
        </text:list-item>
      </text:list>
      <text:p text:style-name="P167"><text:span text:style-name="_5f_OOoComputerSpecial"><text:span text:style-name="T159"/></text:span></text:p>
      <text:h text:style-name="P233" text:outline-level="3"><text:bookmark-start text:name="__RefHeading___Toc5092_828957953"/><text:span text:style-name="_5f_OOoComputerSpecial"><text:span text:style-name="T482">3.1.</text:span></text:span><text:span text:style-name="_5f_OOoComputerSpecial"><text:span text:style-name="T484">3</text:span></text:span><text:span text:style-name="_5f_OOoComputerSpecial"><text:span text:style-name="T482"> </text:span></text:span><text:span text:style-name="_5f_OOoComputerSpecial"><text:span text:style-name="T483">Text wrapping </text:span></text:span><text:span text:style-name="_5f_OOoComputerSpecial"><text:span text:style-name="T484">indent mode</text:span></text:span><text:bookmark-end text:name="__RefHeading___Toc5092_828957953"/></text:h>
      <text:p text:style-name="P168">Selects how wrapped lines are indented.</text:p>
      <text:p text:style-name="P136"><text:span text:style-name="_5f_OOoComputerSpecial"><text:span text:style-name="T117">Set with method: </text:span></text:span><text:span text:style-name="_5f_OOoComputerSpecial"><text:span text:style-name="T167">setWrapIndentMode </text:span></text:span><text:span text:style-name="_5f_OOoComputerSpecial"><text:span text:style-name="T165">(</text:span></text:span><text:span text:style-name="_5f_OOoComputerSpecial"><text:span text:style-name="T168">indent_</text:span></text:span><text:span text:style-name="Emphasis"><text:span text:style-name="T168">mode</text:span></text:span><text:span text:style-name="_5f_OOoComputerSpecial"><text:span text:style-name="T165">)</text:span></text:span></text:p>
      <text:p text:style-name="P136"><text:span text:style-name="_5f_OOoComputerSpecial"><text:span text:style-name="T168">indent_</text:span></text:span><text:span text:style-name="Emphasis"><text:span text:style-name="T168">mode </text:span></text:span><text:span text:style-name="_5f_OOoComputerSpecial"><text:span text:style-name="T116">parameter options:</text:span></text:span></text:p>
      <text:list xml:id="list4424186649819531191" text:style-name="L9">
        <text:list-item>
          <text:p text:style-name="P173"><text:bookmark text:name="a59b529ccfcb1f7896efb523025371a03a041dc048521b889bf1db274546d0f562"/><text:span text:style-name="_5f_OOoComputerSpecial"><text:span text:style-name="T159">PyQt5.Qsci.QsciScintilla</text:span></text:span><text:bookmark text:name="a7081c7ff25b5f6bd5b3a6cbd478a9f42aeb6fe909aad13c04aab01c9c216ac2ec13221"/><text:span text:style-name="_5f_OOoComputerSpecial"><text:span text:style-name="T159">.</text:span></text:span><text:span text:style-name="_5f_OOoComputerSpecial"><text:span text:style-name="T165">WrapIndentFixed </text:span></text:span><text:span text:style-name="_5f_OOoComputerSpecial"><text:span text:style-name="T168">(with </text:span></text:span><text:span text:style-name="_5f_OOoComputerSpecial"><text:span text:style-name="T167">setWrapVisualFlags </text:span></text:span><text:span text:style-name="_5f_OOoComputerSpecial"><text:span text:style-name="T168">indent parameter set to 4!)</text:span></text:span></text:p>
          <text:p text:style-name="P173"><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68"/></text:span></text:p>
        </text:list-item>
        <text:list-item>
          <text:p text:style-name="P173"><text:span text:style-name="_5f_OOoComputerSpecial"><text:span text:style-name="T159">PyQt5.Qsci.QsciScintilla</text:span></text:span><text:bookmark text:name="a7081c7ff25b5f6bd5b3a6cbd478a9f42aeb6fe909aad13c04aab01c9c216ac2ec132211"/><text:span text:style-name="_5f_OOoComputerSpecial"><text:span text:style-name="T159">.</text:span></text:span><text:bookmark text:name="a59b529ccfcb1f7896efb523025371a03ab9cc585fd0eb9a14e0f8c7d9389656e8"/><text:span text:style-name="_5f_OOoComputerSpecial"><text:span text:style-name="T165">WrapIndentSame</text:span></text:span></text:p>
          <text:p text:style-name="P173"><text:span text:style-name="_5f_OOoComputerSpecial"><text:span text:style-name="T118">Indents the same as the first wrapped line. In the below example, the first line is indented by two whitespaces.</text:span></text:span></text:p>
          <text:p text:style-name="P173"><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18"/></text:span></text:p>
        </text:list-item>
        <text:list-item>
          <text:p text:style-name="P173"><text:span text:style-name="_5f_OOoComputerSpecial"><text:span text:style-name="T159">PyQt5.Qsci.QsciScintilla</text:span></text:span><text:bookmark text:name="a7081c7ff25b5f6bd5b3a6cbd478a9f42aeb6fe909aad13c04aab01c9c216ac2ec1322111"/><text:span text:style-name="_5f_OOoComputerSpecial"><text:span text:style-name="T159">.</text:span></text:span><text:bookmark text:name="a59b529ccfcb1f7896efb523025371a03a0cb2a2ef379ad02b388a08880a624f2b"/><text:span text:style-name="_5f_OOoComputerSpecial"><text:span text:style-name="T165">WrapIndentIndented</text:span></text:span></text:p>
          <text:p text:style-name="P173"><text:span text:style-name="_5f_OOoComputerSpecial"><text:span text:style-name="T118">Indents the same as the first wrapped line </text:span></text:span><text:span text:style-name="_5f_OOoComputerSpecial"><text:span text:style-name="T168">PLUS</text:span></text:span><text:span text:style-name="_5f_OOoComputerSpecial"><text:span text:style-name="T118"> one more indentation level. </text:span></text:span><text:span text:style-name="_5f_OOoComputerSpecial"><text:span text:style-name="T119">Indentation level is </text:span></text:span><text:span text:style-name="_5f_OOoComputerSpecial"><text:span text:style-name="T118">by the </text:span></text:span><text:span text:style-name="_5f_OOoComputerSpecial"><text:span text:style-name="T168">setTabWidth</text:span></text:span><text:span text:style-name="_5f_OOoComputerSpecial"><text:span text:style-name="T118"> method.</text:span></text:span></text:p>
          <text:p text:style-name="P173"><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18"/></text:span></text:p>
          <text:p text:style-name="P173"><text:span text:style-name="_5f_OOoComputerSpecial"><text:span text:style-name="T118"/></text:span></text:p>
        </text:list-item>
      </text:list>
      <text:p text:style-name="P150"><text:span text:style-name="_5f_OOoComputerSpecial"><text:span text:style-name="T168"/></text:span></text:p>
      <text:p text:style-name="P135"><text:span text:style-name="_5f_OOoComputerSpecial"><text:span text:style-name="T159"/></text:span></text:p>
      <text:h text:style-name="P192" text:outline-level="2"><text:bookmark-start text:name="__RefHeading___Toc5094_828957953"/>3.2. End-Of-Line (EOL) <text:span text:style-name="T663">options</text:span> <text:bookmark-end text:name="__RefHeading___Toc5094_828957953"/></text:h>
      <text:p text:style-name="P68"><text:span text:style-name="T664">These options effect</text:span> the End-Of-Line <text:span text:style-name="T664">settings like the </text:span>End-Of-Line<text:span text:style-name="T664"> character and mode </text:span>for the QScintilla editor. By default the line endings are invisible but can be made visible with the <text:span text:style-name="T8">setEolVisibility</text:span> method, described below.</text:p>
      <text:h text:style-name="P223" text:outline-level="3"><text:bookmark-start text:name="__RefHeading___Toc5213_828957953"/>3.2.1. End-Of-Line mode<text:bookmark-end text:name="__RefHeading___Toc5213_828957953"/></text:h>
      <text:p text:style-name="P66"><text:span text:style-name="T662">Set with method: </text:span><text:span text:style-name="T8">set</text:span><text:span text:style-name="T28">Eol</text:span><text:span text:style-name="T8">Mode</text:span><text:span text:style-name="T28">(eol_mode)</text:span><text:span text:style-name="T8"><text:line-break/></text:span><text:span text:style-name="T60">Q</text:span><text:span text:style-name="T662">ueried with </text:span><text:span text:style-name="T60">method: </text:span><text:span text:style-name="T28">eol</text:span><text:span text:style-name="T26">Mode</text:span><text:span text:style-name="T28">()<text:line-break/></text:span><text:span text:style-name="_5f_OOoComputerSpecial"><text:span text:style-name="T168">indent_</text:span></text:span><text:span text:style-name="Emphasis"><text:span text:style-name="T168">mode </text:span></text:span><text:span text:style-name="_5f_OOoComputerSpecial"><text:span text:style-name="T116">parameter options:</text:span></text:span></text:p>
      <text:list xml:id="list5426877422510987281" text:style-name="L10">
        <text:list-item>
          <text:p text:style-name="P313"><text:span text:style-name="_5f_OOoComputerSpecial"><text:span text:style-name="T208">PyQt5.Qsci.QsciScintilla.EolWindows:</text:span></text:span><text:span text:style-name="_5f_OOoComputerSpecial"><text:span text:style-name="T225"> </text:span></text:span><text:span text:style-name="_5f_OOoComputerSpecial"><text:span text:style-name="T226">Carrige-Return + Line-Feed (\r\n)</text:span></text:span></text:p>
        </text:list-item>
        <text:list-item>
          <text:p text:style-name="P313"><text:span text:style-name="_5f_OOoComputerSpecial"><text:span text:style-name="T208">PyQt5.Qsci.QsciScintilla.</text:span></text:span><text:bookmark text:name="ab4b6b4286a74e173a86de0a7f55241d5a66683da125a4e780a672edae2781df891"/><text:span text:style-name="_5f_OOoComputerSpecial"><text:span text:style-name="T208">EolUnix:</text:span></text:span><text:span text:style-name="_5f_OOoComputerSpecial"><text:span text:style-name="T225"> </text:span></text:span><text:span text:style-name="_5f_OOoComputerSpecial"><text:span text:style-name="T226">Line-Feed (\n)</text:span></text:span></text:p>
        </text:list-item>
        <text:list-item>
          <text:p text:style-name="P313"><text:span text:style-name="_5f_OOoComputerSpecial"><text:span text:style-name="T208">PyQt5.Qsci.QsciScintilla.</text:span></text:span><text:bookmark text:name="ab4b6b4286a74e173a86de0a7f55241d5a884e225089dc5181bf661a13a5d12c991"/><text:span text:style-name="_5f_OOoComputerSpecial"><text:span text:style-name="T208">EolMac:</text:span></text:span><text:span text:style-name="_5f_OOoComputerSpecial"><text:span text:style-name="T225"> </text:span></text:span><text:span text:style-name="_5f_OOoComputerSpecial"><text:span text:style-name="T226">Carrige-Return (\r)</text:span></text:span></text:p>
        </text:list-item>
      </text:list>
      <text:p text:style-name="P137"><text:span text:style-name="_5f_OOoComputerSpecial"><text:span text:style-name="T61"/></text:span></text:p>
      <text:h text:style-name="P224" text:outline-level="3"><text:bookmark-start text:name="__RefHeading___Toc5215_828957953"/><text:span text:style-name="_5f_OOoComputerSpecial"><text:span text:style-name="T513">3.2.2. End-Of-Line character/</text:span></text:span><text:span text:style-name="_5f_OOoComputerSpecial"><text:span text:style-name="T514">s</text:span></text:span><text:span text:style-name="_5f_OOoComputerSpecial"><text:span text:style-name="T513"> visibility</text:span></text:span><text:bookmark-end text:name="__RefHeading___Toc5215_828957953"/></text:h>
      <text:p text:style-name="Text_20_body"><text:span text:style-name="_5f_OOoComputerSpecial"><text:span text:style-name="T107">This </text:span></text:span><text:span text:style-name="_5f_OOoComputerSpecial"><text:span text:style-name="T336">selects the visibility of the EOL character/s in the editor window. By default it is not visible.</text:span></text:span></text:p>
      <text:p text:style-name="P67"><text:span text:style-name="_5f_OOoComputerSpecial"><text:span text:style-name="T334">Set with method: </text:span></text:span><text:span text:style-name="_5f_OOoComputerSpecial"><text:span text:style-name="T212">set</text:span></text:span><text:span text:style-name="_5f_OOoComputerSpecial"><text:span text:style-name="T213">Eol</text:span></text:span><text:span text:style-name="_5f_OOoComputerSpecial"><text:span text:style-name="T212">Visibility</text:span></text:span><text:span text:style-name="_5f_OOoComputerSpecial"><text:span text:style-name="T213">(</text:span></text:span><text:span text:style-name="_5f_OOoComputerSpecial"><text:span text:style-name="T212">visibility</text:span></text:span><text:span text:style-name="_5f_OOoComputerSpecial"><text:span text:style-name="T213">)</text:span></text:span><text:span text:style-name="_5f_OOoComputerSpecial"><text:span text:style-name="T212"><text:line-break/></text:span></text:span><text:span text:style-name="_5f_OOoComputerSpecial"><text:span text:style-name="T231">Q</text:span></text:span><text:span text:style-name="_5f_OOoComputerSpecial"><text:span text:style-name="T334">ueried with </text:span></text:span><text:span text:style-name="_5f_OOoComputerSpecial"><text:span text:style-name="T231">method: </text:span></text:span><text:span text:style-name="_5f_OOoComputerSpecial"><text:span text:style-name="T213">eol</text:span></text:span><text:span text:style-name="_5f_OOoComputerSpecial"><text:span text:style-name="T212">Visibility</text:span></text:span><text:span text:style-name="_5f_OOoComputerSpecial"><text:span text:style-name="T213">()</text:span></text:span></text:p>
      <text:p text:style-name="P67"><text:span text:style-name="_5f_OOoComputerSpecial"><text:span text:style-name="T169">visibility</text:span></text:span><text:span text:style-name="Emphasis"><text:span text:style-name="T168"> </text:span></text:span><text:span text:style-name="_5f_OOoComputerSpecial"><text:span text:style-name="T116">parameter options:</text:span></text:span></text:p>
      <text:list xml:id="list6012737430195071" text:style-name="L11">
        <text:list-item>
          <text:p text:style-name="P318"><text:span text:style-name="_5f_OOoComputerSpecial"><text:span text:style-name="T169">False</text:span></text:span><text:span text:style-name="_5f_OOoComputerSpecial"><text:span text:style-name="T120">: The EOL character/s is/are </text:span></text:span><text:span text:style-name="_5f_OOoComputerSpecial"><text:span text:style-name="T169">NOT</text:span></text:span><text:span text:style-name="_5f_OOoComputerSpecial"><text:span text:style-name="T120"> visible</text:span></text:span></text:p>
        </text:list-item>
      </text:list>
      <text:p text:style-name="P138"><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0"/></text:span></text:p>
      <text:p text:style-name="P138"><text:span text:style-name="_5f_OOoComputerSpecial"><text:span text:style-name="T120"/></text:span></text:p>
      <text:p text:style-name="P138"><text:span text:style-name="_5f_OOoComputerSpecial"><text:span text:style-name="T120"/></text:span></text:p>
      <text:list xml:id="list150045262317713" text:continue-numbering="true" text:style-name="L11">
        <text:list-item>
          <text:p text:style-name="P318"><text:span text:style-name="_5f_OOoComputerSpecial"><text:span text:style-name="T169">True:</text:span></text:span><text:span text:style-name="_5f_OOoComputerSpecial"><text:span text:style-name="T120"> The EOL character/s is/are visible </text:span></text:span><text:span text:style-name="_5f_OOoComputerSpecial"><text:span text:style-name="T121">(marked in green in the image below)</text:span></text:span></text:p>
        </text:list-item>
      </text:list>
      <text:p text:style-name="P138"><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0"/></text:span></text:p>
      <text:h text:style-name="P193" text:outline-level="2"><text:bookmark-start text:name="__RefHeading___Toc6404_2018667005"/><text:soft-page-break/><text:span text:style-name="_5f_OOoComputerSpecial"><text:span text:style-name="T521">3.3. Indentation options</text:span></text:span><text:bookmark-end text:name="__RefHeading___Toc6404_2018667005"/></text:h>
      <text:p text:style-name="P69"><text:span text:style-name="_5f_OOoComputerSpecial"><text:span text:style-name="T522">These options select the indentation character, indentation size, ...</text:span></text:span></text:p>
      <text:h text:style-name="Heading_20_3" text:outline-level="3"><text:bookmark-start text:name="__RefHeading___Toc6406_2018667005"/><text:span text:style-name="_5f_OOoComputerSpecial"><text:span text:style-name="T471">3.3.1. </text:span></text:span><text:span text:style-name="_5f_OOoComputerSpecial"><text:span text:style-name="T522">Indentation character (tabs or spaces)</text:span></text:span><text:bookmark-end text:name="__RefHeading___Toc6406_2018667005"/></text:h>
      <text:p text:style-name="P69"><text:span text:style-name="_5f_OOoComputerSpecial"><text:span text:style-name="T522">This selects whether the </text:span></text:span><text:span text:style-name="_5f_OOoComputerSpecial"><text:span text:style-name="T524">indent</text:span></text:span><text:span text:style-name="_5f_OOoComputerSpecial"><text:span text:style-name="T522">/</text:span></text:span><text:span text:style-name="_5f_OOoComputerSpecial"><text:span text:style-name="T524">unindent</text:span></text:span><text:span text:style-name="_5f_OOoComputerSpecial"><text:span text:style-name="T515"> </text:span></text:span><text:span text:style-name="_5f_OOoComputerSpecial"><text:span text:style-name="T516">functions use either the </text:span></text:span><text:span text:style-name="_5f_OOoComputerSpecial"><text:span text:style-name="T525">TAB ('\t') </text:span></text:span><text:span text:style-name="_5f_OOoComputerSpecial"><text:span text:style-name="T516">character or the </text:span></text:span><text:span text:style-name="_5f_OOoComputerSpecial"><text:span text:style-name="T525">WHITESPACE (' ')</text:span></text:span><text:span text:style-name="_5f_OOoComputerSpecial"><text:span text:style-name="T516"> character.</text:span></text:span></text:p>
      <text:p text:style-name="P70"><text:span text:style-name="_5f_OOoComputerSpecial"><text:span text:style-name="T517">Set with method: </text:span></text:span><text:span text:style-name="_5f_OOoComputerSpecial"><text:span text:style-name="T527">setIndentationsUseTabs</text:span></text:span><text:span text:style-name="_5f_OOoComputerSpecial"><text:span text:style-name="T526">(</text:span></text:span><text:span text:style-name="_5f_OOoComputerSpecial"><text:span text:style-name="T527">use_tabs</text:span></text:span><text:span text:style-name="_5f_OOoComputerSpecial"><text:span text:style-name="T526">)</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27">indentationsUseTabs</text:span></text:span><text:span text:style-name="_5f_OOoComputerSpecial"><text:span text:style-name="T526">()</text:span></text:span></text:p>
      <text:p text:style-name="P71"><text:span text:style-name="_5f_OOoComputerSpecial"><text:span text:style-name="T485">use_tabs</text:span></text:span><text:span text:style-name="Emphasis"><text:span text:style-name="T168"> </text:span></text:span><text:span text:style-name="_5f_OOoComputerSpecial"><text:span text:style-name="T116">parameter options:</text:span></text:span></text:p>
      <text:list xml:id="list2869879551961453957" text:style-name="L12">
        <text:list-item>
          <text:p text:style-name="P319"><text:span text:style-name="_5f_OOoComputerSpecial"><text:span text:style-name="T169">False</text:span></text:span><text:span text:style-name="_5f_OOoComputerSpecial"><text:span text:style-name="T120">: </text:span></text:span><text:span text:style-name="_5f_OOoComputerSpecial"><text:span text:style-name="T122">Indentation uses </text:span></text:span><text:span text:style-name="_5f_OOoComputerSpecial"><text:span text:style-name="T128">the </text:span></text:span><text:span text:style-name="_5f_OOoComputerSpecial"><text:span text:style-name="T122">whitspace </text:span></text:span><text:span text:style-name="_5f_OOoComputerSpecial"><text:span text:style-name="T128">character</text:span></text:span><text:span text:style-name="_5f_OOoComputerSpecial"><text:span text:style-name="T129">s</text:span></text:span></text:p>
        </text:list-item>
        <text:list-item>
          <text:p text:style-name="P319"><text:span text:style-name="_5f_OOoComputerSpecial"><text:span text:style-name="T169">True:</text:span></text:span><text:span text:style-name="_5f_OOoComputerSpecial"><text:span text:style-name="T120"> </text:span></text:span><text:span text:style-name="_5f_OOoComputerSpecial"><text:span text:style-name="T122">Indentation uses </text:span></text:span><text:span text:style-name="_5f_OOoComputerSpecial"><text:span text:style-name="T128">the </text:span></text:span><text:span text:style-name="_5f_OOoComputerSpecial"><text:span text:style-name="T122">tab </text:span></text:span><text:span text:style-name="_5f_OOoComputerSpecial"><text:span text:style-name="T128">character</text:span></text:span></text:p>
        </text:list-item>
      </text:list>
      <text:p text:style-name="P139"><text:span text:style-name="_5f_OOoComputerSpecial"><text:span text:style-name="T122"/></text:span></text:p>
      <text:h text:style-name="P225" text:outline-level="3"><text:bookmark-start text:name="__RefHeading___Toc6057_1487816881"/><text:span text:style-name="_5f_OOoComputerSpecial"><text:span text:style-name="T552">3.3.</text:span></text:span><text:span text:style-name="_5f_OOoComputerSpecial"><text:span text:style-name="T555">2</text:span></text:span><text:span text:style-name="_5f_OOoComputerSpecial"><text:span text:style-name="T552">. Indentation size</text:span></text:span><text:bookmark-end text:name="__RefHeading___Toc6057_1487816881"/></text:h>
      <text:p text:style-name="P72"><text:span text:style-name="_5f_OOoComputerSpecial"><text:span text:style-name="T553">Selects the number of </text:span></text:span><text:span text:style-name="_5f_OOoComputerSpecial"><text:span text:style-name="T554">space </text:span></text:span><text:span text:style-name="_5f_OOoComputerSpecial"><text:span text:style-name="T553">characters to indent by.<text:line-break/></text:span></text:span><text:span text:style-name="_5f_OOoComputerSpecial"><text:span text:style-name="T554">This means the number of space characters when indenting with WHITESPACES or the width of the TAB character in spaces when using TABS for indentation.</text:span></text:span></text:p>
      <text:p text:style-name="P73"><text:span text:style-name="_5f_OOoComputerSpecial"><text:span text:style-name="T517">Set with method: </text:span></text:span><text:span text:style-name="_5f_OOoComputerSpecial"><text:span text:style-name="T528">setTabWidth</text:span></text:span><text:span text:style-name="_5f_OOoComputerSpecial"><text:span text:style-name="T526">(</text:span></text:span><text:span text:style-name="_5f_OOoComputerSpecial"><text:span text:style-name="T528">indentation_size</text:span></text:span><text:span text:style-name="_5f_OOoComputerSpecial"><text:span text:style-name="T526">)</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28">tabWidth</text:span></text:span><text:span text:style-name="_5f_OOoComputerSpecial"><text:span text:style-name="T526">()</text:span></text:span></text:p>
      <text:p text:style-name="P73"><text:span text:style-name="_5f_OOoComputerSpecial"><text:span text:style-name="T486">indentation_size</text:span></text:span><text:span text:style-name="Emphasis"><text:span text:style-name="T168"> </text:span></text:span><text:span text:style-name="_5f_OOoComputerSpecial"><text:span text:style-name="T116">parameter options:</text:span></text:span></text:p>
      <text:list xml:id="list150046120242159" text:continue-numbering="true" text:style-name="L12">
        <text:list-item>
          <text:p text:style-name="P320"><text:span text:style-name="_5f_OOoComputerSpecial"><text:span text:style-name="T170">A number greater than zero: </text:span></text:span><text:span text:style-name="_5f_OOoComputerSpecial"><text:span text:style-name="T123">Number of space characters to indent by</text:span></text:span></text:p>
        </text:list-item>
      </text:list>
      <text:p text:style-name="P140"><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3"/></text:span></text:p>
      <text:h text:style-name="P226" text:outline-level="3"><text:bookmark-start text:name="__RefHeading___Toc6408_2018667005"/><text:span text:style-name="_5f_OOoComputerSpecial"><text:span text:style-name="T559">3.3.3. Indentation guides</text:span></text:span><text:bookmark-end text:name="__RefHeading___Toc6408_2018667005"/></text:h>
      <text:p text:style-name="P78"><text:span text:style-name="_5f_OOoComputerSpecial"><text:span text:style-name="T559">Q</text:span></text:span><text:span text:style-name="_5f_OOoComputerSpecial"><text:span text:style-name="T560">S</text:span></text:span><text:span text:style-name="_5f_OOoComputerSpecial"><text:span text:style-name="T559">cintilla </text:span></text:span><text:span text:style-name="_5f_OOoComputerSpecial"><text:span text:style-name="T561">can show </text:span></text:span><text:span text:style-name="_5f_OOoComputerSpecial"><text:span text:style-name="T562">vertical </text:span></text:span><text:span text:style-name="_5f_OOoComputerSpecial"><text:span text:style-name="T561">guiding lines at indentation columns </text:span></text:span><text:span text:style-name="_5f_OOoComputerSpecial"><text:span text:style-name="T562">as dotted lines. </text:span></text:span><text:span text:style-name="_5f_OOoComputerSpecial"><text:span text:style-name="T563">These guides are only visual guides, they do not effect the editor's text.</text:span></text:span></text:p>
      <text:p text:style-name="P144"><text:span text:style-name="_5f_OOoComputerSpecial"><text:span text:style-name="T509">Set with method: </text:span></text:span><text:span text:style-name="_5f_OOoComputerSpecial"><text:span text:style-name="T494">setIndentationGuides </text:span></text:span><text:span text:style-name="_5f_OOoComputerSpecial"><text:span text:style-name="T489">(</text:span></text:span><text:span text:style-name="_5f_OOoComputerSpecial"><text:span text:style-name="T487">indents</text:span></text:span><text:span text:style-name="_5f_OOoComputerSpecial"><text:span text:style-name="T489">)</text:span></text:span><text:span text:style-name="_5f_OOoComputerSpecial"><text:span text:style-name="T490"><text:line-break/></text:span></text:span><text:span text:style-name="_5f_OOoComputerSpecial"><text:span text:style-name="T509">Queried with method: </text:span></text:span><text:span text:style-name="_5f_OOoComputerSpecial"><text:span text:style-name="T487">indentationGuides </text:span></text:span><text:span text:style-name="_5f_OOoComputerSpecial"><text:span text:style-name="T489">()</text:span></text:span></text:p>
      <text:p text:style-name="P143"><text:span text:style-name="_5f_OOoComputerSpecial"><text:span text:style-name="T489"/></text:span></text:p>
      <text:list xml:id="list3720775139952982113" text:style-name="L13">
        <text:list-item>
          <text:p text:style-name="P325"><text:span text:style-name="_5f_OOoComputerSpecial"><text:span text:style-name="T491">False</text:span></text:span><text:span text:style-name="_5f_OOoComputerSpecial"><text:span text:style-name="T510">: indentation guides not visible</text:span></text:span></text:p>
          <text:p text:style-name="P325"><text:span text:style-name="_5f_OOoComputerSpecial"><text:span text:style-name="T510">Example:</text:span></text:span></text:p>
          <text:p text:style-name="P325"><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510"/></text:span></text:p>
        </text:list-item>
        <text:list-item>
          <text:p text:style-name="P325"><text:span text:style-name="_5f_OOoComputerSpecial"><text:span text:style-name="T491">True</text:span></text:span><text:span text:style-name="_5f_OOoComputerSpecial"><text:span text:style-name="T510">: indentation guides visible</text:span></text:span></text:p>
          <text:p text:style-name="P325"><text:span text:style-name="_5f_OOoComputerSpecial"><text:span text:style-name="T510">Example:</text:span></text:span></text:p>
          <text:p text:style-name="P325"><draw:frame draw:style-name="fr5" draw:name="Image28" text:anchor-type="paragraph" svg:width="13.263cm" svg:height="0.67cm" draw:z-index="27"><draw:image xlink:href="Pictures/10000201000001780000001326D2B4B69797BCDC.png" xlink:type="simple" xlink:show="embed" xlink:actuate="onLoad"/></draw:frame><text:soft-page-break/><text:span text:style-name="_5f_OOoComputerSpecial"><text:span text:style-name="T510"/></text:span></text:p>
        </text:list-item>
      </text:list>
      <text:p text:style-name="P143"><text:span text:style-name="_5f_OOoComputerSpecial"><text:span text:style-name="T489"/></text:span></text:p>
      <text:h text:style-name="Heading_20_3" text:outline-level="3"><text:bookmark-start text:name="__RefHeading___Toc5994_1487816881"/><text:span text:style-name="_5f_OOoComputerSpecial"><text:span text:style-name="T471">3.</text:span></text:span><text:span text:style-name="_5f_OOoComputerSpecial"><text:span text:style-name="T555">3.</text:span></text:span><text:span text:style-name="_5f_OOoComputerSpecial"><text:span text:style-name="T559">4</text:span></text:span><text:span text:style-name="_5f_OOoComputerSpecial"><text:span text:style-name="T555">. </text:span></text:span><text:span text:style-name="_5f_OOoComputerSpecial"><text:span text:style-name="T556">Indentation </text:span></text:span><text:span text:style-name="_5f_OOoComputerSpecial"><text:span text:style-name="T557">at space</text:span></text:span><text:span text:style-name="_5f_OOoComputerSpecial"><text:span text:style-name="T558">s</text:span></text:span><text:span text:style-name="_5f_OOoComputerSpecial"><text:span text:style-name="T556"> options</text:span></text:span><text:bookmark-end text:name="__RefHeading___Toc5994_1487816881"/></text:h>
      <text:p text:style-name="P74"><text:span text:style-name="_5f_OOoComputerSpecial"><text:span text:style-name="T556">This one is a little confusing to explain without pictures. When indenting at a place in a line where there are ONLY whitespaces/tabs, if this option it set to </text:span></text:span><text:span text:style-name="_5f_OOoComputerSpecial"><text:span text:style-name="T529">True</text:span></text:span><text:span text:style-name="_5f_OOoComputerSpecial"><text:span text:style-name="T556">,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529">False</text:span></text:span><text:span text:style-name="_5f_OOoComputerSpecial"><text:span text:style-name="T556">, then QScintilla just inserts an indentation, whether whitespaces or tabs.<text:line-break/>This sounds confusing, but take a look at the examples shown in the images below.</text:span></text:span></text:p>
      <text:p text:style-name="P74"><text:span text:style-name="_5f_OOoComputerSpecial"><text:span text:style-name="T517">Set with method: </text:span></text:span><text:span text:style-name="_5f_OOoComputerSpecial"><text:span text:style-name="T529">setTabIndents</text:span></text:span><text:span text:style-name="_5f_OOoComputerSpecial"><text:span text:style-name="T526">(</text:span></text:span><text:span text:style-name="_5f_OOoComputerSpecial"><text:span text:style-name="T529">indents</text:span></text:span><text:span text:style-name="_5f_OOoComputerSpecial"><text:span text:style-name="T526">)</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28">t</text:span></text:span><text:span text:style-name="_5f_OOoComputerSpecial"><text:span text:style-name="T529">abIndents</text:span></text:span><text:span text:style-name="_5f_OOoComputerSpecial"><text:span text:style-name="T526">()</text:span></text:span></text:p>
      <text:p text:style-name="P75"><text:span text:style-name="_5f_OOoComputerSpecial"><text:span text:style-name="T487">indents</text:span></text:span><text:span text:style-name="Emphasis"><text:span text:style-name="T168"> </text:span></text:span><text:span text:style-name="_5f_OOoComputerSpecial"><text:span text:style-name="T116">parameter options:</text:span></text:span></text:p>
      <text:list xml:id="list6793869445367597535" text:style-name="L14">
        <text:list-item>
          <text:p text:style-name="P326"><text:span text:style-name="_5f_OOoComputerSpecial"><text:span text:style-name="T169">False</text:span></text:span><text:span text:style-name="_5f_OOoComputerSpecial"><text:span text:style-name="T120">: </text:span></text:span><text:span text:style-name="_5f_OOoComputerSpecial"><text:span text:style-name="T122">Indentation </text:span></text:span><text:span text:style-name="_5f_OOoComputerSpecial"><text:span text:style-name="T126">simply </text:span></text:span><text:span text:style-name="_5f_OOoComputerSpecial"><text:span text:style-name="T124">inserts an indentation </text:span></text:span><text:span text:style-name="_5f_OOoComputerSpecial"><text:span text:style-name="T126">(whitespaces/tab)</text:span></text:span><text:span text:style-name="_5f_OOoComputerSpecial"><text:span text:style-name="T124"> if indenting in a place in a line where there are only whitespaces to each side of the cursor.<text:line-break/></text:span></text:span><text:span text:style-name="_5f_OOoComputerSpecial"><text:span text:style-name="T127">Example:</text:span></text:span></text:p>
          <text:p text:style-name="P326"><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27">Before indentation<text:line-break/></text:span></text:span><text:span text:style-name="_5f_OOoComputerSpecial"><text:span text:style-name="T124"><text:line-break/></text:span></text:span></text:p>
          <text:p text:style-name="P326"><text:span text:style-name="_5f_OOoComputerSpecial"><text:span text:style-name="T124">After indentation (after pressing the </text:span></text:span><text:span text:style-name="_5f_OOoComputerSpecial"><text:span text:style-name="T171">TAB</text:span></text:span><text:span text:style-name="_5f_OOoComputerSpecial"><text:span text:style-name="T124"> key). </text:span></text:span><text:span text:style-name="_5f_OOoComputerSpecial"><text:span text:style-name="T127">An indentation (whitespaces/tab) is inserted and the cursor moved the width of the indentation forward.</text:span></text:span></text:p>
          <text:p text:style-name="P326"><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41"/>
      <text:p text:style-name="P141"/>
      <text:list xml:id="list150044963974143" text:continue-numbering="true" text:style-name="L14">
        <text:list-item>
          <text:p text:style-name="P326"><text:span text:style-name="_5f_OOoComputerSpecial"><text:span text:style-name="T169">True:</text:span></text:span><text:span text:style-name="_5f_OOoComputerSpecial"><text:span text:style-name="T120"> </text:span></text:span><text:span text:style-name="_5f_OOoComputerSpecial"><text:span text:style-name="T122">Indentation </text:span></text:span><text:span text:style-name="_5f_OOoComputerSpecial"><text:span text:style-name="T126">indents </text:span></text:span><text:span text:style-name="_5f_OOoComputerSpecial"><text:span text:style-name="T127">and aligns the next non-whitespace/tab character to that indentation level and also moves the cursor to that indentation level.<text:line-break/></text:span></text:span><text:span text:style-name="_5f_OOoComputerSpecial"><text:span text:style-name="T124">Example:</text:span></text:span></text:p>
          <text:p text:style-name="P327"><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4">Before indentation<text:line-break/><text:line-break/>After indentation (after pressing the </text:span></text:span><text:span text:style-name="_5f_OOoComputerSpecial"><text:span text:style-name="T171">TAB</text:span></text:span><text:span text:style-name="_5f_OOoComputerSpecial"><text:span text:style-name="T124"> key). </text:span></text:span><text:span text:style-name="_5f_OOoComputerSpecial"><text:span text:style-name="T125">The next non-whitespace/tab character is aligned to the indentation and the cursor has aligned to the same indentation level.</text:span></text:span></text:p>
        </text:list-item>
      </text:list>
      <text:p text:style-name="P142"><draw:frame draw:style-name="fr2" draw:name="Image24" text:anchor-type="paragraph" svg:width="15.73cm" svg:height="0.953cm" draw:z-index="22"><draw:image xlink:href="Pictures/10000201000001BE0000001BCBEF87E2B4894D66.png" xlink:type="simple" xlink:show="embed" xlink:actuate="onLoad"/></draw:frame></text:p>
      <text:h text:style-name="P227" text:outline-level="3"><text:bookmark-start text:name="__RefHeading___Toc6410_2018667005"/>3.3.<text:span text:style-name="T670">5</text:span>. Automatic indentation<text:bookmark-end text:name="__RefHeading___Toc6410_2018667005"/></text:h>
      <text:p text:style-name="P82">When set to <text:span text:style-name="T8">True</text:span>, automatic indentation <text:span text:style-name="T669">moves the cursor to the same indentation as the previous </text:span><text:span text:style-name="T62">line when adding a new line by either pressing </text:span><text:span text:style-name="T29">Enter</text:span><text:span text:style-name="T62"> or </text:span><text:span text:style-name="T29">Return</text:span><text:span text:style-name="T62">. </text:span><text:span text:style-name="T63">But when set to </text:span><text:span text:style-name="T30">False</text:span><text:span text:style-name="T63">, </text:span><text:span text:style-name="T64">the cursor will always move to the start of the new line.</text:span></text:p>
      <text:p text:style-name="P81"><text:soft-page-break/><text:span text:style-name="T531">N</text:span><text:span text:style-name="T532">OTE</text:span><text:span text:style-name="T518">: A lexer can modify this behaviour with it's </text:span><text:span text:style-name="T8">setAutoIndentStyle </text:span><text:span text:style-name="T518">method!</text:span></text:p>
      <text:p text:style-name="P76"><text:span text:style-name="_5f_OOoComputerSpecial"><text:span text:style-name="T517">Set with method: </text:span></text:span><text:span text:style-name="_5f_OOoComputerSpecial"><text:span text:style-name="T529">set</text:span></text:span><text:span text:style-name="_5f_OOoComputerSpecial"><text:span text:style-name="T530">AutoIndent</text:span></text:span><text:span text:style-name="_5f_OOoComputerSpecial"><text:span text:style-name="T526">(</text:span></text:span><text:span text:style-name="_5f_OOoComputerSpecial"><text:span text:style-name="T530">autoindent_on</text:span></text:span><text:span text:style-name="_5f_OOoComputerSpecial"><text:span text:style-name="T526">)</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30">autoIndent</text:span></text:span><text:span text:style-name="_5f_OOoComputerSpecial"><text:span text:style-name="T526">()</text:span></text:span></text:p>
      <text:p text:style-name="P77"><text:span text:style-name="_5f_OOoComputerSpecial"><text:span text:style-name="T488">autoindent_on</text:span></text:span><text:span text:style-name="Emphasis"><text:span text:style-name="T168"> </text:span></text:span><text:span text:style-name="_5f_OOoComputerSpecial"><text:span text:style-name="T116">parameter options:</text:span></text:span></text:p>
      <text:list xml:id="list7182782782925805213" text:style-name="L15">
        <text:list-item>
          <text:p text:style-name="P254"><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2">False</text:span></text:span><text:span text:style-name="_5f_OOoComputerSpecial"><text:span text:style-name="T130">: </text:span></text:span><text:span text:style-name="_5f_OOoComputerSpecial"><text:span text:style-name="T131">The cursor moves to the start of the line when creating a new line.<text:line-break/></text:span></text:span></text:p>
        </text:list-item>
        <text:list-item>
          <text:p text:style-name="P255"><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3">True</text:span></text:span><text:span text:style-name="_5f_OOoComputerSpecial"><text:span text:style-name="T132">: The cursor moves to the same indentation as the previous line.<text:line-break/></text:span></text:span></text:p>
        </text:list-item>
      </text:list>
      <text:p text:style-name="P81"><text:span text:style-name="_5f_OOoComputerSpecial"><text:span text:style-name="T365"/></text:span></text:p>
      <text:h text:style-name="P194" text:outline-level="2"><text:bookmark-start text:name="__RefHeading___Toc6412_2018667005"/><text:span text:style-name="_5f_OOoComputerSpecial"><text:span text:style-name="T521">3.</text:span></text:span><text:span text:style-name="_5f_OOoComputerSpecial"><text:span text:style-name="T564">4</text:span></text:span><text:span text:style-name="_5f_OOoComputerSpecial"><text:span text:style-name="T521">. </text:span></text:span><text:span text:style-name="_5f_OOoComputerSpecial"><text:span text:style-name="T564">Caret </text:span></text:span><text:span text:style-name="_5f_OOoComputerSpecial"><text:span text:style-name="T521">options </text:span></text:span><text:span text:style-name="_5f_OOoComputerSpecial"><text:span text:style-name="T564">(cursor representation)</text:span></text:span><text:bookmark-end text:name="__RefHeading___Toc6412_2018667005"/></text:h>
      <text:p text:style-name="P83"><text:span text:style-name="_5f_OOoComputerSpecial"><text:span text:style-name="T565">These option set the way the cursor symbol looks and behaves.</text:span></text:span></text:p>
      <text:h text:style-name="Heading_20_3" text:outline-level="3"><text:bookmark-start text:name="__RefHeading___Toc6609_61508626"/><text:span text:style-name="_5f_OOoComputerSpecial"><text:span text:style-name="T471">3.4.1. Caret foreground color</text:span></text:span><text:bookmark-end text:name="__RefHeading___Toc6609_61508626"/></text:h>
      <text:p text:style-name="P83"><text:span text:style-name="_5f_OOoComputerSpecial"><text:span text:style-name="T565">This option sets the color of the cursor.</text:span></text:span></text:p>
      <text:p text:style-name="P83"><text:span text:style-name="_5f_OOoComputerSpecial"><text:span text:style-name="T517">Set with method: </text:span></text:span><text:span text:style-name="_5f_OOoComputerSpecial"><text:span text:style-name="T533">setCaretForegroundColor</text:span></text:span><text:span text:style-name="_5f_OOoComputerSpecial"><text:span text:style-name="T526">(</text:span></text:span><text:span text:style-name="_5f_OOoComputerSpecial"><text:span text:style-name="T533">fg_color</text:span></text:span><text:span text:style-name="_5f_OOoComputerSpecial"><text:span text:style-name="T526">)</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34">Not available </text:span></text:span><text:span text:style-name="_5f_OOoComputerSpecial"><text:span text:style-name="T535">directly</text:span></text:span></text:p>
      <text:p text:style-name="P84"><text:span text:style-name="_5f_OOoComputerSpecial"><text:span text:style-name="T492">fg_color</text:span></text:span><text:span text:style-name="Emphasis"><text:span text:style-name="T168"> </text:span></text:span><text:span text:style-name="_5f_OOoComputerSpecial"><text:span text:style-name="T116">parameter options:</text:span></text:span></text:p>
      <text:list xml:id="list2144448663114903018" text:style-name="L16">
        <text:list-item>
          <text:p text:style-name="P257"><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4">PyQt5.QtGui.QColor:</text:span></text:span><text:span text:style-name="_5f_OOoComputerSpecial"><text:span text:style-name="T133">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517">Set with method: </text:span></text:span><text:span text:style-name="_5f_OOoComputerSpecial"><text:span text:style-name="T523">setCaretLineVisible</text:span></text:span><text:span text:style-name="_5f_OOoComputerSpecial"><text:span text:style-name="T526">(</text:span></text:span><text:span text:style-name="_5f_OOoComputerSpecial"><text:span text:style-name="T523">visibility</text:span></text:span><text:span text:style-name="_5f_OOoComputerSpecial"><text:span text:style-name="T526">)</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34">Not available </text:span></text:span><text:span text:style-name="_5f_OOoComputerSpecial"><text:span text:style-name="T535">directly</text:span></text:span></text:p>
      <text:p text:style-name="P85"><text:span text:style-name="_5f_OOoComputerSpecial"><text:span text:style-name="T481">visibility</text:span></text:span><text:span text:style-name="Emphasis"><text:span text:style-name="T168"> </text:span></text:span><text:span text:style-name="_5f_OOoComputerSpecial"><text:span text:style-name="T116">parameter options:</text:span></text:span></text:p>
      <text:list xml:id="list6080691209695317996" text:style-name="L17">
        <text:list-item>
          <text:p text:style-name="P258"><draw:frame draw:style-name="fr1" draw:name="Image32" text:anchor-type="paragraph" svg:x="3.334cm" svg:y="0.656cm" svg:width="10.335cm" svg:height="1.164cm" draw:z-index="32"><draw:image xlink:href="Pictures/10000201000001250000002186B93B97F5393F28.png" xlink:type="simple" xlink:show="embed" xlink:actuate="onLoad"/></draw:frame><text:soft-page-break/><text:span text:style-name="_5f_OOoComputerSpecial"><text:span text:style-name="T158">False</text:span></text:span><text:span text:style-name="_5f_OOoComputerSpecial"><text:span text:style-name="T109">: The line the cursor is on is not colored.<text:line-break/></text:span></text:span></text:p>
        </text:list-item>
        <text:list-item>
          <text:p text:style-name="P258"><text:span text:style-name="_5f_OOoComputerSpecial"><text:span text:style-name="T158">True</text:span></text:span><text:span text:style-name="_5f_OOoComputerSpecial"><text:span text:style-name="T109">: The line the cursor is on is indicated with the caret background color.</text:span></text:span></text:p>
          <text:p text:style-name="P258"><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09"><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413">This option </text:span><text:span text:style-name="T414">sets the background color of the line that the cursor is on. The caret line visibility option has to be set to </text:span><text:span text:style-name="T415">True</text:span><text:span text:style-name="T414"> for this option to be visible!</text:span><text:bookmark-end text:name="__RefHeading___Toc6615_61508626"/></text:p>
      <text:p text:style-name="Text_20_body"><text:bookmark-start text:name="__RefHeading___Toc6617_61508626"/><text:span text:style-name="_5f_OOoComputerSpecial"><text:span text:style-name="T519">Set with method: </text:span></text:span><text:span text:style-name="_5f_OOoComputerSpecial"><text:span text:style-name="T543">setCaretLineBackgroundColor</text:span></text:span><text:span text:style-name="_5f_OOoComputerSpecial"><text:span text:style-name="T544">(</text:span></text:span><text:span text:style-name="_5f_OOoComputerSpecial"><text:span text:style-name="T543">bg_color</text:span></text:span><text:span text:style-name="_5f_OOoComputerSpecial"><text:span text:style-name="T544">)</text:span></text:span><text:span text:style-name="_5f_OOoComputerSpecial"><text:span text:style-name="T545"><text:line-break/></text:span></text:span><text:span text:style-name="_5f_OOoComputerSpecial"><text:span text:style-name="T519">Queried with method: </text:span></text:span><text:span text:style-name="_5f_OOoComputerSpecial"><text:span text:style-name="T546">Not available </text:span></text:span><text:span text:style-name="_5f_OOoComputerSpecial"><text:span text:style-name="T547">directly</text:span></text:span><text:bookmark-end text:name="__RefHeading___Toc6617_61508626"/></text:p>
      <text:p text:style-name="Text_20_body"><text:span text:style-name="_5f_OOoComputerSpecial"><text:span text:style-name="T493">bg</text:span></text:span><text:span text:style-name="_5f_OOoComputerSpecial"><text:span text:style-name="T492">_color</text:span></text:span><text:span text:style-name="Emphasis"><text:span text:style-name="T168"> </text:span></text:span><text:span text:style-name="_5f_OOoComputerSpecial"><text:span text:style-name="T116">parameter options:</text:span></text:span></text:p>
      <text:list xml:id="list150045451031019" text:continue-list="list2144448663114903018" text:style-name="L16">
        <text:list-item>
          <text:p text:style-name="P256"><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68">PyQt5.QtGui.QColor:</text:span></text:span><text:span text:style-name="_5f_OOoComputerSpecial"><text:span text:style-name="T289"> To set the caret color to for example </text:span></text:span><text:span text:style-name="_5f_OOoComputerSpecial"><text:span text:style-name="T290">light</text:span></text:span><text:span text:style-name="_5f_OOoComputerSpecial"><text:span text:style-name="T289"> blue, use PyQt5.QtGui.Qcolor("#</text:span></text:span><text:span text:style-name="_5f_OOoComputerSpecial"><text:span text:style-name="T290">1</text:span></text:span><text:span text:style-name="_5f_OOoComputerSpecial"><text:span text:style-name="T289">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519">Set with method: </text:span></text:span><text:span text:style-name="_5f_OOoComputerSpecial"><text:span text:style-name="T543">setCaretWidth</text:span></text:span><text:span text:style-name="_5f_OOoComputerSpecial"><text:span text:style-name="T544">(</text:span></text:span><text:span text:style-name="_5f_OOoComputerSpecial"><text:span text:style-name="T543">size</text:span></text:span><text:span text:style-name="_5f_OOoComputerSpecial"><text:span text:style-name="T544">)</text:span></text:span><text:span text:style-name="_5f_OOoComputerSpecial"><text:span text:style-name="T545"><text:line-break/></text:span></text:span><text:span text:style-name="_5f_OOoComputerSpecial"><text:span text:style-name="T519">Queried with method: </text:span></text:span><text:span text:style-name="_5f_OOoComputerSpecial"><text:span text:style-name="T546">Not available </text:span></text:span><text:span text:style-name="_5f_OOoComputerSpecial"><text:span text:style-name="T547">directly</text:span></text:span><text:bookmark-end text:name="__RefHeading___Toc6623_61508626"/></text:p>
      <text:p text:style-name="Text_20_body"><text:bookmark-start text:name="__RefHeading___Toc6625_61508626"/><text:span text:style-name="_5f_OOoComputerSpecial"><text:span text:style-name="T498">size</text:span></text:span><text:span text:style-name="Emphasis"><text:span text:style-name="T178"> </text:span></text:span><text:span text:style-name="_5f_OOoComputerSpecial"><text:span text:style-name="T138">parameter options:</text:span></text:span><text:bookmark-end text:name="__RefHeading___Toc6625_61508626"/></text:p>
      <text:list xml:id="list8227282433209399314" text:style-name="L18">
        <text:list-item>
          <text:p text:style-name="P259"><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79">Integer</text:span></text:span><text:span text:style-name="_5f_OOoComputerSpecial"><text:span text:style-name="T137">: Size of the caret in pixels.<text:line-break/></text:span></text:span><text:bookmark-end text:name="__RefHeading___Toc6627_61508626"/></text:p>
        </text:list-item>
      </text:list>
      <text:h text:style-name="Heading_20_2" text:outline-level="2"><text:span text:style-name="_5f_OOoComputerSpecial"><text:span text:style-name="T471">3.5. Autocompletion – </text:span></text:span><text:span text:style-name="_5f_OOoComputerSpecial"><text:span text:style-name="T566">Basic</text:span></text:span></text:h>
      <text:p text:style-name="P86"><text:span text:style-name="_5f_OOoComputerSpecial"><text:span text:style-name="T568">Autocompletion is the functionality of the QScintilla editor to show suggestions f</text:span></text:span><text:span text:style-name="_5f_OOoComputerSpecial"><text:span text:style-name="T569">or </text:span></text:span><text:span text:style-name="_5f_OOoComputerSpecial"><text:span text:style-name="T568">words from a</text:span></text:span><text:span text:style-name="_5f_OOoComputerSpecial"><text:span text:style-name="T569">n autocompletion</text:span></text:span><text:span text:style-name="_5f_OOoComputerSpecial"><text:span text:style-name="T568"> source </text:span></text:span><text:span text:style-name="_5f_OOoComputerSpecial"><text:span text:style-name="T570">while you are typing characters into the editor</text:span></text:span><text:span text:style-name="_5f_OOoComputerSpecial"><text:span text:style-name="T568">. </text:span></text:span><text:span text:style-name="_5f_OOoComputerSpecial"><text:span text:style-name="T569">The autocompletion source</text:span></text:span><text:span text:style-name="_5f_OOoComputerSpecial"><text:span text:style-name="T568"> is selectable. The suggestions are shown i</text:span></text:span><text:span text:style-name="_5f_OOoComputerSpecial"><text:span text:style-name="T569">n Autocompletion windows, which are described in </text:span></text:span><text:span text:style-name="_5f_OOoComputerSpecial"><text:span text:style-name="T569"><text:bookmark-ref text:reference-format="text" text:ref-name="__RefHeading___Toc1049_1077626958">1.5.4. Autocompletion windows</text:bookmark-ref></text:span></text:span><text:span text:style-name="_5f_OOoComputerSpecial"><text:span text:style-name="T569">.</text:span></text:span></text:p>
      <text:p text:style-name="P87"><text:soft-page-break/><text:span text:style-name="_5f_OOoComputerSpecial"><text:span text:style-name="T567">These are the basic options that do not need a lexer to be set for the editor and no </text:span></text:span><text:span text:style-name="_5f_OOoComputerSpecial"><text:span text:style-name="T536">API</text:span></text:span><text:span text:style-name="_5f_OOoComputerSpecial"><text:span text:style-name="T567">'s loaded (lexer/API autocompletion options will be explained in the </text:span></text:span><text:span text:style-name="_5f_OOoComputerSpecial"><text:span text:style-name="T536">Advanced</text:span></text:span><text:span text:style-name="_5f_OOoComputerSpecial"><text:span text:style-name="T567"> chapter).</text:span></text:span></text:p>
      <text:h text:style-name="P235" text:outline-level="3">3.5.1. Autocompletion case sensitivity</text:h>
      <text:p text:style-name="P86"><text:span text:style-name="_5f_OOoComputerSpecial"><text:span text:style-name="T519">Set with method: </text:span></text:span><text:span text:style-name="_5f_OOoComputerSpecial"><text:span text:style-name="T548">setAutoCompletionCaseSensitivity</text:span></text:span><text:span text:style-name="_5f_OOoComputerSpecial"><text:span text:style-name="T544">(</text:span></text:span><text:span text:style-name="_5f_OOoComputerSpecial"><text:span text:style-name="T548">case_sensitivity</text:span></text:span><text:span text:style-name="_5f_OOoComputerSpecial"><text:span text:style-name="T544">)</text:span></text:span><text:span text:style-name="_5f_OOoComputerSpecial"><text:span text:style-name="T545"><text:line-break/></text:span></text:span><text:span text:style-name="_5f_OOoComputerSpecial"><text:span text:style-name="T519">Queried with method: </text:span></text:span><text:span text:style-name="_5f_OOoComputerSpecial"><text:span text:style-name="T547">autoCompletionCaseSensitivity</text:span></text:span><text:span text:style-name="_5f_OOoComputerSpecial"><text:span text:style-name="T548">()</text:span></text:span></text:p>
      <text:p text:style-name="P86"><text:span text:style-name="_5f_OOoComputerSpecial"><text:span text:style-name="T499">case_sensitivity</text:span></text:span><text:span text:style-name="Emphasis"><text:span text:style-name="T178"> </text:span></text:span><text:span text:style-name="_5f_OOoComputerSpecial"><text:span text:style-name="T138">parameter options:</text:span></text:span></text:p>
      <text:list xml:id="list9075316961896697283" text:style-name="L19">
        <text:list-item>
          <text:p text:style-name="P260"><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180">False</text:span></text:span><text:span text:style-name="_5f_OOoComputerSpecial"><text:span text:style-name="T139">: Autocompletion is case </text:span></text:span><text:span text:style-name="_5f_OOoComputerSpecial"><text:span text:style-name="T180">IN</text:span></text:span><text:span text:style-name="_5f_OOoComputerSpecial"><text:span text:style-name="T139">-sensitive. </text:span></text:span><text:span text:style-name="_5f_OOoComputerSpecial"><text:span text:style-name="T140">This means that the letters in the word you are typing do not have to match the case <text:s/>of the words in the autocompletion source. Example </text:span></text:span><text:span text:style-name="_5f_OOoComputerSpecial"><text:span text:style-name="T141">(the autocompletion source contains ["will", "wrapped", "Word"])</text:span></text:span><text:span text:style-name="_5f_OOoComputerSpecial"><text:span text:style-name="T140">:<text:line-break/></text:span></text:span></text:p>
        </text:list-item>
        <text:list-item>
          <text:p text:style-name="P261"><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1">True</text:span></text:span><text:span text:style-name="_5f_OOoComputerSpecial"><text:span text:style-name="T141">: Autocompletion in case sensitive. If you type a word that is in the autocompletion sources but does not match the case of the autocompletion source word, </text:span></text:span><text:span text:style-name="_5f_OOoComputerSpecial"><text:span text:style-name="T142">the word will not appear in the suggestion window. </text:span></text:span><text:span text:style-name="_5f_OOoComputerSpecial"><text:span text:style-name="T140">Example </text:span></text:span><text:span text:style-name="_5f_OOoComputerSpecial"><text:span text:style-name="T141">(the autocompletion source contains ["will", "wrapped", "Word"])</text:span></text:span><text:span text:style-name="_5f_OOoComputerSpecial"><text:span text:style-name="T140">:<text:line-break/></text:span></text:span></text:p>
        </text:list-item>
      </text:list>
      <text:h text:style-name="P195" text:outline-level="2"><text:span text:style-name="_5f_OOoComputerSpecial"><text:span text:style-name="T580">3.</text:span></text:span><text:span text:style-name="_5f_OOoComputerSpecial"><text:span text:style-name="T581">6</text:span></text:span><text:span text:style-name="_5f_OOoComputerSpecial"><text:span text:style-name="T580">. </text:span></text:span><text:span text:style-name="_5f_OOoComputerSpecial"><text:span text:style-name="T581">Margins</text:span></text:span></text:h>
      <text:p text:style-name="P91"><text:span text:style-name="_5f_OOoComputerSpecial"><text:span text:style-name="T471">Margins </text:span></text:span><text:span text:style-name="_5f_OOoComputerSpecial"><text:span text:style-name="T582">are the sidebars on the right of every QScintilla editor. They are shown in the image in chapter </text:span></text:span><text:span text:style-name="_5f_OOoComputerSpecial"><text:span text:style-name="T582"><text:bookmark-ref text:reference-format="text" text:ref-name="__RefHeading___Toc1045_1077626958">1.5.2. Margin area</text:bookmark-ref></text:span></text:span><text:span text:style-name="_5f_OOoComputerSpecial"><text:span text:style-name="T582">.<text:line-break/>If margins are not visible, which is the default, means that every margin has a width of </text:span></text:span><text:span text:style-name="_5f_OOoComputerSpecial"><text:span text:style-name="T537">0</text:span></text:span><text:span text:style-name="_5f_OOoComputerSpecial"><text:span text:style-name="T582">.<text:line-break/></text:span></text:span><text:span text:style-name="_5f_OOoComputerSpecial"><text:span text:style-name="T583">By default margin 0 </text:span></text:span><text:span text:style-name="_5f_OOoComputerSpecial"><text:span text:style-name="T585">(the leftmost margin)</text:span></text:span><text:span text:style-name="_5f_OOoComputerSpecial"><text:span text:style-name="T583"> is the line number margin, margin 1 is used to display non-folding (custom) symbols and margin 2 displays the folding symbols. </text:span></text:span><text:span text:style-name="_5f_OOoComputerSpecial"><text:span text:style-name="T585">But you can customize the order of the margins as you wish.<text:line-break/></text:span></text:span><text:span text:style-name="_5f_OOoComputerSpecial"><text:span text:style-name="T587">You can have up to 5 margins: 0, 1, 2, 3 and 4.</text:span></text:span><text:span text:style-name="_5f_OOoComputerSpecial"><text:span text:style-name="T583"><text:line-break/></text:span></text:span><text:span text:style-name="_5f_OOoComputerSpecial"><text:span text:style-name="T584">Margins have customizable type, </text:span></text:span><text:span text:style-name="_5f_OOoComputerSpecial"><text:span text:style-name="T586">width</text:span></text:span><text:span text:style-name="_5f_OOoComputerSpecial"><text:span text:style-name="T584">, background and foreground color, font type, sensitivity to mouse clicks, ...</text:span></text:span></text:p>
      <text:h text:style-name="P236" text:outline-level="3"><text:soft-page-break/>3.6.1 <text:span text:style-name="T673">Margin types</text:span></text:h>
      <text:list xml:id="list1719441498954674150" text:style-name="L20">
        <text:list-item>
          <text:p text:style-name="P264"><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19">Line </text:span><text:span text:style-name="T420">number m</text:span><text:span text:style-name="T419">argin</text:span><text:span text:style-name="T416"><text:line-break/></text:span><text:span text:style-name="T672">The line number margin (by default margin </text:span><text:span text:style-name="T31">0</text:span><text:span text:style-name="T672">) is the margin that displays the line numbers. The line margin does not resize automatically when lines are added to the document, so you have to resize it manually with the </text:span><text:span text:style-name="T31">setMarginWidth</text:span><text:span text:style-name="T672"> function.<text:line-break/>An example is shown in the image below:</text:span></text:p>
        </text:list-item>
      </text:list>
      <text:p text:style-name="P88"/>
      <text:list xml:id="list150045472082983" text:continue-numbering="true" text:style-name="L20">
        <text:list-item>
          <text:p text:style-name="P265"><text:span text:style-name="T674">Symbol margin<text:line-break/></text:span><text:span text:style-name="T639">The </text:span><text:span text:style-name="T642">symbol margin </text:span><text:span text:style-name="T641">(by default margin </text:span><text:span text:style-name="T653">1</text:span><text:span text:style-name="T641">) </text:span><text:span text:style-name="T643">can be used for displaying custom symbols (images) on each line of the margin. <text:line-break/></text:span><text:span text:style-name="T645">Symbol margins have </text:span><text:span text:style-name="T655">marker</text:span><text:span text:style-name="T654"> masks</text:span><text:span text:style-name="T645">, which are used to filter which symbols </text:span><text:span text:style-name="T646">can be</text:span><text:span text:style-name="T645"> shown on </text:span><text:span text:style-name="T646">which line of</text:span><text:span text:style-name="T645"> the margin. </text:span><text:span text:style-name="T646">Each symbol is bound to a </text:span><text:span text:style-name="T655">marker</text:span><text:span text:style-name="T646"> which can be added to a margin. Think of markers as a wrapper around a symbol </text:span><text:span text:style-name="T647">which you can add to a line number, then the margins determine if the marker can be shown on it using their marker masks. </text:span><text:span text:style-name="T648">Markers will be explained in more detail </text:span><text:span text:style-name="T650">in the next chapter</text:span><text:span text:style-name="T648">.</text:span><text:span text:style-name="T643"><text:line-break/></text:span><text:span text:style-name="T644">In the image below is an example of a bookmark symbol </text:span><text:span text:style-name="T649">on margin </text:span><text:span text:style-name="T656">1</text:span><text:span text:style-name="T649"> </text:span><text:span text:style-name="T644">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150045047208887" text:continue-numbering="true" text:style-name="L20">
        <text:list-item>
          <text:p text:style-name="P266">Folding margin<text:line-break/><text:span text:style-name="T639">The folding margin </text:span><text:span text:style-name="T641">(by default margin </text:span><text:span text:style-name="T652">2</text:span><text:span text:style-name="T641">) </text:span><text:span text:style-name="T639">displays the folding symbols that are used for folding and unfolding lines that have been styled for folding. In the image below </text:span><text:span text:style-name="T640">you can see the </text:span><text:span text:style-name="T652">+</text:span><text:span text:style-name="T640"> and </text:span><text:span text:style-name="T652">– </text:span><text:span text:style-name="T640">symbols which are used to fold and </text:span><text:span text:style-name="T651">un</text:span><text:span text:style-name="T640">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soft-page-break/></text:p>
      <text:list xml:id="list150044841211518" text:continue-numbering="true" text:style-name="L20">
        <text:list-item>
          <text:p text:style-name="P263"><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463">Text margin</text:span><text:line-break/><text:span text:style-name="T675">This margin is used for displaying text in the margin lines. The text style (size and 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228" text:outline-level="3">3.6.<text:span text:style-name="T678">2</text:span>. <text:span text:style-name="T679">Choosing a m</text:span>argin<text:span text:style-name="T680">'s</text:span> <text:span text:style-name="T678">type</text:span></text:h>
      <text:p text:style-name="P94"><text:span text:style-name="_5f_OOoComputerSpecial"><text:span text:style-name="T517">Set with method: </text:span></text:span><text:span text:style-name="_5f_OOoComputerSpecial"><text:span text:style-name="T538">setMarginType(margin_number, margin_type)</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39">marginType</text:span></text:span><text:span text:style-name="_5f_OOoComputerSpecial"><text:span text:style-name="T526">()</text:span></text:span></text:p>
      <text:p text:style-name="P94"><text:span text:style-name="_5f_OOoComputerSpecial"><text:span text:style-name="T495">margin_number</text:span></text:span><text:span text:style-name="Emphasis"><text:span text:style-name="T168"> </text:span></text:span><text:span text:style-name="_5f_OOoComputerSpecial"><text:span text:style-name="T116">parameter options:</text:span></text:span></text:p>
      <text:list xml:id="list7847934731899234170" text:style-name="L21">
        <text:list-item>
          <text:p text:style-name="P267"><text:span text:style-name="_5f_OOoComputerSpecial"><text:span text:style-name="T175">Integer</text:span></text:span><text:span text:style-name="_5f_OOoComputerSpecial"><text:span text:style-name="T134">: Number of the margin</text:span></text:span></text:p>
        </text:list-item>
      </text:list>
      <text:p text:style-name="P94"><text:span text:style-name="_5f_OOoComputerSpecial"><text:span text:style-name="T495">margin_type</text:span></text:span><text:span text:style-name="Emphasis"><text:span text:style-name="T168"> </text:span></text:span><text:span text:style-name="_5f_OOoComputerSpecial"><text:span text:style-name="T116">parameter options:</text:span></text:span></text:p>
      <text:list xml:id="list150045764559523" text:continue-list="list150046120242159" text:style-name="L12">
        <text:list-item>
          <text:p text:style-name="P321"><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6">PyQt5.Qsci.QsciScintilla.NumberMargin</text:span></text:span><text:span text:style-name="_5f_OOoComputerSpecial"><text:span text:style-name="T120">: </text:span></text:span><text:span text:style-name="_5f_OOoComputerSpecial"><text:span text:style-name="T135">Margin for displaying line numbers<text:line-break/></text:span></text:span></text:p>
        </text:list-item>
        <text:list-item>
          <text:p text:style-name="P321"><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6">PyQt5.Qsci.QsciScintilla.SymbolMargin</text:span></text:span><text:span text:style-name="_5f_OOoComputerSpecial"><text:span text:style-name="T169">:</text:span></text:span><text:span text:style-name="_5f_OOoComputerSpecial"><text:span text:style-name="T120"> </text:span></text:span><text:span text:style-name="_5f_OOoComputerSpecial"><text:span text:style-name="T135">Margin for displaying custom symbols (images)<text:line-break/></text:span></text:span></text:p>
        </text:list-item>
        <text:list-item>
          <text:p text:style-name="P322"><text:span text:style-name="_5f_OOoComputerSpecial"><text:span text:style-name="T176">PyQt5.Qsci.QsciScintilla.</text:span></text:span><text:bookmark text:name="aedab060e87e0533083ea8f1398302090ad60eb277ce18f3c7baa28721ab5dc8341"/><text:span text:style-name="_5f_OOoComputerSpecial"><text:span text:style-name="T176">SymbolMarginDefaultBackgroundColor</text:span></text:span><text:span text:style-name="_5f_OOoComputerSpecial"><text:span text:style-name="T169">:</text:span></text:span><text:span text:style-name="_5f_OOoComputerSpecial"><text:span text:style-name="T120"> </text:span></text:span><text:span text:style-name="_5f_OOoComputerSpecial"><text:span text:style-name="T135">Margin for displaying custom symbols (images) </text:span></text:span><text:span text:style-name="_5f_OOoComputerSpecial"><text:span text:style-name="T136">with the background color set to what the default paper color of </text:span></text:span><text:soft-page-break/><text:span text:style-name="_5f_OOoComputerSpecial"><text:span text:style-name="T136">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6"><text:line-break/></text:span></text:span><text:span text:style-name="_5f_OOoComputerSpecial"><text:span text:style-name="T177">NOTE:</text:span></text:span><text:span text:style-name="_5f_OOoComputerSpecial"><text:span text:style-name="T136"> This margin is </text:span></text:span><text:span text:style-name="_5f_OOoComputerSpecial"><text:span text:style-name="T177">NOT</text:span></text:span><text:span text:style-name="_5f_OOoComputerSpecial"><text:span text:style-name="T136"> affected by the </text:span></text:span><text:span text:style-name="_5f_OOoComputerSpecial"><text:span text:style-name="T421">setMarginsBackgroundColor</text:span></text:span><text:span text:style-name="_5f_OOoComputerSpecial"><text:span text:style-name="T423"> </text:span></text:span><text:span text:style-name="_5f_OOoComputerSpecial"><text:span text:style-name="T424">and</text:span></text:span><text:span text:style-name="_5f_OOoComputerSpecial"><text:span text:style-name="T422"> </text:span></text:span><text:span text:style-name="_5f_OOoComputerSpecial"><text:span text:style-name="T421">setMargins</text:span></text:span><text:span text:style-name="_5f_OOoComputerSpecial"><text:span text:style-name="T422">Fore</text:span></text:span><text:span text:style-name="_5f_OOoComputerSpecial"><text:span text:style-name="T421">groundColor!</text:span></text:span></text:p>
          <text:p text:style-name="P322"><text:span text:style-name="_5f_OOoComputerSpecial"><text:span text:style-name="T421"/></text:span></text:p>
          <text:p text:style-name="P322"><text:span text:style-name="_5f_OOoComputerSpecial"><text:span text:style-name="T421"/></text:span></text:p>
        </text:list-item>
        <text:list-item>
          <text:p text:style-name="P322"><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2">PyQt5.Qsci.QsciScintilla.SymbolMarginDefaultForegroundColor</text:span></text:span><text:span text:style-name="_5f_OOoComputerSpecial"><text:span text:style-name="T183">:</text:span></text:span><text:span text:style-name="_5f_OOoComputerSpecial"><text:span text:style-name="T144"> </text:span></text:span><text:span text:style-name="_5f_OOoComputerSpecial"><text:span text:style-name="T145">Margin for displaying custom symbols (images) </text:span></text:span><text:span text:style-name="_5f_OOoComputerSpecial"><text:span text:style-name="T146">with the background color set to what the default </text:span></text:span><text:span text:style-name="_5f_OOoComputerSpecial"><text:span text:style-name="T147">font</text:span></text:span><text:span text:style-name="_5f_OOoComputerSpecial"><text:span text:style-name="T146"> color of the editor is. Below is an example of an editor </text:span></text:span><text:span text:style-name="_5f_OOoComputerSpecial"><text:span text:style-name="T147">with black font </text:span></text:span><text:span text:style-name="_5f_OOoComputerSpecial"><text:span text:style-name="T146">color and a </text:span></text:span><text:span text:style-name="_5f_OOoComputerSpecial"><text:span text:style-name="T147">black</text:span></text:span><text:span text:style-name="_5f_OOoComputerSpecial"><text:span text:style-name="T146"> margin.<text:line-break/></text:span></text:span><text:span text:style-name="_5f_OOoComputerSpecial"><text:span text:style-name="T184">NOTE:</text:span></text:span><text:span text:style-name="_5f_OOoComputerSpecial"><text:span text:style-name="T146"> This margin is </text:span></text:span><text:span text:style-name="_5f_OOoComputerSpecial"><text:span text:style-name="T184">NOT</text:span></text:span><text:span text:style-name="_5f_OOoComputerSpecial"><text:span text:style-name="T146"> affected by the </text:span></text:span><text:span text:style-name="_5f_OOoComputerSpecial"><text:span text:style-name="T421">setMarginsBackgroundColor</text:span></text:span><text:span text:style-name="_5f_OOoComputerSpecial"><text:span text:style-name="T423"> </text:span></text:span><text:span text:style-name="_5f_OOoComputerSpecial"><text:span text:style-name="T424">and</text:span></text:span><text:span text:style-name="_5f_OOoComputerSpecial"><text:span text:style-name="T422"> </text:span></text:span><text:span text:style-name="_5f_OOoComputerSpecial"><text:span text:style-name="T421">setMargins</text:span></text:span><text:span text:style-name="_5f_OOoComputerSpecial"><text:span text:style-name="T422">Fore</text:span></text:span><text:span text:style-name="_5f_OOoComputerSpecial"><text:span text:style-name="T421">groundColor!<text:line-break/></text:span></text:span></text:p>
        </text:list-item>
        <text:list-item>
          <text:p text:style-name="P323"><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182">PyQt5.Qsci.QsciScintilla.</text:span></text:span><text:bookmark text:name="aedab060e87e0533083ea8f1398302090a067796489486bcc1573cb0951a4199a9"/><text:span text:style-name="_5f_OOoComputerSpecial"><text:span text:style-name="T182">TextMargin</text:span></text:span><text:span text:style-name="_5f_OOoComputerSpecial"><text:span text:style-name="T183">:</text:span></text:span><text:span text:style-name="_5f_OOoComputerSpecial"><text:span text:style-name="T144"> </text:span></text:span><text:span text:style-name="_5f_OOoComputerSpecial"><text:span text:style-name="T145">Margin </text:span></text:span><text:span text:style-name="_5f_OOoComputerSpecial"><text:span text:style-name="T148">for displaying text. The text can be styled, by default it is the same as the editor's default font and paper color.<text:line-break/></text:span></text:span></text:p>
        </text:list-item>
        <text:list-item>
          <text:p text:style-name="P323"><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2">PyQt5.Qsci.QsciScintilla.</text:span></text:span><text:bookmark text:name="aedab060e87e0533083ea8f1398302090a7445fe74d90bd62eceb5311b1f7f52fc"/><text:span text:style-name="_5f_OOoComputerSpecial"><text:span text:style-name="T182">TextMarginRightJustified</text:span></text:span><text:span text:style-name="_5f_OOoComputerSpecial"><text:span text:style-name="T183">:</text:span></text:span><text:span text:style-name="_5f_OOoComputerSpecial"><text:span text:style-name="T144"> </text:span></text:span><text:span text:style-name="_5f_OOoComputerSpecial"><text:span text:style-name="T145">Margin </text:span></text:span><text:span text:style-name="_5f_OOoComputerSpecial"><text:span text:style-name="T148">for displaying text. Same as the standard text margin with the text justified to the right.<text:line-break/></text:span></text:span></text:p>
        </text:list-item>
        <text:list-item>
          <text:p text:style-name="P324"><text:span text:style-name="_5f_OOoComputerSpecial"><text:span text:style-name="T182">PyQt5.Qsci.QsciScintilla.</text:span></text:span><text:bookmark text:name="aedab060e87e0533083ea8f1398302090ac306b600646e9cf9c58cc637e76fc805"/><text:span text:style-name="_5f_OOoComputerSpecial"><text:span text:style-name="T182">SymbolMarginColor </text:span></text:span><text:span text:style-name="_5f_OOoComputerSpecial"><text:span text:style-name="T185">(</text:span></text:span><text:span text:style-name="_5f_OOoComputerSpecial"><text:span text:style-name="T381">NOT AVAILABLE PRE VERSION 2.10</text:span></text:span><text:span text:style-name="_5f_OOoComputerSpecial"><text:span text:style-name="T185">)</text:span></text:span><text:span text:style-name="_5f_OOoComputerSpecial"><text:span text:style-name="T183">:</text:span></text:span><text:span text:style-name="_5f_OOoComputerSpecial"><text:span text:style-name="T144"> </text:span></text:span><text:span text:style-name="_5f_OOoComputerSpecial"><text:span text:style-name="T145">Margin </text:span></text:span><text:span text:style-name="_5f_OOoComputerSpecial"><text:span text:style-name="T149">for displaying symbols, but </text:span></text:span><text:span text:style-name="_5f_OOoComputerSpecial"><text:span text:style-name="T150">it's background color is set with </text:span></text:span><text:span text:style-name="_5f_OOoComputerSpecial"><text:span text:style-name="T186">setMarginBackgroundColor</text:span></text:span><text:span text:style-name="_5f_OOoComputerSpecial"><text:span text:style-name="T150">.</text:span></text:span></text:p>
        </text:list-item>
      </text:list>
      <text:h text:style-name="Heading_20_4" text:outline-level="4"><text:span text:style-name="_5f_OOoComputerSpecial"><text:span text:style-name="T150"><text:line-break/></text:span></text:span><text:span text:style-name="_5f_OOoComputerSpecial"><text:span text:style-name="T506">3.6.</text:span></text:span><text:span text:style-name="_5f_OOoComputerSpecial"><text:span text:style-name="T507">2</text:span></text:span><text:span text:style-name="_5f_OOoComputerSpecial"><text:span text:style-name="T506">.</text:span></text:span><text:span text:style-name="_5f_OOoComputerSpecial"><text:span text:style-name="T508">1.</text:span></text:span><text:span text:style-name="_5f_OOoComputerSpecial"><text:span text:style-name="T506"> </text:span></text:span><text:span text:style-name="_5f_OOoComputerSpecial"><text:span text:style-name="T508">Special line numbers method</text:span></text:span></text:h>
      <text:p text:style-name="P108"><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512">This is a special method which can set the visibility of line numbers on a margin, even if the margin is not the </text:span></text:span><text:span text:style-name="_5f_OOoComputerSpecial"><text:span text:style-name="T182">PyQt5.Qsci.QsciScintilla.NumberMargin </text:span></text:span><text:span text:style-name="_5f_OOoComputerSpecial"><text:span text:style-name="T156">type</text:span></text:span><text:span text:style-name="_5f_OOoComputerSpecial"><text:span text:style-name="T145">. </text:span></text:span><text:span text:style-name="_5f_OOoComputerSpecial"><text:span text:style-name="T157">This can either overwrite or combine the contents of the margin. An example of a symbol margin with line numbers visible and overlapping is shown below:<text:line-break/></text:span></text:span></text:p>
      <text:p text:style-name="P106"><text:span text:style-name="_5f_OOoComputerSpecial"><text:span text:style-name="T511">Set with method: </text:span></text:span><text:span text:style-name="_5f_OOoComputerSpecial"><text:span text:style-name="T501">setMarginLineNumbers</text:span></text:span><text:span text:style-name="_5f_OOoComputerSpecial"><text:span text:style-name="T502">(</text:span></text:span><text:span text:style-name="_5f_OOoComputerSpecial"><text:span text:style-name="T597">margin_number, </text:span></text:span><text:span text:style-name="_5f_OOoComputerSpecial"><text:span text:style-name="T604">line_numbers_visible</text:span></text:span><text:span text:style-name="_5f_OOoComputerSpecial"><text:span text:style-name="T502">)</text:span></text:span><text:span text:style-name="_5f_OOoComputerSpecial"><text:span text:style-name="T504"><text:line-break/></text:span></text:span><text:span text:style-name="_5f_OOoComputerSpecial"><text:span text:style-name="T511">Queried with method: </text:span></text:span><text:span text:style-name="_5f_OOoComputerSpecial"><text:span text:style-name="T503">marginLineNumbers </text:span></text:span><text:span text:style-name="_5f_OOoComputerSpecial"><text:span text:style-name="T505">(</text:span></text:span><text:span text:style-name="_5f_OOoComputerSpecial"><text:span text:style-name="T597">margin_number</text:span></text:span><text:span text:style-name="_5f_OOoComputerSpecial"><text:span text:style-name="T505">)</text:span></text:span></text:p>
      <text:p text:style-name="P105"><text:span text:style-name="_5f_OOoComputerSpecial"><text:span text:style-name="T597">margin_number</text:span></text:span><text:span text:style-name="Emphasis"><text:span text:style-name="T168"> </text:span></text:span><text:span text:style-name="_5f_OOoComputerSpecial"><text:span text:style-name="T116">parameter options:</text:span></text:span></text:p>
      <text:list xml:id="list150044706443701" text:continue-list="list7847934731899234170" text:style-name="L21">
        <text:list-item>
          <text:p text:style-name="P328"><text:soft-page-break/><text:span text:style-name="_5f_OOoComputerSpecial"><text:span text:style-name="T187">Integer</text:span></text:span><text:span text:style-name="_5f_OOoComputerSpecial"><text:span text:style-name="T151">: </text:span></text:span><text:span text:style-name="_5f_OOoComputerSpecial"><text:span text:style-name="T154">Selected margin<text:line-break/></text:span></text:span></text:p>
        </text:list-item>
      </text:list>
      <text:p text:style-name="P106"><text:span text:style-name="_5f_OOoComputerSpecial"><text:span text:style-name="T604">line_numbers_visible</text:span></text:span><text:span text:style-name="Emphasis"><text:span text:style-name="T168"> </text:span></text:span><text:span text:style-name="_5f_OOoComputerSpecial"><text:span text:style-name="T116">parameter options:</text:span></text:span></text:p>
      <text:list xml:id="list150045254629508" text:continue-numbering="true" text:style-name="L21">
        <text:list-item>
          <text:p text:style-name="P329"><text:span text:style-name="_5f_OOoComputerSpecial"><text:span text:style-name="T187">Tru</text:span></text:span><text:span text:style-name="_5f_OOoComputerSpecial"><text:span text:style-name="T188">e</text:span></text:span><text:span text:style-name="_5f_OOoComputerSpecial"><text:span text:style-name="T151">: </text:span></text:span><text:span text:style-name="_5f_OOoComputerSpecial"><text:span text:style-name="T155">Line numbers visible</text:span></text:span></text:p>
        </text:list-item>
        <text:list-item>
          <text:p text:style-name="P329"><text:span text:style-name="_5f_OOoComputerSpecial"><text:span text:style-name="T187">Fa</text:span></text:span><text:span text:style-name="_5f_OOoComputerSpecial"><text:span text:style-name="T188">lse</text:span></text:span><text:span text:style-name="_5f_OOoComputerSpecial"><text:span text:style-name="T151">: </text:span></text:span><text:span text:style-name="_5f_OOoComputerSpecial"><text:span text:style-name="T155">Line numbers hidden</text:span></text:span></text:p>
        </text:list-item>
      </text:list>
      <text:p text:style-name="P145"><text:span text:style-name="_5f_OOoComputerSpecial"><text:span text:style-name="T421"/></text:span></text:p>
      <text:h text:style-name="P229" text:outline-level="3">3.6.<text:span text:style-name="T681">3</text:span>. <text:span text:style-name="T682">Set the number of margins </text:span><text:span text:style-name="_5f_OOoComputerSpecial"><text:span text:style-name="T269">(</text:span></text:span><text:span text:style-name="_5f_OOoComputerSpecial"><text:span text:style-name="T382">NOT AVAILABLE PRE VERSION 2.10</text:span></text:span><text:span text:style-name="_5f_OOoComputerSpecial"><text:span text:style-name="T269">)</text:span></text:span></text:h>
      <text:p text:style-name="P95"><text:span text:style-name="_5f_OOoComputerSpecial"><text:span text:style-name="T517">Set with method: </text:span></text:span><text:span text:style-name="_5f_OOoComputerSpecial"><text:span text:style-name="T539">setMargins</text:span></text:span><text:span text:style-name="_5f_OOoComputerSpecial"><text:span text:style-name="T538">(</text:span></text:span><text:span text:style-name="_5f_OOoComputerSpecial"><text:span text:style-name="T540">number_of_margins</text:span></text:span><text:span text:style-name="_5f_OOoComputerSpecial"><text:span text:style-name="T538">)</text:span></text:span><text:span text:style-name="_5f_OOoComputerSpecial"><text:span text:style-name="T525"><text:line-break/></text:span></text:span><text:span text:style-name="_5f_OOoComputerSpecial"><text:span text:style-name="T517">Queried with method: </text:span></text:span><text:span text:style-name="_5f_OOoComputerSpecial"><text:span text:style-name="T539">margin</text:span></text:span><text:span text:style-name="_5f_OOoComputerSpecial"><text:span text:style-name="T540">s</text:span></text:span><text:span text:style-name="_5f_OOoComputerSpecial"><text:span text:style-name="T526">()</text:span></text:span></text:p>
      <text:p text:style-name="P95"><text:span text:style-name="_5f_OOoComputerSpecial"><text:span text:style-name="T496">number_of_margins</text:span></text:span><text:span text:style-name="Emphasis"><text:span text:style-name="T168"> </text:span></text:span><text:span text:style-name="_5f_OOoComputerSpecial"><text:span text:style-name="T116">parameter options:</text:span></text:span></text:p>
      <text:list xml:id="list150044622738576" text:continue-numbering="true" text:style-name="L21">
        <text:list-item>
          <text:p text:style-name="P330"><text:span text:style-name="_5f_OOoComputerSpecial"><text:span text:style-name="T187">Integer</text:span></text:span><text:span text:style-name="_5f_OOoComputerSpecial"><text:span text:style-name="T151">: Number of </text:span></text:span><text:span text:style-name="_5f_OOoComputerSpecial"><text:span text:style-name="T152">used </text:span></text:span><text:span text:style-name="_5f_OOoComputerSpecial"><text:span text:style-name="T151">margin</text:span></text:span><text:span text:style-name="_5f_OOoComputerSpecial"><text:span text:style-name="T152">s</text:span></text:span></text:p>
        </text:list-item>
      </text:list>
      <text:p text:style-name="P146"><text:span text:style-name="_5f_OOoComputerSpecial"><text:span text:style-name="T152"/></text:span></text:p>
      <text:h text:style-name="P230" text:outline-level="3">3.6.<text:span text:style-name="T681">4</text:span>. Margin <text:span text:style-name="T683">fore</text:span>ground color</text:h>
      <text:p text:style-name="P102">By default the foreground (text) color of every margin is black.</text:p>
      <text:p text:style-name="P96"><text:span text:style-name="_5f_OOoComputerSpecial"><text:span text:style-name="T519">Set with method: </text:span></text:span><text:span text:style-name="_5f_OOoComputerSpecial"><text:span text:style-name="T551">setMargin</text:span></text:span><text:span text:style-name="_5f_OOoComputerSpecial"><text:span text:style-name="T380">s</text:span></text:span><text:span text:style-name="_5f_OOoComputerSpecial"><text:span text:style-name="T551">ForegroundColor</text:span></text:span><text:span text:style-name="_5f_OOoComputerSpecial"><text:span text:style-name="T544">(</text:span></text:span><text:span text:style-name="_5f_OOoComputerSpecial"><text:span text:style-name="T549">color</text:span></text:span><text:span text:style-name="_5f_OOoComputerSpecial"><text:span text:style-name="T544">) </text:span></text:span><text:span text:style-name="_5f_OOoComputerSpecial"><text:span text:style-name="T550">(</text:span></text:span><text:span text:style-name="_5f_OOoComputerSpecial"><text:span text:style-name="T375">ON QScintilla </text:span></text:span><text:span text:style-name="_5f_OOoComputerSpecial"><text:span text:style-name="T376">PRE VERSION 2.10</text:span></text:span><text:span text:style-name="_5f_OOoComputerSpecial"><text:span text:style-name="T375"> IT'S </text:span></text:span><text:span text:style-name="_5f_OOoComputerSpecial"><text:span text:style-name="T378">setMarginForegroundColor</text:span></text:span><text:span text:style-name="_5f_OOoComputerSpecial"><text:span text:style-name="T550">)</text:span></text:span><text:span text:style-name="_5f_OOoComputerSpecial"><text:span text:style-name="T545"><text:line-break/></text:span></text:span></text:p>
      <text:p text:style-name="P96"><text:span text:style-name="_5f_OOoComputerSpecial"><text:span text:style-name="T500">color</text:span></text:span><text:span text:style-name="Emphasis"><text:span text:style-name="T178"> </text:span></text:span><text:span text:style-name="_5f_OOoComputerSpecial"><text:span text:style-name="T138">parameter options:</text:span></text:span></text:p>
      <text:list xml:id="list150045448400684" text:continue-list="list9075316961896697283" text:style-name="L19">
        <text:list-item>
          <text:p text:style-name="P333"><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68">PyQt5.QtGui.QColor</text:span></text:span><text:span text:style-name="_5f_OOoComputerSpecial"><text:span text:style-name="T139">: </text:span></text:span><text:span text:style-name="_5f_OOoComputerSpecial"><text:span text:style-name="T143">To change the margin </text:span></text:span><text:span text:style-name="_5f_OOoComputerSpecial"><text:span text:style-name="T153">foreground (text)</text:span></text:span><text:span text:style-name="_5f_OOoComputerSpecial"><text:span text:style-name="T143"> color to </text:span></text:span><text:span text:style-name="_5f_OOoComputerSpecial"><text:span text:style-name="T153">blue</text:span></text:span><text:span text:style-name="_5f_OOoComputerSpecial"><text:span text:style-name="T143"> for example, set it to </text:span></text:span><text:span text:style-name="_5f_OOoComputerSpecial"><text:span text:style-name="T289">PyQt5.QtGui.Q</text:span></text:span><text:span text:style-name="_5f_OOoComputerSpecial"><text:span text:style-name="T293">C</text:span></text:span><text:span text:style-name="_5f_OOoComputerSpecial"><text:span text:style-name="T289">olor("#</text:span></text:span><text:span text:style-name="_5f_OOoComputerSpecial"><text:span text:style-name="T292">00</text:span></text:span><text:span text:style-name="_5f_OOoComputerSpecial"><text:span text:style-name="T289">00</text:span></text:span><text:span text:style-name="_5f_OOoComputerSpecial"><text:span text:style-name="T292">ff</text:span></text:span><text:span text:style-name="_5f_OOoComputerSpecial"><text:span text:style-name="T289">ff")<text:line-break/></text:span></text:span></text:p>
        </text:list-item>
      </text:list>
      <text:p text:style-name="P146"><text:span text:style-name="_5f_OOoComputerSpecial"><text:span text:style-name="T151"/></text:span></text:p>
      <text:h text:style-name="P231" text:outline-level="3">3.6.<text:span text:style-name="T683">5</text:span>. Margin background color</text:h>
      <text:p text:style-name="P93"><text:span text:style-name="T677">By default the background color of every margin (except for the </text:span>SymbolMarginDefaultForegroundColor <text:span text:style-name="T677">and </text:span><text:bookmark text:name="aedab060e87e0533083ea8f1398302090ad60eb277ce18f3c7baa28721ab5dc834"/>SymbolMarginDefaultBackgroundColor<text:span text:style-name="T677">) is grey.</text:span></text:p>
      <text:p text:style-name="P96"><text:span text:style-name="_5f_OOoComputerSpecial"><text:span text:style-name="T519">Set with method: </text:span></text:span><text:span text:style-name="_5f_OOoComputerSpecial"><text:span text:style-name="T549">setMargin</text:span></text:span><text:span text:style-name="_5f_OOoComputerSpecial"><text:span text:style-name="T379">s</text:span></text:span><text:span text:style-name="_5f_OOoComputerSpecial"><text:span text:style-name="T549">BackgroundColor</text:span></text:span><text:span text:style-name="_5f_OOoComputerSpecial"><text:span text:style-name="T544">(</text:span></text:span><text:span text:style-name="_5f_OOoComputerSpecial"><text:span text:style-name="T549">color</text:span></text:span><text:span text:style-name="_5f_OOoComputerSpecial"><text:span text:style-name="T544">) </text:span></text:span><text:span text:style-name="_5f_OOoComputerSpecial"><text:span text:style-name="T550">(</text:span></text:span><text:span text:style-name="_5f_OOoComputerSpecial"><text:span text:style-name="T375">ON QScintilla </text:span></text:span><text:span text:style-name="_5f_OOoComputerSpecial"><text:span text:style-name="T376">PRE VERSION 2.10 </text:span></text:span><text:span text:style-name="_5f_OOoComputerSpecial"><text:span text:style-name="T375">IT'S </text:span></text:span><text:span text:style-name="_5f_OOoComputerSpecial"><text:span text:style-name="T377">setMarginBackgroundColor</text:span></text:span><text:span text:style-name="_5f_OOoComputerSpecial"><text:span text:style-name="T550">)</text:span></text:span><text:span text:style-name="_5f_OOoComputerSpecial"><text:span text:style-name="T545"><text:line-break/></text:span></text:span><text:span text:style-name="_5f_OOoComputerSpecial"><text:span text:style-name="T519">Queried with method: </text:span></text:span><text:span text:style-name="_5f_OOoComputerSpecial"><text:span text:style-name="T547">marginBackgroundColor </text:span></text:span><text:span text:style-name="_5f_OOoComputerSpecial"><text:span text:style-name="T520">(</text:span></text:span><text:span text:style-name="_5f_OOoComputerSpecial"><text:span text:style-name="T375">DOESN'T SEEM TO WORK IN QScintilla </text:span></text:span><text:span text:style-name="_5f_OOoComputerSpecial"><text:span text:style-name="T376">PRE VERSION 2.10</text:span></text:span><text:span text:style-name="_5f_OOoComputerSpecial"><text:span text:style-name="T520">)</text:span></text:span></text:p>
      <text:p text:style-name="P92"><text:span text:style-name="_5f_OOoComputerSpecial"><text:span text:style-name="T500">color</text:span></text:span><text:span text:style-name="Emphasis"><text:span text:style-name="T178"> </text:span></text:span><text:span text:style-name="_5f_OOoComputerSpecial"><text:span text:style-name="T138">parameter options:</text:span></text:span></text:p>
      <text:list xml:id="list150044549179623" text:continue-numbering="true" text:style-name="L19">
        <text:list-item>
          <text:p text:style-name="P262"><draw:frame draw:style-name="fr3" draw:name="Image42" text:anchor-type="paragraph" svg:y="1.482cm" svg:width="3.784cm" svg:height="1.826cm" draw:z-index="41"><draw:image xlink:href="Pictures/100002010000008F00000045F4297479A4CE9E1D.png" xlink:type="simple" xlink:show="embed" xlink:actuate="onLoad"/></draw:frame><text:soft-page-break/><text:span text:style-name="_5f_OOoComputerSpecial"><text:span text:style-name="T268">PyQt5.QtGui.QColor</text:span></text:span><text:span text:style-name="_5f_OOoComputerSpecial"><text:span text:style-name="T139">: </text:span></text:span><text:span text:style-name="_5f_OOoComputerSpecial"><text:span text:style-name="T143">To change the margin background color to red for example, set it to </text:span></text:span><text:span text:style-name="_5f_OOoComputerSpecial"><text:span text:style-name="T289">PyQt5.QtGui.Q</text:span></text:span><text:span text:style-name="_5f_OOoComputerSpecial"><text:span text:style-name="T293">C</text:span></text:span><text:span text:style-name="_5f_OOoComputerSpecial"><text:span text:style-name="T289">olor("#</text:span></text:span><text:span text:style-name="_5f_OOoComputerSpecial"><text:span text:style-name="T291">ff</text:span></text:span><text:span text:style-name="_5f_OOoComputerSpecial"><text:span text:style-name="T289">0000ff")<text:line-break/></text:span></text:span></text:p>
        </text:list-item>
      </text:list>
      <text:h text:style-name="P234" text:outline-level="3">3.6.<text:span text:style-name="T684">6</text:span>. Margin <text:span text:style-name="T685">width</text:span></text:h>
      <text:p text:style-name="P97"><text:span text:style-name="_5f_OOoComputerSpecial"><text:span text:style-name="T589">Set with method: </text:span></text:span></text:p>
      <text:list xml:id="list6702332630138229057" text:style-name="L22">
        <text:list-item>
          <text:p text:style-name="P268"><text:span text:style-name="_5f_OOoComputerSpecial"><text:span text:style-name="T598">setMarginWidt</text:span></text:span><text:span text:style-name="_5f_OOoComputerSpecial"><text:span text:style-name="T600">h</text:span></text:span><text:span text:style-name="_5f_OOoComputerSpecial"><text:span text:style-name="T597">(margin_number, </text:span></text:span><text:span text:style-name="_5f_OOoComputerSpecial"><text:span text:style-name="T600">int_width</text:span></text:span><text:span text:style-name="_5f_OOoComputerSpecial"><text:span text:style-name="T597">)</text:span></text:span></text:p>
        </text:list-item>
        <text:list-item>
          <text:p text:style-name="P268"><text:span text:style-name="_5f_OOoComputerSpecial"><text:span text:style-name="T598">setMarginWidt</text:span></text:span><text:span text:style-name="_5f_OOoComputerSpecial"><text:span text:style-name="T600">h</text:span></text:span><text:span text:style-name="_5f_OOoComputerSpecial"><text:span text:style-name="T597">(margin_number, </text:span></text:span><text:span text:style-name="_5f_OOoComputerSpecial"><text:span text:style-name="T600">width_string</text:span></text:span><text:span text:style-name="_5f_OOoComputerSpecial"><text:span text:style-name="T597">)</text:span></text:span></text:p>
        </text:list-item>
      </text:list>
      <text:p text:style-name="P107"><text:span text:style-name="_5f_OOoComputerSpecial"><text:span text:style-name="T589">Queried with method: </text:span></text:span><text:span text:style-name="_5f_OOoComputerSpecial"><text:span text:style-name="T598">marginType</text:span></text:span><text:span text:style-name="_5f_OOoComputerSpecial"><text:span text:style-name="T599">(</text:span></text:span><text:span text:style-name="_5f_OOoComputerSpecial"><text:span text:style-name="T597">margin_number</text:span></text:span><text:span text:style-name="_5f_OOoComputerSpecial"><text:span text:style-name="T599">)</text:span></text:span></text:p>
      <text:p text:style-name="P98"><text:span text:style-name="_5f_OOoComputerSpecial"><text:span text:style-name="T597">margin_number</text:span></text:span><text:span text:style-name="Emphasis"><text:span text:style-name="T270"> </text:span></text:span><text:span text:style-name="_5f_OOoComputerSpecial"><text:span text:style-name="T294">parameter options:</text:span></text:span></text:p>
      <text:list xml:id="list150046477615107" text:continue-list="list150044622738576" text:style-name="L21">
        <text:list-item>
          <text:p text:style-name="P331"><text:span text:style-name="_5f_OOoComputerSpecial"><text:span text:style-name="T271">Integer</text:span></text:span><text:span text:style-name="_5f_OOoComputerSpecial"><text:span text:style-name="T295">: </text:span></text:span><text:span text:style-name="_5f_OOoComputerSpecial"><text:span text:style-name="T299">Selected </text:span></text:span><text:span text:style-name="_5f_OOoComputerSpecial"><text:span text:style-name="T295">margin</text:span></text:span></text:p>
        </text:list-item>
      </text:list>
      <text:p text:style-name="P148"><text:span text:style-name="_5f_OOoComputerSpecial"><text:span text:style-name="T295"/></text:span></text:p>
      <text:p text:style-name="P98"><text:span text:style-name="_5f_OOoComputerSpecial"><text:span text:style-name="T600">int_width</text:span></text:span><text:span text:style-name="Emphasis"><text:span text:style-name="T270"> </text:span></text:span><text:span text:style-name="_5f_OOoComputerSpecial"><text:span text:style-name="T294">parameter options:</text:span></text:span></text:p>
      <text:list xml:id="list150044586393912" text:continue-numbering="true" text:style-name="L21">
        <text:list-item>
          <text:p text:style-name="P332"><text:span text:style-name="_5f_OOoComputerSpecial"><text:span text:style-name="T271">Integer</text:span></text:span><text:span text:style-name="_5f_OOoComputerSpecial"><text:span text:style-name="T295">: </text:span></text:span><text:span text:style-name="_5f_OOoComputerSpecial"><text:span text:style-name="T297">Width of the margin in pixels.</text:span></text:span></text:p>
        </text:list-item>
      </text:list>
      <text:p text:style-name="P147"><text:span text:style-name="_5f_OOoComputerSpecial"><text:span text:style-name="T297"/></text:span></text:p>
      <text:p text:style-name="P98"><text:span text:style-name="_5f_OOoComputerSpecial"><text:span text:style-name="T600">width_string</text:span></text:span><text:span text:style-name="Emphasis"><text:span text:style-name="T270"> </text:span></text:span><text:span text:style-name="_5f_OOoComputerSpecial"><text:span text:style-name="T294">parameter options:</text:span></text:span></text:p>
      <text:list xml:id="list150045295233610" text:continue-numbering="true" text:style-name="L21">
        <text:list-item>
          <text:p text:style-name="P332"><text:span text:style-name="_5f_OOoComputerSpecial"><text:span text:style-name="T271">Stri</text:span></text:span><text:span text:style-name="_5f_OOoComputerSpecial"><text:span text:style-name="T272">ng</text:span></text:span><text:span text:style-name="_5f_OOoComputerSpecial"><text:span text:style-name="T295">: </text:span></text:span><text:span text:style-name="_5f_OOoComputerSpecial"><text:span text:style-name="T297">A string </text:span></text:span><text:span text:style-name="_5f_OOoComputerSpecial"><text:span text:style-name="T298">(</text:span></text:span><text:span text:style-name="_5f_OOoComputerSpecial"><text:span text:style-name="T297">for example </text:span></text:span><text:span text:style-name="_5f_OOoComputerSpecial"><text:span text:style-name="T326">"0000"</text:span></text:span><text:span text:style-name="_5f_OOoComputerSpecial"><text:span text:style-name="T327">)</text:span></text:span><text:span text:style-name="_5f_OOoComputerSpecial"><text:span text:style-name="T297"> which will be used to automatically calculate the needed margin width based on the margin's font's style.</text:span></text:span></text:p>
        </text:list-item>
      </text:list>
      <text:p text:style-name="P147"><text:span text:style-name="_5f_OOoComputerSpecial"><text:span text:style-name="T297"/></text:span></text:p>
      <text:h text:style-name="Heading_20_3" text:outline-level="3"><text:span text:style-name="T417">3.6.</text:span><text:span text:style-name="T684">6</text:span><text:span text:style-name="T417">. Margin </text:span><text:span text:style-name="T418">sensitivity to mouse clicks</text:span></text:h>
      <text:p text:style-name="P99">This option enables or disables mouse click emi<text:span text:style-name="T686">t</text:span>ting the <text:span text:style-name="T90">marginClicked() </text:span><text:span text:style-name="T354">signal (see PyQt documentation on signals for more details).</text:span></text:p>
      <text:p text:style-name="P100"><text:span text:style-name="_5f_OOoComputerSpecial"><text:span text:style-name="T509">Set with method: </text:span></text:span><text:span text:style-name="_5f_OOoComputerSpecial"><text:span text:style-name="T492">setMarginSensitivity</text:span></text:span><text:span text:style-name="_5f_OOoComputerSpecial"><text:span text:style-name="T489">(</text:span></text:span><text:span text:style-name="_5f_OOoComputerSpecial"><text:span text:style-name="T597">margin_number, </text:span></text:span><text:span text:style-name="_5f_OOoComputerSpecial"><text:span text:style-name="T601">sensitivity</text:span></text:span><text:span text:style-name="_5f_OOoComputerSpecial"><text:span text:style-name="T489">)</text:span></text:span><text:span text:style-name="_5f_OOoComputerSpecial"><text:span text:style-name="T490"><text:line-break/></text:span></text:span><text:span text:style-name="_5f_OOoComputerSpecial"><text:span text:style-name="T509">Queried with method: </text:span></text:span><text:span text:style-name="_5f_OOoComputerSpecial"><text:span text:style-name="T497">m</text:span></text:span><text:span text:style-name="_5f_OOoComputerSpecial"><text:span text:style-name="T492">arginSensitivity</text:span></text:span><text:span text:style-name="_5f_OOoComputerSpecial"><text:span text:style-name="T497">(</text:span></text:span><text:span text:style-name="_5f_OOoComputerSpecial"><text:span text:style-name="T597">margin_number</text:span></text:span><text:span text:style-name="_5f_OOoComputerSpecial"><text:span text:style-name="T497">)</text:span></text:span></text:p>
      <text:p text:style-name="P101"><text:span text:style-name="_5f_OOoComputerSpecial"><text:span text:style-name="T597">margin_number</text:span></text:span><text:span text:style-name="Emphasis"><text:span text:style-name="T270"> </text:span></text:span><text:span text:style-name="_5f_OOoComputerSpecial"><text:span text:style-name="T294">parameter options:</text:span></text:span></text:p>
      <text:list xml:id="list150045573720915" text:continue-numbering="true" text:style-name="L21">
        <text:list-item>
          <text:p text:style-name="P334"><text:span text:style-name="_5f_OOoComputerSpecial"><text:span text:style-name="T271">Integer</text:span></text:span><text:span text:style-name="_5f_OOoComputerSpecial"><text:span text:style-name="T295">: </text:span></text:span><text:span text:style-name="_5f_OOoComputerSpecial"><text:span text:style-name="T299">Selected </text:span></text:span><text:span text:style-name="_5f_OOoComputerSpecial"><text:span text:style-name="T295">margin</text:span></text:span></text:p>
        </text:list-item>
      </text:list>
      <text:p text:style-name="P149"><text:span text:style-name="_5f_OOoComputerSpecial"><text:span text:style-name="T295"/></text:span></text:p>
      <text:p text:style-name="Text_20_body"><text:span text:style-name="_5f_OOoComputerSpecial"><text:span text:style-name="T601">sensitivity</text:span></text:span><text:span text:style-name="Emphasis"><text:span text:style-name="T270"> </text:span></text:span><text:span text:style-name="_5f_OOoComputerSpecial"><text:span text:style-name="T294">parameter options:</text:span></text:span></text:p>
      <text:list xml:id="list150045022891282" text:continue-numbering="true" text:style-name="L21">
        <text:list-item>
          <text:p text:style-name="P335"><text:span text:style-name="_5f_OOoComputerSpecial"><text:span text:style-name="T273">True:</text:span></text:span><text:span text:style-name="_5f_OOoComputerSpecial"><text:span text:style-name="T300"> Enables the emitting </text:span></text:span><text:span text:style-name="_5f_OOoComputerSpecial"><text:span text:style-name="T302">of </text:span></text:span><text:span text:style-name="_5f_OOoComputerSpecial"><text:span text:style-name="T300">the </text:span></text:span><text:span text:style-name="_5f_OOoComputerSpecial"><text:span text:style-name="T328">marginClicked()</text:span></text:span><text:span text:style-name="_5f_OOoComputerSpecial"><text:span text:style-name="T288"> </text:span></text:span><text:span text:style-name="_5f_OOoComputerSpecial"><text:span text:style-name="T301">signal</text:span></text:span></text:p>
        </text:list-item>
        <text:list-item>
          <text:p text:style-name="P335"><text:span text:style-name="_5f_OOoComputerSpecial"><text:span text:style-name="T274">False</text:span></text:span><text:span text:style-name="_5f_OOoComputerSpecial"><text:span text:style-name="T273">:</text:span></text:span><text:span text:style-name="_5f_OOoComputerSpecial"><text:span text:style-name="T300"> </text:span></text:span><text:span text:style-name="_5f_OOoComputerSpecial"><text:span text:style-name="T301">Dis</text:span></text:span><text:span text:style-name="_5f_OOoComputerSpecial"><text:span text:style-name="T300">ables the emitting </text:span></text:span><text:span text:style-name="_5f_OOoComputerSpecial"><text:span text:style-name="T302">of </text:span></text:span><text:span text:style-name="_5f_OOoComputerSpecial"><text:span text:style-name="T300">the </text:span></text:span><text:span text:style-name="_5f_OOoComputerSpecial"><text:span text:style-name="T328">marginClicked()</text:span></text:span><text:span text:style-name="_5f_OOoComputerSpecial"><text:span text:style-name="T288"> </text:span></text:span><text:span text:style-name="_5f_OOoComputerSpecial"><text:span text:style-name="T301">signal</text:span></text:span></text:p>
        </text:list-item>
      </text:list>
      <text:p text:style-name="P149"><text:span text:style-name="_5f_OOoComputerSpecial"><text:span text:style-name="T296"/></text:span></text:p>
      <text:h text:style-name="Heading_20_3" text:outline-level="3"><text:soft-page-break/>3.6.<text:span text:style-name="T688">7</text:span>. Margin <text:span text:style-name="T687">marker mask</text:span></text:h>
      <text:p text:style-name="P103">A margin's marker mask <text:span text:style-name="T689">is 32-bit integer number of which every bit represents the </text:span><text:span text:style-name="T32">shown/hidden</text:span><text:span text:style-name="T689"> state of the marker (marker = symbol that can be displayed on the margin) on that margin. If a bit is </text:span><text:span text:style-name="T32">0 </text:span><text:span text:style-name="T65">the marker is </text:span><text:span text:style-name="T68">hidden</text:span><text:span text:style-name="T65"> and if it is </text:span><text:span text:style-name="T32">1</text:span><text:span text:style-name="T65"> it is </text:span><text:span text:style-name="T68">shown</text:span><text:span text:style-name="T65">. </text:span><text:span text:style-name="T66">Example</text:span><text:span text:style-name="T67">s</text:span><text:span text:style-name="T66">:</text:span></text:p>
      <text:p text:style-name="P361">All markers enabled: <text:span text:style-name="T696">0b1111111111111111111111111111111</text:span></text:p>
      <text:p text:style-name="P361">Marker 0 and 3 disabled: <text:span text:style-name="T696">0b1111111111111111111111111110110</text:span></text:p>
      <text:p text:style-name="P153"><text:span text:style-name="_5f_OOoComputerSpecial"><text:span text:style-name="T589">Set with method: </text:span></text:span><text:span text:style-name="_5f_OOoComputerSpecial"><text:span text:style-name="T603">setMarginMarkerMask</text:span></text:span><text:span text:style-name="_5f_OOoComputerSpecial"><text:span text:style-name="T599">(</text:span></text:span><text:span text:style-name="_5f_OOoComputerSpecial"><text:span text:style-name="T597">margin_number, </text:span></text:span><text:span text:style-name="_5f_OOoComputerSpecial"><text:span text:style-name="T603">mask</text:span></text:span><text:span text:style-name="_5f_OOoComputerSpecial"><text:span text:style-name="T599">)</text:span></text:span><text:span text:style-name="_5f_OOoComputerSpecial"><text:span text:style-name="T602"><text:line-break/></text:span></text:span><text:span text:style-name="_5f_OOoComputerSpecial"><text:span text:style-name="T589">Queried with method: </text:span></text:span><text:span text:style-name="_5f_OOoComputerSpecial"><text:span text:style-name="T603">marginMarkerMask</text:span></text:span><text:span text:style-name="_5f_OOoComputerSpecial"><text:span text:style-name="T601">(</text:span></text:span><text:span text:style-name="_5f_OOoComputerSpecial"><text:span text:style-name="T597">margin_number</text:span></text:span><text:span text:style-name="_5f_OOoComputerSpecial"><text:span text:style-name="T601">)</text:span></text:span></text:p>
      <text:p text:style-name="P104"><text:span text:style-name="_5f_OOoComputerSpecial"><text:span text:style-name="T597">margin_number</text:span></text:span><text:span text:style-name="Emphasis"><text:span text:style-name="T270"> </text:span></text:span><text:span text:style-name="_5f_OOoComputerSpecial"><text:span text:style-name="T294">parameter options:</text:span></text:span></text:p>
      <text:list xml:id="list150046393740087" text:continue-numbering="true" text:style-name="L21">
        <text:list-item>
          <text:p text:style-name="P336"><text:span text:style-name="_5f_OOoComputerSpecial"><text:span text:style-name="T271">Integer</text:span></text:span><text:span text:style-name="_5f_OOoComputerSpecial"><text:span text:style-name="T295">: </text:span></text:span><text:span text:style-name="_5f_OOoComputerSpecial"><text:span text:style-name="T299">Selected </text:span></text:span><text:span text:style-name="_5f_OOoComputerSpecial"><text:span text:style-name="T295">margin</text:span></text:span></text:p>
        </text:list-item>
      </text:list>
      <text:p text:style-name="P163"><text:span text:style-name="_5f_OOoComputerSpecial"><text:span text:style-name="T295"/></text:span></text:p>
      <text:p text:style-name="P104"><text:span text:style-name="_5f_OOoComputerSpecial"><text:span text:style-name="T603">mask</text:span></text:span><text:span text:style-name="Emphasis"><text:span text:style-name="T270"> </text:span></text:span><text:span text:style-name="_5f_OOoComputerSpecial"><text:span text:style-name="T294">parameter options:</text:span></text:span></text:p>
      <text:list xml:id="list1376704024194334759" text:style-name="L23">
        <text:list-item>
          <text:p text:style-name="P337"><text:span text:style-name="_5f_OOoComputerSpecial"><text:span text:style-name="T271">Integer</text:span></text:span><text:span text:style-name="_5f_OOoComputerSpecial"><text:span text:style-name="T295">: </text:span></text:span><text:span text:style-name="_5f_OOoComputerSpecial"><text:span text:style-name="T303">A 32-bit integer that will be used as the mask</text:span></text:span></text:p>
        </text:list-item>
      </text:list>
      <text:p text:style-name="P163"><text:span text:style-name="_5f_OOoComputerSpecial"><text:span text:style-name="T303"/></text:span></text:p>
      <text:p text:style-name="P163"><text:span text:style-name="_5f_OOoComputerSpecial"><text:span text:style-name="T275">Example</text:span></text:span><text:span text:style-name="_5f_OOoComputerSpecial"><text:span text:style-name="T303">:</text:span></text:span></text:p>
      <text:p text:style-name="P130"><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03">The below image has one margin (margin number </text:span></text:span><text:span text:style-name="_5f_OOoComputerSpecial"><text:span text:style-name="T275">0</text:span></text:span><text:span text:style-name="_5f_OOoComputerSpecial"><text:span text:style-name="T303">) with marker number </text:span></text:span><text:span text:style-name="_5f_OOoComputerSpecial"><text:span text:style-name="T275">1 </text:span></text:span><text:span text:style-name="_5f_OOoComputerSpecial"><text:span text:style-name="T303">added to it and the marker mask </text:span></text:span><text:span text:style-name="_5f_OOoComputerSpecial"><text:span text:style-name="T276">0b1111111111111111111111111</text:span></text:span><text:span text:style-name="_5f_OOoComputerSpecial"><text:span text:style-name="T304">:</text:span></text:span></text:p>
      <text:p text:style-name="P130"><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03">Now we change the margin</text:span></text:span><text:span text:style-name="_5f_OOoComputerSpecial"><text:span text:style-name="T305">'</text:span></text:span><text:span text:style-name="_5f_OOoComputerSpecial"><text:span text:style-name="T303">s marker mask to </text:span></text:span><text:span text:style-name="_5f_OOoComputerSpecial"><text:span text:style-name="T276">0b11111111111111111111111</text:span></text:span><text:span text:style-name="_5f_OOoComputerSpecial"><text:span text:style-name="T275">0</text:span></text:span><text:span text:style-name="_5f_OOoComputerSpecial"><text:span text:style-name="T276">1</text:span></text:span><text:span text:style-name="_5f_OOoComputerSpecial"><text:span text:style-name="T304"> </text:span></text:span><text:span text:style-name="_5f_OOoComputerSpecial"><text:span text:style-name="T303">and the marker will be hidden:<text:line-break/></text:span></text:span></text:p>
      <text:p text:style-name="P163"><text:span text:style-name="_5f_OOoComputerSpecial"><text:span text:style-name="T295"/></text:span></text:p>
      <text:h text:style-name="Heading_20_3" text:outline-level="3">3.6.<text:span text:style-name="T692">8</text:span> Markers</text:h>
      <text:p text:style-name="P294">Markers are a wrapper around the symbols (images) that you wish to display in a margin. In short, you put an image into a marker and add it to one or more margin's line.<text:line-break/><text:span text:style-name="T690">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690">.</text:span></text:p>
      <text:h text:style-name="Heading_20_4" text:outline-level="4">3.<text:span text:style-name="T693">6.8.1 Defining a marker</text:span></text:h>
      <text:p text:style-name="P109">There a four ways to define (create) a marker. You can use a built-in symbol, a single ASCII character, a QPixmap or Q<text:span text:style-name="T694">I</text:span>mage.</text:p>
      <text:p text:style-name="P154"><text:span text:style-name="_5f_OOoComputerSpecial"><text:span text:style-name="T591">Defined</text:span></text:span><text:span text:style-name="_5f_OOoComputerSpecial"><text:span text:style-name="T589"> with method</text:span></text:span><text:span text:style-name="_5f_OOoComputerSpecial"><text:span text:style-name="T590">s</text:span></text:span><text:span text:style-name="_5f_OOoComputerSpecial"><text:span text:style-name="T589">:</text:span></text:span></text:p>
      <text:list xml:id="list526499289255638631" text:style-name="L24">
        <text:list-item>
          <text:p text:style-name="P270"><text:soft-page-break/><text:span text:style-name="_5f_OOoComputerSpecial"><text:span text:style-name="T605">markerDefine</text:span></text:span><text:span text:style-name="_5f_OOoComputerSpecial"><text:span text:style-name="T599">(</text:span></text:span><text:span text:style-name="_5f_OOoComputerSpecial"><text:span text:style-name="T605">builtin_symbol</text:span></text:span><text:span text:style-name="_5f_OOoComputerSpecial"><text:span text:style-name="T597">, </text:span></text:span><text:span text:style-name="_5f_OOoComputerSpecial"><text:span text:style-name="T605">marker_number</text:span></text:span><text:span text:style-name="_5f_OOoComputerSpecial"><text:span text:style-name="T599">)<text:line-break/></text:span></text:span><text:span text:style-name="_5f_OOoComputerSpecial"><text:span text:style-name="T285">builtin_symbol</text:span></text:span><text:span text:style-name="Emphasis"><text:span text:style-name="T270"> </text:span></text:span><text:span text:style-name="_5f_OOoComputerSpecial"><text:span text:style-name="T294">parameter options:</text:span></text:span></text:p>
          <text:list>
            <text:list-item>
              <text:p text:style-name="P269"><text:span text:style-name="_5f_OOoComputerSpecial"><text:span text:style-name="T271">PyQt5.Qsci.QsciScintilla.MarginSy</text:span></text:span><text:span text:style-name="_5f_OOoComputerSpecial"><text:span text:style-name="T285">mbol: </text:span></text:span><text:span text:style-name="_5f_OOoComputerSpecial"><text:span text:style-name="T316">Built-in symbol</text:span></text:span><text:span text:style-name="_5f_OOoComputerSpecial"><text:span text:style-name="T317">s, which can be the following</text:span></text:span></text:p>
              <text:list>
                <text:list-item>
                  <text:p text:style-name="P269"><text:span text:style-name="_5f_OOoComputerSpecial"><text:span text:style-name="T107">PyQt5.Qsci.QsciScintilla.Circle</text:span></text:span></text:p>
                </text:list-item>
                <text:list-item>
                  <text:p text:style-name="P269"><text:span text:style-name="_5f_OOoComputerSpecial"><text:span text:style-name="T107">PyQt5.Qsci.QsciScintilla.Rectangle</text:span></text:span></text:p>
                </text:list-item>
                <text:list-item>
                  <text:p text:style-name="P269"><text:span text:style-name="_5f_OOoComputerSpecial"><text:span text:style-name="T107">PyQt5.Qsci.QsciScintilla.RightTriangle</text:span></text:span></text:p>
                </text:list-item>
                <text:list-item>
                  <text:p text:style-name="P269"><text:span text:style-name="_5f_OOoComputerSpecial"><text:span text:style-name="T107">PyQt5.Qsci.QsciScintilla.SmallRectangle</text:span></text:span></text:p>
                </text:list-item>
                <text:list-item>
                  <text:p text:style-name="P269"><text:span text:style-name="_5f_OOoComputerSpecial"><text:span text:style-name="T107">PyQt5.Qsci.QsciScintilla.RightArrow</text:span></text:span></text:p>
                </text:list-item>
                <text:list-item>
                  <text:p text:style-name="P269"><text:span text:style-name="_5f_OOoComputerSpecial"><text:span text:style-name="T107">PyQt5.Qsci.QsciScintilla.Invisible</text:span></text:span></text:p>
                </text:list-item>
                <text:list-item>
                  <text:p text:style-name="P269"><text:span text:style-name="_5f_OOoComputerSpecial"><text:span text:style-name="T107">PyQt5.Qsci.QsciScintilla.DownTriangle</text:span></text:span></text:p>
                </text:list-item>
                <text:list-item>
                  <text:p text:style-name="P269"><text:span text:style-name="_5f_OOoComputerSpecial"><text:span text:style-name="T107">PyQt5.Qsci.QsciScintilla.Minus</text:span></text:span></text:p>
                </text:list-item>
                <text:list-item>
                  <text:p text:style-name="P269"><text:span text:style-name="_5f_OOoComputerSpecial"><text:span text:style-name="T107">PyQt5.Qsci.QsciScintilla.Plus</text:span></text:span></text:p>
                </text:list-item>
                <text:list-item>
                  <text:p text:style-name="P269"><text:span text:style-name="_5f_OOoComputerSpecial"><text:span text:style-name="T107">PyQt5.Qsci.QsciScintilla.VerticalLine</text:span></text:span></text:p>
                </text:list-item>
                <text:list-item>
                  <text:p text:style-name="P269"><text:span text:style-name="_5f_OOoComputerSpecial"><text:span text:style-name="T107">PyQt5.Qsci.QsciScintilla.BottomLeftCorner</text:span></text:span></text:p>
                </text:list-item>
                <text:list-item>
                  <text:p text:style-name="P269"><text:span text:style-name="_5f_OOoComputerSpecial"><text:span text:style-name="T107">PyQt5.Qsci.QsciScintilla.LeftSideSplitter</text:span></text:span></text:p>
                </text:list-item>
                <text:list-item>
                  <text:p text:style-name="P269"><text:span text:style-name="_5f_OOoComputerSpecial"><text:span text:style-name="T107">PyQt5.Qsci.QsciScintilla.BoxedPlus</text:span></text:span></text:p>
                </text:list-item>
                <text:list-item>
                  <text:p text:style-name="P269"><text:span text:style-name="_5f_OOoComputerSpecial"><text:span text:style-name="T107">PyQt5.Qsci.QsciScintilla.BoxedPlusConnected</text:span></text:span></text:p>
                </text:list-item>
                <text:list-item>
                  <text:p text:style-name="P269"><text:span text:style-name="_5f_OOoComputerSpecial"><text:span text:style-name="T107">PyQt5.Qsci.QsciScintilla.BoxedMinus</text:span></text:span></text:p>
                </text:list-item>
                <text:list-item>
                  <text:p text:style-name="P269"><text:span text:style-name="_5f_OOoComputerSpecial"><text:span text:style-name="T107">PyQt5.Qsci.QsciScintilla.BoxedMinusConnected</text:span></text:span></text:p>
                </text:list-item>
                <text:list-item>
                  <text:p text:style-name="P269"><text:span text:style-name="_5f_OOoComputerSpecial"><text:span text:style-name="T107">PyQt5.Qsci.QsciScintilla.RoundedBottomLeftCorner</text:span></text:span></text:p>
                </text:list-item>
                <text:list-item>
                  <text:p text:style-name="P269"><text:span text:style-name="_5f_OOoComputerSpecial"><text:span text:style-name="T107">PyQt5.Qsci.QsciScintilla.LeftSideRoundedSplitter</text:span></text:span></text:p>
                </text:list-item>
                <text:list-item>
                  <text:p text:style-name="P269"><text:span text:style-name="_5f_OOoComputerSpecial"><text:span text:style-name="T107">PyQt5.Qsci.QsciScintilla.CircledPlus</text:span></text:span></text:p>
                </text:list-item>
                <text:list-item>
                  <text:p text:style-name="P269"><text:span text:style-name="_5f_OOoComputerSpecial"><text:span text:style-name="T107">PyQt5.Qsci.QsciScintilla.CircledPlusConnected</text:span></text:span></text:p>
                </text:list-item>
                <text:list-item>
                  <text:p text:style-name="P269"><text:span text:style-name="_5f_OOoComputerSpecial"><text:span text:style-name="T107">PyQt5.Qsci.QsciScintilla.CircledMinus</text:span></text:span></text:p>
                </text:list-item>
                <text:list-item>
                  <text:p text:style-name="P269"><text:span text:style-name="_5f_OOoComputerSpecial"><text:span text:style-name="T107">PyQt5.Qsci.QsciScintilla.CircledMinusConnected</text:span></text:span></text:p>
                </text:list-item>
                <text:list-item>
                  <text:p text:style-name="P269"><text:span text:style-name="_5f_OOoComputerSpecial"><text:span text:style-name="T107">PyQt5.Qsci.QsciScintilla.Background</text:span></text:span></text:p>
                </text:list-item>
                <text:list-item>
                  <text:p text:style-name="P269"><text:span text:style-name="_5f_OOoComputerSpecial"><text:span text:style-name="T107">PyQt5.Qsci.QsciScintilla.ThreeDots</text:span></text:span></text:p>
                </text:list-item>
                <text:list-item>
                  <text:p text:style-name="P269"><text:span text:style-name="_5f_OOoComputerSpecial"><text:span text:style-name="T107">PyQt5.Qsci.QsciScintilla.ThreeRightArrows</text:span></text:span></text:p>
                </text:list-item>
                <text:list-item>
                  <text:p text:style-name="P269"><text:span text:style-name="_5f_OOoComputerSpecial"><text:span text:style-name="T107">PyQt5.Qsci.QsciScintilla.FullRectangle</text:span></text:span></text:p>
                </text:list-item>
                <text:list-item>
                  <text:p text:style-name="P269"><text:soft-page-break/><text:span text:style-name="_5f_OOoComputerSpecial"><text:span text:style-name="T107">PyQt5.Qsci.QsciScintilla.LeftRectangle</text:span></text:span></text:p>
                </text:list-item>
                <text:list-item>
                  <text:p text:style-name="P269"><text:span text:style-name="_5f_OOoComputerSpecial"><text:span text:style-name="T107">PyQt5.Qsci.QsciScintilla.Underline</text:span></text:span></text:p>
                </text:list-item>
                <text:list-item>
                  <text:p text:style-name="P269"><text:span text:style-name="_5f_OOoComputerSpecial"><text:span text:style-name="T107">PyQt5.Qsci.QsciScintilla.Bookmark</text:span></text:span></text:p>
                </text:list-item>
              </text:list>
            </text:list-item>
          </text:list>
        </text:list-item>
      </text:list>
      <text:p text:style-name="P119"><text:span text:style-name="_5f_OOoComputerSpecial"><text:span text:style-name="T337">Below is the image from the official Scintilla documentation displaying all the available built-in markers (as can be seen, the names of the markers differ from the QScintilla names):</text:span></text:span></text:p>
      <text:list xml:id="list150044522408163" text:continue-numbering="true" text:style-name="L24">
        <text:list-header>
          <text:p text:style-name="P271"><draw:frame draw:style-name="fr3" draw:name="Image54" text:anchor-type="paragraph" svg:y="-0.228cm" svg:width="7.726cm" svg:height="12.277cm" draw:z-index="53"><draw:image xlink:href="Pictures/1000000000000124000001D0C633C3956EDF1123.png" xlink:type="simple" xlink:show="embed" xlink:actuate="onLoad"/></draw:frame><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text:continue-numbering="true">
            <text:list-item>
              <text:p text:style-name="P272"><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is value is set to </text:span></text:span><text:span text:style-name="_5f_OOoComputerSpecial"><text:span text:style-name="T330">-1</text:span></text:span><text:span text:style-name="_5f_OOoComputerSpecial"><text:span text:style-name="T281">, then the first free marker will be used. If the marker number is invalid the method will return </text:span></text:span><text:span text:style-name="_5f_OOoComputerSpecial"><text:span text:style-name="T330">-1</text:span></text:span><text:span text:style-name="_5f_OOoComputerSpecial"><text:span text:style-name="T281">.</text:span></text:span></text:p>
            </text:list-item>
          </text:list>
          <text:p text:style-name="P273"><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07">Below is an image showing a marker </text:span></text:span><text:span text:style-name="_5f_OOoComputerSpecial"><text:span text:style-name="T278">PyQt5.Qsci.QsciScintilla.</text:span></text:span><text:span text:style-name="_5f_OOoComputerSpecial"><text:span text:style-name="T286">Rectangle</text:span></text:span><text:span text:style-name="_5f_OOoComputerSpecial"><text:span text:style-name="T278"> </text:span></text:span><text:span text:style-name="_5f_OOoComputerSpecial"><text:span text:style-name="T307">marker:<text:line-break/></text:span></text:span><text:span text:style-name="_5f_OOoComputerSpecial"><text:span text:style-name="T294"><text:line-break/></text:span></text:span></text:p>
        </text:list-header>
        <text:list-item>
          <text:p text:style-name="P273"><text:span text:style-name="_5f_OOoComputerSpecial"><text:span text:style-name="T605">markerDefine</text:span></text:span><text:span text:style-name="_5f_OOoComputerSpecial"><text:span text:style-name="T599">(</text:span></text:span><text:span text:style-name="_5f_OOoComputerSpecial"><text:span text:style-name="T607">ascii_character</text:span></text:span><text:span text:style-name="_5f_OOoComputerSpecial"><text:span text:style-name="T597">, </text:span></text:span><text:span text:style-name="_5f_OOoComputerSpecial"><text:span text:style-name="T605">marker_number</text:span></text:span><text:span text:style-name="_5f_OOoComputerSpecial"><text:span text:style-name="T599">)<text:line-break/></text:span></text:span><text:span text:style-name="_5f_OOoComputerSpecial"><text:span text:style-name="T607">ascii_character</text:span></text:span><text:span text:style-name="Emphasis"><text:span text:style-name="T270"> </text:span></text:span><text:span text:style-name="_5f_OOoComputerSpecial"><text:span text:style-name="T294">parameter options:</text:span></text:span></text:p>
          <text:list>
            <text:list-item>
              <text:p text:style-name="P273"><text:span text:style-name="_5f_OOoComputerSpecial"><text:span text:style-name="T278">Char</text:span></text:span><text:span text:style-name="_5f_OOoComputerSpecial"><text:span text:style-name="T307">: a – Z ASCII character</text:span></text:span></text:p>
            </text:list-item>
          </text:list>
          <text:p text:style-name="P273"><text:soft-page-break/><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text:continue-numbering="true">
            <text:list-header>
              <text:p text:style-name="P272"><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is value is set to </text:span></text:span><text:span text:style-name="_5f_OOoComputerSpecial"><text:span text:style-name="T330">-1</text:span></text:span><text:span text:style-name="_5f_OOoComputerSpecial"><text:span text:style-name="T281">, then the first free marker will be used. If the marker number is invalid the method will return </text:span></text:span><text:span text:style-name="_5f_OOoComputerSpecial"><text:span text:style-name="T330">-1</text:span></text:span><text:span text:style-name="_5f_OOoComputerSpecial"><text:span text:style-name="T281">.</text:span></text:span></text:p>
            </text:list-header>
          </text:list>
          <text:p text:style-name="P274"><draw:frame draw:style-name="fr3" draw:name="Image55" text:anchor-type="paragraph" svg:y="0.661cm" svg:width="2.044cm" svg:height="1.094cm" draw:z-index="54"><draw:image xlink:href="Pictures/100002010000003A0000001F06963698A6C4F918.png" xlink:type="simple" xlink:show="embed" xlink:actuate="onLoad"/></draw:frame><text:span text:style-name="_5f_OOoComputerSpecial"><text:span text:style-name="T308">Below is an image of a character marker "T":<text:line-break/></text:span></text:span></text:p>
        </text:list-item>
        <text:list-item>
          <text:p text:style-name="P275"><text:span text:style-name="_5f_OOoComputerSpecial"><text:span text:style-name="T605">markerDefine</text:span></text:span><text:span text:style-name="_5f_OOoComputerSpecial"><text:span text:style-name="T599">(</text:span></text:span><text:span text:style-name="_5f_OOoComputerSpecial"><text:span text:style-name="T608">qpixmap_image</text:span></text:span><text:span text:style-name="_5f_OOoComputerSpecial"><text:span text:style-name="T597">, </text:span></text:span><text:span text:style-name="_5f_OOoComputerSpecial"><text:span text:style-name="T605">marker_number</text:span></text:span><text:span text:style-name="_5f_OOoComputerSpecial"><text:span text:style-name="T599">)<text:line-break/> </text:span></text:span><text:span text:style-name="_5f_OOoComputerSpecial"><text:span text:style-name="T608">qpixmap_image</text:span></text:span><text:span text:style-name="Emphasis"><text:span text:style-name="T270"> </text:span></text:span><text:span text:style-name="_5f_OOoComputerSpecial"><text:span text:style-name="T294">parameter options:</text:span></text:span></text:p>
          <text:list>
            <text:list-item>
              <text:p text:style-name="P275"><text:span text:style-name="_5f_OOoComputerSpecial"><text:span text:style-name="T279">PyQt5.QtGui.QPixmap</text:span></text:span><text:span text:style-name="_5f_OOoComputerSpecial"><text:span text:style-name="T309">: A </text:span></text:span><text:span text:style-name="_5f_OOoComputerSpecial"><text:span text:style-name="T310">custom QP</text:span></text:span><text:span text:style-name="_5f_OOoComputerSpecial"><text:span text:style-name="T309">ixmap image</text:span></text:span></text:p>
            </text:list-item>
          </text:list>
          <text:p text:style-name="P275"><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text:continue-numbering="true">
            <text:list-header>
              <text:p text:style-name="P272"><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is value is set to </text:span></text:span><text:span text:style-name="_5f_OOoComputerSpecial"><text:span text:style-name="T330">-1</text:span></text:span><text:span text:style-name="_5f_OOoComputerSpecial"><text:span text:style-name="T281">, then the first free marker will be used. If the marker number is invalid the method will return </text:span></text:span><text:span text:style-name="_5f_OOoComputerSpecial"><text:span text:style-name="T330">-1</text:span></text:span><text:span text:style-name="_5f_OOoComputerSpecial"><text:span text:style-name="T281">.</text:span></text:span></text:p>
            </text:list-header>
          </text:list>
        </text:list-item>
        <text:list-item>
          <text:p text:style-name="P276"><text:span text:style-name="_5f_OOoComputerSpecial"><text:span text:style-name="T605">markerDefine</text:span></text:span><text:span text:style-name="_5f_OOoComputerSpecial"><text:span text:style-name="T599">(</text:span></text:span><text:span text:style-name="_5f_OOoComputerSpecial"><text:span text:style-name="T608">q</text:span></text:span><text:span text:style-name="_5f_OOoComputerSpecial"><text:span text:style-name="T609">image</text:span></text:span><text:span text:style-name="_5f_OOoComputerSpecial"><text:span text:style-name="T608">_image</text:span></text:span><text:span text:style-name="_5f_OOoComputerSpecial"><text:span text:style-name="T597">, </text:span></text:span><text:span text:style-name="_5f_OOoComputerSpecial"><text:span text:style-name="T605">marker_number</text:span></text:span><text:span text:style-name="_5f_OOoComputerSpecial"><text:span text:style-name="T599">)<text:line-break/> </text:span></text:span><text:span text:style-name="_5f_OOoComputerSpecial"><text:span text:style-name="T608">qpixmap_image</text:span></text:span><text:span text:style-name="Emphasis"><text:span text:style-name="T270"> </text:span></text:span><text:span text:style-name="_5f_OOoComputerSpecial"><text:span text:style-name="T294">parameter options:</text:span></text:span></text:p>
          <text:list>
            <text:list-item>
              <text:p text:style-name="P276"><text:span text:style-name="_5f_OOoComputerSpecial"><text:span text:style-name="T279">PyQt5.QtGui.Q</text:span></text:span><text:span text:style-name="_5f_OOoComputerSpecial"><text:span text:style-name="T280">Image</text:span></text:span><text:span text:style-name="_5f_OOoComputerSpecial"><text:span text:style-name="T309">: A </text:span></text:span><text:span text:style-name="_5f_OOoComputerSpecial"><text:span text:style-name="T310">custom Q</text:span></text:span><text:span text:style-name="_5f_OOoComputerSpecial"><text:span text:style-name="T311">Image</text:span></text:span><text:span text:style-name="_5f_OOoComputerSpecial"><text:span text:style-name="T309"> image</text:span></text:span></text:p>
            </text:list-item>
          </text:list>
          <text:p text:style-name="P276"><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text:continue-numbering="true">
            <text:list-header>
              <text:p text:style-name="P276"><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is value is set to </text:span></text:span><text:span text:style-name="_5f_OOoComputerSpecial"><text:span text:style-name="T330">-1</text:span></text:span><text:span text:style-name="_5f_OOoComputerSpecial"><text:span text:style-name="T281">, then the first free marker will be used. If the marker number is invalid the method will return </text:span></text:span><text:span text:style-name="_5f_OOoComputerSpecial"><text:span text:style-name="T330">-1</text:span></text:span><text:span text:style-name="_5f_OOoComputerSpecial"><text:span text:style-name="T281">.</text:span></text:span></text:p>
            </text:list-header>
          </text:list>
        </text:list-item>
      </text:list>
      <text:p text:style-name="P292"><text:span text:style-name="_5f_OOoComputerSpecial"><text:span text:style-name="T695">Return value</text:span></text:span><text:span text:style-name="_5f_OOoComputerSpecial"><text:span text:style-name="T284">:</text:span></text:span></text:p>
      <text:list xml:id="list1021178222253840188" text:style-name="L37">
        <text:list-item>
          <text:p text:style-name="P293"><text:span text:style-name="_5f_OOoComputerSpecial"><text:span text:style-name="T284">Integer</text:span></text:span><text:span text:style-name="_5f_OOoComputerSpecial"><text:span text:style-name="T314">: </text:span></text:span><text:span text:style-name="_5f_OOoComputerSpecial"><text:span text:style-name="T321">The marker number. </text:span></text:span><text:span text:style-name="_5f_OOoComputerSpecial"><text:span text:style-name="T281">If the marker number is invalid the method will return </text:span></text:span><text:span text:style-name="_5f_OOoComputerSpecial"><text:span text:style-name="T330">-1</text:span></text:span><text:span text:style-name="_5f_OOoComputerSpecial"><text:span text:style-name="T281">.</text:span></text:span></text:p>
        </text:list-item>
      </text:list>
      <text:p text:style-name="P110"><text:span text:style-name="_5f_OOoComputerSpecial"><text:span text:style-name="T614"/></text:span></text:p>
      <text:h text:style-name="P180" text:outline-level="4"><text:span text:style-name="_5f_OOoComputerSpecial"><text:span text:style-name="T471">3.</text:span></text:span><text:span text:style-name="_5f_OOoComputerSpecial"><text:span text:style-name="T618">6.8.</text:span></text:span><text:span text:style-name="_5f_OOoComputerSpecial"><text:span text:style-name="T619">2</text:span></text:span><text:span text:style-name="_5f_OOoComputerSpecial"><text:span text:style-name="T618"> </text:span></text:span><text:span text:style-name="_5f_OOoComputerSpecial"><text:span text:style-name="T619">Adding a marker to margins</text:span></text:span></text:h>
      <text:p text:style-name="P111"><text:span text:style-name="_5f_OOoComputerSpecial"><text:span text:style-name="T620">Remeber that markers are added to </text:span></text:span><text:span text:style-name="_5f_OOoComputerSpecial"><text:span text:style-name="T541">ALL</text:span></text:span><text:span text:style-name="_5f_OOoComputerSpecial"><text:span text:style-name="T620"> margins on the specified lines, margin marker masks determine if the marker is visible on a specific margin.</text:span></text:span></text:p>
      <text:p text:style-name="P155"><text:span text:style-name="_5f_OOoComputerSpecial"><text:span text:style-name="T591">Added</text:span></text:span><text:span text:style-name="_5f_OOoComputerSpecial"><text:span text:style-name="T589"> with method: </text:span></text:span><text:span text:style-name="_5f_OOoComputerSpecial"><text:span text:style-name="T603">markerAdd</text:span></text:span><text:span text:style-name="_5f_OOoComputerSpecial"><text:span text:style-name="T599">(</text:span></text:span><text:span text:style-name="_5f_OOoComputerSpecial"><text:span text:style-name="T610">line_number</text:span></text:span><text:span text:style-name="_5f_OOoComputerSpecial"><text:span text:style-name="T597">, </text:span></text:span><text:span text:style-name="_5f_OOoComputerSpecial"><text:span text:style-name="T610">marker_number</text:span></text:span><text:span text:style-name="_5f_OOoComputerSpecial"><text:span text:style-name="T599">)</text:span></text:span></text:p>
      <text:p text:style-name="P155"><text:span text:style-name="_5f_OOoComputerSpecial"><text:span text:style-name="T610">line_number </text:span></text:span><text:span text:style-name="_5f_OOoComputerSpecial"><text:span text:style-name="T294">parameter options:</text:span></text:span></text:p>
      <text:list xml:id="list7162533485077628280" text:style-name="L25">
        <text:list-item>
          <text:p text:style-name="P277"><text:span text:style-name="_5f_OOoComputerSpecial"><text:span text:style-name="T282">Integer</text:span></text:span><text:span text:style-name="_5f_OOoComputerSpecial"><text:span text:style-name="T312">: Line number which the marker will be added to</text:span></text:span></text:p>
        </text:list-item>
      </text:list>
      <text:p text:style-name="P155"><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xml:id="list1984153732547416524" text:style-name="L26">
        <text:list-item>
          <text:p text:style-name="P280"><text:soft-page-break/><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e marker number is invalid the method will return </text:span></text:span><text:span text:style-name="_5f_OOoComputerSpecial"><text:span text:style-name="T330">-1</text:span></text:span><text:span text:style-name="_5f_OOoComputerSpecial"><text:span text:style-name="T281">.</text:span></text:span></text:p>
        </text:list-item>
      </text:list>
      <text:p text:style-name="P114"><text:span text:style-name="_5f_OOoComputerSpecial"><text:span text:style-name="T695">Return value</text:span></text:span><text:span text:style-name="_5f_OOoComputerSpecial"><text:span text:style-name="T284">:</text:span></text:span></text:p>
      <text:list xml:id="list7041351270051600289" text:style-name="L27">
        <text:list-item>
          <text:p text:style-name="P281"><text:span text:style-name="_5f_OOoComputerSpecial"><text:span text:style-name="T284">Integer</text:span></text:span><text:span text:style-name="_5f_OOoComputerSpecial"><text:span text:style-name="T314">: A handle that is used to track the marker's position. </text:span></text:span><text:span text:style-name="_5f_OOoComputerSpecial"><text:span text:style-name="T322">If you assign the same marker <text:s/>to multiple lines, this method will return multiple handles </text:span></text:span><text:span text:style-name="_5f_OOoComputerSpecial"><text:span text:style-name="T323">so you can modify each one seperately.</text:span></text:span></text:p>
        </text:list-item>
      </text:list>
      <text:h text:style-name="P181" text:outline-level="4"><text:span text:style-name="_5f_OOoComputerSpecial"><text:span text:style-name="T471">3.</text:span></text:span><text:span text:style-name="_5f_OOoComputerSpecial"><text:span text:style-name="T618">6.8.</text:span></text:span><text:span text:style-name="_5f_OOoComputerSpecial"><text:span text:style-name="T621">3</text:span></text:span><text:span text:style-name="_5f_OOoComputerSpecial"><text:span text:style-name="T618"> </text:span></text:span><text:span text:style-name="_5f_OOoComputerSpecial"><text:span text:style-name="T622">Deleting</text:span></text:span><text:span text:style-name="_5f_OOoComputerSpecial"><text:span text:style-name="T619"> a marker </text:span></text:span><text:span text:style-name="_5f_OOoComputerSpecial"><text:span text:style-name="T622">from margins</text:span></text:span></text:h>
      <text:p text:style-name="P113"><text:span text:style-name="_5f_OOoComputerSpecial"><text:span text:style-name="T623">Like adding a marker to a line, deleting also deletes the marker from </text:span></text:span><text:span text:style-name="_5f_OOoComputerSpecial"><text:span text:style-name="T542">ALL</text:span></text:span><text:span text:style-name="_5f_OOoComputerSpecial"><text:span text:style-name="T623"> margins.</text:span></text:span></text:p>
      <text:p text:style-name="P156"><text:span text:style-name="_5f_OOoComputerSpecial"><text:span text:style-name="T589">D</text:span></text:span><text:span text:style-name="_5f_OOoComputerSpecial"><text:span text:style-name="T592">eleted</text:span></text:span><text:span text:style-name="_5f_OOoComputerSpecial"><text:span text:style-name="T589"> with method: </text:span></text:span><text:span text:style-name="_5f_OOoComputerSpecial"><text:span text:style-name="T603">marker</text:span></text:span><text:span text:style-name="_5f_OOoComputerSpecial"><text:span text:style-name="T611">Delete</text:span></text:span><text:span text:style-name="_5f_OOoComputerSpecial"><text:span text:style-name="T599">(</text:span></text:span><text:span text:style-name="_5f_OOoComputerSpecial"><text:span text:style-name="T610">line_number</text:span></text:span><text:span text:style-name="_5f_OOoComputerSpecial"><text:span text:style-name="T597">, </text:span></text:span><text:span text:style-name="_5f_OOoComputerSpecial"><text:span text:style-name="T610">marker_number</text:span></text:span><text:span text:style-name="_5f_OOoComputerSpecial"><text:span text:style-name="T599">)</text:span></text:span></text:p>
      <text:p text:style-name="P157"><text:span text:style-name="_5f_OOoComputerSpecial"><text:span text:style-name="T610">line_number </text:span></text:span><text:span text:style-name="_5f_OOoComputerSpecial"><text:span text:style-name="T294">parameter options:</text:span></text:span></text:p>
      <text:list xml:id="list150045550807645" text:continue-list="list7162533485077628280" text:style-name="L25">
        <text:list-item>
          <text:p text:style-name="P278"><text:span text:style-name="_5f_OOoComputerSpecial"><text:span text:style-name="T282">Integer</text:span></text:span><text:span text:style-name="_5f_OOoComputerSpecial"><text:span text:style-name="T312">: Line number </text:span></text:span><text:span text:style-name="_5f_OOoComputerSpecial"><text:span text:style-name="T313">on</text:span></text:span><text:span text:style-name="_5f_OOoComputerSpecial"><text:span text:style-name="T312"> which the marker will be </text:span></text:span><text:span text:style-name="_5f_OOoComputerSpecial"><text:span text:style-name="T313">deleted. </text:span></text:span><text:span text:style-name="_5f_OOoComputerSpecial"><text:span text:style-name="T283">If this parameter is </text:span></text:span><text:span text:style-name="_5f_OOoComputerSpecial"><text:span text:style-name="T329">-1</text:span></text:span><text:span text:style-name="_5f_OOoComputerSpecial"><text:span text:style-name="T283">, then all markers will be deleted from this line.</text:span></text:span></text:p>
        </text:list-item>
      </text:list>
      <text:p text:style-name="P157"><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xml:id="list222312610119580791" text:style-name="L28">
        <text:list-item>
          <text:p text:style-name="P283"><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e marker number is invalid the method will return </text:span></text:span><text:span text:style-name="_5f_OOoComputerSpecial"><text:span text:style-name="T330">-1</text:span></text:span><text:span text:style-name="_5f_OOoComputerSpecial"><text:span text:style-name="T281">.</text:span></text:span></text:p>
        </text:list-item>
      </text:list>
      <text:p text:style-name="P112"><text:span text:style-name="_5f_OOoComputerSpecial"><text:span text:style-name="T281"/></text:span></text:p>
      <text:h text:style-name="P182" text:outline-level="4"><text:span text:style-name="_5f_OOoComputerSpecial"><text:span text:style-name="T471">3.</text:span></text:span><text:span text:style-name="_5f_OOoComputerSpecial"><text:span text:style-name="T618">6.8.</text:span></text:span><text:span text:style-name="_5f_OOoComputerSpecial"><text:span text:style-name="T624">4</text:span></text:span><text:span text:style-name="_5f_OOoComputerSpecial"><text:span text:style-name="T618"> </text:span></text:span><text:span text:style-name="_5f_OOoComputerSpecial"><text:span text:style-name="T622">Deleting</text:span></text:span><text:span text:style-name="_5f_OOoComputerSpecial"><text:span text:style-name="T619"> </text:span></text:span><text:span text:style-name="_5f_OOoComputerSpecial"><text:span text:style-name="T626">a marker by it's handle</text:span></text:span></text:h>
      <text:p text:style-name="P115"><text:span text:style-name="_5f_OOoComputerSpecial"><text:span text:style-name="T626">Same as the above method </text:span></text:span><text:span text:style-name="_5f_OOoComputerSpecial"><text:span text:style-name="T603">marker</text:span></text:span><text:span text:style-name="_5f_OOoComputerSpecial"><text:span text:style-name="T611">Delete</text:span></text:span><text:span text:style-name="_5f_OOoComputerSpecial"><text:span text:style-name="T592">, </text:span></text:span><text:span text:style-name="_5f_OOoComputerSpecial"><text:span text:style-name="T593">but this method takes the marker handle as the parameter and deletes the marker from </text:span></text:span><text:span text:style-name="_5f_OOoComputerSpecial"><text:span text:style-name="T594">the </text:span></text:span><text:span text:style-name="_5f_OOoComputerSpecial"><text:span text:style-name="T593">line </text:span></text:span><text:span text:style-name="_5f_OOoComputerSpecial"><text:span text:style-name="T594">that it was added to</text:span></text:span><text:span text:style-name="_5f_OOoComputerSpecial"><text:span text:style-name="T593">.</text:span></text:span></text:p>
      <text:p text:style-name="P158"><text:span text:style-name="_5f_OOoComputerSpecial"><text:span text:style-name="T589">D</text:span></text:span><text:span text:style-name="_5f_OOoComputerSpecial"><text:span text:style-name="T592">eleted</text:span></text:span><text:span text:style-name="_5f_OOoComputerSpecial"><text:span text:style-name="T589"> with method: </text:span></text:span><text:span text:style-name="_5f_OOoComputerSpecial"><text:span text:style-name="T603">marker</text:span></text:span><text:span text:style-name="_5f_OOoComputerSpecial"><text:span text:style-name="T611">Delete</text:span></text:span><text:span text:style-name="_5f_OOoComputerSpecial"><text:span text:style-name="T613">Handle</text:span></text:span><text:span text:style-name="_5f_OOoComputerSpecial"><text:span text:style-name="T599">(</text:span></text:span><text:span text:style-name="_5f_OOoComputerSpecial"><text:span text:style-name="T610">marker_</text:span></text:span><text:span text:style-name="_5f_OOoComputerSpecial"><text:span text:style-name="T613">handle</text:span></text:span><text:span text:style-name="_5f_OOoComputerSpecial"><text:span text:style-name="T599">)</text:span></text:span></text:p>
      <text:p text:style-name="P159"><text:span text:style-name="_5f_OOoComputerSpecial"><text:span text:style-name="T610">marker_</text:span></text:span><text:span text:style-name="_5f_OOoComputerSpecial"><text:span text:style-name="T613">handle</text:span></text:span><text:span text:style-name="_5f_OOoComputerSpecial"><text:span text:style-name="T610"> </text:span></text:span><text:span text:style-name="_5f_OOoComputerSpecial"><text:span text:style-name="T294">parameter options:</text:span></text:span></text:p>
      <text:list xml:id="list150045885938398" text:continue-list="list150045550807645" text:style-name="L25">
        <text:list-item>
          <text:p text:style-name="P279"><text:span text:style-name="_5f_OOoComputerSpecial"><text:span text:style-name="T282">Integer</text:span></text:span><text:span text:style-name="_5f_OOoComputerSpecial"><text:span text:style-name="T312">: </text:span></text:span><text:span text:style-name="_5f_OOoComputerSpecial"><text:span text:style-name="T315">Marker handle</text:span></text:span><text:span text:style-name="_5f_OOoComputerSpecial"><text:span text:style-name="T312"> </text:span></text:span><text:span text:style-name="_5f_OOoComputerSpecial"><text:span text:style-name="T315">of</text:span></text:span><text:span text:style-name="_5f_OOoComputerSpecial"><text:span text:style-name="T312"> the marker </text:span></text:span><text:span text:style-name="_5f_OOoComputerSpecial"><text:span text:style-name="T315">that </text:span></text:span><text:span text:style-name="_5f_OOoComputerSpecial"><text:span text:style-name="T312">will be </text:span></text:span><text:span text:style-name="_5f_OOoComputerSpecial"><text:span text:style-name="T313">deleted.</text:span></text:span></text:p>
        </text:list-item>
      </text:list>
      <text:p text:style-name="Text_20_body"><text:span text:style-name="_5f_OOoComputerSpecial"/></text:p>
      <text:h text:style-name="P183" text:outline-level="4"><text:span text:style-name="_5f_OOoComputerSpecial"><text:span text:style-name="T471">3.</text:span></text:span><text:span text:style-name="_5f_OOoComputerSpecial"><text:span text:style-name="T618">6.8.</text:span></text:span><text:span text:style-name="_5f_OOoComputerSpecial"><text:span text:style-name="T625">5</text:span></text:span><text:span text:style-name="_5f_OOoComputerSpecial"><text:span text:style-name="T618"> </text:span></text:span><text:span text:style-name="_5f_OOoComputerSpecial"><text:span text:style-name="T622">Deleting</text:span></text:span><text:span text:style-name="_5f_OOoComputerSpecial"><text:span text:style-name="T619"> </text:span></text:span><text:span text:style-name="_5f_OOoComputerSpecial"><text:span text:style-name="T624">all markers</text:span></text:span></text:h>
      <text:p text:style-name="P159"><text:span text:style-name="_5f_OOoComputerSpecial"><text:span text:style-name="T589">D</text:span></text:span><text:span text:style-name="_5f_OOoComputerSpecial"><text:span text:style-name="T592">eleted</text:span></text:span><text:span text:style-name="_5f_OOoComputerSpecial"><text:span text:style-name="T589"> with method: </text:span></text:span><text:span text:style-name="_5f_OOoComputerSpecial"><text:span text:style-name="T603">marker</text:span></text:span><text:span text:style-name="_5f_OOoComputerSpecial"><text:span text:style-name="T611">Delete</text:span></text:span><text:span text:style-name="_5f_OOoComputerSpecial"><text:span text:style-name="T612">All</text:span></text:span><text:span text:style-name="_5f_OOoComputerSpecial"><text:span text:style-name="T599">(</text:span></text:span><text:span text:style-name="_5f_OOoComputerSpecial"><text:span text:style-name="T610">marker_number</text:span></text:span><text:span text:style-name="_5f_OOoComputerSpecial"><text:span text:style-name="T599">)</text:span></text:span></text:p>
      <text:p text:style-name="P159"><text:span text:style-name="_5f_OOoComputerSpecial"><text:span text:style-name="T606">marker_numbe</text:span></text:span><text:span text:style-name="_5f_OOoComputerSpecial"><text:span text:style-name="T270">r</text:span></text:span><text:span text:style-name="Emphasis"><text:span text:style-name="T270"> </text:span></text:span><text:span text:style-name="_5f_OOoComputerSpecial"><text:span text:style-name="T294">parameter options:</text:span></text:span></text:p>
      <text:list xml:id="list6329382232696665228" text:style-name="L29">
        <text:list-item>
          <text:p text:style-name="P284"><text:span text:style-name="_5f_OOoComputerSpecial"><text:span text:style-name="T277">Integer</text:span></text:span><text:span text:style-name="_5f_OOoComputerSpecial"><text:span text:style-name="T306">: The number of the marker, which can be 0 – 31. </text:span></text:span><text:span text:style-name="_5f_OOoComputerSpecial"><text:span text:style-name="T281">If the marker number is invalid the method will return </text:span></text:span><text:span text:style-name="_5f_OOoComputerSpecial"><text:span text:style-name="T330">-1</text:span></text:span><text:span text:style-name="_5f_OOoComputerSpecial"><text:span text:style-name="T281">.</text:span></text:span></text:p>
        </text:list-item>
      </text:list>
      <text:p text:style-name="Text_20_body"><text:span text:style-name="_5f_OOoComputerSpecial"/></text:p>
      <text:h text:style-name="P184" text:outline-level="4"><text:span text:style-name="_5f_OOoComputerSpecial"><text:span text:style-name="T471">3.</text:span></text:span><text:span text:style-name="_5f_OOoComputerSpecial"><text:span text:style-name="T618">6.8.</text:span></text:span><text:span text:style-name="_5f_OOoComputerSpecial"><text:span text:style-name="T627">6</text:span></text:span><text:span text:style-name="_5f_OOoComputerSpecial"><text:span text:style-name="T618"> </text:span></text:span><text:span text:style-name="_5f_OOoComputerSpecial"><text:span text:style-name="T627">Get all markers on a line</text:span></text:span></text:h>
      <text:p text:style-name="P290"><text:span text:style-name="_5f_OOoComputerSpecial"><text:span text:style-name="T628">Returns a integer that represents a 32 bit mask of the markers defined on a line.</text:span></text:span></text:p>
      <text:p text:style-name="P354"><text:soft-page-break/><text:span text:style-name="_5f_OOoComputerSpecial"><text:span text:style-name="T589">Querrie</text:span></text:span><text:span text:style-name="_5f_OOoComputerSpecial"><text:span text:style-name="T595">d</text:span></text:span><text:span text:style-name="_5f_OOoComputerSpecial"><text:span text:style-name="T589"> with method: </text:span></text:span><text:span text:style-name="_5f_OOoComputerSpecial"><text:span text:style-name="T612">markersAtLine </text:span></text:span><text:span text:style-name="_5f_OOoComputerSpecial"><text:span text:style-name="T599">(</text:span></text:span><text:span text:style-name="_5f_OOoComputerSpecial"><text:span text:style-name="T615">line_number</text:span></text:span><text:span text:style-name="_5f_OOoComputerSpecial"><text:span text:style-name="T599">)</text:span></text:span></text:p>
      <text:p text:style-name="P356"><text:span text:style-name="_5f_OOoComputerSpecial"><text:span text:style-name="T615">line_number</text:span></text:span><text:span text:style-name="Emphasis"><text:span text:style-name="T270"> </text:span></text:span><text:span text:style-name="_5f_OOoComputerSpecial"><text:span text:style-name="T294">parameter options:</text:span></text:span></text:p>
      <text:list xml:id="list150046162172972" text:continue-numbering="true" text:style-name="L29">
        <text:list-item>
          <text:p text:style-name="P285"><text:span text:style-name="_5f_OOoComputerSpecial"><text:span text:style-name="T277">Integer</text:span></text:span><text:span text:style-name="_5f_OOoComputerSpecial"><text:span text:style-name="T306">: </text:span></text:span><text:span text:style-name="_5f_OOoComputerSpecial"><text:span text:style-name="T318">The line number that you wish to querry</text:span></text:span></text:p>
        </text:list-item>
      </text:list>
      <text:p text:style-name="P291"><text:span text:style-name="_5f_OOoComputerSpecial"><text:span text:style-name="T319">Example:</text:span></text:span></text:p>
      <text:p text:style-name="P360"><text:span text:style-name="_5f_OOoComputerSpecial"><text:span text:style-name="T319">If there are no markers on the line, the method returns </text:span></text:span><text:span text:style-name="_5f_OOoComputerSpecial"><text:span text:style-name="T320">0b0.<text:line-break/>But if there is marker 2 on that line, the method return 0b10.</text:span></text:span></text:p>
      <text:p text:style-name="P362"><text:span text:style-name="_5f_OOoComputerSpecial"><text:span text:style-name="T320"/></text:span></text:p>
      <text:h text:style-name="P185" text:outline-level="4"><text:span text:style-name="_5f_OOoComputerSpecial"><text:span text:style-name="T471">3.</text:span></text:span><text:span text:style-name="_5f_OOoComputerSpecial"><text:span text:style-name="T618">6.8.</text:span></text:span><text:span text:style-name="_5f_OOoComputerSpecial"><text:span text:style-name="T629">7</text:span></text:span><text:span text:style-name="_5f_OOoComputerSpecial"><text:span text:style-name="T618"> </text:span></text:span><text:span text:style-name="_5f_OOoComputerSpecial"><text:span text:style-name="T627">Get </text:span></text:span><text:span text:style-name="_5f_OOoComputerSpecial"><text:span text:style-name="T630">line number that a marker is on by the markers handle</text:span></text:span></text:h>
      <text:p text:style-name="P295"><text:span text:style-name="_5f_OOoComputerSpecial"><text:span text:style-name="T630">This method returns the line number that the marker was added to using the markers handle.</text:span></text:span></text:p>
      <text:p text:style-name="P357"><text:span text:style-name="_5f_OOoComputerSpecial"><text:span text:style-name="T589">Querrie</text:span></text:span><text:span text:style-name="_5f_OOoComputerSpecial"><text:span text:style-name="T595">d</text:span></text:span><text:span text:style-name="_5f_OOoComputerSpecial"><text:span text:style-name="T589"> with method: </text:span></text:span><text:span text:style-name="_5f_OOoComputerSpecial"><text:span text:style-name="T616">markerLine</text:span></text:span><text:span text:style-name="_5f_OOoComputerSpecial"><text:span text:style-name="T599">(</text:span></text:span><text:span text:style-name="_5f_OOoComputerSpecial"><text:span text:style-name="T610">marker_</text:span></text:span><text:span text:style-name="_5f_OOoComputerSpecial"><text:span text:style-name="T613">handle</text:span></text:span><text:span text:style-name="_5f_OOoComputerSpecial"><text:span text:style-name="T599">)</text:span></text:span></text:p>
      <text:p text:style-name="P357"><text:span text:style-name="_5f_OOoComputerSpecial"><text:span text:style-name="T610">marker_</text:span></text:span><text:span text:style-name="_5f_OOoComputerSpecial"><text:span text:style-name="T613">handle</text:span></text:span><text:span text:style-name="_5f_OOoComputerSpecial"><text:span text:style-name="T610"> </text:span></text:span><text:span text:style-name="_5f_OOoComputerSpecial"><text:span text:style-name="T294">parameter options:</text:span></text:span></text:p>
      <text:list xml:id="list922170253684263522" text:style-name="L38">
        <text:list-item>
          <text:p text:style-name="P296"><text:span text:style-name="_5f_OOoComputerSpecial"><text:span text:style-name="T282">Integer</text:span></text:span><text:span text:style-name="_5f_OOoComputerSpecial"><text:span text:style-name="T312">: </text:span></text:span><text:span text:style-name="_5f_OOoComputerSpecial"><text:span text:style-name="T315">Marker handle</text:span></text:span><text:span text:style-name="_5f_OOoComputerSpecial"><text:span text:style-name="T312"> </text:span></text:span><text:span text:style-name="_5f_OOoComputerSpecial"><text:span text:style-name="T315">of</text:span></text:span><text:span text:style-name="_5f_OOoComputerSpecial"><text:span text:style-name="T312"> the marker </text:span></text:span><text:span text:style-name="_5f_OOoComputerSpecial"><text:span text:style-name="T315">that </text:span></text:span><text:span text:style-name="_5f_OOoComputerSpecial"><text:span text:style-name="T312">will be </text:span></text:span><text:span text:style-name="_5f_OOoComputerSpecial"><text:span text:style-name="T313">deleted.</text:span></text:span></text:p>
        </text:list-item>
      </text:list>
      <text:p text:style-name="P297"><text:span text:style-name="_5f_OOoComputerSpecial"><text:span text:style-name="T695">Return value</text:span></text:span><text:span text:style-name="_5f_OOoComputerSpecial"><text:span text:style-name="T284">:</text:span></text:span></text:p>
      <text:list xml:id="list150045342190397" text:continue-list="list7041351270051600289" text:style-name="L27">
        <text:list-item>
          <text:p text:style-name="P282"><text:span text:style-name="_5f_OOoComputerSpecial"><text:span text:style-name="T284">Integer</text:span></text:span><text:span text:style-name="_5f_OOoComputerSpecial"><text:span text:style-name="T314">: </text:span></text:span><text:span text:style-name="_5f_OOoComputerSpecial"><text:span text:style-name="T324">The line number that the marker is on or </text:span></text:span><text:span text:style-name="_5f_OOoComputerSpecial"><text:span text:style-name="T331">-1</text:span></text:span><text:span text:style-name="_5f_OOoComputerSpecial"><text:span text:style-name="T324"> if the marker is not present on any line.</text:span></text:span></text:p>
        </text:list-item>
      </text:list>
      <text:p text:style-name="Text_20_body"><text:span text:style-name="_5f_OOoComputerSpecial"/></text:p>
      <text:h text:style-name="P186" text:outline-level="4"><text:span text:style-name="_5f_OOoComputerSpecial"><text:span text:style-name="T471">3.</text:span></text:span><text:span text:style-name="_5f_OOoComputerSpecial"><text:span text:style-name="T618">6.8.</text:span></text:span><text:span text:style-name="_5f_OOoComputerSpecial"><text:span text:style-name="T629">7</text:span></text:span><text:span text:style-name="_5f_OOoComputerSpecial"><text:span text:style-name="T618"> </text:span></text:span><text:span text:style-name="_5f_OOoComputerSpecial"><text:span text:style-name="T631">Find markers</text:span></text:span></text:h>
      <text:p text:style-name="P298"><text:span text:style-name="_5f_OOoComputerSpecial"><text:span text:style-name="T631">You can search for markers forwards and backwards using a marker mask with these methods. </text:span></text:span></text:p>
      <text:p text:style-name="P358"><text:span text:style-name="_5f_OOoComputerSpecial"><text:span text:style-name="T589">Search forwar</text:span></text:span><text:span text:style-name="_5f_OOoComputerSpecial"><text:span text:style-name="T596">d</text:span></text:span><text:span text:style-name="_5f_OOoComputerSpecial"><text:span text:style-name="T589"> with method: </text:span></text:span><text:span text:style-name="_5f_OOoComputerSpecial"><text:span text:style-name="T612">markerFindNext </text:span></text:span><text:span text:style-name="_5f_OOoComputerSpecial"><text:span text:style-name="T599">(</text:span></text:span><text:span text:style-name="_5f_OOoComputerSpecial"><text:span text:style-name="T617">starting_line_number, marker_mask</text:span></text:span><text:span text:style-name="_5f_OOoComputerSpecial"><text:span text:style-name="T599">)</text:span></text:span></text:p>
      <text:p text:style-name="P358"><text:span text:style-name="_5f_OOoComputerSpecial"><text:span text:style-name="T617">starting_line_number</text:span></text:span><text:span text:style-name="_5f_OOoComputerSpecial"><text:span text:style-name="T610"> </text:span></text:span><text:span text:style-name="_5f_OOoComputerSpecial"><text:span text:style-name="T294">parameter options:</text:span></text:span></text:p>
      <text:list xml:id="list3942321155753184545" text:style-name="L39">
        <text:list-item>
          <text:p text:style-name="P299"><text:span text:style-name="_5f_OOoComputerSpecial"><text:span text:style-name="T282">Integer</text:span></text:span><text:span text:style-name="_5f_OOoComputerSpecial"><text:span text:style-name="T312">: </text:span></text:span><text:span text:style-name="_5f_OOoComputerSpecial"><text:span text:style-name="T325">Starting line number from which the next marker will be searched for</text:span></text:span><text:span text:style-name="_5f_OOoComputerSpecial"><text:span text:style-name="T313">.</text:span></text:span></text:p>
        </text:list-item>
      </text:list>
      <text:p text:style-name="P358"><text:span text:style-name="_5f_OOoComputerSpecial"><text:span text:style-name="T617">marker_mask</text:span></text:span><text:span text:style-name="_5f_OOoComputerSpecial"><text:span text:style-name="T610"> </text:span></text:span><text:span text:style-name="_5f_OOoComputerSpecial"><text:span text:style-name="T294">parameter options:</text:span></text:span></text:p>
      <text:list xml:id="list150045623711352" text:continue-numbering="true" text:style-name="L39">
        <text:list-item>
          <text:p text:style-name="P299"><text:span text:style-name="_5f_OOoComputerSpecial"><text:span text:style-name="T282">Integer</text:span></text:span><text:span text:style-name="_5f_OOoComputerSpecial"><text:span text:style-name="T312">: </text:span></text:span><text:span text:style-name="_5f_OOoComputerSpecial"><text:span text:style-name="T325">A 32 bit mask with the bits that represent the markers to search for set to </text:span></text:span><text:span text:style-name="_5f_OOoComputerSpecial"><text:span text:style-name="T332">1</text:span></text:span><text:span text:style-name="_5f_OOoComputerSpecial"><text:span text:style-name="T313">.<text:line-break/></text:span></text:span><text:span text:style-name="_5f_OOoComputerSpecial"><text:span text:style-name="T325">Example: To search for markers 1 and 3, set the mask to: 0b1010 (the upper part of the mask are all </text:span></text:span><text:span text:style-name="_5f_OOoComputerSpecial"><text:span text:style-name="T332">0</text:span></text:span><text:span text:style-name="_5f_OOoComputerSpecial"><text:span text:style-name="T325">'s)</text:span></text:span></text:p>
        </text:list-item>
      </text:list>
      <text:p text:style-name="P359"><text:span text:style-name="_5f_OOoComputerSpecial"><text:span text:style-name="T589">Search </text:span></text:span><text:span text:style-name="_5f_OOoComputerSpecial"><text:span text:style-name="T596">backwards</text:span></text:span><text:span text:style-name="_5f_OOoComputerSpecial"><text:span text:style-name="T589"> with method: </text:span></text:span><text:span text:style-name="_5f_OOoComputerSpecial"><text:span text:style-name="T598">markerFindPrevious</text:span></text:span><text:span text:style-name="_5f_OOoComputerSpecial"><text:span text:style-name="T599">(</text:span></text:span><text:span text:style-name="_5f_OOoComputerSpecial"><text:span text:style-name="T617">starting_line_number, marker_mask</text:span></text:span><text:span text:style-name="_5f_OOoComputerSpecial"><text:span text:style-name="T599">)</text:span></text:span></text:p>
      <text:p text:style-name="P358"><text:span text:style-name="_5f_OOoComputerSpecial"><text:span text:style-name="T617">starting_line_number</text:span></text:span><text:span text:style-name="_5f_OOoComputerSpecial"><text:span text:style-name="T610"> </text:span></text:span><text:span text:style-name="_5f_OOoComputerSpecial"><text:span text:style-name="T294">parameter options:</text:span></text:span></text:p>
      <text:list xml:id="list150045466509397" text:continue-numbering="true" text:style-name="L39">
        <text:list-item>
          <text:p text:style-name="P299"><text:span text:style-name="_5f_OOoComputerSpecial"><text:span text:style-name="T282">Integer</text:span></text:span><text:span text:style-name="_5f_OOoComputerSpecial"><text:span text:style-name="T312">: </text:span></text:span><text:span text:style-name="_5f_OOoComputerSpecial"><text:span text:style-name="T325">Starting line number from which the next marker will be searched for</text:span></text:span><text:span text:style-name="_5f_OOoComputerSpecial"><text:span text:style-name="T313">.</text:span></text:span></text:p>
        </text:list-item>
      </text:list>
      <text:p text:style-name="P358"><text:span text:style-name="_5f_OOoComputerSpecial"><text:span text:style-name="T617">marker_mask</text:span></text:span><text:span text:style-name="_5f_OOoComputerSpecial"><text:span text:style-name="T610"> </text:span></text:span><text:span text:style-name="_5f_OOoComputerSpecial"><text:span text:style-name="T294">parameter options:</text:span></text:span></text:p>
      <text:list xml:id="list150046237414154" text:continue-numbering="true" text:style-name="L39">
        <text:list-item>
          <text:p text:style-name="P299"><text:soft-page-break/><text:span text:style-name="_5f_OOoComputerSpecial"><text:span text:style-name="T282">Integer</text:span></text:span><text:span text:style-name="_5f_OOoComputerSpecial"><text:span text:style-name="T312">: </text:span></text:span><text:span text:style-name="_5f_OOoComputerSpecial"><text:span text:style-name="T325">A 32 bit mask with the bits that represent the markers to search for set to </text:span></text:span><text:span text:style-name="_5f_OOoComputerSpecial"><text:span text:style-name="T332">1</text:span></text:span><text:span text:style-name="_5f_OOoComputerSpecial"><text:span text:style-name="T313">.<text:line-break/></text:span></text:span><text:span text:style-name="_5f_OOoComputerSpecial"><text:span text:style-name="T325">Example: To search for markers 1 and 3, set the mask to: 0b1010 (the upper part of the mask are all </text:span></text:span><text:span text:style-name="_5f_OOoComputerSpecial"><text:span text:style-name="T332">0</text:span></text:span><text:span text:style-name="_5f_OOoComputerSpecial"><text:span text:style-name="T325">'s)</text:span></text:span></text:p>
        </text:list-item>
      </text:list>
      <text:h text:style-name="P177" text:outline-level="1"><text:bookmark-start text:name="__RefHeading___Toc501_279009425"/><text:span text:style-name="T660">4</text:span>. Basic examples<text:bookmark-end text:name="__RefHeading___Toc501_279009425"/></text:h>
      <text:p text:style-name="P52">Below will be the basic learning examples to get you familiarized with how to setup <text:span text:style-name="T385">and put</text:span> the QScintilla editor component <text:span text:style-name="T385">on the screen</text:span> and start editing some text. <text:span text:style-name="T451">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441">For all examples below o</text:span>n GNU/Linux <text:span text:style-name="T441">operating systems </text:span>substitute the executing command “<text:span text:style-name="T8">python script_name.py</text:span><text:span text:style-name="T34">” with “</text:span><text:span text:style-name="T8">python3 script_name.py</text:span><text:span text:style-name="T34">” if you have both Python2 and Python3 installed.</text:span></text:p>
      <text:p text:style-name="P59"><text:span text:style-name="T8">ALL THE EXAMPLES SHOULD BE PROVIDED WITH THIS DOCUMENTATION</text:span><text:span text:style-name="T34">. Otherwise the code examples can be copied into your favourite editor, saved and executed with Python 3.</text:span></text:p>
      <text:h text:style-name="Heading_20_2" text:outline-level="2"><text:bookmark-start text:name="__RefHeading___Toc686_2020789143"/><text:span text:style-name="T661">4.1. </text:span>Qscintilla's “Hello World” example<text:bookmark-end text:name="__RefHeading___Toc686_2020789143"/></text:h>
      <text:p text:style-name="P61"><text:span text:style-name="T632">So lets start with the mandatory “Hello World” example. The code is in chapter X, link here: </text:span><text:span text:style-name="T632"><text:bookmark-ref text:reference-format="text" text:ref-name="__RefHeading___Toc2998_908872987">X.1. Hello World</text:bookmark-ref></text:span><text:span text:style-name="T632">.</text:span></text:p>
      <text:p text:style-name="P13"><text:span text:style-name="T469">Execute the example file </text:span><text:span text:style-name="T90">hello_qscintilla.py</text:span><text:span text:style-name="T354"> </text:span><text:span text:style-name="T362">with Python 3, provided along with this documentation.</text:span><text:span text:style-name="T469"> <text:s/>If you do not have the example files, s</text:span>ave the above code to a text file called <text:span text:style-name="T90">hello_qscintilla.py</text:span> and run it using:</text:p>
      <text:p text:style-name="P12"><text:span text:style-name="_5f_BashIdent"><text:span text:style-name="T90">python</text:span></text:span><text:span text:style-name="T90"> </text:span><text:span text:style-name="_5f_BashIdent"><text:span text:style-name="T90">hello_qscintilla.py</text:span></text:span></text:p>
      <text:p text:style-name="P24">A new window should appear with a QScintilla text editing component inside it <text:span text:style-name="T442">with the text “Hello World” already entered into the editor's editing area</text:span>. Click inside the window and type something. You will see that you're already editing text.</text:p>
      <text:h text:style-name="P232" text:outline-level="3"><text:bookmark-start text:name="__RefHeading___Toc1448_1843862561"/><text:span text:style-name="T661">4</text:span>.1.1. Code <text:span text:style-name="T449">breakdown</text:span><text:bookmark-end text:name="__RefHeading___Toc1448_1843862561"/></text:h>
      <text:p text:style-name="P43">Pretty straightforward <text:span text:style-name="T448">code</text:span>, <text:span text:style-name="T443">here are the key points:</text:span></text:p>
      <text:list xml:id="list6845829990908383733" text:style-name="L30">
        <text:list-item>
          <text:p text:style-name="P286"><text:span text:style-name="T443">We import all of the needed modules </text:span><text:span text:style-name="T94">(lines 1 to 6)</text:span></text:p>
        </text:list-item>
        <text:list-item>
          <text:p text:style-name="P286"><text:span text:style-name="T443">Create a PyQt5.QtWidgets.QApplication object instance </text:span><text:span text:style-name="T94">(line 10)</text:span><text:span text:style-name="T348">. </text:span><text:span text:style-name="T347">This is the main object </text:span><text:span text:style-name="T349">which needs to be initialized and</text:span><text:span text:style-name="T347"> handles things like widget initialization </text:span><text:span text:style-name="T349">and</text:span><text:span text:style-name="T347"> finalization.</text:span></text:p>
        </text:list-item>
        <text:list-item>
          <text:p text:style-name="P287"><text:span text:style-name="T347">Create a </text:span><text:span text:style-name="T348">PyQt5.Qsci.QsciScintilla object instance </text:span><text:span text:style-name="T94">(line 1</text:span><text:span text:style-name="T95">3</text:span><text:span text:style-name="T94">)</text:span><text:span text:style-name="T348">. </text:span><text:span text:style-name="T349">This is our main editing object.</text:span></text:p>
        </text:list-item>
        <text:list-item>
          <text:p text:style-name="P287"><text:span text:style-name="T347">Show the QScintilla editor widget using the Qwidget's </text:span><text:a xlink:type="simple" xlink:href="https://doc.qt.io/qt-5/qwidget.html#show" text:style-name="Internet_20_link" text:visited-style-name="Visited_20_Internet_20_Link"><text:span text:style-name="T351">show</text:span></text:a><text:span text:style-name="T347"> method </text:span><text:span text:style-name="T94">(line 1</text:span><text:span text:style-name="T95">6</text:span><text:span text:style-name="T94">)</text:span><text:span text:style-name="T347">. </text:span><text:span text:style-name="T349">As QScintilla inherits from the QWidget object, it has all of QWidget's methods. The </text:span><text:span text:style-name="T352">show</text:span><text:span text:style-name="T355"> method shows the widget and its child widgets </text:span><text:span text:style-name="T356">on the screen </text:span><text:span text:style-name="T357">in a new window</text:span><text:span text:style-name="T355">.<text:line-break/></text:span><text:span text:style-name="T460">This way of displaying the QScintilla editor on the screen in not recommended! Always use a PyQt5.QtWidgets.QMainWindow as the main </text:span><text:soft-page-break/><text:span text:style-name="T460">widget and set it's central widget to be the editor! That way all events in the editor will be handeled properly. </text:span><text:span text:style-name="T461">BUT FOR THIS SIMPLE EXAMPLE IT </text:span><text:span text:style-name="T462">WILL BE</text:span><text:span text:style-name="T461"> OK.</text:span></text:p>
        </text:list-item>
        <text:list-item>
          <text:p text:style-name="P289"><text:span text:style-name="T355">N</text:span><text:span text:style-name="T354">ext is an example of directly setting the QScintilla </text:span><text:span text:style-name="T358">editor's text using the </text:span><text:a xlink:type="simple" xlink:href="http://pyqt.sourceforge.net/Docs/QScintilla2/classQsciScintilla.html#a5786917722e156e26d6afca807d05fee" text:style-name="Internet_20_link" text:visited-style-name="Visited_20_Internet_20_Link"><text:span text:style-name="T358">setText</text:span></text:a><text:span text:style-name="T358"> method </text:span><text:span text:style-name="T96">(line 1</text:span><text:span text:style-name="T97">8</text:span><text:span text:style-name="T96">)</text:span><text:span text:style-name="T358">. This method sets the text to the </text:span><text:span text:style-name="T359">string you enter as the argument </text:span><text:span text:style-name="T353">AND</text:span><text:span text:style-name="T359"> also resets the undo/redo buffer of the editor. </text:span><text:span text:style-name="T360">QScintilla has an internal buffer that you that stores all of the text changes until it runs out of memory and cannot store any more. I personally have never reached this limit.</text:span></text:p>
        </text:list-item>
        <text:list-item>
          <text:p text:style-name="P288"><text:span text:style-name="T360">A</text:span><text:span text:style-name="T354">nd lastly we execute the application </text:span><text:span text:style-name="T96">(line </text:span><text:span text:style-name="T97">21</text:span><text:span text:style-name="T96">)</text:span><text:span text:style-name="T354">. This is called in all PyQt applications, but sometimes with a different style like </text:span><text:span text:style-name="_5f_OOoComputerIdent"><text:span text:style-name="T354">sys</text:span></text:span><text:span text:style-name="_5f_OOoComputerSpecial"><text:span text:style-name="T354">.</text:span></text:span><text:span text:style-name="_5f_OOoComputerIdent"><text:span text:style-name="T354">exit</text:span></text:span><text:span text:style-name="_5f_OOoComputerSpecial"><text:span text:style-name="T354">(</text:span></text:span><text:span text:style-name="_5f_OOoComputerIdent"><text:span text:style-name="T354">app</text:span></text:span><text:span text:style-name="_5f_OOoComputerSpecial"><text:span text:style-name="T354">.</text:span></text:span><text:span text:style-name="_5f_OOoComputerKeyWord"><text:span text:style-name="T354">exec</text:span></text:span><text:span text:style-name="_5f_OOoComputerIdent"><text:span text:style-name="T354">_</text:span></text:span><text:span text:style-name="_5f_OOoComputerSpecial"><text:span text:style-name="T354">()</text:span></text:span><text:span text:style-name="_5f_OOoComputerSpecial"><text:span text:style-name="T361">)</text:span></text:span><text:span text:style-name="_5f_OOoComputerSpecial"><text:span text:style-name="T110">, so that the application does not run any code after the PyQt application is closed.</text:span></text:span></text:p>
        </text:list-item>
      </text:list>
      <text:h text:style-name="P196" text:outline-level="2"><text:bookmark-start text:name="__RefHeading___Toc2672_1144493446"/><text:span text:style-name="T661">4</text:span>.2. <text:span text:style-name="T453">Customization</text:span> example<text:bookmark-end text:name="__RefHeading___Toc2672_1144493446"/></text:h>
      <text:p text:style-name="P62">Let's show some <text:span text:style-name="T454">customizing</text:span> of various QScintilla settings <text:span text:style-name="T452">by modifying the previous example</text:span>. <text:span text:style-name="T470">This example will disable the editor's lexer. Some customization features are only accessible with a lexer, but that will be shown in a later example. The entire code example is in chapter X, link here: </text:span><text:span text:style-name="T470"><text:bookmark-ref text:reference-format="text" text:ref-name="__RefHeading___Toc3009_908872987">X.2. Customization</text:bookmark-ref></text:span></text:p>
      <text:p text:style-name="P160"><text:span text:style-name="_5f_OOoComputerSpecial"><text:span text:style-name="T190">Run the example </text:span></text:span><text:span text:style-name="_5f_OOoComputerSpecial"><text:span text:style-name="T191">customization.py</text:span></text:span><text:span text:style-name="_5f_OOoComputerSpecial"><text:span text:style-name="T111"> or</text:span></text:span><text:span text:style-name="_5f_OOoComputerSpecial"><text:span text:style-name="T190"> </text:span></text:span><text:span text:style-name="_5f_OOoComputerSpecial"><text:span text:style-name="T189">save the code to a file and execute it with Python 3. </text:span></text:span><text:span text:style-name="_5f_OOoComputerSpecial"><text:span text:style-name="T192">There is a lot going on in this example, so each of the sections will be explained in detail in the </text:span></text:span><text:span text:style-name="_5f_OOoComputerSpecial"><text:span text:style-name="T193">next paragraph</text:span></text:span><text:span text:style-name="_5f_OOoComputerSpecial"><text:span text:style-name="T192">.</text:span></text:span></text:p>
      <text:h text:style-name="Heading_20_3" text:outline-level="3"><text:bookmark-start text:name="__RefHeading___Toc2996_908872987"/><text:span text:style-name="_5f_OOoComputerSpecial"><text:span text:style-name="T478">4</text:span></text:span><text:span text:style-name="_5f_OOoComputerSpecial"><text:span text:style-name="T471">.2.1. </text:span></text:span><text:span text:style-name="_5f_OOoComputerSpecial"><text:span text:style-name="T472">Code breakdown</text:span></text:span><text:bookmark-end text:name="__RefHeading___Toc2996_908872987"/></text:h>
      <text:p text:style-name="P60"><text:span text:style-name="_5f_OOoComputerSpecial"><text:span text:style-name="T192">This </text:span></text:span><text:span text:style-name="_5f_OOoComputerSpecial"><text:span text:style-name="T194">example will be broken down into separate sections. </text:span></text:span><text:span text:style-name="_5f_OOoComputerSpecial"><text:span text:style-name="T195">The sections are devided with docstrings, the triple double-quoted strings at the top of each section.</text:span></text:span></text:p>
      <text:list xml:id="list150044698559363" text:continue-list="list5426877422510987281" text:style-name="L10">
        <text:list-item>
          <text:p text:style-name="P253"><text:span text:style-name="_5f_OOoComputerSpecial"><text:span text:style-name="T204">Initialization:</text:span></text:span><text:span text:style-name="_5f_OOoComputerSpecial"><text:span text:style-name="T195"><text:line-break/></text:span></text:span><text:span text:style-name="_5f_OOoComputerSpecial"><text:span text:style-name="T196">Nothing special here, same basic initialization process. The only thing added was the </text:span></text:span><text:span text:style-name="_5f_OOoComputerSpecial"><text:span text:style-name="T198">append </text:span></text:span><text:span text:style-name="_5f_OOoComputerSpecial"><text:span text:style-name="T214">method, which just adds the parameter string to the editors text.</text:span></text:span></text:p>
        </text:list-item>
        <text:list-item>
          <text:p text:style-name="P338">General custumizations:</text:p>
          <text:list>
            <text:list-header>
              <text:p text:style-name="P339"><text:span text:style-name="_5f_OOoComputerLiteral"><text:span text:style-name="T633">"""</text:span></text:span></text:p>
              <text:p text:style-name="P304"><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GENERAL</text:span></text:span></text:p>
              <text:p text:style-name="P304"><text:span text:style-name="_5f_OOoComputerLiteral">"""</text:span></text:p>
            </text:list-header>
          </text:list>
        </text:list-item>
      </text:list>
      <text:list xml:id="list2383089411166181185" text:style-name="L31">
        <text:list-item>
          <text:list>
            <text:list-item>
              <text:p text:style-name="P306"><text:span text:style-name="_5f_OOoComputerComment"># Disable the lexer</text:span></text:p>
            </text:list-item>
            <text:list-item>
              <text:p text:style-name="P306"><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306"><text:span text:style-name="_5f_OOoComputerComment"># Set the encoding to UTF-8</text:span></text:p>
            </text:list-item>
            <text:list-item>
              <text:p text:style-name="P306"><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306"><text:span text:style-name="_5f_OOoComputerComment"># Set the End-Of-Line character to Unix style ('\n')</text:span></text:p>
            </text:list-item>
            <text:list-item>
              <text:p text:style-name="P306"><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306"><text:span text:style-name="_5f_OOoComputerComment"># Make End-Of-Line characters visible</text:span></text:p>
            </text:list-item>
            <text:list-item>
              <text:p text:style-name="P306"><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306"><text:soft-page-break/><text:span text:style-name="_5f_OOoComputerComment"># Set the zoom factor, the factor is in points.</text:span></text:p>
            </text:list-item>
            <text:list-item>
              <text:p text:style-name="P306"><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50045159369417" text:continue-list="list150044698559363" text:style-name="L10">
        <text:list-item>
          <text:list>
            <text:list-item>
              <text:p text:style-name="P305"><text:span text:style-name="_5f_OOoComputerSpecial"><text:span text:style-name="T232">Disabling the lexer is done in line 2. We s</text:span></text:span><text:span text:style-name="_5f_OOoComputerSpecial"><text:span text:style-name="T233">i</text:span></text:span><text:span text:style-name="_5f_OOoComputerSpecial"><text:span text:style-name="T232">mply set </text:span></text:span><text:span text:style-name="_5f_OOoComputerSpecial"><text:span text:style-name="T235">the lexer</text:span></text:span><text:span text:style-name="_5f_OOoComputerSpecial"><text:span text:style-name="T232"> to </text:span></text:span><text:span text:style-name="_5f_OOoComputerSpecial"><text:span text:style-name="T199">None</text:span></text:span><text:span text:style-name="_5f_OOoComputerSpecial"><text:span text:style-name="T232"> with the </text:span></text:span><text:span text:style-name="_5f_OOoComputerSpecial"><text:span text:style-name="T199">setLexer</text:span></text:span><text:span text:style-name="_5f_OOoComputerSpecial"><text:span text:style-name="T232"> method. </text:span></text:span><text:span text:style-name="_5f_OOoComputerSpecial"><text:span text:style-name="T234">As described in chapter </text:span></text:span><text:span text:style-name="_5f_OOoComputerSpecial"><text:span text:style-name="T234"><text:bookmark-ref text:reference-format="text" text:ref-name="__RefHeading___Toc505_279009425">1.6.1. Default lexer</text:bookmark-ref></text:span></text:span><text:span text:style-name="_5f_OOoComputerSpecial"><text:span text:style-name="T234">, by default the lexer is disabled, so this step can be skipped.</text:span></text:span></text:p>
            </text:list-item>
            <text:list-item>
              <text:p text:style-name="P314"><text:span text:style-name="_5f_OOoComputerSpecial"><text:span text:style-name="T236">In line 4 </text:span></text:span><text:span text:style-name="_5f_OOoComputerSpecial"><text:span text:style-name="T237">we set the editor's encoding to UTF-8 with the </text:span></text:span><text:span text:style-name="_5f_OOoComputerSpecial"><text:span text:style-name="T200">setUtf8</text:span></text:span><text:span text:style-name="_5f_OOoComputerSpecial"><text:span text:style-name="T237"> method. If </text:span></text:span><text:span text:style-name="_5f_OOoComputerSpecial"><text:span text:style-name="T238">the </text:span></text:span><text:span text:style-name="_5f_OOoComputerSpecial"><text:span text:style-name="T200">setUtf8 </text:span></text:span><text:span text:style-name="_5f_OOoComputerSpecial"><text:span text:style-name="T238">method's parameter is </text:span></text:span><text:span text:style-name="_5f_OOoComputerSpecial"><text:span text:style-name="T201">False</text:span></text:span><text:span text:style-name="_5f_OOoComputerSpecial"><text:span text:style-name="T237">, the QScintilla editor</text:span></text:span><text:span text:style-name="_5f_OOoComputerSpecial"><text:span text:style-name="T238">'s encoding</text:span></text:span><text:span text:style-name="_5f_OOoComputerSpecial"><text:span text:style-name="T237"> </text:span></text:span><text:span text:style-name="_5f_OOoComputerSpecial"><text:span text:style-name="T238">will be set to ASCII and</text:span></text:span><text:span text:style-name="_5f_OOoComputerSpecial"><text:span text:style-name="T237"> will show non-ASCII characters as </text:span></text:span><text:span text:style-name="_5f_OOoComputerSpecial"><text:span text:style-name="T200">questionmarks (?)</text:span></text:span><text:span text:style-name="_5f_OOoComputerSpecial"><text:span text:style-name="T215">. </text:span></text:span><text:span text:style-name="_5f_OOoComputerSpecial"><text:span text:style-name="T216">Be careful when changing the encoding from UTF-8 to ASCII at runtime, you will get some interesting squiggles and symbols if you used UTF-8 characters.</text:span></text:span></text:p>
            </text:list-item>
            <text:list-item>
              <text:p text:style-name="P315"><text:span text:style-name="_5f_OOoComputerSpecial"><text:span text:style-name="T224">Line 6 set the End-Of-Line mode for the editor's document </text:span></text:span><text:span text:style-name="_5f_OOoComputerSpecial"><text:span text:style-name="T225">with the </text:span></text:span><text:span text:style-name="_5f_OOoComputerIdent"><text:span text:style-name="T400">setEolMode</text:span></text:span><text:span text:style-name="_5f_OOoComputerIdent"><text:span text:style-name="T58"> </text:span></text:span><text:span text:style-name="_5f_OOoComputerIdent"><text:span text:style-name="T59">method</text:span></text:span><text:span text:style-name="_5f_OOoComputerSpecial"><text:span text:style-name="T224">. This selects how line endings will be interpreted when using the </text:span></text:span><text:span text:style-name="_5f_OOoComputerSpecial"><text:span text:style-name="T206">text</text:span></text:span><text:span text:style-name="_5f_OOoComputerSpecial"><text:span text:style-name="T224"> method. This comes into play when you will be saving or manipulating the editor's text in code. In the above example the line endings are set to </text:span></text:span><text:span text:style-name="_5f_OOoComputerSpecial"><text:span text:style-name="T206">Unix</text:span></text:span><text:span text:style-name="_5f_OOoComputerSpecial"><text:span text:style-name="T224"> mode, which means the </text:span></text:span><text:span text:style-name="_5f_OOoComputerSpecial"><text:span text:style-name="T206">Line-Feed </text:span></text:span><text:span text:style-name="_5f_OOoComputerSpecial"><text:span text:style-name="T207">(\n)</text:span></text:span><text:span text:style-name="_5f_OOoComputerSpecial"><text:span text:style-name="T224"> character. </text:span></text:span><text:span text:style-name="_5f_OOoComputerSpecial"><text:span text:style-name="T230">All End-Of-Line options are described in </text:span></text:span><text:span text:style-name="_5f_OOoComputerSpecial"><text:span text:style-name="T230"><text:bookmark-ref text:reference-format="text" text:ref-name="__RefHeading___Toc5094_828957953">3.2. End-Of-Line (EOL) options </text:bookmark-ref></text:span></text:span><text:span text:style-name="_5f_OOoComputerSpecial"><text:span text:style-name="T230">.</text:span></text:span></text:p>
            </text:list-item>
            <text:list-item>
              <text:p text:style-name="P316"><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26">Line 8 we set the End-Of-Line </text:span></text:span><text:span text:style-name="_5f_OOoComputerSpecial"><text:span text:style-name="T227">(EOL)</text:span></text:span><text:span text:style-name="_5f_OOoComputerSpecial"><text:span text:style-name="T226"> character to be visible with the </text:span></text:span><text:span text:style-name="_5f_OOoComputerIdent"><text:span text:style-name="T400">setEolVisibility</text:span></text:span><text:span text:style-name="_5f_OOoComputerIdent"><text:span text:style-name="T402"> </text:span></text:span><text:span text:style-name="_5f_OOoComputerIdent"><text:span text:style-name="T403">method. </text:span></text:span><text:span text:style-name="_5f_OOoComputerIdent"><text:span text:style-name="T404">In the below example the EOL character is circled in green:</text:span></text:span></text:p>
            </text:list-item>
            <text:list-item>
              <text:p text:style-name="P317"><text:span text:style-name="_5f_OOoComputerIdent"><text:span text:style-name="T405">In line 10 we set the zoom factor for the editor with the </text:span></text:span><text:span text:style-name="_5f_OOoComputerIdent"><text:span text:style-name="T400">zoomTo</text:span></text:span><text:span text:style-name="_5f_OOoComputerIdent"><text:span text:style-name="T402"> </text:span></text:span><text:span text:style-name="_5f_OOoComputerIdent"><text:span text:style-name="T405">method. This sets the current base font size to the size you set the parameter of the method to. Experiment with different parameters to se the effects. This recalculates all the font sizes in the editor.</text:span></text:span></text:p>
              <text:p text:style-name="P314"><text:span text:style-name="_5f_OOoComputerSpecial"><text:span text:style-name="T216"/></text:span></text:p>
            </text:list-item>
          </text:list>
        </text:list-item>
        <text:list-item>
          <text:p text:style-name="P340"><text:span text:style-name="_5f_OOoComputerSpecial"><text:span text:style-name="T205">Line wrapping</text:span></text:span><text:span text:style-name="_5f_OOoComputerSpecial"><text:span text:style-name="T197"> custumizations:</text:span></text:span></text:p>
        </text:list-item>
      </text:list>
      <text:list xml:id="list5696843382660141037" text:style-name="L32">
        <text:list-item>
          <text:list>
            <text:list-item>
              <text:p text:style-name="P342"><text:span text:style-name="_5f_OOoComputerLiteral"><text:span text:style-name="T369">"""</text:span></text:span></text:p>
            </text:list-item>
            <text:list-item>
              <text:p text:style-name="P342"><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LINE</text:span></text:span><text:span text:style-name="T369"> </text:span><text:span text:style-name="_5f_OOoComputerIdent"><text:span text:style-name="T369">WRAPPING</text:span></text:span></text:p>
            </text:list-item>
            <text:list-item>
              <text:p text:style-name="P342"><text:span text:style-name="_5f_OOoComputerLiteral"><text:span text:style-name="T369">"""</text:span></text:span></text:p>
            </text:list-item>
            <text:list-item>
              <text:p text:style-name="P342"><text:span text:style-name="_5f_OOoComputerComment"># Set the text wrapping mode to word wrap</text:span></text:p>
            </text:list-item>
            <text:list-item>
              <text:p text:style-name="P342"><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342"><text:span text:style-name="_5f_OOoComputerComment"># Set the text wrapping mode visual indication</text:span></text:p>
            </text:list-item>
            <text:list-item>
              <text:p text:style-name="P342"><text:span text:style-name="_5f_OOoComputerIdent"><text:span text:style-name="T637">editor</text:span></text:span><text:span text:style-name="_5f_OOoComputerSpecial"><text:span text:style-name="T637">.</text:span></text:span><text:span text:style-name="_5f_OOoComputerIdent"><text:span text:style-name="T637">setWrapVisualFlags</text:span></text:span><text:span text:style-name="_5f_OOoComputerSpecial"><text:span text:style-name="T637">(</text:span></text:span><text:span text:style-name="_5f_OOoComputerIdent"><text:span text:style-name="T637">PyQt5</text:span></text:span><text:span text:style-name="_5f_OOoComputerSpecial"><text:span text:style-name="T637">.</text:span></text:span><text:span text:style-name="_5f_OOoComputerIdent"><text:span text:style-name="T637">Qsci</text:span></text:span><text:span text:style-name="_5f_OOoComputerSpecial"><text:span text:style-name="T637">.</text:span></text:span><text:span text:style-name="_5f_OOoComputerIdent"><text:span text:style-name="T637">QsciScintilla</text:span></text:span><text:span text:style-name="_5f_OOoComputerSpecial"><text:span text:style-name="T637">.</text:span></text:span><text:span text:style-name="_5f_OOoComputerIdent"><text:span text:style-name="T637">WrapFlagByText</text:span></text:span><text:span text:style-name="_5f_OOoComputerSpecial"><text:span text:style-name="T637">)</text:span></text:span></text:p>
            </text:list-item>
            <text:list-item>
              <text:p text:style-name="P342"><text:span text:style-name="_5f_OOoComputerComment"># Set the text wrapping to indent the wrapped lines</text:span></text:p>
            </text:list-item>
            <text:list-item>
              <text:p text:style-name="P343"><text:span text:style-name="_5f_OOoComputerIdent"><text:span text:style-name="T89">editor</text:span></text:span><text:span text:style-name="_5f_OOoComputerSpecial"><text:span text:style-name="T89">.</text:span></text:span><text:span text:style-name="_5f_OOoComputerIdent"><text:span text:style-name="T89">setWrapIndentMode</text:span></text:span><text:span text:style-name="_5f_OOoComputerSpecial"><text:span text:style-name="T89">(</text:span></text:span><text:span text:style-name="_5f_OOoComputerIdent"><text:span text:style-name="T89">PyQt5</text:span></text:span><text:span text:style-name="_5f_OOoComputerSpecial"><text:span text:style-name="T89">.</text:span></text:span><text:span text:style-name="_5f_OOoComputerIdent"><text:span text:style-name="T89">Qsci</text:span></text:span><text:span text:style-name="_5f_OOoComputerSpecial"><text:span text:style-name="T89">.</text:span></text:span><text:span text:style-name="_5f_OOoComputerIdent"><text:span text:style-name="T89">QsciScintilla</text:span></text:span><text:span text:style-name="_5f_OOoComputerSpecial"><text:span text:style-name="T89">.</text:span></text:span><text:span text:style-name="_5f_OOoComputerIdent"><text:span text:style-name="T89">WrapIndentSame</text:span></text:span><text:span text:style-name="_5f_OOoComputerSpecial"><text:span text:style-name="T89">)</text:span></text:span></text:p>
            </text:list-item>
          </text:list>
        </text:list-item>
      </text:list>
      <text:list xml:id="list4223377268759251564" text:style-name="L33">
        <text:list-item>
          <text:list>
            <text:list-item>
              <text:p text:style-name="P344"><text:span text:style-name="_5f_OOoComputerSpecial"><text:span text:style-name="T216">Wrapping mode is selected in line </text:span></text:span><text:span text:style-name="_5f_OOoComputerSpecial"><text:span text:style-name="T223">5</text:span></text:span><text:span text:style-name="_5f_OOoComputerSpecial"><text:span text:style-name="T216"> </text:span></text:span><text:span text:style-name="_5f_OOoComputerSpecial"><text:span text:style-name="T217">with the </text:span></text:span><text:span text:style-name="_5f_OOoComputerIdent"><text:span text:style-name="T400">setWrapMode</text:span></text:span><text:span text:style-name="_5f_OOoComputerIdent"><text:span text:style-name="T402"> </text:span></text:span><text:span text:style-name="_5f_OOoComputerIdent"><text:span text:style-name="T401">method</text:span></text:span><text:span text:style-name="_5f_OOoComputerSpecial"><text:span text:style-name="T216">. </text:span></text:span><text:span text:style-name="_5f_OOoComputerSpecial"><text:span text:style-name="T217">There are </text:span></text:span><text:span text:style-name="_5f_OOoComputerSpecial"><text:span text:style-name="T218">4</text:span></text:span><text:span text:style-name="_5f_OOoComputerSpecial"><text:span text:style-name="T217"> wrap modes to choose from, </text:span></text:span><text:span text:style-name="_5f_OOoComputerSpecial"><text:span text:style-name="T228">described in </text:span></text:span><text:span text:style-name="_5f_OOoComputerSpecial"><text:span text:style-name="T228"><text:bookmark-ref text:reference-format="text" text:ref-name="__RefHeading___Toc4472_770503392">3.1.1. Text wrapping mode</text:bookmark-ref></text:span></text:span><text:span text:style-name="_5f_OOoComputerSpecial"><text:span text:style-name="T228">. </text:span></text:span><text:span text:style-name="_5f_OOoComputerSpecial"><text:span text:style-name="T229">Here we selected to wrap text at word boundaries.</text:span></text:span></text:p>
            </text:list-item>
          </text:list>
        </text:list-item>
      </text:list>
      <text:list xml:id="list150045509199005" text:continue-list="list150045159369417" text:style-name="L10">
        <text:list-item>
          <text:list>
            <text:list-item>
              <text:p text:style-name="P345"><text:soft-page-break/>Choosing how wrapping is indicated is set in line 7 with <text:span text:style-name="_5f_OOoComputerIdent"><text:span text:style-name="T406">setWrapVisualFlags</text:span></text:span><text:span text:style-name="_5f_OOoComputerIdent"><text:span text:style-name="T409"> </text:span></text:span><text:span text:style-name="_5f_OOoComputerIdent"><text:span text:style-name="T408">methods.</text:span></text:span></text:p>
              <text:p text:style-name="P345"><text:span text:style-name="_5f_OOoComputerIdent"><text:span text:style-name="T408"/></text:span></text:p>
            </text:list-item>
          </text:list>
        </text:list-item>
        <text:list-item>
          <text:p text:style-name="P341"><text:span text:style-name="_5f_OOoComputerSpecial"><text:span text:style-name="T256">Indentatio</text:span></text:span><text:span text:style-name="_5f_OOoComputerSpecial"><text:span text:style-name="T258">n</text:span></text:span><text:span text:style-name="_5f_OOoComputerSpecial"><text:span text:style-name="T256"> cust</text:span></text:span><text:span text:style-name="_5f_OOoComputerSpecial"><text:span text:style-name="T258">o</text:span></text:span><text:span text:style-name="_5f_OOoComputerSpecial"><text:span text:style-name="T256">mizations:</text:span></text:span><text:span text:style-name="_5f_OOoComputerSpecial"><text:span text:style-name="T260"><text:line-break/></text:span></text:span><text:span text:style-name="_5f_OOoComputerSpecial"><text:span text:style-name="T243">These customizations effect the indentation functionality when</text:span></text:span><text:span text:style-name="_5f_OOoComputerSpecial"><text:span text:style-name="T240"> pressing the </text:span></text:span><text:span text:style-name="_5f_OOoComputerSpecial"><text:span text:style-name="T257">T</text:span></text:span><text:span text:style-name="_5f_OOoComputerSpecial"><text:span text:style-name="T259">ab / </text:span></text:span><text:span text:style-name="_5f_OOoComputerSpecial"><text:span text:style-name="T257">Shift + Tab</text:span></text:span><text:span text:style-name="_5f_OOoComputerSpecial"><text:span text:style-name="T240"> button</text:span></text:span><text:span text:style-name="_5f_OOoComputerSpecial"><text:span text:style-name="T239">s</text:span></text:span><text:span text:style-name="_5f_OOoComputerSpecial"><text:span text:style-name="T240"> </text:span></text:span><text:span text:style-name="_5f_OOoComputerSpecial"><text:span text:style-name="T239">or using the </text:span></text:span><text:span text:style-name="_5f_OOoComputerSpecial"><text:span text:style-name="T257">indent / unindent</text:span></text:span><text:span text:style-name="_5f_OOoComputerSpecial"><text:span text:style-name="T239"> methods.</text:span></text:span></text:p>
        </text:list-item>
      </text:list>
      <text:list xml:id="list4837389551998155472" text:style-name="L34">
        <text:list-item>
          <text:list>
            <text:list-item>
              <text:p text:style-name="P307"><text:span text:style-name="_5f_OOoComputerLiteral">"""</text:span></text:p>
            </text:list-item>
            <text:list-item>
              <text:p text:style-name="P307"><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INDENTATION</text:span></text:span></text:p>
            </text:list-item>
            <text:list-item>
              <text:p text:style-name="P307"><text:span text:style-name="_5f_OOoComputerLiteral">"""</text:span></text:p>
            </text:list-item>
            <text:list-item>
              <text:p text:style-name="P307"><text:span text:style-name="_5f_OOoComputerComment"># Set indentation with spaces instead of tabs</text:span></text:p>
            </text:list-item>
            <text:list-item>
              <text:p text:style-name="P307"><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307"><text:span text:style-name="_5f_OOoComputerComment"># Set the tab width to 4 spaces</text:span></text:p>
            </text:list-item>
            <text:list-item>
              <text:p text:style-name="P307"><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307"><text:span text:style-name="_5f_OOoComputerComment"># Set tab indent mode, True indents the </text:span><text:span text:style-name="_5f_OOoComputerComment"><text:span text:style-name="T666">with the next</text:span></text:span></text:p>
            </text:list-item>
            <text:list-item>
              <text:p text:style-name="P308"><text:span text:style-name="_5f_OOoComputerComment"># </text:span><text:span text:style-name="_5f_OOoComputerComment"><text:span text:style-name="T666">non-whitespace character </text:span></text:span><text:span text:style-name="_5f_OOoComputerComment">while False inserts </text:span></text:p>
            </text:list-item>
            <text:list-item>
              <text:p text:style-name="P308"><text:span text:style-name="_5f_OOoComputerComment"><text:span text:style-name="T666"># </text:span></text:span><text:span text:style-name="_5f_OOoComputerComment">a tab character</text:span></text:p>
            </text:list-item>
            <text:list-item>
              <text:p text:style-name="P307"><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667">True</text:span></text:span><text:span text:style-name="_5f_OOoComputerSpecial">)</text:span></text:p>
            </text:list-item>
            <text:list-item>
              <text:p text:style-name="P307"><text:span text:style-name="_5f_OOoComputerComment"># Set autoindentation mode to maintain the indentation</text:span></text:p>
            </text:list-item>
            <text:list-item>
              <text:p text:style-name="P307"><text:span text:style-name="_5f_OOoComputerComment"><text:span text:style-name="T467">#</text:span></text:span><text:span text:style-name="_5f_OOoComputerComment"> level of the previous line (the editor's lexer HAS</text:span></text:p>
            </text:list-item>
            <text:list-item>
              <text:p text:style-name="P307"><text:span text:style-name="_5f_OOoComputerComment"><text:span text:style-name="T468">#</text:span></text:span><text:span text:style-name="_5f_OOoComputerComment"> to be disabled)</text:span></text:p>
            </text:list-item>
            <text:list-item>
              <text:p text:style-name="P307"><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307"><text:span text:style-name="_5f_OOoComputerComment"># Make the backspace jump back to the tab width guides </text:span></text:p>
            </text:list-item>
            <text:list-item>
              <text:p text:style-name="P307"><text:span text:style-name="_5f_OOoComputerComment"><text:span text:style-name="T464"># </text:span></text:span><text:span text:style-name="_5f_OOoComputerComment">instead of deleting one character, but only when</text:span></text:p>
            </text:list-item>
            <text:list-item>
              <text:p text:style-name="P309"><text:span text:style-name="_5f_OOoComputerComment"><text:span text:style-name="T468">#</text:span></text:span><text:span text:style-name="_5f_OOoComputerComment"> there are ONLY whitespaces / </text:span><text:span text:style-name="_5f_OOoComputerComment"><text:span text:style-name="T659">tab characters</text:span></text:span><text:span text:style-name="_5f_OOoComputerComment"> on the </text:span></text:p>
            </text:list-item>
            <text:list-item>
              <text:p text:style-name="P309"><text:span text:style-name="_5f_OOoComputerComment"><text:span text:style-name="T659"># </text:span></text:span><text:span text:style-name="_5f_OOoComputerComment">left side of th</text:span><text:span text:style-name="_5f_OOoComputerComment"><text:span text:style-name="T659">e</text:span></text:span><text:span text:style-name="_5f_OOoComputerComment"> curso</text:span><text:span text:style-name="_5f_OOoComputerComment"><text:span text:style-name="T468">r</text:span></text:span></text:p>
            </text:list-item>
            <text:list-item>
              <text:p text:style-name="P307"><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307"><text:span text:style-name="_5f_OOoComputerComment"># Set indentation guides to be visible</text:span></text:p>
            </text:list-item>
            <text:list-item>
              <text:p text:style-name="P307"><text:span text:style-name="_5f_OOoComputerIdent"><text:span text:style-name="T638">editor</text:span></text:span><text:span text:style-name="_5f_OOoComputerSpecial"><text:span text:style-name="T638">.</text:span></text:span><text:span text:style-name="_5f_OOoComputerIdent"><text:span text:style-name="T638">setIndentationGuides</text:span></text:span><text:span text:style-name="_5f_OOoComputerSpecial"><text:span text:style-name="T638">(</text:span></text:span><text:span text:style-name="_5f_OOoComputerIdent"><text:span text:style-name="T638">True</text:span></text:span><text:span text:style-name="_5f_OOoComputerSpecial"><text:span text:style-name="T638">)</text:span></text:span></text:p>
            </text:list-item>
          </text:list>
        </text:list-item>
      </text:list>
      <text:list xml:id="list3312110674543083971" text:style-name="L35">
        <text:list-item>
          <text:list>
            <text:list-item>
              <text:p text:style-name="P346"><text:span text:style-name="_5f_OOoComputerSpecial"><text:span text:style-name="T241">In line 5 we choose the indentation functionality to use whitespace </text:span></text:span><text:span text:style-name="_5f_OOoComputerSpecial"><text:span text:style-name="T242">characters</text:span></text:span><text:span text:style-name="_5f_OOoComputerSpecial"><text:span text:style-name="T241"> instead of the tab character (\t) with the </text:span></text:span><text:span text:style-name="_5f_OOoComputerIdent"><text:span text:style-name="T407">setIndentationsUseTabs</text:span></text:span><text:span text:style-name="_5f_OOoComputerIdent"><text:span text:style-name="T410"> </text:span></text:span><text:span text:style-name="_5f_OOoComputerIdent"><text:span text:style-name="T411">method.</text:span></text:span></text:p>
            </text:list-item>
            <text:list-item>
              <text:p text:style-name="P347"><text:span text:style-name="_5f_OOoComputerSpecial"><text:span text:style-name="T240">Line </text:span></text:span><text:span text:style-name="_5f_OOoComputerSpecial"><text:span text:style-name="T241">7</text:span></text:span><text:span text:style-name="_5f_OOoComputerSpecial"><text:span text:style-name="T240"> sets the number of characters the </text:span></text:span><text:span text:style-name="_5f_OOoComputerSpecial"><text:span text:style-name="T244">indentation</text:span></text:span><text:span text:style-name="_5f_OOoComputerSpecial"><text:span text:style-name="T240"> functionality indents / </text:span></text:span><text:span text:style-name="_5f_OOoComputerSpecial"><text:span text:style-name="T244">unindents</text:span></text:span><text:span text:style-name="_5f_OOoComputerSpecial"><text:span text:style-name="T240"> by </text:span></text:span><text:span text:style-name="_5f_OOoComputerSpecial"><text:span text:style-name="T245">with the </text:span></text:span><text:span text:style-name="_5f_OOoComputerIdent"><text:span text:style-name="T407">setTabWidth</text:span></text:span><text:span text:style-name="_5f_OOoComputerIdent"><text:span text:style-name="T410"> </text:span></text:span><text:span text:style-name="_5f_OOoComputerIdent"><text:span text:style-name="T412">method</text:span></text:span><text:span text:style-name="_5f_OOoComputerSpecial"><text:span text:style-name="T240">.</text:span></text:span><text:span text:style-name="_5f_OOoComputerSpecial"><text:span text:style-name="T239"> In the above example the indentation is increased or decreased by 4 characters </text:span></text:span><text:span text:style-name="_5f_OOoComputerSpecial"><text:span text:style-name="T246">when indenting / unindenting </text:span></text:span><text:span text:style-name="_5f_OOoComputerSpecial"><text:span text:style-name="T248">(pressing </text:span></text:span><text:span text:style-name="_5f_OOoComputerSpecial"><text:span text:style-name="T262">Tab</text:span></text:span><text:span text:style-name="_5f_OOoComputerSpecial"><text:span text:style-name="T248"> or </text:span></text:span><text:span text:style-name="_5f_OOoComputerSpecial"><text:span text:style-name="T262">Shift+Tab</text:span></text:span><text:span text:style-name="_5f_OOoComputerSpecial"><text:span text:style-name="T248">)</text:span></text:span><text:span text:style-name="_5f_OOoComputerSpecial"><text:span text:style-name="T239">. </text:span></text:span><text:span text:style-name="_5f_OOoComputerSpecial"><text:span text:style-name="T255">More details in chapter </text:span></text:span><text:span text:style-name="_5f_OOoComputerSpecial"><text:span text:style-name="T255"><text:bookmark-ref text:reference-format="text" text:ref-name="__RefHeading___Toc6057_1487816881">3.3.2. Indentation size</text:bookmark-ref></text:span></text:span><text:span text:style-name="_5f_OOoComputerSpecial"><text:span text:style-name="T255">.</text:span></text:span></text:p>
            </text:list-item>
            <text:list-item>
              <text:p text:style-name="P348"><text:span text:style-name="_5f_OOoComputerSpecial"><text:span text:style-name="T247">Line 1</text:span></text:span><text:span text:style-name="_5f_OOoComputerSpecial"><text:span text:style-name="T251">1</text:span></text:span><text:span text:style-name="_5f_OOoComputerSpecial"><text:span text:style-name="T247"> sets the </text:span></text:span><text:span text:style-name="_5f_OOoComputerSpecial"><text:span text:style-name="T249">special indentation functionality. When </text:span></text:span><text:span text:style-name="_5f_OOoComputerSpecial"><text:span text:style-name="T250">set to </text:span></text:span><text:span text:style-name="_5f_OOoComputerSpecial"><text:span text:style-name="T263">False</text:span></text:span><text:span text:style-name="_5f_OOoComputerSpecial"><text:span text:style-name="T250"> and when</text:span></text:span><text:span text:style-name="_5f_OOoComputerSpecial"><text:span text:style-name="T249"> the cursor is in set to a whitespace character in a line and then indent is executed (e.g.: by pressing </text:span></text:span><text:span text:style-name="_5f_OOoComputerSpecial"><text:span text:style-name="T261">Tab</text:span></text:span><text:span text:style-name="_5f_OOoComputerSpecial"><text:span text:style-name="T249">), </text:span></text:span><text:span text:style-name="_5f_OOoComputerSpecial"><text:span text:style-name="T250">a Tab character is inserted. For more detailed explanation see chapter </text:span></text:span><text:span text:style-name="_5f_OOoComputerSpecial"><text:span text:style-name="T250"><text:bookmark-ref text:reference-format="text" text:ref-name="__RefHeading___Toc5994_1487816881">3.3.4. Indentation at spaces options</text:bookmark-ref></text:span></text:span><text:span text:style-name="_5f_OOoComputerSpecial"><text:span text:style-name="T250">.</text:span></text:span></text:p>
            </text:list-item>
            <text:list-item>
              <text:p text:style-name="P349"><text:soft-page-break/><text:span text:style-name="_5f_OOoComputerSpecial"><text:span text:style-name="T252">Line 15 sets smart indentation on with the </text:span></text:span><text:span text:style-name="_5f_OOoComputerSpecial"><text:span text:style-name="T264">setAutoIndent</text:span></text:span><text:span text:style-name="_5f_OOoComputerSpecial"><text:span text:style-name="T252"> method, which means that when inserting a new line character/s by pressing </text:span></text:span><text:span text:style-name="_5f_OOoComputerSpecial"><text:span text:style-name="T264">Enter/</text:span></text:span><text:span text:style-name="_5f_OOoComputerSpecial"><text:span text:style-name="T265">Return</text:span></text:span><text:span text:style-name="_5f_OOoComputerSpecial"><text:span text:style-name="T252">, </text:span></text:span><text:span text:style-name="_5f_OOoComputerSpecial"><text:span text:style-name="T253">the new line will be indented to the same indentation level as the previous NON empty line.</text:span></text:span></text:p>
            </text:list-item>
            <text:list-item>
              <text:p text:style-name="P350"><text:span text:style-name="_5f_OOoComputerSpecial"><text:span text:style-name="T253">Line 20 </text:span></text:span><text:span text:style-name="_5f_OOoComputerSpecial"><text:span text:style-name="T254">set</text:span></text:span><text:span text:style-name="_5f_OOoComputerSpecial"><text:span text:style-name="T255">s the</text:span></text:span><text:span text:style-name="_5f_OOoComputerSpecial"><text:span text:style-name="T254"> </text:span></text:span><text:span text:style-name="_5f_OOoComputerSpecial"><text:span text:style-name="T267">B</text:span></text:span><text:span text:style-name="_5f_OOoComputerSpecial"><text:span text:style-name="T266">ackspace</text:span></text:span><text:span text:style-name="_5f_OOoComputerSpecial"><text:span text:style-name="T254"> key functionality with the </text:span></text:span><text:span text:style-name="_5f_OOoComputerSpecial"><text:span text:style-name="T266">setBackspaceUnindents</text:span></text:span><text:span text:style-name="_5f_OOoComputerSpecial"><text:span text:style-name="T254"> method. When set to </text:span></text:span><text:span text:style-name="_5f_OOoComputerSpecial"><text:span text:style-name="T266">True</text:span></text:span><text:span text:style-name="_5f_OOoComputerSpecial"><text:span text:style-name="T254">,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351"><text:span text:style-name="_5f_OOoComputerSpecial"><text:span text:style-name="T255">Line 22 makes the indentation guides (vertical dots where indentations align) visible if set to </text:span></text:span><text:span text:style-name="_5f_OOoComputerSpecial"><text:span text:style-name="T267">True</text:span></text:span><text:span text:style-name="_5f_OOoComputerSpecial"><text:span text:style-name="T255"> with the </text:span></text:span><text:span text:style-name="_5f_OOoComputerSpecial"><text:span text:style-name="T267">setIndentationGuides</text:span></text:span><text:span text:style-name="_5f_OOoComputerSpecial"><text:span text:style-name="T255"> method.</text:span></text:span></text:p>
            </text:list-item>
          </text:list>
        </text:list-item>
      </text:list>
      <text:p text:style-name="P152"><text:span text:style-name="_5f_OOoComputerSpecial"><text:span text:style-name="T214"/></text:span></text:p>
      <text:p text:style-name="P60"><text:span text:style-name="_5f_OOoComputerSpecial"><text:span text:style-name="T107"/></text:span></text:p>
      <text:h text:style-name="P178" text:outline-level="1"><text:bookmark-start text:name="__RefHeading___Toc5096_828957953"/><text:span text:style-name="_5f_OOoComputerSpecial"><text:span text:style-name="T477">FUTURE CHAPTERS:</text:span></text:span><text:bookmark-end text:name="__RefHeading___Toc5096_828957953"/></text:h>
      <text:list xml:id="list4060932230139520223" text:style-name="L36">
        <text:list-item>
          <text:list>
            <text:list-item>
              <text:h text:style-name="P197" text:outline-level="2"><text:span text:style-name="_5f_OOoComputerSpecial"><text:span text:style-name="T571">Creating </text:span></text:span><text:span text:style-name="_5f_OOoComputerSpecial"><text:span text:style-name="T572">a </text:span></text:span><text:span text:style-name="_5f_OOoComputerSpecial"><text:span text:style-name="T575">Nim</text:span></text:span><text:span text:style-name="_5f_OOoComputerSpecial"><text:span text:style-name="T576"> </text:span></text:span><text:span text:style-name="_5f_OOoComputerSpecial"><text:span text:style-name="T578">programming language</text:span></text:span><text:span text:style-name="_5f_OOoComputerSpecial"><text:span text:style-name="T572"> lexe</text:span></text:span><text:span text:style-name="_5f_OOoComputerSpecial"><text:span text:style-name="T573">r</text:span></text:span></text:h>
            </text:list-item>
            <text:list-item>
              <text:h text:style-name="P197" text:outline-level="2"><text:span text:style-name="_5f_OOoComputerSpecial"><text:span text:style-name="T574">Show an example of a </text:span></text:span><text:span text:style-name="_5f_OOoComputerSpecial"><text:span text:style-name="T577">Cython</text:span></text:span><text:span text:style-name="_5f_OOoComputerSpecial"><text:span text:style-name="T574"> compiled lexer</text:span></text:span></text:h>
            </text:list-item>
          </text:list>
        </text:list-item>
      </text:list>
      <text:h text:style-name="P179" text:outline-level="1"><text:bookmark-start text:name="__RefHeading___Toc3007_908872987"/><text:span text:style-name="_5f_OOoComputerSpecial"><text:span text:style-name="T475">X</text:span></text:span><text:span text:style-name="_5f_OOoComputerSpecial"><text:span text:style-name="T473">. Appendix: </text:span></text:span><text:span text:style-name="_5f_OOoComputerSpecial"><text:span text:style-name="T474">c</text:span></text:span><text:span text:style-name="_5f_OOoComputerSpecial"><text:span text:style-name="T473">ode examples</text:span></text:span><text:bookmark-end text:name="__RefHeading___Toc3007_908872987"/></text:h>
      <text:h text:style-name="P198" text:outline-level="2"><text:bookmark-start text:name="__RefHeading___Toc2998_908872987"/><text:span text:style-name="_5f_OOoComputerSpecial"><text:span text:style-name="T476">X.1. Hello World</text:span></text:span><text:bookmark-end text:name="__RefHeading___Toc2998_908872987"/></text:h>
      <text:p text:style-name="P126"><text:span text:style-name="_5f_OOoComputerComment"><text:span text:style-name="T79"># Import the PyQt module with all of the graphical widgets</text:span></text:span></text:p>
      <text:p text:style-name="P126"><text:span text:style-name="_5f_OOoComputerKeyWord">import</text:span> <text:span text:style-name="_5f_OOoComputerIdent">PyQt</text:span><text:span text:style-name="_5f_OOoComputerIdent"><text:span text:style-name="T432">5</text:span></text:span><text:span text:style-name="_5f_OOoComputerSpecial">.</text:span><text:span text:style-name="_5f_OOoComputerIdent">QtGui</text:span></text:p>
      <text:p text:style-name="P126"><text:span text:style-name="_5f_OOoComputerComment"><text:span text:style-name="T79"># Import the QScintilla module</text:span></text:span></text:p>
      <text:p text:style-name="P126"><text:span text:style-name="_5f_OOoComputerKeyWord">import</text:span> <text:span text:style-name="_5f_OOoComputerIdent">PyQt</text:span><text:span text:style-name="_5f_OOoComputerIdent"><text:span text:style-name="T432">5</text:span></text:span><text:span text:style-name="_5f_OOoComputerSpecial">.</text:span><text:span text:style-name="_5f_OOoComputerIdent">Qsci</text:span></text:p>
      <text:p text:style-name="P126"><text:span text:style-name="_5f_OOoComputerComment"><text:span text:style-name="T79"># Import Python's sys module needed to get the application arguments</text:span></text:span></text:p>
      <text:p text:style-name="P126"><text:span text:style-name="_5f_OOoComputerKeyWord">import</text:span> <text:span text:style-name="_5f_OOoComputerIdent">sys</text:span></text:p>
      <text:p text:style-name="P126"/>
      <text:p text:style-name="P126"><text:span text:style-name="_5f_OOoComputerComment"><text:span text:style-name="T79"># Create the main PyQt application object and give it the</text:span></text:span></text:p>
      <text:p text:style-name="P126"><text:span text:style-name="_5f_OOoComputerComment"><text:span text:style-name="T79"># command line arguments passed to the Python application</text:span></text:span></text:p>
      <text:p text:style-name="P126"><text:span text:style-name="_5f_OOoComputerIdent">application</text:span> <text:span text:style-name="_5f_OOoComputerSpecial">=</text:span> <text:span text:style-name="_5f_OOoComputerIdent">PyQt</text:span><text:span text:style-name="_5f_OOoComputerIdent"><text:span text:style-name="T432">5</text:span></text:span><text:span text:style-name="_5f_OOoComputerSpecial">.</text:span><text:span text:style-name="_5f_OOoComputerIdent">Qt</text:span><text:span text:style-name="_5f_OOoComputerIdent"><text:span text:style-name="T432">Widgets</text:span></text:span><text:span text:style-name="_5f_OOoComputerSpecial">.</text:span><text:span text:style-name="_5f_OOoComputerIdent">Q</text:span><text:span text:style-name="_5f_OOoComputerIdent"><text:span text:style-name="T438">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26"/>
      <text:p text:style-name="P126"><text:span text:style-name="_5f_OOoComputerComment"><text:span text:style-name="T79"># Create a QScintil</text:span></text:span><text:span text:style-name="_5f_OOoComputerComment"><text:span text:style-name="T83">l</text:span></text:span><text:span text:style-name="_5f_OOoComputerComment"><text:span text:style-name="T79">a editor instance</text:span></text:span></text:p>
      <text:p text:style-name="P126"><text:span text:style-name="_5f_OOoComputerIdent">editor</text:span> <text:span text:style-name="_5f_OOoComputerSpecial">=</text:span> <text:span text:style-name="_5f_OOoComputerIdent">PyQt</text:span><text:span text:style-name="_5f_OOoComputerIdent"><text:span text:style-name="T432">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26"><text:span text:style-name="_5f_OOoComputerComment"><text:span text:style-name="T79"># </text:span></text:span><text:span text:style-name="_5f_OOoComputerComment"><text:span text:style-name="T84">Put the “Hello World” text into the editing area of the editor</text:span></text:span></text:p>
      <text:p text:style-name="P126"><text:span text:style-name="_5f_OOoComputerIdent">editor</text:span><text:span text:style-name="_5f_OOoComputerSpecial">.</text:span><text:span text:style-name="_5f_OOoComputerIdent"><text:span text:style-name="T440">setText</text:span></text:span><text:span text:style-name="_5f_OOoComputerSpecial">("</text:span><text:span text:style-name="_5f_OOoComputerSpecial"><text:span text:style-name="T440">Hello World</text:span></text:span><text:span text:style-name="_5f_OOoComputerSpecial">")</text:span></text:p>
      <text:p text:style-name="P126"><text:span text:style-name="_5f_OOoComputerComment"><text:span text:style-name="T79"># </text:span></text:span><text:span text:style-name="_5f_OOoComputerComment"><text:span text:style-name="T80">As the QScintilla object inherits from the Q</text:span></text:span><text:span text:style-name="_5f_OOoComputerComment"><text:span text:style-name="T82">W</text:span></text:span><text:span text:style-name="_5f_OOoComputerComment"><text:span text:style-name="T80">idget </text:span></text:span><text:span text:style-name="_5f_OOoComputerComment"><text:span text:style-name="T81">object</text:span></text:span><text:span text:style-name="_5f_OOoComputerComment"><text:span text:style-name="T80"> it has</text:span></text:span></text:p>
      <text:p text:style-name="P126"><text:span text:style-name="_5f_OOoComputerComment"><text:span text:style-name="T80"># </text:span></text:span><text:span text:style-name="_5f_OOoComputerComment"><text:span text:style-name="T85">the </text:span></text:span><text:span text:style-name="_5f_OOoComputerComment"><text:span text:style-name="T80">show method which displays the widget on the screen. </text:span></text:span><text:span text:style-name="_5f_OOoComputerComment"><text:span text:style-name="T86">THIS WAY</text:span></text:span></text:p>
      <text:p text:style-name="P126"><text:span text:style-name="_5f_OOoComputerComment"><text:span text:style-name="T86"># OF DISPLAYING THE EDIT</text:span></text:span><text:span text:style-name="_5f_OOoComputerComment"><text:span text:style-name="T87">OR</text:span></text:span><text:span text:style-name="_5f_OOoComputerComment"><text:span text:style-name="T86"> SHOULD NOT BE USE FOR ANYTHING OTHER THAN</text:span></text:span></text:p>
      <text:p text:style-name="P126"><text:span text:style-name="_5f_OOoComputerComment"><text:span text:style-name="T86"># TESTING PURPOSES! USE THE QMainWindow WIDGET AND SET IT'S CENTRAL</text:span></text:span></text:p>
      <text:p text:style-name="P126"><text:span text:style-name="_5f_OOoComputerComment"><text:span text:style-name="T86"># WIDGET TO BE THE EDITOR, </text:span></text:span><text:span text:style-name="_5f_OOoComputerComment"><text:span text:style-name="T88">SO THAT THE EVENTS ARE PROPERLY HANDLED</text:span></text:span><text:span text:style-name="_5f_OOoComputerComment"><text:span text:style-name="T86">!</text:span></text:span></text:p>
      <text:p text:style-name="P126"><text:span text:style-name="_5f_OOoComputerIdent">editor</text:span><text:span text:style-name="_5f_OOoComputerSpecial">.</text:span><text:span text:style-name="_5f_OOoComputerIdent">show</text:span><text:span text:style-name="_5f_OOoComputerSpecial">()</text:span></text:p>
      <text:p text:style-name="P126"/>
      <text:p text:style-name="P126"><text:span text:style-name="_5f_OOoComputerComment"><text:span text:style-name="T79"># Execute the application</text:span></text:span></text:p>
      <text:p text:style-name="P127"><text:span text:style-name="_5f_OOoComputerIdent"><text:span text:style-name="T78">application</text:span></text:span><text:span text:style-name="_5f_OOoComputerSpecial"><text:span text:style-name="T78">.</text:span></text:span><text:span text:style-name="_5f_OOoComputerKeyWord"><text:span text:style-name="T78">exec</text:span></text:span><text:span text:style-name="_5f_OOoComputerIdent"><text:span text:style-name="T78">_</text:span></text:span><text:span text:style-name="_5f_OOoComputerSpecial"><text:span text:style-name="T78">()</text:span></text:span></text:p>
      <text:h text:style-name="P199" text:outline-level="2"><text:span text:style-name="_5f_OOoComputerSpecial"><text:span text:style-name="T476"/></text:span></text:h>
      <text:h text:style-name="P201" text:outline-level="2"><text:bookmark-start text:name="__RefHeading___Toc3009_908872987"/><text:span text:style-name="_5f_OOoComputerSpecial"><text:span text:style-name="T476">X.2. Customization</text:span></text:span><text:bookmark-end text:name="__RefHeading___Toc3009_908872987"/></text:h>
      <text:p text:style-name="P122"><text:span text:style-name="_5f_OOoComputerLiteral">"""</text:span></text:p>
      <text:p text:style-name="P122"><text:span text:style-name="_5f_OOoComputerIdent"><text:span text:style-name="T372">Initialization</text:span></text:span></text:p>
      <text:p text:style-name="P122"><text:span text:style-name="_5f_OOoComputerLiteral"><text:span text:style-name="T633">"""</text:span></text:span></text:p>
      <text:p text:style-name="P121"><text:span text:style-name="_5f_OOoComputerComment"># Import the PyQt5 module with some of the GUI widgets</text:span></text:p>
      <text:p text:style-name="P121"><text:span text:style-name="_5f_OOoComputerKeyWord">import</text:span> <text:span text:style-name="_5f_OOoComputerIdent">PyQt5</text:span><text:span text:style-name="_5f_OOoComputerSpecial">.</text:span><text:span text:style-name="_5f_OOoComputerIdent">QtWidgets</text:span></text:p>
      <text:p text:style-name="P121"><text:span text:style-name="_5f_OOoComputerComment"># Import the QScintilla module</text:span></text:p>
      <text:p text:style-name="P121"><text:span text:style-name="_5f_OOoComputerKeyWord">import</text:span> <text:span text:style-name="_5f_OOoComputerIdent">PyQt5</text:span><text:span text:style-name="_5f_OOoComputerSpecial">.</text:span><text:span text:style-name="_5f_OOoComputerIdent">Qsci</text:span></text:p>
      <text:p text:style-name="P121"><text:span text:style-name="_5f_OOoComputerComment"># Import Python's sys module needed to get the</text:span></text:p>
      <text:p text:style-name="P121"><text:span text:style-name="_5f_OOoComputerComment"><text:span text:style-name="T466">#</text:span></text:span><text:span text:style-name="_5f_OOoComputerComment"> application arguments</text:span></text:p>
      <text:p text:style-name="P121"><text:span text:style-name="_5f_OOoComputerKeyWord">import</text:span> <text:span text:style-name="_5f_OOoComputerIdent">sys</text:span></text:p>
      <text:p text:style-name="P121"/>
      <text:p text:style-name="P121"><text:span text:style-name="_5f_OOoComputerComment"># Create the main PyQt application object</text:span></text:p>
      <text:p text:style-name="P121"><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21"/>
      <text:p text:style-name="P121"><text:span text:style-name="_5f_OOoComputerComment"># Create a QScintila editor instance</text:span></text:p>
      <text:p text:style-name="P121"><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21"><text:span text:style-name="_5f_OOoComputerComment"># Set the initial text</text:span></text:p>
      <text:p text:style-name="P121"><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21"><text:span text:style-name="_5f_OOoComputerComment"># Append some text</text:span></text:p>
      <text:p text:style-name="P121"><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21"/>
      <text:p text:style-name="P121"><text:span text:style-name="_5f_OOoComputerLiteral">"""</text:span></text:p>
      <text:p text:style-name="P121"><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GENERAL</text:span></text:span></text:p>
      <text:p text:style-name="P121"><text:span text:style-name="_5f_OOoComputerLiteral">"""</text:span></text:p>
      <text:p text:style-name="P121"><text:span text:style-name="_5f_OOoComputerComment"># Disable the lexer</text:span></text:p>
      <text:p text:style-name="P121"><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21"><text:span text:style-name="_5f_OOoComputerComment"># Set the encoding to UTF-8</text:span></text:p>
      <text:p text:style-name="P121"><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21"><text:span text:style-name="_5f_OOoComputerComment"># Set the End-Of-Line character to Unix style ('\n')</text:span></text:p>
      <text:p text:style-name="P121"><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21"><text:span text:style-name="_5f_OOoComputerComment"># Make End-Of-Line characters visible</text:span></text:p>
      <text:p text:style-name="P121"><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21"><text:span text:style-name="_5f_OOoComputerComment"># Set the zoom factor, the factor is in points.</text:span></text:p>
      <text:p text:style-name="P121"><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21"/>
      <text:p text:style-name="P125"><text:span text:style-name="_5f_OOoComputerLiteral"><text:span text:style-name="T369">"""</text:span></text:span></text:p>
      <text:p text:style-name="P125"><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LINE</text:span></text:span><text:span text:style-name="T369"> </text:span><text:span text:style-name="_5f_OOoComputerIdent"><text:span text:style-name="T369">WRAPPING</text:span></text:span></text:p>
      <text:p text:style-name="P125"><text:span text:style-name="_5f_OOoComputerLiteral"><text:span text:style-name="T369">"""</text:span></text:span></text:p>
      <text:p text:style-name="P125"><text:span text:style-name="_5f_OOoComputerComment"># Set the text wrapping mode to word wrap</text:span></text:p>
      <text:p text:style-name="P125"><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25"><text:span text:style-name="_5f_OOoComputerComment"># Set the text wrapping mode visual indication</text:span></text:p>
      <text:p text:style-name="P125"><text:soft-page-break/><text:span text:style-name="_5f_OOoComputerIdent"><text:span text:style-name="T636">editor</text:span></text:span><text:span text:style-name="_5f_OOoComputerSpecial"><text:span text:style-name="T636">.</text:span></text:span><text:span text:style-name="_5f_OOoComputerIdent"><text:span text:style-name="T636">setWrapVisualFlags</text:span></text:span><text:span text:style-name="_5f_OOoComputerSpecial"><text:span text:style-name="T636">(</text:span></text:span><text:span text:style-name="_5f_OOoComputerIdent"><text:span text:style-name="T636">PyQt5</text:span></text:span><text:span text:style-name="_5f_OOoComputerSpecial"><text:span text:style-name="T636">.</text:span></text:span><text:span text:style-name="_5f_OOoComputerIdent"><text:span text:style-name="T636">Qsci</text:span></text:span><text:span text:style-name="_5f_OOoComputerSpecial"><text:span text:style-name="T636">.</text:span></text:span><text:span text:style-name="_5f_OOoComputerIdent"><text:span text:style-name="T636">QsciScintilla</text:span></text:span><text:span text:style-name="_5f_OOoComputerSpecial"><text:span text:style-name="T636">.</text:span></text:span><text:span text:style-name="_5f_OOoComputerIdent"><text:span text:style-name="T636">WrapFlagByText</text:span></text:span><text:span text:style-name="_5f_OOoComputerSpecial"><text:span text:style-name="T636">)</text:span></text:span></text:p>
      <text:p text:style-name="P125"><text:span text:style-name="_5f_OOoComputerComment"># Set the text wrapping to indent the wrapped lines</text:span></text:p>
      <text:p text:style-name="P125"><text:span text:style-name="_5f_OOoComputerIdent"><text:span text:style-name="T636">editor</text:span></text:span><text:span text:style-name="_5f_OOoComputerSpecial"><text:span text:style-name="T636">.</text:span></text:span><text:span text:style-name="_5f_OOoComputerIdent"><text:span text:style-name="T636">setWrapIndentMode</text:span></text:span><text:span text:style-name="_5f_OOoComputerSpecial"><text:span text:style-name="T636">(</text:span></text:span><text:span text:style-name="_5f_OOoComputerIdent"><text:span text:style-name="T636">PyQt5</text:span></text:span><text:span text:style-name="_5f_OOoComputerSpecial"><text:span text:style-name="T636">.</text:span></text:span><text:span text:style-name="_5f_OOoComputerIdent"><text:span text:style-name="T636">Qsci</text:span></text:span><text:span text:style-name="_5f_OOoComputerSpecial"><text:span text:style-name="T636">.</text:span></text:span><text:span text:style-name="_5f_OOoComputerIdent"><text:span text:style-name="T636">QsciScintilla</text:span></text:span><text:span text:style-name="_5f_OOoComputerSpecial"><text:span text:style-name="T636">.</text:span></text:span><text:span text:style-name="_5f_OOoComputerIdent"><text:span text:style-name="T636">WrapIndentSame</text:span></text:span><text:span text:style-name="_5f_OOoComputerSpecial"><text:span text:style-name="T636">)</text:span></text:span></text:p>
      <text:p text:style-name="P121"/>
      <text:p text:style-name="P121"><text:span text:style-name="_5f_OOoComputerLiteral">"""</text:span></text:p>
      <text:p text:style-name="P121"><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EDGE</text:span></text:span><text:span text:style-name="T369"> </text:span><text:span text:style-name="_5f_OOoComputerIdent"><text:span text:style-name="T369">MARKER</text:span></text:span></text:p>
      <text:p text:style-name="P121"><text:span text:style-name="_5f_OOoComputerLiteral">"""</text:span></text:p>
      <text:p text:style-name="P121"><text:span text:style-name="_5f_OOoComputerComment"># Set the edge marker's position and set it to color the background</text:span></text:p>
      <text:p text:style-name="P121"><text:span text:style-name="_5f_OOoComputerComment"># when a line goes over the limit of 50 characters</text:span></text:p>
      <text:p text:style-name="P121"><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21"><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21"><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21"><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21"><text:span text:style-name="_5f_OOoComputerComment"># Add a long line that will display the edge marker coloring</text:span></text:p>
      <text:p text:style-name="P121"><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21"/>
      <text:p text:style-name="P121"><text:span text:style-name="_5f_OOoComputerLiteral">"""</text:span></text:p>
      <text:p text:style-name="P121"><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INDENTATION</text:span></text:span></text:p>
      <text:p text:style-name="P121"><text:span text:style-name="_5f_OOoComputerLiteral">"""</text:span></text:p>
      <text:p text:style-name="P121"><text:span text:style-name="_5f_OOoComputerComment"># Set indentation with spaces instead of tabs</text:span></text:p>
      <text:p text:style-name="P121"><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23"><text:span text:style-name="_5f_OOoComputerComment"># Set the tab width to 4 spaces</text:span></text:p>
      <text:p text:style-name="P123"><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24"><text:span text:style-name="_5f_OOoComputerComment"><text:span text:style-name="T665"># Set tab indent mode, see the 3.3.4 chapter in QSciDocs</text:span></text:span></text:p>
      <text:p text:style-name="P124"><text:span text:style-name="_5f_OOoComputerComment"><text:span text:style-name="T665"># for a detailed explanation</text:span></text:span></text:p>
      <text:p text:style-name="P121"><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668">True</text:span></text:span><text:span text:style-name="_5f_OOoComputerSpecial">)</text:span></text:p>
      <text:p text:style-name="P121"><text:span text:style-name="_5f_OOoComputerComment"># Set autoindentation mode to maintain the indentation</text:span></text:p>
      <text:p text:style-name="P121"><text:span text:style-name="_5f_OOoComputerComment"><text:span text:style-name="T467">#</text:span></text:span><text:span text:style-name="_5f_OOoComputerComment"> level of the previous line (the editor's lexer HAS</text:span></text:p>
      <text:p text:style-name="P121"><text:span text:style-name="_5f_OOoComputerComment"><text:span text:style-name="T468">#</text:span></text:span><text:span text:style-name="_5f_OOoComputerComment"> to be disabled)</text:span></text:p>
      <text:p text:style-name="P121"><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21"><text:span text:style-name="_5f_OOoComputerComment"># Make the backspace jump back to the tab width guides </text:span></text:p>
      <text:p text:style-name="P121"><text:span text:style-name="_5f_OOoComputerComment"><text:span text:style-name="T464"># </text:span></text:span><text:span text:style-name="_5f_OOoComputerComment">instead of deleting one character, but only when</text:span></text:p>
      <text:p text:style-name="P121"><text:span text:style-name="_5f_OOoComputerComment"><text:span text:style-name="T468">#</text:span></text:span><text:span text:style-name="_5f_OOoComputerComment"> there are ONLY whitespaces on the left side of the</text:span></text:p>
      <text:p text:style-name="P121"><text:span text:style-name="_5f_OOoComputerComment"><text:span text:style-name="T468">#</text:span></text:span><text:span text:style-name="_5f_OOoComputerComment"> curso</text:span><text:span text:style-name="_5f_OOoComputerComment"><text:span text:style-name="T468">r</text:span></text:span></text:p>
      <text:p text:style-name="P121"><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21"><text:span text:style-name="_5f_OOoComputerComment"># Set indentation guides to be visible</text:span></text:p>
      <text:p text:style-name="P121"><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21"/>
      <text:p text:style-name="P121"><text:span text:style-name="_5f_OOoComputerLiteral">"""</text:span></text:p>
      <text:p text:style-name="P121"><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CARET</text:span></text:span><text:span text:style-name="T369"> </text:span><text:span text:style-name="_5f_OOoComputerSpecial"><text:span text:style-name="T369">(</text:span></text:span><text:span text:style-name="_5f_OOoComputerIdent"><text:span text:style-name="T369">the</text:span></text:span><text:span text:style-name="T369"> </text:span><text:span text:style-name="_5f_OOoComputerIdent"><text:span text:style-name="T369">blinking</text:span></text:span><text:span text:style-name="T369"> </text:span><text:span text:style-name="_5f_OOoComputerIdent"><text:span text:style-name="T369">cursor</text:span></text:span><text:span text:style-name="T369"> </text:span><text:span text:style-name="_5f_OOoComputerIdent"><text:span text:style-name="T369">indicator</text:span></text:span><text:span text:style-name="_5f_OOoComputerSpecial"><text:span text:style-name="T369">)</text:span></text:span></text:p>
      <text:p text:style-name="P121"><text:span text:style-name="_5f_OOoComputerLiteral">"""</text:span></text:p>
      <text:p text:style-name="P121"><text:span text:style-name="_5f_OOoComputerComment"># Set the caret color to red</text:span></text:p>
      <text:p text:style-name="P121"><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21"><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21"><text:span text:style-name="_5f_OOoComputerComment"># Enable and set the caret line background color to slightly transparent blue</text:span></text:p>
      <text:p text:style-name="P121"><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21"><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21"><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21"><text:span text:style-name="_5f_OOoComputerComment"># Set the caret width of 4 pixels</text:span></text:p>
      <text:p text:style-name="P121"><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21"/>
      <text:p text:style-name="P121"><text:span text:style-name="_5f_OOoComputerLiteral">"""</text:span></text:p>
      <text:p text:style-name="P121"><text:span text:style-name="_5f_OOoComputerIdent"><text:span text:style-name="T369">Customization</text:span></text:span><text:span text:style-name="T369"> </text:span><text:span text:style-name="_5f_OOoComputerSpecial"><text:span text:style-name="T369">-</text:span></text:span><text:span text:style-name="T369"> </text:span><text:span text:style-name="_5f_OOoComputerIdent"><text:span text:style-name="T369">AUTOCOMPLETION</text:span></text:span><text:span text:style-name="T369"> </text:span><text:span text:style-name="_5f_OOoComputerSpecial"><text:span text:style-name="T369">(</text:span></text:span><text:span text:style-name="_5f_OOoComputerIdent"><text:span text:style-name="T369">Partially</text:span></text:span><text:span text:style-name="T369"> </text:span><text:span text:style-name="_5f_OOoComputerIdent"><text:span text:style-name="T369">usable</text:span></text:span><text:span text:style-name="T369"> </text:span><text:span text:style-name="_5f_OOoComputerIdent"><text:span text:style-name="T369">without</text:span></text:span><text:span text:style-name="T369"> </text:span><text:span text:style-name="_5f_OOoComputerIdent"><text:span text:style-name="T369">a</text:span></text:span><text:span text:style-name="T369"> </text:span><text:span text:style-name="_5f_OOoComputerIdent"><text:span text:style-name="T369">lexer</text:span></text:span><text:span text:style-name="_5f_OOoComputerSpecial"><text:span text:style-name="T369">)</text:span></text:span></text:p>
      <text:p text:style-name="P121"><text:span text:style-name="_5f_OOoComputerLiteral">"""</text:span></text:p>
      <text:p text:style-name="P121"><text:span text:style-name="_5f_OOoComputerComment"># Set the autocompletions to case INsensitive</text:span></text:p>
      <text:p text:style-name="P121"><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21"><text:span text:style-name="_5f_OOoComputerComment"># Set the autocompletion to not replace the word to the right of the cursor</text:span></text:p>
      <text:p text:style-name="P121"><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21"><text:span text:style-name="_5f_OOoComputerComment"># Set the autocompletion source to be the words in the</text:span></text:p>
      <text:p text:style-name="P121"><text:span text:style-name="_5f_OOoComputerComment"><text:span text:style-name="T464"># </text:span></text:span><text:span text:style-name="_5f_OOoComputerComment">document</text:span></text:p>
      <text:p text:style-name="P121"><text:span text:style-name="_5f_OOoComputerIdent"><text:span text:style-name="T79">editor</text:span></text:span><text:span text:style-name="_5f_OOoComputerSpecial"><text:span text:style-name="T79">.</text:span></text:span><text:span text:style-name="_5f_OOoComputerIdent"><text:span text:style-name="T79">setAutoCompletionSource</text:span></text:span><text:span text:style-name="_5f_OOoComputerSpecial"><text:span text:style-name="T79">(</text:span></text:span><text:span text:style-name="_5f_OOoComputerIdent"><text:span text:style-name="T79">PyQt5</text:span></text:span><text:span text:style-name="_5f_OOoComputerSpecial"><text:span text:style-name="T79">.</text:span></text:span><text:span text:style-name="_5f_OOoComputerIdent"><text:span text:style-name="T79">Qsci</text:span></text:span><text:span text:style-name="_5f_OOoComputerSpecial"><text:span text:style-name="T79">.</text:span></text:span><text:span text:style-name="_5f_OOoComputerIdent"><text:span text:style-name="T79">QsciScintilla</text:span></text:span><text:span text:style-name="_5f_OOoComputerSpecial"><text:span text:style-name="T79">.</text:span></text:span><text:span text:style-name="_5f_OOoComputerIdent"><text:span text:style-name="T79">AcsDocument</text:span></text:span><text:span text:style-name="_5f_OOoComputerSpecial"><text:span text:style-name="T79">)</text:span></text:span></text:p>
      <text:p text:style-name="P121"><text:span text:style-name="_5f_OOoComputerComment"># Set the autocompletion dialog to appear as soon as 1 character is typed</text:span></text:p>
      <text:p text:style-name="P121"><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21"/>
      <text:p text:style-name="P121"><text:span text:style-name="_5f_OOoComputerComment"># For the QScintilla editor to properly process events we</text:span></text:p>
      <text:p text:style-name="P121"><text:span text:style-name="_5f_OOoComputerComment"><text:span text:style-name="T465">#</text:span></text:span><text:span text:style-name="_5f_OOoComputerComment"> need to add it to a QMainWindow object.</text:span></text:p>
      <text:p text:style-name="P121"><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21"><text:span text:style-name="_5f_OOoComputerComment"># Set the central widget of the main window to </text:span></text:p>
      <text:p text:style-name="P131"><text:span text:style-name="_5f_OOoComputerComment"><text:span text:style-name="T468"># </text:span></text:span><text:span text:style-name="_5f_OOoComputerComment">be the editor</text:span></text:p>
      <text:p text:style-name="P132"><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20"><text:span text:style-name="_5f_OOoComputerComment"># Resize the main window and show it on the screen</text:span></text:p>
      <text:p text:style-name="P120"><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20"><text:span text:style-name="_5f_OOoComputerIdent">main_window</text:span><text:span text:style-name="_5f_OOoComputerSpecial">.</text:span><text:span text:style-name="_5f_OOoComputerIdent">show</text:span><text:span text:style-name="_5f_OOoComputerSpecial">()</text:span></text:p>
      <text:p text:style-name="P120"/>
      <text:p text:style-name="P120"><text:span text:style-name="_5f_OOoComputerComment"># Execute the application</text:span></text:p>
      <text:p text:style-name="P120"><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161"><text:span text:style-name="_5f_OOoComputerSpecial"/></text:p>
      <text:h text:style-name="P202" text:outline-level="2"><text:span text:style-name="_5f_OOoComputerSpecial"><text:span text:style-name="T476">X.</text:span></text:span><text:span text:style-name="_5f_OOoComputerSpecial"><text:span text:style-name="T579">3</text:span></text:span><text:span text:style-name="_5f_OOoComputerSpecial"><text:span text:style-name="T476">. </text:span></text:span><text:span text:style-name="_5f_OOoComputerSpecial"><text:span text:style-name="T579">Margins</text:span></text:span></text:h>
      <text:p text:style-name="P162"><text:span text:style-name="_5f_OOoComputerSpecial"><text:span text:style-name="T579"/></text:span></text:p>
      <text:p text:style-name="P128"><text:span text:style-name="_5f_OOoComputerComment"><text:span text:style-name="T676"># Import the PyQt5 module with some of the GUI widgets</text:span></text:span></text:p>
      <text:p text:style-name="P128"><text:span text:style-name="_5f_OOoComputerKeyWord"><text:span text:style-name="T676">import</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tWidgets</text:span></text:span></text:p>
      <text:p text:style-name="P128"><text:span text:style-name="_5f_OOoComputerComment"><text:span text:style-name="T676"># Import the QScintilla module</text:span></text:span></text:p>
      <text:p text:style-name="P128"><text:span text:style-name="_5f_OOoComputerKeyWord"><text:span text:style-name="T676">import</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p>
      <text:p text:style-name="P128"><text:span text:style-name="_5f_OOoComputerComment"><text:span text:style-name="T676"># Import Python's sys module needed to get the application arguments</text:span></text:span></text:p>
      <text:p text:style-name="P128"><text:span text:style-name="_5f_OOoComputerKeyWord"><text:span text:style-name="T676">import</text:span></text:span><text:span text:style-name="_5f_OOoComputerSpecial"><text:span text:style-name="T588"> </text:span></text:span><text:span text:style-name="_5f_OOoComputerIdent"><text:span text:style-name="T676">sys</text:span></text:span></text:p>
      <text:p text:style-name="P128"><text:span text:style-name="_5f_OOoComputerSpecial"><text:span text:style-name="T588"/></text:span></text:p>
      <text:p text:style-name="P128"><text:span text:style-name="_5f_OOoComputerComment"><text:span text:style-name="T676"># Create the main PyQt application object</text:span></text:span></text:p>
      <text:p text:style-name="P128"><text:span text:style-name="_5f_OOoComputerIdent"><text:span text:style-name="T676">application</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tWidgets</text:span></text:span><text:span text:style-name="_5f_OOoComputerSpecial"><text:span text:style-name="T676">.</text:span></text:span><text:span text:style-name="_5f_OOoComputerIdent"><text:span text:style-name="T676">QApplication</text:span></text:span><text:span text:style-name="_5f_OOoComputerSpecial"><text:span text:style-name="T676">(</text:span></text:span><text:span text:style-name="_5f_OOoComputerIdent"><text:span text:style-name="T676">sys</text:span></text:span><text:span text:style-name="_5f_OOoComputerSpecial"><text:span text:style-name="T676">.</text:span></text:span><text:span text:style-name="_5f_OOoComputerIdent"><text:span text:style-name="T676">argv</text:span></text:span><text:span text:style-name="_5f_OOoComputerSpecial"><text:span text:style-name="T676">)</text:span></text:span></text:p>
      <text:p text:style-name="P128"><text:span text:style-name="_5f_OOoComputerSpecial"><text:span text:style-name="T588"/></text:span></text:p>
      <text:p text:style-name="P128"><text:span text:style-name="_5f_OOoComputerComment"><text:span text:style-name="T676"># Create a QScintila editor instance</text:span></text:span></text:p>
      <text:p text:style-name="P128"><text:span text:style-name="_5f_OOoComputerIdent"><text:span text:style-name="T676">editor</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text:span></text:span><text:span text:style-name="_5f_OOoComputerSpecial"><text:span text:style-name="T676">()</text:span></text:span></text:p>
      <text:p text:style-name="P128"><text:span text:style-name="_5f_OOoComputerComment"><text:span text:style-name="T676"># Set the initial text</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Text</text:span></text:span><text:span text:style-name="_5f_OOoComputerSpecial"><text:span text:style-name="T676">(</text:span></text:span><text:span text:style-name="_5f_OOoComputerLiteral"><text:span text:style-name="T676">"Inicialization example."</text:span></text:span><text:span text:style-name="_5f_OOoComputerSpecial"><text:span text:style-name="T676">)</text:span></text:span></text:p>
      <text:p text:style-name="P128"><text:span text:style-name="_5f_OOoComputerComment"><text:span text:style-name="T676"># Append some text</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append</text:span></text:span><text:span text:style-name="_5f_OOoComputerSpecial"><text:span text:style-name="T676">(</text:span></text:span><text:span text:style-name="_5f_OOoComputerLiteral"><text:span text:style-name="T676">"\nAdded text."</text:span></text:span><text:span text:style-name="_5f_OOoComputerSpecial"><text:span text:style-name="T676">)</text:span></text:span></text:p>
      <text:p text:style-name="P128"><text:span text:style-name="_5f_OOoComputerSpecial"><text:span text:style-name="T588"/></text:span></text:p>
      <text:p text:style-name="P128"><text:span text:style-name="_5f_OOoComputerLiteral"><text:span text:style-name="T676">"""</text:span></text:span></text:p>
      <text:p text:style-name="P128"><text:span text:style-name="_5f_OOoComputerIdent"><text:span text:style-name="T373">Line</text:span></text:span><text:span text:style-name="_5f_OOoComputerSpecial"><text:span text:style-name="T374"> </text:span></text:span><text:span text:style-name="_5f_OOoComputerIdent"><text:span text:style-name="T373">number</text:span></text:span><text:span text:style-name="_5f_OOoComputerSpecial"><text:span text:style-name="T374"> </text:span></text:span><text:span text:style-name="_5f_OOoComputerIdent"><text:span text:style-name="T373">margin</text:span></text:span></text:p>
      <text:p text:style-name="P128"><text:span text:style-name="_5f_OOoComputerLiteral"><text:span text:style-name="T676">"""</text:span></text:span></text:p>
      <text:p text:style-name="P128"><text:span text:style-name="_5f_OOoComputerComment"><text:span text:style-name="T676"># Set margin 0 as the line margin (this is the default, so you can skip this step)</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ype</text:span></text:span><text:span text:style-name="_5f_OOoComputerSpecial"><text:span text:style-name="T676">(</text:span></text:span><text:span text:style-name="_5f_OOoComputerLiteral"><text:span text:style-name="T676">0</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text:span></text:span><text:span text:style-name="_5f_OOoComputerSpecial"><text:span text:style-name="T676">.</text:span></text:span><text:span text:style-name="_5f_OOoComputerIdent"><text:span text:style-name="T676">NumberMargin</text:span></text:span><text:span text:style-name="_5f_OOoComputerSpecial"><text:span text:style-name="T676">)</text:span></text:span></text:p>
      <text:p text:style-name="P128"><text:span text:style-name="_5f_OOoComputerComment"><text:span text:style-name="T676"># Set the width of the line number margin with a string, which sets the width</text:span></text:span></text:p>
      <text:p text:style-name="P128"><text:span text:style-name="_5f_OOoComputerComment"><text:span text:style-name="T676"># to the width of the entered string text. There is also an alternative function</text:span></text:span></text:p>
      <text:p text:style-name="P128"><text:span text:style-name="_5f_OOoComputerComment"><text:span text:style-name="T676"># with the same name which you can use to set the width directly in number of pixels.</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Width</text:span></text:span><text:span text:style-name="_5f_OOoComputerSpecial"><text:span text:style-name="T676">(</text:span></text:span><text:span text:style-name="_5f_OOoComputerLiteral"><text:span text:style-name="T676">0</text:span></text:span><text:span text:style-name="_5f_OOoComputerSpecial"><text:span text:style-name="T676">,</text:span></text:span><text:span text:style-name="_5f_OOoComputerSpecial"><text:span text:style-name="T588"> </text:span></text:span><text:span text:style-name="_5f_OOoComputerLiteral"><text:span text:style-name="T676">"00"</text:span></text:span><text:span text:style-name="_5f_OOoComputerSpecial"><text:span text:style-name="T676">)</text:span></text:span></text:p>
      <text:p text:style-name="P128"><text:span text:style-name="_5f_OOoComputerSpecial"><text:span text:style-name="T588"/></text:span></text:p>
      <text:p text:style-name="P128"><text:span text:style-name="_5f_OOoComputerLiteral"><text:span text:style-name="T676">"""</text:span></text:span></text:p>
      <text:p text:style-name="P128"><text:span text:style-name="_5f_OOoComputerIdent"><text:span text:style-name="T373">Symbol</text:span></text:span><text:span text:style-name="_5f_OOoComputerSpecial"><text:span text:style-name="T374"> </text:span></text:span><text:span text:style-name="_5f_OOoComputerIdent"><text:span text:style-name="T373">margin</text:span></text:span><text:span text:style-name="_5f_OOoComputerSpecial"><text:span text:style-name="T374"> </text:span></text:span><text:span text:style-name="_5f_OOoComputerSpecial"><text:span text:style-name="T373">-</text:span></text:span><text:span text:style-name="_5f_OOoComputerSpecial"><text:span text:style-name="T374"> </text:span></text:span><text:span text:style-name="_5f_OOoComputerIdent"><text:span text:style-name="T373">Used</text:span></text:span><text:span text:style-name="_5f_OOoComputerSpecial"><text:span text:style-name="T374"> </text:span></text:span><text:span text:style-name="_5f_OOoComputerIdent"><text:span text:style-name="T373">to</text:span></text:span><text:span text:style-name="_5f_OOoComputerSpecial"><text:span text:style-name="T374"> </text:span></text:span><text:span text:style-name="_5f_OOoComputerIdent"><text:span text:style-name="T373">display</text:span></text:span><text:span text:style-name="_5f_OOoComputerSpecial"><text:span text:style-name="T374"> </text:span></text:span><text:span text:style-name="_5f_OOoComputerIdent"><text:span text:style-name="T373">custom</text:span></text:span><text:span text:style-name="_5f_OOoComputerSpecial"><text:span text:style-name="T374"> </text:span></text:span><text:span text:style-name="_5f_OOoComputerIdent"><text:span text:style-name="T373">symbols</text:span></text:span></text:p>
      <text:p text:style-name="P128"><text:span text:style-name="_5f_OOoComputerLiteral"><text:span text:style-name="T676">"""</text:span></text:span></text:p>
      <text:p text:style-name="P128"><text:span text:style-name="_5f_OOoComputerComment"><text:span text:style-name="T676"># Set margin 1 as a symbol margin (this is the default, so you can skip this step)</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ype</text:span></text:span><text:span text:style-name="_5f_OOoComputerSpecial"><text:span text:style-name="T676">(</text:span></text:span><text:span text:style-name="_5f_OOoComputerLiteral"><text:span text:style-name="T676">1</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text:span></text:span><text:span text:style-name="_5f_OOoComputerSpecial"><text:span text:style-name="T676">.</text:span></text:span><text:span text:style-name="_5f_OOoComputerIdent"><text:span text:style-name="T676">SymbolMargin</text:span></text:span><text:span text:style-name="_5f_OOoComputerSpecial"><text:span text:style-name="T676">)</text:span></text:span></text:p>
      <text:p text:style-name="P128"><text:span text:style-name="_5f_OOoComputerComment"><text:span text:style-name="T676"># Set the margin's width</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Width</text:span></text:span><text:span text:style-name="_5f_OOoComputerSpecial"><text:span text:style-name="T676">(</text:span></text:span><text:span text:style-name="_5f_OOoComputerLiteral"><text:span text:style-name="T676">1</text:span></text:span><text:span text:style-name="_5f_OOoComputerSpecial"><text:span text:style-name="T676">,</text:span></text:span><text:span text:style-name="_5f_OOoComputerSpecial"><text:span text:style-name="T588"> </text:span></text:span><text:span text:style-name="_5f_OOoComputerLiteral"><text:span text:style-name="T676">20</text:span></text:span><text:span text:style-name="_5f_OOoComputerSpecial"><text:span text:style-name="T676">)</text:span></text:span></text:p>
      <text:p text:style-name="P128"><text:span text:style-name="_5f_OOoComputerComment"><text:span text:style-name="T676"># Prepare an image for the marker</text:span></text:span></text:p>
      <text:p text:style-name="P128"><text:soft-page-break/><text:span text:style-name="_5f_OOoComputerIdent"><text:span text:style-name="T676">image_scale_size</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tCore</text:span></text:span><text:span text:style-name="_5f_OOoComputerSpecial"><text:span text:style-name="T676">.</text:span></text:span><text:span text:style-name="_5f_OOoComputerIdent"><text:span text:style-name="T676">QSize</text:span></text:span><text:span text:style-name="_5f_OOoComputerSpecial"><text:span text:style-name="T676">(</text:span></text:span><text:span text:style-name="_5f_OOoComputerLiteral"><text:span text:style-name="T676">16</text:span></text:span><text:span text:style-name="_5f_OOoComputerSpecial"><text:span text:style-name="T676">,</text:span></text:span><text:span text:style-name="_5f_OOoComputerSpecial"><text:span text:style-name="T588"> </text:span></text:span><text:span text:style-name="_5f_OOoComputerLiteral"><text:span text:style-name="T676">16</text:span></text:span><text:span text:style-name="_5f_OOoComputerSpecial"><text:span text:style-name="T676">)</text:span></text:span></text:p>
      <text:p text:style-name="P128"><text:span text:style-name="_5f_OOoComputerIdent"><text:span text:style-name="T676">marker_image</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tGui</text:span></text:span><text:span text:style-name="_5f_OOoComputerSpecial"><text:span text:style-name="T676">.</text:span></text:span><text:span text:style-name="_5f_OOoComputerIdent"><text:span text:style-name="T676">QPixmap</text:span></text:span><text:span text:style-name="_5f_OOoComputerSpecial"><text:span text:style-name="T676">(</text:span></text:span><text:span text:style-name="_5f_OOoComputerLiteral"><text:span text:style-name="T676">"marker_image.png"</text:span></text:span><text:span text:style-name="_5f_OOoComputerSpecial"><text:span text:style-name="T676">)</text:span></text:span></text:p>
      <text:p text:style-name="P128"><text:span text:style-name="_5f_OOoComputerIdent"><text:span text:style-name="T676">scaled_image</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marker_image</text:span></text:span><text:span text:style-name="_5f_OOoComputerSpecial"><text:span text:style-name="T676">.</text:span></text:span><text:span text:style-name="_5f_OOoComputerIdent"><text:span text:style-name="T676">scaled</text:span></text:span><text:span text:style-name="_5f_OOoComputerSpecial"><text:span text:style-name="T676">(</text:span></text:span><text:span text:style-name="_5f_OOoComputerIdent"><text:span text:style-name="T676">image_scale_size</text:span></text:span><text:span text:style-name="_5f_OOoComputerSpecial"><text:span text:style-name="T676">)</text:span></text:span></text:p>
      <text:p text:style-name="P128"><text:span text:style-name="_5f_OOoComputerComment"><text:span text:style-name="T676"># Set the margin mask (mask constant ~SC_MASK_FOLDERS enables all markers!)</text:span></text:span></text:p>
      <text:p text:style-name="P128"><text:span text:style-name="_5f_OOoComputerComment"><text:span text:style-name="T676"># This sets which of the 32 markers will be visible on margin 1</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MarkerMask</text:span></text:span><text:span text:style-name="_5f_OOoComputerSpecial"><text:span text:style-name="T676">(</text:span></text:span></text:p>
      <text:p text:style-name="P128"><text:span text:style-name="_5f_OOoComputerSpecial"><text:span text:style-name="T588"><text:s text:c="4"/></text:span></text:span><text:span text:style-name="_5f_OOoComputerLiteral"><text:span text:style-name="T676">1</text:span></text:span><text:span text:style-name="_5f_OOoComputerSpecial"><text:span text:style-name="T676">,</text:span></text:span><text:span text:style-name="_5f_OOoComputerSpecial"><text:span text:style-name="T588"> </text:span></text:span><text:span text:style-name="_5f_OOoComputerSpecial"><text:span text:style-name="T676">~</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Base</text:span></text:span><text:span text:style-name="_5f_OOoComputerSpecial"><text:span text:style-name="T676">.</text:span></text:span><text:span text:style-name="_5f_OOoComputerIdent"><text:span text:style-name="T676">SC_MASK_FOLDERS</text:span></text:span><text:span text:style-name="_5f_OOoComputerSpecial"><text:span text:style-name="T588"> </text:span></text:span></text:p>
      <text:p text:style-name="P128"><text:span text:style-name="_5f_OOoComputerSpecial"><text:span text:style-name="T676">)</text:span></text:span></text:p>
      <text:p text:style-name="P128"><text:span text:style-name="_5f_OOoComputerComment"><text:span text:style-name="T676"># Just for info we display the margin mask, which should be: 0b1111111111111111111111111</text:span></text:span></text:p>
      <text:p text:style-name="P128"><text:span text:style-name="_5f_OOoComputerComment"><text:span text:style-name="T676"># which means all 32 markers are enabled.</text:span></text:span></text:p>
      <text:p text:style-name="P128"><text:span text:style-name="_5f_OOoComputerKeyWord"><text:span text:style-name="T676">print</text:span></text:span><text:span text:style-name="_5f_OOoComputerSpecial"><text:span text:style-name="T676">(</text:span></text:span><text:span text:style-name="_5f_OOoComputerIdent"><text:span text:style-name="T676">bin</text:span></text:span><text:span text:style-name="_5f_OOoComputerSpecial"><text:span text:style-name="T676">(</text:span></text:span><text:span text:style-name="_5f_OOoComputerIdent"><text:span text:style-name="T676">editor</text:span></text:span><text:span text:style-name="_5f_OOoComputerSpecial"><text:span text:style-name="T676">.</text:span></text:span><text:span text:style-name="_5f_OOoComputerIdent"><text:span text:style-name="T676">marginMarkerMask</text:span></text:span><text:span text:style-name="_5f_OOoComputerSpecial"><text:span text:style-name="T676">(</text:span></text:span><text:span text:style-name="_5f_OOoComputerLiteral"><text:span text:style-name="T676">1</text:span></text:span><text:span text:style-name="_5f_OOoComputerSpecial"><text:span text:style-name="T676">)))</text:span></text:span></text:p>
      <text:p text:style-name="P128"><text:span text:style-name="_5f_OOoComputerComment"><text:span text:style-name="T676"># Create and add marker on margin 1</text:span></text:span></text:p>
      <text:p text:style-name="P128"><text:span text:style-name="_5f_OOoComputerIdent"><text:span text:style-name="T676">marker</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editor</text:span></text:span><text:span text:style-name="_5f_OOoComputerSpecial"><text:span text:style-name="T676">.</text:span></text:span><text:span text:style-name="_5f_OOoComputerIdent"><text:span text:style-name="T676">markerDefine</text:span></text:span><text:span text:style-name="_5f_OOoComputerSpecial"><text:span text:style-name="T676">(</text:span></text:span><text:span text:style-name="_5f_OOoComputerIdent"><text:span text:style-name="T676">scaled_image</text:span></text:span><text:span text:style-name="_5f_OOoComputerSpecial"><text:span text:style-name="T676">,</text:span></text:span><text:span text:style-name="_5f_OOoComputerSpecial"><text:span text:style-name="T588"> </text:span></text:span><text:span text:style-name="_5f_OOoComputerLiteral"><text:span text:style-name="T676">1</text:span></text:span><text:span text:style-name="_5f_OOoComputerSpecial"><text:span text:style-name="T676">)</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markerAdd</text:span></text:span><text:span text:style-name="_5f_OOoComputerSpecial"><text:span text:style-name="T676">(</text:span></text:span><text:span text:style-name="_5f_OOoComputerLiteral"><text:span text:style-name="T676">1</text:span></text:span><text:span text:style-name="_5f_OOoComputerSpecial"><text:span text:style-name="T676">,</text:span></text:span><text:span text:style-name="_5f_OOoComputerSpecial"><text:span text:style-name="T588"> </text:span></text:span><text:span text:style-name="_5f_OOoComputerLiteral"><text:span text:style-name="T676">1</text:span></text:span><text:span text:style-name="_5f_OOoComputerSpecial"><text:span text:style-name="T676">)</text:span></text:span></text:p>
      <text:p text:style-name="P128"><text:span text:style-name="_5f_OOoComputerSpecial"><text:span text:style-name="T588"/></text:span></text:p>
      <text:p text:style-name="P128"><text:span text:style-name="_5f_OOoComputerLiteral"><text:span text:style-name="T676">"""</text:span></text:span></text:p>
      <text:p text:style-name="P128"><text:span text:style-name="_5f_OOoComputerIdent"><text:span text:style-name="T373">Symbol</text:span></text:span><text:span text:style-name="_5f_OOoComputerSpecial"><text:span text:style-name="T374"> </text:span></text:span><text:span text:style-name="_5f_OOoComputerIdent"><text:span text:style-name="T373">margin</text:span></text:span><text:span text:style-name="_5f_OOoComputerSpecial"><text:span text:style-name="T374"> </text:span></text:span><text:span text:style-name="_5f_OOoComputerKeyWord"><text:span text:style-name="T373">with</text:span></text:span><text:span text:style-name="_5f_OOoComputerSpecial"><text:span text:style-name="T374"> </text:span></text:span><text:span text:style-name="_5f_OOoComputerIdent"><text:span text:style-name="T373">the</text:span></text:span><text:span text:style-name="_5f_OOoComputerSpecial"><text:span text:style-name="T374"> </text:span></text:span><text:span text:style-name="_5f_OOoComputerIdent"><text:span text:style-name="T373">background</text:span></text:span><text:span text:style-name="_5f_OOoComputerSpecial"><text:span text:style-name="T374"> </text:span></text:span><text:span text:style-name="_5f_OOoComputerIdent"><text:span text:style-name="T373">color</text:span></text:span><text:span text:style-name="_5f_OOoComputerSpecial"><text:span text:style-name="T374"> </text:span></text:span><text:span text:style-name="_5f_OOoComputerIdent"><text:span text:style-name="T373">set</text:span></text:span><text:span text:style-name="_5f_OOoComputerSpecial"><text:span text:style-name="T374"> </text:span></text:span><text:span text:style-name="_5f_OOoComputerIdent"><text:span text:style-name="T373">to</text:span></text:span><text:span text:style-name="_5f_OOoComputerSpecial"><text:span text:style-name="T374"> </text:span></text:span><text:span text:style-name="_5f_OOoComputerIdent"><text:span text:style-name="T373">the</text:span></text:span><text:span text:style-name="_5f_OOoComputerSpecial"><text:span text:style-name="T374"> </text:span></text:span><text:span text:style-name="_5f_OOoComputerIdent"><text:span text:style-name="T373">editor</text:span></text:span><text:span text:style-name="_5f_OOoComputerLiteral"><text:span text:style-name="T373">'s default paper (background) color</text:span></text:span></text:p>
      <text:p text:style-name="P128"><text:span text:style-name="_5f_OOoComputerLiteral"><text:span text:style-name="T676">"""</text:span></text:span></text:p>
      <text:p text:style-name="P128"><text:span text:style-name="_5f_OOoComputerComment"><text:span text:style-name="T676"># Set margin 2 as a symbol margin with customizable background color</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ype</text:span></text:span><text:span text:style-name="_5f_OOoComputerSpecial"><text:span text:style-name="T676">(</text:span></text:span><text:span text:style-name="_5f_OOoComputerLiteral"><text:span text:style-name="T676">2</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text:span></text:span><text:span text:style-name="_5f_OOoComputerSpecial"><text:span text:style-name="T676">.</text:span></text:span><text:span text:style-name="_5f_OOoComputerIdent"><text:span text:style-name="T676">SymbolMarginDefaultBackgroundColor</text:span></text:span><text:span text:style-name="_5f_OOoComputerSpecial"><text:span text:style-name="T676">)</text:span></text:span></text:p>
      <text:p text:style-name="P128"><text:span text:style-name="_5f_OOoComputerComment"><text:span text:style-name="T676"># Set the margin's width</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Width</text:span></text:span><text:span text:style-name="_5f_OOoComputerSpecial"><text:span text:style-name="T676">(</text:span></text:span><text:span text:style-name="_5f_OOoComputerLiteral"><text:span text:style-name="T676">2</text:span></text:span><text:span text:style-name="_5f_OOoComputerSpecial"><text:span text:style-name="T676">,</text:span></text:span><text:span text:style-name="_5f_OOoComputerSpecial"><text:span text:style-name="T588"> </text:span></text:span><text:span text:style-name="_5f_OOoComputerLiteral"><text:span text:style-name="T676">"000000"</text:span></text:span><text:span text:style-name="_5f_OOoComputerSpecial"><text:span text:style-name="T676">)</text:span></text:span></text:p>
      <text:p text:style-name="P128"><text:span text:style-name="_5f_OOoComputerSpecial"><text:span text:style-name="T588"/></text:span></text:p>
      <text:p text:style-name="P128"><text:span text:style-name="_5f_OOoComputerLiteral"><text:span text:style-name="T676">"""</text:span></text:span></text:p>
      <text:p text:style-name="P128"><text:span text:style-name="_5f_OOoComputerIdent"><text:span text:style-name="T373">Symbol</text:span></text:span><text:span text:style-name="_5f_OOoComputerSpecial"><text:span text:style-name="T374"> </text:span></text:span><text:span text:style-name="_5f_OOoComputerIdent"><text:span text:style-name="T373">margin</text:span></text:span><text:span text:style-name="_5f_OOoComputerSpecial"><text:span text:style-name="T374"> </text:span></text:span><text:span text:style-name="_5f_OOoComputerKeyWord"><text:span text:style-name="T373">with</text:span></text:span><text:span text:style-name="_5f_OOoComputerSpecial"><text:span text:style-name="T374"> </text:span></text:span><text:span text:style-name="_5f_OOoComputerIdent"><text:span text:style-name="T373">the</text:span></text:span><text:span text:style-name="_5f_OOoComputerSpecial"><text:span text:style-name="T374"> </text:span></text:span><text:span text:style-name="_5f_OOoComputerIdent"><text:span text:style-name="T373">background</text:span></text:span><text:span text:style-name="_5f_OOoComputerSpecial"><text:span text:style-name="T374"> </text:span></text:span><text:span text:style-name="_5f_OOoComputerIdent"><text:span text:style-name="T373">color</text:span></text:span><text:span text:style-name="_5f_OOoComputerSpecial"><text:span text:style-name="T374"> </text:span></text:span><text:span text:style-name="_5f_OOoComputerIdent"><text:span text:style-name="T373">set</text:span></text:span><text:span text:style-name="_5f_OOoComputerSpecial"><text:span text:style-name="T374"> </text:span></text:span><text:span text:style-name="_5f_OOoComputerIdent"><text:span text:style-name="T373">to</text:span></text:span><text:span text:style-name="_5f_OOoComputerSpecial"><text:span text:style-name="T374"> </text:span></text:span><text:span text:style-name="_5f_OOoComputerIdent"><text:span text:style-name="T373">the</text:span></text:span><text:span text:style-name="_5f_OOoComputerSpecial"><text:span text:style-name="T374"> </text:span></text:span><text:span text:style-name="_5f_OOoComputerIdent"><text:span text:style-name="T373">editor</text:span></text:span><text:span text:style-name="_5f_OOoComputerLiteral"><text:span text:style-name="T373">'s default font color</text:span></text:span></text:p>
      <text:p text:style-name="P128"><text:span text:style-name="_5f_OOoComputerLiteral"><text:span text:style-name="T676">"""</text:span></text:span></text:p>
      <text:p text:style-name="P128"><text:span text:style-name="_5f_OOoComputerComment"><text:span text:style-name="T676"># Set margin 4 as a symbol margin with customizable background color</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ype</text:span></text:span><text:span text:style-name="_5f_OOoComputerSpecial"><text:span text:style-name="T676">(</text:span></text:span><text:span text:style-name="_5f_OOoComputerLiteral"><text:span text:style-name="T676">3</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text:span></text:span><text:span text:style-name="_5f_OOoComputerSpecial"><text:span text:style-name="T676">.</text:span></text:span><text:span text:style-name="_5f_OOoComputerIdent"><text:span text:style-name="T676">SymbolMarginDefaultForegroundColor</text:span></text:span><text:span text:style-name="_5f_OOoComputerSpecial"><text:span text:style-name="T676">)</text:span></text:span></text:p>
      <text:p text:style-name="P128"><text:span text:style-name="_5f_OOoComputerComment"><text:span text:style-name="T676"># Set the margin's width</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Width</text:span></text:span><text:span text:style-name="_5f_OOoComputerSpecial"><text:span text:style-name="T676">(</text:span></text:span><text:span text:style-name="_5f_OOoComputerLiteral"><text:span text:style-name="T676">3</text:span></text:span><text:span text:style-name="_5f_OOoComputerSpecial"><text:span text:style-name="T676">,</text:span></text:span><text:span text:style-name="_5f_OOoComputerSpecial"><text:span text:style-name="T588"> </text:span></text:span><text:span text:style-name="_5f_OOoComputerLiteral"><text:span text:style-name="T676">"0000"</text:span></text:span><text:span text:style-name="_5f_OOoComputerSpecial"><text:span text:style-name="T676">)</text:span></text:span></text:p>
      <text:p text:style-name="P129"><text:span text:style-name="_5f_OOoComputerComment"><text:span text:style-name="T691"># Set the margin mask to display all markers</text:span></text:span></text:p>
      <text:p text:style-name="P129"><text:span text:style-name="_5f_OOoComputerIdent"><text:span text:style-name="T691">editor</text:span></text:span><text:span text:style-name="_5f_OOoComputerSpecial"><text:span text:style-name="T691">.</text:span></text:span><text:span text:style-name="_5f_OOoComputerIdent"><text:span text:style-name="T691">setMarginMarkerMask</text:span></text:span><text:span text:style-name="_5f_OOoComputerSpecial"><text:span text:style-name="T691">(</text:span></text:span></text:p>
      <text:p text:style-name="P129"><text:span text:style-name="_5f_OOoComputerSpecial"><text:span text:style-name="T691"><text:s text:c="4"/></text:span></text:span><text:span text:style-name="_5f_OOoComputerLiteral"><text:span text:style-name="T691">3</text:span></text:span><text:span text:style-name="_5f_OOoComputerSpecial"><text:span text:style-name="T691">, </text:span></text:span><text:span text:style-name="_5f_OOoComputerLiteral"><text:span text:style-name="T691">0</text:span></text:span><text:span text:style-name="_5f_OOoComputerIdent"><text:span text:style-name="T691">b1111111111111111111111111</text:span></text:span></text:p>
      <text:p text:style-name="P129"><text:span text:style-name="_5f_OOoComputerSpecial"><text:span text:style-name="T691">)</text:span></text:span></text:p>
      <text:p text:style-name="P129"><text:soft-page-break/><text:span text:style-name="_5f_OOoComputerComment"><text:span text:style-name="T691"># Add a marker that is built into QScintilla.</text:span></text:span></text:p>
      <text:p text:style-name="P129"><text:span text:style-name="_5f_OOoComputerComment"><text:span text:style-name="T691"># Note that the marker will be displayed on all symbol margins with the </text:span></text:span></text:p>
      <text:p text:style-name="P129"><text:span text:style-name="_5f_OOoComputerComment"><text:span text:style-name="T691"># third marker bit set to '1'!</text:span></text:span></text:p>
      <text:p text:style-name="P129"><text:span text:style-name="_5f_OOoComputerIdent"><text:span text:style-name="T691">marker</text:span></text:span><text:span text:style-name="_5f_OOoComputerSpecial"><text:span text:style-name="T691"> = </text:span></text:span><text:span text:style-name="_5f_OOoComputerIdent"><text:span text:style-name="T691">editor</text:span></text:span><text:span text:style-name="_5f_OOoComputerSpecial"><text:span text:style-name="T691">.</text:span></text:span><text:span text:style-name="_5f_OOoComputerIdent"><text:span text:style-name="T691">markerDefine</text:span></text:span><text:span text:style-name="_5f_OOoComputerSpecial"><text:span text:style-name="T691">(</text:span></text:span><text:span text:style-name="_5f_OOoComputerIdent"><text:span text:style-name="T691">PyQt5</text:span></text:span><text:span text:style-name="_5f_OOoComputerSpecial"><text:span text:style-name="T691">.</text:span></text:span><text:span text:style-name="_5f_OOoComputerIdent"><text:span text:style-name="T691">Qsci</text:span></text:span><text:span text:style-name="_5f_OOoComputerSpecial"><text:span text:style-name="T691">.</text:span></text:span><text:span text:style-name="_5f_OOoComputerIdent"><text:span text:style-name="T691">QsciScintilla</text:span></text:span><text:span text:style-name="_5f_OOoComputerSpecial"><text:span text:style-name="T691">.</text:span></text:span><text:span text:style-name="_5f_OOoComputerIdent"><text:span text:style-name="T691">Rectangle</text:span></text:span><text:span text:style-name="_5f_OOoComputerSpecial"><text:span text:style-name="T691">, </text:span></text:span><text:span text:style-name="_5f_OOoComputerLiteral"><text:span text:style-name="T691">2</text:span></text:span><text:span text:style-name="_5f_OOoComputerSpecial"><text:span text:style-name="T691">)</text:span></text:span></text:p>
      <text:p text:style-name="P129"><text:span text:style-name="_5f_OOoComputerIdent"><text:span text:style-name="T691">editor</text:span></text:span><text:span text:style-name="_5f_OOoComputerSpecial"><text:span text:style-name="T691">.</text:span></text:span><text:span text:style-name="_5f_OOoComputerIdent"><text:span text:style-name="T691">markerAdd</text:span></text:span><text:span text:style-name="_5f_OOoComputerSpecial"><text:span text:style-name="T691">(</text:span></text:span><text:span text:style-name="_5f_OOoComputerLiteral"><text:span text:style-name="T691">0</text:span></text:span><text:span text:style-name="_5f_OOoComputerSpecial"><text:span text:style-name="T691">, </text:span></text:span><text:span text:style-name="_5f_OOoComputerLiteral"><text:span text:style-name="T691">2</text:span></text:span><text:span text:style-name="_5f_OOoComputerSpecial"><text:span text:style-name="T691">)</text:span></text:span></text:p>
      <text:p text:style-name="P128"><text:span text:style-name="_5f_OOoComputerSpecial"><text:span text:style-name="T588"/></text:span></text:p>
      <text:p text:style-name="P128"><text:span text:style-name="_5f_OOoComputerLiteral"><text:span text:style-name="T676">"""</text:span></text:span></text:p>
      <text:p text:style-name="P128"><text:span text:style-name="_5f_OOoComputerIdent"><text:span text:style-name="T373">Text</text:span></text:span><text:span text:style-name="_5f_OOoComputerSpecial"><text:span text:style-name="T374"> </text:span></text:span><text:span text:style-name="_5f_OOoComputerIdent"><text:span text:style-name="T373">margin</text:span></text:span></text:p>
      <text:p text:style-name="P128"><text:span text:style-name="_5f_OOoComputerLiteral"><text:span text:style-name="T676">"""</text:span></text:span></text:p>
      <text:p text:style-name="P128"><text:span text:style-name="_5f_OOoComputerComment"><text:span text:style-name="T676"># Set margin 5 as a symbol margin with customizable background color</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ype</text:span></text:span><text:span text:style-name="_5f_OOoComputerSpecial"><text:span text:style-name="T676">(</text:span></text:span><text:span text:style-name="_5f_OOoComputerLiteral"><text:span text:style-name="T676">4</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cintilla</text:span></text:span><text:span text:style-name="_5f_OOoComputerSpecial"><text:span text:style-name="T676">.</text:span></text:span><text:span text:style-name="_5f_OOoComputerIdent"><text:span text:style-name="T676">TextMargin</text:span></text:span><text:span text:style-name="_5f_OOoComputerSpecial"><text:span text:style-name="T676">)</text:span></text:span></text:p>
      <text:p text:style-name="P128"><text:span text:style-name="_5f_OOoComputerComment"><text:span text:style-name="T676"># Set the margin's width</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Width</text:span></text:span><text:span text:style-name="_5f_OOoComputerSpecial"><text:span text:style-name="T676">(</text:span></text:span><text:span text:style-name="_5f_OOoComputerLiteral"><text:span text:style-name="T676">4</text:span></text:span><text:span text:style-name="_5f_OOoComputerSpecial"><text:span text:style-name="T676">,</text:span></text:span><text:span text:style-name="_5f_OOoComputerSpecial"><text:span text:style-name="T588"> </text:span></text:span><text:span text:style-name="_5f_OOoComputerLiteral"><text:span text:style-name="T676">"00000"</text:span></text:span><text:span text:style-name="_5f_OOoComputerSpecial"><text:span text:style-name="T676">)</text:span></text:span></text:p>
      <text:p text:style-name="P128"><text:span text:style-name="_5f_OOoComputerComment"><text:span text:style-name="T676"># Set the margin's text on line 1 font style 0 </text:span></text:span></text:p>
      <text:p text:style-name="P128"><text:span text:style-name="_5f_OOoComputerComment"><text:span text:style-name="T676"># Style 0 is taken from the current lexer, I think!</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ext</text:span></text:span><text:span text:style-name="_5f_OOoComputerSpecial"><text:span text:style-name="T676">(</text:span></text:span><text:span text:style-name="_5f_OOoComputerLiteral"><text:span text:style-name="T676">0</text:span></text:span><text:span text:style-name="_5f_OOoComputerSpecial"><text:span text:style-name="T676">,</text:span></text:span><text:span text:style-name="_5f_OOoComputerSpecial"><text:span text:style-name="T588"> </text:span></text:span><text:span text:style-name="_5f_OOoComputerLiteral"><text:span text:style-name="T676">"line1"</text:span></text:span><text:span text:style-name="_5f_OOoComputerSpecial"><text:span text:style-name="T676">,</text:span></text:span><text:span text:style-name="_5f_OOoComputerSpecial"><text:span text:style-name="T588"> </text:span></text:span><text:span text:style-name="_5f_OOoComputerLiteral"><text:span text:style-name="T676">0</text:span></text:span><text:span text:style-name="_5f_OOoComputerSpecial"><text:span text:style-name="T676">)</text:span></text:span></text:p>
      <text:p text:style-name="P128"><text:span text:style-name="_5f_OOoComputerComment"><text:span text:style-name="T676"># Create a new style and set it on line 2 with some text</text:span></text:span></text:p>
      <text:p text:style-name="P128"><text:span text:style-name="_5f_OOoComputerIdent"><text:span text:style-name="T676">style</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sci</text:span></text:span><text:span text:style-name="_5f_OOoComputerSpecial"><text:span text:style-name="T676">.</text:span></text:span><text:span text:style-name="_5f_OOoComputerIdent"><text:span text:style-name="T676">QsciStyle</text:span></text:span><text:span text:style-name="_5f_OOoComputerSpecial"><text:span text:style-name="T676">(</text:span></text:span></text:p>
      <text:p text:style-name="P128"><text:span text:style-name="_5f_OOoComputerSpecial"><text:span text:style-name="T588"><text:s text:c="4"/></text:span></text:span><text:span text:style-name="_5f_OOoComputerLiteral"><text:span text:style-name="T676">2</text:span></text:span><text:span text:style-name="_5f_OOoComputerSpecial"><text:span text:style-name="T676">,</text:span></text:span><text:span text:style-name="_5f_OOoComputerSpecial"><text:span text:style-name="T588"> </text:span></text:span><text:span text:style-name="_5f_OOoComputerComment"><text:span text:style-name="T676"># style (This has to be set to something other than 0, as that is the default)</text:span></text:span></text:p>
      <text:p text:style-name="P128"><text:span text:style-name="_5f_OOoComputerSpecial"><text:span text:style-name="T588"><text:s text:c="4"/></text:span></text:span><text:span text:style-name="_5f_OOoComputerLiteral"><text:span text:style-name="T676">"new style"</text:span></text:span><text:span text:style-name="_5f_OOoComputerSpecial"><text:span text:style-name="T676">,</text:span></text:span><text:span text:style-name="_5f_OOoComputerSpecial"><text:span text:style-name="T588"> </text:span></text:span><text:span text:style-name="_5f_OOoComputerComment"><text:span text:style-name="T676"># description</text:span></text:span></text:p>
      <text:p text:style-name="P128"><text:span text:style-name="_5f_OOoComputerSpecial"><text:span text:style-name="T588"><text:s text:c="4"/></text:span></text:span><text:span text:style-name="_5f_OOoComputerIdent"><text:span text:style-name="T676">PyQt5</text:span></text:span><text:span text:style-name="_5f_OOoComputerSpecial"><text:span text:style-name="T676">.</text:span></text:span><text:span text:style-name="_5f_OOoComputerIdent"><text:span text:style-name="T676">QtGui</text:span></text:span><text:span text:style-name="_5f_OOoComputerSpecial"><text:span text:style-name="T676">.</text:span></text:span><text:span text:style-name="_5f_OOoComputerIdent"><text:span text:style-name="T676">QColor</text:span></text:span><text:span text:style-name="_5f_OOoComputerSpecial"><text:span text:style-name="T676">(</text:span></text:span><text:span text:style-name="_5f_OOoComputerLiteral"><text:span text:style-name="T676">0x8a</text:span></text:span><text:span text:style-name="_5f_OOoComputerSpecial"><text:span text:style-name="T676">,</text:span></text:span><text:span text:style-name="_5f_OOoComputerSpecial"><text:span text:style-name="T588"> </text:span></text:span><text:span text:style-name="_5f_OOoComputerLiteral"><text:span text:style-name="T676">0xe2</text:span></text:span><text:span text:style-name="_5f_OOoComputerSpecial"><text:span text:style-name="T676">,</text:span></text:span><text:span text:style-name="_5f_OOoComputerSpecial"><text:span text:style-name="T588"> </text:span></text:span><text:span text:style-name="_5f_OOoComputerLiteral"><text:span text:style-name="T676">0x34</text:span></text:span><text:span text:style-name="_5f_OOoComputerSpecial"><text:span text:style-name="T676">,</text:span></text:span><text:span text:style-name="_5f_OOoComputerSpecial"><text:span text:style-name="T588"> </text:span></text:span><text:span text:style-name="_5f_OOoComputerLiteral"><text:span text:style-name="T676">80</text:span></text:span><text:span text:style-name="_5f_OOoComputerSpecial"><text:span text:style-name="T676">),</text:span></text:span><text:span text:style-name="_5f_OOoComputerSpecial"><text:span text:style-name="T588"> </text:span></text:span><text:span text:style-name="_5f_OOoComputerComment"><text:span text:style-name="T676"># color (font)</text:span></text:span></text:p>
      <text:p text:style-name="P128"><text:span text:style-name="_5f_OOoComputerSpecial"><text:span text:style-name="T588"><text:s text:c="4"/></text:span></text:span><text:span text:style-name="_5f_OOoComputerIdent"><text:span text:style-name="T676">PyQt5</text:span></text:span><text:span text:style-name="_5f_OOoComputerSpecial"><text:span text:style-name="T676">.</text:span></text:span><text:span text:style-name="_5f_OOoComputerIdent"><text:span text:style-name="T676">QtGui</text:span></text:span><text:span text:style-name="_5f_OOoComputerSpecial"><text:span text:style-name="T676">.</text:span></text:span><text:span text:style-name="_5f_OOoComputerIdent"><text:span text:style-name="T676">QColor</text:span></text:span><text:span text:style-name="_5f_OOoComputerSpecial"><text:span text:style-name="T676">(</text:span></text:span><text:span text:style-name="_5f_OOoComputerLiteral"><text:span text:style-name="T676">0xff</text:span></text:span><text:span text:style-name="_5f_OOoComputerSpecial"><text:span text:style-name="T676">,</text:span></text:span><text:span text:style-name="_5f_OOoComputerSpecial"><text:span text:style-name="T588"> </text:span></text:span><text:span text:style-name="_5f_OOoComputerLiteral"><text:span text:style-name="T676">0xff</text:span></text:span><text:span text:style-name="_5f_OOoComputerSpecial"><text:span text:style-name="T676">,</text:span></text:span><text:span text:style-name="_5f_OOoComputerSpecial"><text:span text:style-name="T588"> </text:span></text:span><text:span text:style-name="_5f_OOoComputerLiteral"><text:span text:style-name="T676">0xff</text:span></text:span><text:span text:style-name="_5f_OOoComputerSpecial"><text:span text:style-name="T676">,</text:span></text:span><text:span text:style-name="_5f_OOoComputerSpecial"><text:span text:style-name="T588"> </text:span></text:span><text:span text:style-name="_5f_OOoComputerLiteral"><text:span text:style-name="T676">0xff</text:span></text:span><text:span text:style-name="_5f_OOoComputerSpecial"><text:span text:style-name="T676">),</text:span></text:span><text:span text:style-name="_5f_OOoComputerSpecial"><text:span text:style-name="T588"> </text:span></text:span><text:span text:style-name="_5f_OOoComputerComment"><text:span text:style-name="T676"># paper (background)</text:span></text:span></text:p>
      <text:p text:style-name="P128"><text:span text:style-name="_5f_OOoComputerSpecial"><text:span text:style-name="T588"><text:s text:c="4"/></text:span></text:span><text:span text:style-name="_5f_OOoComputerIdent"><text:span text:style-name="T676">PyQt5</text:span></text:span><text:span text:style-name="_5f_OOoComputerSpecial"><text:span text:style-name="T676">.</text:span></text:span><text:span text:style-name="_5f_OOoComputerIdent"><text:span text:style-name="T676">QtGui</text:span></text:span><text:span text:style-name="_5f_OOoComputerSpecial"><text:span text:style-name="T676">.</text:span></text:span><text:span text:style-name="_5f_OOoComputerIdent"><text:span text:style-name="T676">QFont</text:span></text:span><text:span text:style-name="_5f_OOoComputerSpecial"><text:span text:style-name="T676">(</text:span></text:span><text:span text:style-name="_5f_OOoComputerLiteral"><text:span text:style-name="T676">'Helvetica'</text:span></text:span><text:span text:style-name="_5f_OOoComputerSpecial"><text:span text:style-name="T676">,</text:span></text:span><text:span text:style-name="_5f_OOoComputerSpecial"><text:span text:style-name="T588"> </text:span></text:span><text:span text:style-name="_5f_OOoComputerLiteral"><text:span text:style-name="T676">10</text:span></text:span><text:span text:style-name="_5f_OOoComputerSpecial"><text:span text:style-name="T676">),</text:span></text:span><text:span text:style-name="_5f_OOoComputerSpecial"><text:span text:style-name="T588"> </text:span></text:span><text:span text:style-name="_5f_OOoComputerComment"><text:span text:style-name="T676"># font</text:span></text:span></text:p>
      <text:p text:style-name="P128"><text:span text:style-name="_5f_OOoComputerSpecial"><text:span text:style-name="T588"><text:s text:c="4"/></text:span></text:span><text:span text:style-name="_5f_OOoComputerIdent"><text:span text:style-name="T676">eolFill</text:span></text:span><text:span text:style-name="_5f_OOoComputerSpecial"><text:span text:style-name="T676">=</text:span></text:span><text:span text:style-name="_5f_OOoComputerIdent"><text:span text:style-name="T676">False</text:span></text:span><text:span text:style-name="_5f_OOoComputerSpecial"><text:span text:style-name="T676">,</text:span></text:span><text:span text:style-name="_5f_OOoComputerSpecial"><text:span text:style-name="T588"> </text:span></text:span><text:span text:style-name="_5f_OOoComputerComment"><text:span text:style-name="T676"># End-Of-Line Fill</text:span></text:span></text:p>
      <text:p text:style-name="P128"><text:span text:style-name="_5f_OOoComputerSpecial"><text:span text:style-name="T676">)</text:span></text:span></text:p>
      <text:p text:style-name="P128"><text:span text:style-name="_5f_OOoComputerIdent"><text:span text:style-name="T676">editor</text:span></text:span><text:span text:style-name="_5f_OOoComputerSpecial"><text:span text:style-name="T676">.</text:span></text:span><text:span text:style-name="_5f_OOoComputerIdent"><text:span text:style-name="T676">setMarginText</text:span></text:span><text:span text:style-name="_5f_OOoComputerSpecial"><text:span text:style-name="T676">(</text:span></text:span><text:span text:style-name="_5f_OOoComputerLiteral"><text:span text:style-name="T676">1</text:span></text:span><text:span text:style-name="_5f_OOoComputerSpecial"><text:span text:style-name="T676">,</text:span></text:span><text:span text:style-name="_5f_OOoComputerSpecial"><text:span text:style-name="T588"> </text:span></text:span><text:span text:style-name="_5f_OOoComputerLiteral"><text:span text:style-name="T676">"line2"</text:span></text:span><text:span text:style-name="_5f_OOoComputerSpecial"><text:span text:style-name="T676">,</text:span></text:span><text:span text:style-name="_5f_OOoComputerSpecial"><text:span text:style-name="T588"> </text:span></text:span><text:span text:style-name="_5f_OOoComputerIdent"><text:span text:style-name="T676">style</text:span></text:span><text:span text:style-name="_5f_OOoComputerSpecial"><text:span text:style-name="T676">)</text:span></text:span></text:p>
      <text:p text:style-name="P128"><text:span text:style-name="_5f_OOoComputerSpecial"><text:span text:style-name="T588"/></text:span></text:p>
      <text:p text:style-name="P128"><text:span text:style-name="_5f_OOoComputerComment"><text:span text:style-name="T676"># For the QScintilla editor to properly process events we need to add it to</text:span></text:span></text:p>
      <text:p text:style-name="P128"><text:span text:style-name="_5f_OOoComputerComment"><text:span text:style-name="T676"># a QMainWindow object.</text:span></text:span></text:p>
      <text:p text:style-name="P128"><text:span text:style-name="_5f_OOoComputerIdent"><text:span text:style-name="T676">main_window</text:span></text:span><text:span text:style-name="_5f_OOoComputerSpecial"><text:span text:style-name="T588"> </text:span></text:span><text:span text:style-name="_5f_OOoComputerSpecial"><text:span text:style-name="T676">=</text:span></text:span><text:span text:style-name="_5f_OOoComputerSpecial"><text:span text:style-name="T588"> </text:span></text:span><text:span text:style-name="_5f_OOoComputerIdent"><text:span text:style-name="T676">PyQt5</text:span></text:span><text:span text:style-name="_5f_OOoComputerSpecial"><text:span text:style-name="T676">.</text:span></text:span><text:span text:style-name="_5f_OOoComputerIdent"><text:span text:style-name="T676">QtWidgets</text:span></text:span><text:span text:style-name="_5f_OOoComputerSpecial"><text:span text:style-name="T676">.</text:span></text:span><text:span text:style-name="_5f_OOoComputerIdent"><text:span text:style-name="T676">QMainWindow</text:span></text:span><text:span text:style-name="_5f_OOoComputerSpecial"><text:span text:style-name="T676">()</text:span></text:span></text:p>
      <text:p text:style-name="P128"><text:span text:style-name="_5f_OOoComputerComment"><text:span text:style-name="T676"># Set the central widget of the main window to be the editor</text:span></text:span></text:p>
      <text:p text:style-name="P128"><text:span text:style-name="_5f_OOoComputerIdent"><text:span text:style-name="T676">main_window</text:span></text:span><text:span text:style-name="_5f_OOoComputerSpecial"><text:span text:style-name="T676">.</text:span></text:span><text:span text:style-name="_5f_OOoComputerIdent"><text:span text:style-name="T676">setCentralWidget</text:span></text:span><text:span text:style-name="_5f_OOoComputerSpecial"><text:span text:style-name="T676">(</text:span></text:span><text:span text:style-name="_5f_OOoComputerIdent"><text:span text:style-name="T676">editor</text:span></text:span><text:span text:style-name="_5f_OOoComputerSpecial"><text:span text:style-name="T676">)</text:span></text:span></text:p>
      <text:p text:style-name="P128"><text:span text:style-name="_5f_OOoComputerComment"><text:span text:style-name="T676"># Resize the main window and show it on the screen</text:span></text:span></text:p>
      <text:p text:style-name="P128"><text:span text:style-name="_5f_OOoComputerIdent"><text:span text:style-name="T676">main_window</text:span></text:span><text:span text:style-name="_5f_OOoComputerSpecial"><text:span text:style-name="T676">.</text:span></text:span><text:span text:style-name="_5f_OOoComputerIdent"><text:span text:style-name="T676">resize</text:span></text:span><text:span text:style-name="_5f_OOoComputerSpecial"><text:span text:style-name="T676">(</text:span></text:span><text:span text:style-name="_5f_OOoComputerLiteral"><text:span text:style-name="T676">800</text:span></text:span><text:span text:style-name="_5f_OOoComputerSpecial"><text:span text:style-name="T676">,</text:span></text:span><text:span text:style-name="_5f_OOoComputerSpecial"><text:span text:style-name="T588"> </text:span></text:span><text:span text:style-name="_5f_OOoComputerLiteral"><text:span text:style-name="T676">600</text:span></text:span><text:span text:style-name="_5f_OOoComputerSpecial"><text:span text:style-name="T676">)</text:span></text:span></text:p>
      <text:p text:style-name="P128"><text:span text:style-name="_5f_OOoComputerIdent"><text:span text:style-name="T676">main_window</text:span></text:span><text:span text:style-name="_5f_OOoComputerSpecial"><text:span text:style-name="T676">.</text:span></text:span><text:span text:style-name="_5f_OOoComputerIdent"><text:span text:style-name="T676">show</text:span></text:span><text:span text:style-name="_5f_OOoComputerSpecial"><text:span text:style-name="T676">()</text:span></text:span></text:p>
      <text:p text:style-name="P128"><text:span text:style-name="_5f_OOoComputerSpecial"><text:span text:style-name="T588"/></text:span></text:p>
      <text:p text:style-name="P128"><text:span text:style-name="_5f_OOoComputerComment"><text:span text:style-name="T676"># Execute the application</text:span></text:span></text:p>
      <text:p text:style-name="P128"><text:soft-page-break/><text:span text:style-name="_5f_OOoComputerIdent"><text:span text:style-name="T676">application</text:span></text:span><text:span text:style-name="_5f_OOoComputerSpecial"><text:span text:style-name="T676">.</text:span></text:span><text:span text:style-name="_5f_OOoComputerKeyWord"><text:span text:style-name="T676">exec</text:span></text:span><text:span text:style-name="_5f_OOoComputerIdent"><text:span text:style-name="T676">_</text:span></text:span><text:span text:style-name="_5f_OOoComputerSpecial"><text:span text:style-name="T67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3-06T15:00:43.913000000</dc:date>
    <dc:creator>Matic Kukovec</dc:creator>
    <meta:editing-duration>P1DT23H20M54S</meta:editing-duration>
    <meta:editing-cycles>591</meta:editing-cycles>
    <meta:generator>LibreOffice/5.2.2.2$Windows_x86 LibreOffice_project/8f96e87c890bf8fa77463cd4b640a2312823f3ad</meta:generator>
    <meta:document-statistic meta:table-count="0" meta:image-count="55" meta:object-count="0" meta:page-count="50" meta:paragraph-count="884" meta:word-count="8893" meta:character-count="59007" meta:non-whitespace-character-count="51202"/>
  </office:meta>
</office:document-meta>
</file>